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气旋摩卡孟加拉湾威力增强 恐冲击世界最大难民营</text:span>
</text:h>
      <text:p text:style-name="P4">
Publisher: 法新社</text:p>
      <text:p text:style-name="P4">
Published Time: 2023-05-12T-11:32:08+00:00</text:p>
      <text:p text:style-name="P4">
Modified Time: 2023-05-12T15:05:02+00:00</text:p>
      <text:p text:style-name="P4">
Description: （法新社缅甸实兑12日电） 热带气旋摩卡（Mocha）今天在孟加拉湾（Bay of Bengal）威力增强，预计将冲击缅甸西部及孟加拉的科克斯巴扎尔难民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5-12T-11-32-08-00-00/000000.png" xlink:type="simple" xlink:show="embed" xlink:actuate="onLoad" draw:mime-type="image/png"/>
</draw:frame>
</text:p>
      <text:p text:style-name="P4">
孟加拉科克斯巴扎尔（Cox's Bazar）难民营约住有100万人，生活在残破易损的避难所里，许多人认为这里是世界最大的难民营。</text:p>
      <text:p text:style-name="P4">
气旋摩卡即将侵袭，预计将为孟加拉湾东部带来强风和风暴潮，缅甸西部今天有数百人寻找庇护所和前往高处避难。</text:p>
      <text:p text:style-name="P4">
印度气象局（India Meteorological Departmen）估计，摩卡14日将在孟加拉及缅甸边境附近登陆，风速可达每小时175公里。</text:p>
      <text:p text:style-name="P4">
印度气象局预估，低洼沿海地区风暴潮将达2至2.5公尺之间，而在孟加拉一侧恰是科克斯巴扎尔难民营所在地，有数十万洛兴雅人（Rohingya）被收容在庞大营地里。</text:p>
      <text:p text:style-name="P4">
Source: <text:a xlink:type="simple" xlink:href="https://www.rfi.fr/cn/%E5%9B%BD%E9%99%85%E6%8A%A5%E9%81%93/20230512-%E6%B0%94%E6%97%8B%E6%91%A9%E5%8D%A1%E5%AD%9F%E5%8A%A0%E6%8B%89%E6%B9%BE%E5%A8%81%E5%8A%9B%E5%A2%9E%E5%BC%BA-%E6%81%90%E5%86%B2%E5%87%BB%E4%B8%96%E7%95%8C%E6%9C%80%E5%A4%A7%E9%9A%BE%E6%B0%91%E8%90%A5" text:style-name="Internet_20_link" text:visited-style-name="Visited_20_Internet_20_Link">
https://www.rfi.fr/cn/%E5%9B%BD%E9%99%85%E6%8A%A5%E9%81%93/20230512-%E6%B0%94%E6%97%8B%E6%91%A9%E5%8D%A1%E5%AD%9F%E5%8A%A0%E6%8B%89%E6%B9%BE%E5%A8%81%E5%8A%9B%E5%A2%9E%E5%BC%BA-%E6%81%90%E5%86%B2%E5%87%BB%E4%B8%96%E7%95%8C%E6%9C%80%E5%A4%A7%E9%9A%BE%E6%B0%91%E8%90%A5</text:a>
</text:p>
      <!--NEWS-->
      <text:h text:style-name="P10" text:outline-level="1">
<text:span text:style-name="T4">
宝莱坞电影在孟加拉上映 睽违逾半世纪解禁</text:span>
</text:h>
      <text:p text:style-name="P4">
Publisher: 法新社</text:p>
      <text:p text:style-name="P4">
Published Time: 2023-05-12T-14:02:07+00:00</text:p>
      <text:p text:style-name="P4">
Modified Time: 2023-05-12T14:35:02+00:00</text:p>
      <text:p text:style-name="P4">
Description: （法新社达卡12日电） 印度宝莱坞天王沙鲁克汗主演的电影「宝莱坞之绝地特工」今天在孟加拉上映，吸引数以千计影迷前往电影院观看，也成为超过半世纪以来第一部在孟加拉上映的宝莱坞电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5-12T-14-02-07-00-00/000000.png" xlink:type="simple" xlink:show="embed" xlink:actuate="onLoad" draw:mime-type="image/png"/>
</draw:frame>
</text:p>
      <text:p text:style-name="P4">
法新社报导，特工题材动作片「宝莱坞之绝地特工」（Pathaan）今年1月在印度上映时大卖，不仅打破当地票房纪录，也为沙鲁克汗（Shah RukhKhan）在全世界吸引一票粉丝。</text:p>
      <text:p text:style-name="P4">
然而，孟加拉自1971年脱离巴基斯坦独立以来，当局就受到本国制片商的游说，因而禁止印度电影在国内上映，尽管印度在孟加拉独立战争时的立场是支持孟国。</text:p>
      <text:p text:style-name="P4">
18岁的霍森（Sazzad Hossain）在首都达卡的电影院外受访表示，「我好兴奋，因为孟加拉终于第一次有印度片上映了」。</text:p>
      <text:p text:style-name="P4">
他还说：「我们都是沙鲁克汗的粉丝。我第一次可以透过大银幕观看他的电影。」</text:p>
      <text:p text:style-name="P4">
孟加拉本国电影因为品质低落，无法与宝莱坞声光效果俱佳的大制作相比，难以吸引影迷观看，屈指可数的知名影星也仅有年龄渐长的沙克布汗（Shakib Khan）。</text:p>
      <text:p text:style-name="P4">
部分电影院甚至必须偷偷播放违法色情片，以维持营运，但过去20年仍有超过1000家电影院关门大吉，有些改建成购物中心，有些则改为公寓。</text:p>
      <text:p text:style-name="P4">
曾是达卡最豪华的电影院「马达米塔剧院」（Modhumita Cinema Hall），门外贴着最新上映的孟加拉电影海报，但前方坐着一群海洛因成瘾者。</text:p>
      <text:p text:style-name="P4">
一名电影院员工说，「我很多年来没看过这么差的上座人数，只有几排坐满，这些本国片剧情太烂，根本没人要看」。</text:p>
      <text:p text:style-name="P4">
孟加拉当局在2015年曾试图解除印度片禁令，允许电影院放映两部热门宝莱坞电影「通缉令」（Wanted）和「三个傻瓜」（3Idiots），但遭到本国电影明星抗议后，电影院被迫停止放映。</text:p>
      <text:p text:style-name="P4">
孟加拉政府上个月终于颁布法令，允许每年引进10部印度或南亚国家的电影在国内上映。</text:p>
      <text:p text:style-name="P4">
「宝莱坞之绝地特工」在孟加拉全国41家电影院上映。片商透露，在达卡有许多场次的电影票早就售罄。</text:p>
      <text:p text:style-name="P4">
Source: <text:a xlink:type="simple" xlink:href="https://www.rfi.fr/cn/%E8%B4%A2%E7%BB%8F%E5%BF%AB%E8%AE%AF/20230512-%E5%AE%9D%E8%8E%B1%E5%9D%9E%E7%94%B5%E5%BD%B1%E5%9C%A8%E5%AD%9F%E5%8A%A0%E6%8B%89%E4%B8%8A%E6%98%A0-%E7%9D%BD%E8%BF%9D%E9%80%BE%E5%8D%8A%E4%B8%96%E7%BA%AA%E8%A7%A3%E7%A6%81" text:style-name="Internet_20_link" text:visited-style-name="Visited_20_Internet_20_Link">
https://www.rfi.fr/cn/%E8%B4%A2%E7%BB%8F%E5%BF%AB%E8%AE%AF/20230512-%E5%AE%9D%E8%8E%B1%E5%9D%9E%E7%94%B5%E5%BD%B1%E5%9C%A8%E5%AD%9F%E5%8A%A0%E6%8B%89%E4%B8%8A%E6%98%A0-%E7%9D%BD%E8%BF%9D%E9%80%BE%E5%8D%8A%E4%B8%96%E7%BA%AA%E8%A7%A3%E7%A6%81</text:a>
</text:p>
      <!--NEWS-->
      <text:h text:style-name="P10" text:outline-level="1">
<text:span text:style-name="T4">
专栏 | 财经时时听：淄博烧烤标志中国经济出现什么样的转折？</text:span>
</text:h>
      <text:p text:style-name="P4">
Author: None</text:p>
      <text:p text:style-name="P4">
Publisher: Radio Free Asia (Organization)</text:p>
      <text:p text:style-name="P4">
Published Time: 2023-05-12T-16:00:00-04:00</text:p>
      <text:p text:style-name="P4">
Modified Time: 2023-05-12T14:04:55-04:00</text:p>
      <text:p text:style-name="P4">
Description: None</text:p>
      <text:p text:style-name="P4">
Videos: []</text:p>
      <text:p text:style-name="P4">
Audios: ["<text:a xlink:type="simple" xlink:href="https://www.rfa.org/mandarin/zhuanlan/jingmaorediansaomiao/econ-051220231356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4.511507in" draw:z-index="0">
<draw:image xlink:href="../Images/rfamandarin/2023-05-12T-16-00-00-04-00/000000.png" xlink:type="simple" xlink:show="embed" xlink:actuate="onLoad" draw:mime-type="image/png"/>
</draw:frame>
 2023年5月2日举办的山东淄博烧烤节 <text:a xlink:type="simple" xlink:href="https://www.rfa.org/mandarin/zhuanlan/jingmaorediansaomiao/econ-05122023135633.html/@@images/image" text:style-name="Internet_20_link" text:visited-style-name="Visited_20_Internet_20_Link">
</text:a>
法新社图片  <text:a xlink:type="simple" xlink:href="https://www.rfa.org/mandarin/zhuanlan/jingmaorediansaomiao/econ-05122023135633.html/@@stream" text:style-name="Internet_20_link" text:visited-style-name="Visited_20_Internet_20_Link">
</text:a>
</text:p>
      <text:p text:style-name="P4">
听众朋友好，欢迎收听自由亚洲电台的财经时时听，我是饶怡明。</text:p>
      <text:p text:style-name="P4">
近日，淄博的烧烤文化在全国范围引起了极大的关注。其火热的程度非同小可，可以说是红透全网，火爆全城！各地书记、市长纷纷组团“赴淄烤察”，学习该市的经营管理。许多地方，比如深圳等地开始效仿淄博解禁地摊经济。淄博烧烤火红的背后因素有哪些？淄博市为什么能成功打造成文化旅游新热点城市？淄博烧烤成为一个趋势还是昙花一现？在多地解封地摊经济，这对拉动内需能起到多大助力？本期节目将对以上话题进行探讨。参加讨论的嘉宾是旅美经济学家秦伟平。</text:p>
      <text:p text:style-name="P4">
<text:span text:style-name="T4">
淄博烧烤一夜爆红</text:span>
</text:p>
      <text:p text:style-name="P4">
在刚过去的五一黄金周，全国景点人满为患，而最火爆的就要数山东淄博市，估计吸引了12万人前往。据称，当地政府甚至要发公开信“劝退”游客。</text:p>
      <text:p text:style-name="P4">
该城市之所以这么惹火，主要是因为淄博烧烤一夜爆红，游客蜂拥前来凑热闹。有网友发段子称，某一家烧烤店因应付不过来，老板竟然下跪求原谅。还有段子称，当地副局长充当服务员，帮忙上啤酒。这些资讯都折射出一个信号，就是淄博实在太火了。</text:p>
      <text:p text:style-name="P4">
这个现象背后成因复杂，有“抖音时代”的传播效应，也有疫情三年封锁导致的报复性消费，还有地方政府求生存求变通的展现。</text:p>
      <text:p text:style-name="P4">
那么，淄博烧烤是怎么火起来的？据了解，淄博市政府3月份在北京举行《名校人才直通车》活动，市委书记马晓磊亲赴清华、北大宣讲，邀请学生赴淄博发展。</text:p>
      <text:p text:style-name="P4">
为此，他提出免费招待两校学生在《五一》期间到访参观旅游，包吃包住。部分清华、北大学生开始搜索淄博景点，发现淄博烧烤觉得有趣，于是在抖音、小红书等平台上讨论，基于算法效应，淄博烧烤愈传愈红，一发不可收拾。</text:p>
      <text:p text:style-name="P4">
<text:span text:style-name="T4">
淄博政府表现可圈可点</text:span>
</text:p>
      <text:p text:style-name="P4">
为了让外地游客“淄博赶烤”，淄博各级领导也迎来了一场思想大解放、城市管理能力和信息化水平的大跃进。</text:p>
      <text:p text:style-name="P4">
据了解，淄博打出了一套组合拳，“统筹规划、上下联动、全城一心”，发布了致全体市民和广大游客的两封有文采、有格局的公开信。为了做好日常管理，不出纰漏，每天动员会、协调会、推进会等各种会议都开到凌晨三四点。</text:p>
      <text:p text:style-name="P4">
淄博多个烧烤档临时搭建迎游客，无牌经营，当地城管却不再打击，还在市政府号召下，跟其他公务员卷起袖子，客串服务员等工作。</text:p>
      <text:p text:style-name="P4">
为了打造淄博烧烤，该城市免费接送游客，免费提供住宿，不缺斤少两，还指定了21条“烧烤”公交专线，以及开通了一趟烧烤专列，过节期间不允许酒店涨价，严格禁止出租车宰客的现象。</text:p>
      <text:p text:style-name="P4">
淄博这场烧烤盛宴，也带来了人们对于淄博、对于山东认识的改变。</text:p>
      <text:p text:style-name="P4">
其实淄博曾经是重工业为主的城市，在相当长一段时间，淄博的传统产业比重达到70%，重化工产业又占传统产业的70%。这是一座典型的传统工业，化工、建陶、医药、纺织等传统产业曾经是该市的立市之本。</text:p>
      <text:p text:style-name="P4">
近年来，淄博抓住山东绿色低碳高质量发展先行区的历史机遇，推动老工业城市转型和新旧动能转换，老树发新枝，新材料、智能装备、新医药、电子信息等成为淄博“四强”产业，正在焕发勃勃生机。</text:p>
      <text:p text:style-name="P4">
在淄博城区走一走，看一看，就会发现，之前多年来被人们贴上的传统标签，早已经被撕掉。这座古老的城市，具备了许多网红气质，因为这次烧烤出名，尽管有偶然的成分，但也不完全令人觉得意外。</text:p>
      <text:p text:style-name="P4">
<text:span text:style-name="T4">
地摊经济成为拉动内需的动力？</text:span>
</text:p>
      <text:p text:style-name="P4">
近日有报道，深圳宣布自9月起也不再禁止路边摊，此前，北京、上海、昆明、杭州等地都已陆续宣布放宽摆摊规定。根据华夏时报报道，中国开放地摊经济的城市已达28个。</text:p>
      <text:p text:style-name="P4">
深圳特区报报道称，深圳市近日修订市容和环境卫生管理条例，允许街道办事处根据”方便群众”，“布局合理”，“监管有序”等原则，在兼顾居民日常需求和市容美观有序的情况下，划定摊商经营场所。符合规定的沿街店家还可以将商品摆在店门口外，招揽顾客。</text:p>
      <text:p text:style-name="P4">
中共中央党校教授竹立家对媒体表示，放开“路边摊”政策值得肯定，这对发展经济、满足老百姓日常生活与交流都是有好处的。“路边摊”本身与城市管理并不存在根本矛盾，只要管理得好，就可以良性发展。当然，这也更考验城市管理者的智慧和水平。</text:p>
      <text:p text:style-name="P4">
中国国务院前总理李克强在2020年6月赴山东烟台考察时，曾形容地摊经济是“人间的烟火”，“中国的生机”。但当时北京日报等官方媒体出现地摊经济不适合北京等评论。因此，现在开放地摊经济可以说是政府对底层人民生活空间的一种”让步“，类似扶贫的方式，来缓解高失业率可能造成的社会冲突和危机。</text:p>
      <text:p text:style-name="P4">
以上是本期的财经时时听，感谢您的收听。我是饶怡明。如果您对本节目有什么意见和建议，欢迎写信到 <text:a xlink:type="simple" xlink:href="mailto:fankui@rfa.org" text:style-name="Internet_20_link" text:visited-style-name="Visited_20_Internet_20_Link">
 </text:a>
.或我个人推特账号是RFA_RYM进行联系。</text:p>
      <text:p text:style-name="P4">
那么就在此祝福各位有个愉快的周末，下次节目再会！</text:p>
      <text:p text:style-name="P4">
撰稿、主持、制作：饶怡明</text:p>
      <text:p text:style-name="P4">
Source: <text:a xlink:type="simple" xlink:href="https://www.rfa.org/mandarin/zhuanlan/jingmaorediansaomiao/econ-05122023135633.html" text:style-name="Internet_20_link" text:visited-style-name="Visited_20_Internet_20_Link">
https://www.rfa.org/mandarin/zhuanlan/jingmaorediansaomiao/econ-05122023135633.html</text:a>
</text:p>
      <!--NEWS-->
      <text:h text:style-name="P10" text:outline-level="1">
<text:span text:style-name="T4">
中美關係解凍？沙利文與王毅「坦率」長談8小時</text:span>
</text:h>
      <text:p text:style-name="P4">
Author: None (Language: zh)</text:p>
      <text:p text:style-name="P4">
Publisher: None</text:p>
      <text:p text:style-name="P4">
Time: 2023-05-12T01:59:00Z</text:p>
      <text:p text:style-name="P4">
Description: 「氣球事件」之後，中美關係降至冰點；美方有意恢復外交互動，卻屢遭中方潑冷水。近日，中美高官舉行了難得的雙邊會談，兩人說了什麼？會否有助布林肯重啟訪華之旅？</text:p>
      <text:p text:style-name="P4">
Videos: []</text:p>
      <text:p text:style-name="P4">
Images: ["<text:a xlink:type="simple" xlink:href="https://static.dw.com/image/65334703_303.jpg" text:style-name="Internet_20_link" text:visited-style-name="Visited_20_Internet_20_Link">
65334703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 "<text:a xlink:type="simple" xlink:href="https://static.dw.com/image/65568035_401.jpg" text:style-name="Internet_20_link" text:visited-style-name="Visited_20_Internet_20_Link">
65568035_401.jpg</text:a>
"]</text:p>
      <text:p text:style-name="P4">
Subject: 时政风云</text:p>
      <text:p text:style-name="P4">
Subjects: ['南希·佩洛西', '专题报道：习近平访美']</text:p>
      <text:p text:style-name="P4">
Keywords: ['中美关系', '气球事件', '布林肯', '王毅', '沙利文']</text:p>
      <text:p text:style-name="P4">
ID: 65597495</text:p>
      <!--METADATA-->
      <text:p text:style-name="P4">
<text:a xlink:type="simple" xlink:href="https://www.dw.com/zh/overlay/image/article/65597495/65334703" text:style-name="Internet_20_link" text:visited-style-name="Visited_20_Internet_20_Link">
 <draw:frame draw:style-name="fr1" draw:name="Image5" text:anchor-type="as-char" svg:width="6.9236in" svg:height="3.896998in" draw:z-index="0">
<draw:image xlink:href="../Images/dwzh/2023-05-12T01-59-00Z/65334703_303.jpg" xlink:type="simple" xlink:show="embed" xlink:actuate="onLoad" draw:mime-type="image/jpeg"/>
</draw:frame>
</text:a>
</text:p>
      <text:p text:style-name="P4">
5月10至11日，中共中央外事辦主任王毅（圖）與美國國安顧問沙利文會晤，同意與美方保持溝通渠道。</text:p>
      <text:p text:style-name="P4">
（德國之聲中文網）美國和中國外交部各別公布，美國國安顧問沙利文（JakeSullivan）和中共中央外事辦主任王毅5月10日、11日在奧地利舉行會晤。美方透露，兩人長談8小時，其中涉及中美之間最敏感的兩大話題：俄烏戰爭及台灣問題。白宮及中國駐美大使館皆稱，這場對談「坦誠、實在、具有建設性」。</text:p>
      <text:p text:style-name="P4">
路透社指出， <text:a xlink:type="simple" xlink:href="https://www.dw.com/zh/zh/中国未就气球事件道歉-王毅美方歇斯底里/a-64751729" text:style-name="Internet_20_link" text:visited-style-name="Visited_20_Internet_20_Link">
 </text:a>
，並顯示這兩大國在關係降至冰點之後，仍試圖與對方保持溝通。</text:p>
      <text:p text:style-name="P4">
一位不願具名的美國資深官員指出，沙利文與王毅的會談是中美關係的一大進展，華盛頓不尋求衝突或對抗，且認為在雙方關係緊張之際「保持溝通渠道特別重要」，中方也對此表達認同。</text:p>
      <text:p text:style-name="P4">
該官員補充，沙利文與王毅的對談是為了「嘗試在部分議題中找到利益重疊之處」，談及議題包括台灣問題、區域安全、俄烏戰爭、反毒品、北京拘禁美國公民等。</text:p>
      <ul>
        <li>
          <draw:frame draw:style-name="fr1" draw:name="Image6" text:anchor-type="as-char" svg:width="6.9236in" svg:height="3.896998in" draw:z-index="0">
            <draw:image xlink:href="../Images/dwzh/2023-05-12T01-59-00Z/64640006_303.jpg" xlink:type="simple" xlink:show="embed" xlink:actuate="onLoad" draw:mime-type="image/jpeg"/>
          </draw:frame>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draw:frame draw:style-name="fr1" draw:name="Image7" text:anchor-type="as-char" svg:width="6.9236in" svg:height="3.896998in" draw:z-index="0">
            <draw:image xlink:href="../Images/dwzh/2023-05-12T01-59-00Z/64640851_303.jpg" xlink:type="simple" xlink:show="embed" xlink:actuate="onLoad" draw:mime-type="image/jpeg"/>
          </draw:frame>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draw:frame draw:style-name="fr1" draw:name="Image8" text:anchor-type="as-char" svg:width="6.9236in" svg:height="3.896998in" draw:z-index="0">
            <draw:image xlink:href="../Images/dwzh/2023-05-12T01-59-00Z/64636821_303.jpg" xlink:type="simple" xlink:show="embed" xlink:actuate="onLoad" draw:mime-type="image/jpeg"/>
          </draw:frame>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draw:frame draw:style-name="fr1" draw:name="Image9" text:anchor-type="as-char" svg:width="6.9236in" svg:height="3.896998in" draw:z-index="0">
            <draw:image xlink:href="../Images/dwzh/2023-05-12T01-59-00Z/64639698_303.jpg" xlink:type="simple" xlink:show="embed" xlink:actuate="onLoad" draw:mime-type="image/jpeg"/>
          </draw:frame>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draw:frame draw:style-name="fr1" draw:name="Image10" text:anchor-type="as-char" svg:width="6.9236in" svg:height="3.896998in" draw:z-index="0">
            <draw:image xlink:href="../Images/dwzh/2023-05-12T01-59-00Z/64639569_303.jpg" xlink:type="simple" xlink:show="embed" xlink:actuate="onLoad" draw:mime-type="image/jpeg"/>
          </draw:frame>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draw:frame draw:style-name="fr1" draw:name="Image11" text:anchor-type="as-char" svg:width="6.9236in" svg:height="3.896998in" draw:z-index="0">
            <draw:image xlink:href="../Images/dwzh/2023-05-12T01-59-00Z/64639728_303.jpg" xlink:type="simple" xlink:show="embed" xlink:actuate="onLoad" draw:mime-type="image/jpeg"/>
          </draw:frame>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draw:frame draw:style-name="fr1" draw:name="Image12" text:anchor-type="as-char" svg:width="6.9236in" svg:height="3.896998in" draw:z-index="0">
            <draw:image xlink:href="../Images/dwzh/2023-05-12T01-59-00Z/64641001_303.jpg" xlink:type="simple" xlink:show="embed" xlink:actuate="onLoad" draw:mime-type="image/jpeg"/>
          </draw:frame>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針對台海議題，中國官媒新華社11日報導，王毅就台灣問題全面闡述了「中方嚴正立場」，且同意繼續善用「這一戰略性溝通渠道」。該美國官員則說，沙利文強調兩岸在分歧之下「40多年來沒有衝突」，華盛頓不希望看到任何一方單方面改變局勢現狀。</text:p>
      <text:p text:style-name="P4">
此外，沙利文也針對在中國被拘留的三位美國公民，向王毅提出了關切，並強調這是美國總統拜登的優先事項。</text:p>
      <text:p text:style-name="P4">
法新社報導，美國前總統歐巴馬執政時期的東亞事務助理國務卿拉塞爾（DanielRussel）說，從歷史上來看，美國國家安全顧問和中國最高外交官員之間的溝通一直都很重要，沙利文和王毅此次的會談，「似乎幾乎是唯一仍在運作的重要渠道」。</text:p>
      <text:p text:style-name="P4">
拉塞爾指出，美中避免公開性的爭執「令人鼓舞」，但這並不意味著中美關係一定在恢復。他說：「雙方都在傳遞嚴厲——有時是憤怒——的信息。」不過，他也肯定這些互動確實增加了雙方「找到一些共同點的可能性，從而有助於穩定一種危險的動盪關係」。</text:p>
      <text:h text:style-name="P12" text:outline-level="3">
<text:span text:style-name="T4">
重新安排布林肯訪華？</text:span>
</text:h>
      <text:p text:style-name="P4">
今年1月底，在美國擊落一個飛越其領空敏感軍事地點的中國高空偵察氣球之後， <text:a xlink:type="simple" xlink:href="https://www.dw.com/zh/zh/媒体中国拒绝重新安排布林肯访华行程/a-65334015" text:style-name="Internet_20_link" text:visited-style-name="Visited_20_Internet_20_Link">
</text:a>
 。</text:p>
      <text:p text:style-name="P4">
事後，布林肯確實在慕尼黑安全會議上與王毅會面，但這並沒有舒緩緊張局勢。布林肯警告中國不要再採取這種「不負責任的行為」。王毅則反稱，中國因華盛頓的反應而受累。</text:p>
      <text:p text:style-name="P4">
<draw:frame draw:style-name="fr1" draw:name="Image13" text:anchor-type="as-char" svg:width="6.9236in" svg:height="3.896998in" draw:z-index="0">
<draw:image xlink:href="../Images/dwzh/2023-05-12T01-59-00Z/65568035_401.jpg" xlink:type="simple" xlink:show="embed" xlink:actuate="onLoad" draw:mime-type="image/jpeg"/>
</draw:frame>
</text:p>
      <text:p text:style-name="P4">
在氣球事件之後，美國國務卿布林肯推遲了其原定於今年2月的北京之行</text:p>
      <text:p text:style-name="P4">
沙利文與王毅會晤後，當被問及「氣球事件」時，一名不具名美國官員說： 「我認為雙方都認識到，這一不幸的事件導致雙方互動暫停。我們現在正試圖『向前看』（movebeyond），重新建立標準化、正常的溝通渠道。」</text:p>
      <text:p text:style-name="P4">
該官員補充，沙利文和王毅沒有討論布林肯重新安排訪中的確切日期，但白宮預計雙方將在未來幾個月內保持互動。同時，拜登也一直在尋求與中國國家主席習近平通話，但該官員表示未有這一方面的最新情況可透露。</text:p>
      <text:p text:style-name="P4">
對此，中國外交部11日的例行記者會上，有記者詢問拜習通話是否有譜，發言人汪文斌則回應「沒有這方面的信息。」</text:p>
      <text:p text:style-name="P4">
路透社11日援引匿名知情人士說法報導， <text:a xlink:type="simple" xlink:href="https://www.dw.com/zh/zh/击落间谍气球后-美国为何推迟对中国的制裁/a-65593443" text:style-name="Internet_20_link" text:visited-style-name="Visited_20_Internet_20_Link">
 </text:a>
 ，以防止美中關係進一步受損。</text:p>
      <text:p text:style-name="P4">
（綜合報導）</text:p>
      <text:p text:style-name="P4">
Source: <text:a xlink:type="simple" xlink:href="https://www.dw.com/zh/中美關係解凍？沙利文與王毅「坦率」長談8小時/a-65597495" text:style-name="Internet_20_link" text:visited-style-name="Visited_20_Internet_20_Link">
https://www.dw.com/zh/中美關係解凍？沙利文與王毅「坦率」長談8小時/a-65597495?maca=chi-rss-chi-all-1127-rdf</text:a>
</text:p>
      <!--NEWS-->
      <text:h text:style-name="P10" text:outline-level="1">
<text:span text:style-name="T4">
俄乌战况：基辅称乌军继续在巴赫穆特推进</text:span>
</text:h>
      <text:p text:style-name="P4">
Author: None (Language: zh)</text:p>
      <text:p text:style-name="P4">
Publisher: None</text:p>
      <text:p text:style-name="P4">
Time: 2023-05-12T14:26:00Z</text:p>
      <text:p text:style-name="P4">
Description: 乌克兰国防部表示，乌军在巴赫穆特又向前成功推进了两公里。而俄罗斯方面则对此予以否认，宣称前线走向没有发生任何实质性的变化。</text:p>
      <text:p text:style-name="P4">
Videos: []</text:p>
      <text:p text:style-name="P4">
Images: ["<text:a xlink:type="simple" xlink:href="https://static.dw.com/image/65575995_303.jpg" text:style-name="Internet_20_link" text:visited-style-name="Visited_20_Internet_20_Link">
65575995_303.jpg</text:a>
", "<text:a xlink:type="simple" xlink:href="https://static.dw.com/image/65599662_401.jpg" text:style-name="Internet_20_link" text:visited-style-name="Visited_20_Internet_20_Link">
65599662_401.jpg</text:a>
", "<text:a xlink:type="simple" xlink:href="https://static.dw.com/image/65553567_401.jpg" text:style-name="Internet_20_link" text:visited-style-name="Visited_20_Internet_20_Link">
65553567_401.jpg</text:a>
"]</text:p>
      <text:p text:style-name="P4">
Subject: 新闻广角</text:p>
      <text:p text:style-name="P4">
Subjects: ['岛屿主权争端', '专题报道：全景观看“习马会”', '中国', '中共十九大', '德中关系', '俄罗斯入侵乌克兰']</text:p>
      <text:p text:style-name="P4">
Keywords: ['俄乌战争', '西方对俄制裁', '巴赫穆特', '中国', '林德纳', '耶伦']</text:p>
      <text:p text:style-name="P4">
ID: 65606836</text:p>
      <!--METADATA-->
      <text:p text:style-name="P4">
<text:a xlink:type="simple" xlink:href="https://www.dw.com/zh/overlay/image/article/65606836/65575995" text:style-name="Internet_20_link" text:visited-style-name="Visited_20_Internet_20_Link">
 <draw:frame draw:style-name="fr1" draw:name="Image14" text:anchor-type="as-char" svg:width="6.9236in" svg:height="3.896998in" draw:z-index="0">
<draw:image xlink:href="../Images/dwzh/2023-05-12T14-26-00Z/65575995_303.jpg" xlink:type="simple" xlink:show="embed" xlink:actuate="onLoad" draw:mime-type="image/jpeg"/>
</draw:frame>
</text:a>
</text:p>
      <text:p text:style-name="P4">
（德国之声中文网）乌克兰国防部周五表示，乌军在巴赫穆特前线发动的攻势取得了重大进展。俄乌双方军队围绕巴赫穆特的激战已经持续了数月之久。乌克兰国防部副部长马尔亚尔（GannaMalyar）在社交媒体上发布的一份声明中称："本周，我军在巴赫穆特没有失去任何一个阵地，而敌军则蒙受了巨大损失，我们的部队在巴赫穆特附近向前推进了两公里。"<text:a xlink:type="simple" xlink:href="https://www.dw.com/zh/zh/俄乌战况巴赫穆特决战在即/a-65550358" text:style-name="Internet_20_link" text:visited-style-name="Visited_20_Internet_20_Link">
 </text:a>
</text:p>
      <text:p text:style-name="P4">
不过，俄罗斯方面则表示，乌军在巴赫穆特没有取得任何进展，并表示所谓俄军在巴赫穆特蒙受损失之说"完全不符合事实"。</text:p>
      <text:p text:style-name="P4">
巴赫穆特在战前曾拥有大约七万人口，过去几个月当中俄军对该城发动了猛烈的攻势，并控制了该市大约80%的面积。</text:p>
      <text:h text:style-name="P12" text:outline-level="3">
<text:span text:style-name="T4">
民调：多数德国人希望俄乌开展谈判结束战争</text:span>
</text:h>
      <text:p text:style-name="P4">
最新的一项民调显示，大多数德国人希望乌克兰同俄罗斯开展谈判，以结束这场俄罗斯发起的历时已十五个月的战争。德新社授权民调机构YouGov发起的问卷调查中，当被问及"您认为乌克兰现在是否应同俄罗斯开展谈判已结束战争？"时，55%的受访者认为乌克兰应当同俄罗斯开展谈判，而28%的受访者认为不应同俄罗斯谈判。</text:p>
      <text:p text:style-name="P4">
54%的受访者还表示，不应当接受乌克兰加入北约。</text:p>
      <text:p text:style-name="P4">
乌克兰总统泽连斯基可能将出席今年七月在立陶宛举行的北约峰会，他期望届时动员各国领导人接受乌克兰加入北约。</text:p>
      <text:p text:style-name="P4">
<draw:frame draw:style-name="fr1" draw:name="Image15" text:anchor-type="as-char" svg:width="6.9236in" svg:height="3.896998in" draw:z-index="0">
<draw:image xlink:href="../Images/dwzh/2023-05-12T14-26-00Z/65599662_401.jpg" xlink:type="simple" xlink:show="embed" xlink:actuate="onLoad" draw:mime-type="image/jpeg"/>
</draw:frame>
</text:p>
      <text:p text:style-name="P4">
德美财长就打击逃避制裁行为开展合作。</text:p>
      <text:h text:style-name="P12" text:outline-level="3">
<text:span text:style-name="T4">
德美财长就躲避制裁问题商讨对策</text:span>
</text:h>
      <text:p text:style-name="P4">
西方七国财长会议期间，德国财政部长林德纳和美国财政部长耶伦举行了双边会谈。两位政治家均强调，在打击莫斯科规避西方对俄制裁方面，德美两国开展合作实属必要。美国财政部在一份声明中称："耶伦财长对德国在协调对俄制裁方面付出的努力表示赞赏，并讨论了双方共同努力打击俄罗斯逃避制裁行为的重要性。</text:p>
      <text:p text:style-name="P4">
美国及其盟友对乌克兰提供了大量经济、军事以及人道主义援助，同时也利用制裁和出口管制迫使俄罗斯为此侵略行为付出经济代价。</text:p>
      <text:h text:style-name="P12" text:outline-level="3">
<text:span text:style-name="T4">
中国特使将访问乌克兰</text:span>
</text:h>
      <text:p text:style-name="P4">
北京方面称，中国将派遣特使前往乌克兰、俄罗斯及其他欧洲国家，讨论俄乌战争的"政治解决方案"。</text:p>
      <text:p text:style-name="P4">
中国外交部发言人汪文斌在例行新闻发布会上表示:中国特使李辉，将在5月15日启程， <text:a xlink:type="simple" xlink:href="https://www.dw.com/zh/zh/中国特别代表李辉下周访问乌克兰等国/a-65604536" text:style-name="Internet_20_link" text:visited-style-name="Visited_20_Internet_20_Link">
</text:a>
 ，讨论乌克兰危机的政治解决方案。</text:p>
      <text:p text:style-name="P4">
<draw:frame draw:style-name="fr1" draw:name="Image16" text:anchor-type="as-char" svg:width="6.9236in" svg:height="3.896998in" draw:z-index="0">
<draw:image xlink:href="../Images/dwzh/2023-05-12T14-26-00Z/65553567_401.jpg" xlink:type="simple" xlink:show="embed" xlink:actuate="onLoad" draw:mime-type="image/jpeg"/>
</draw:frame>
</text:p>
      <text:p text:style-name="P4">
中国特使李辉下周将出访乌克兰</text:p>
      <text:p text:style-name="P4">
中国宣称，中国的中立立场使该国有能力在俄乌冲突起到调停作用。但西方国家普遍认为，中国此前提出的12点和平建议措辞过于模糊，并没有为结束战争提供具体方案，也从未对俄罗斯的侵略行为进行谴责。</text:p>
      <text:p text:style-name="P4">
（德新社，路透社，法新社）</text:p>
      <text:p text:style-name="P4">
Source: <text:a xlink:type="simple" xlink:href="https://www.dw.com/zh/俄乌战况：基辅称乌军继续在巴赫穆特推进/a-65606836" text:style-name="Internet_20_link" text:visited-style-name="Visited_20_Internet_20_Link">
https://www.dw.com/zh/俄乌战况：基辅称乌军继续在巴赫穆特推进/a-65606836?maca=chi-rss-chi-all-1127-rdf</text:a>
</text:p>
      <!--NEWS-->
      <text:h text:style-name="P10" text:outline-level="1">
<text:span text:style-name="T4">
中国宣布向俄乌等国派遣特使   再扮“调停人”？</text:span>
</text:h>
      <text:p text:style-name="P4">
Author: None</text:p>
      <text:p text:style-name="P4">
Publisher: Radio Free Asia (Organization)</text:p>
      <text:p text:style-name="P4">
Published Time: 2023-05-12T14:49:00-04:00</text:p>
      <text:p text:style-name="P4">
Modified Time: 2023-05-13T06:45:51-04:00</text:p>
      <text:p text:style-name="P4">
Description: None</text:p>
      <text:p text:style-name="P4">
Videos: []</text:p>
      <text:p text:style-name="P4">
Audios: ["<text:a xlink:type="simple" xlink:href="https://www.rfa.org/mandarin/yataibaodao/junshiwaijiao/kw1-051220231045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7" text:anchor-type="as-char" svg:width="6.9236in" svg:height="4.511507in" draw:z-index="0">
<draw:image xlink:href="../Images/rfamandarin/2023-05-12T14-49-00-04-00/000000.png" xlink:type="simple" xlink:show="embed" xlink:actuate="onLoad" draw:mime-type="image/png"/>
</draw:frame>
2015年时任俄罗斯总理的梅德韦杰夫与李辉共同出席一次会议。 <text:a xlink:type="simple" xlink:href="https://www.rfa.org/mandarin/yataibaodao/junshiwaijiao/kw1-05122023104525.html/@@images/image" text:style-name="Internet_20_link" text:visited-style-name="Visited_20_Internet_20_Link">
</text:a>
路透社资料图片  <text:a xlink:type="simple" xlink:href="https://www.rfa.org/mandarin/yataibaodao/junshiwaijiao/kw1-05122023104525.html/@@stream" text:style-name="Internet_20_link" text:visited-style-name="Visited_20_Internet_20_Link">
</text:a>
</text:p>
      <text:p text:style-name="P4">
中国外交部本周五（5月12日）宣布，中国下周将派特使前往乌克兰和俄罗斯等国，为政治解决俄乌冲突斡旋。不过，克里姆林宫方面则表示，目前并没有安排普京与中国特使会晤的计划。</text:p>
      <text:p text:style-name="P4">
<text:a xlink:type="simple" xlink:href="https://www.rfa.org/mandarin/yataibaodao/junshiwaijiao/tj-04262023115200.html" text:style-name="Internet_20_link" text:visited-style-name="Visited_20_Internet_20_Link">
 <text:span text:style-name="T4">
习近平与泽连斯基通话 学者：对俄乌战争影响不大</text:span>
 </text:a>
  * <text:span text:style-name="T4">
<text:a xlink:type="simple" xlink:href="https://www.rfa.org/mandarin/Xinwen/cmh2-04262023080641.html" text:style-name="Internet_20_link" text:visited-style-name="Visited_20_Internet_20_Link">
 </text:a>
 </text:span>
</text:p>
      <text:p text:style-name="Horizontal_20_Line"/>
      <text:p text:style-name="P4">
中国外交部发言人汪文斌周五在例行记者会上，回应官媒央视记者提问时说：“5月15日起，中国政府欧亚事务特别代表李辉大使将赴乌克兰、波兰、法国、德国和俄罗斯五国访问，就政治解决乌克兰危机同各方进行沟通。”</text:p>
      <text:p text:style-name="P4">
汪文斌还表示，中国在俄乌战争中“始终秉持客观公正立场，积极劝和促谈”，此次中方代表赴有关国家访问是“中方致力于劝和促谈”的又一体现。他还说，当前，乌克兰危机仍在延宕升级，中方愿“为推动乌克兰危机政治解决”作出贡献。</text:p>
      <text:p text:style-name="P4">
<draw:frame draw:style-name="fr1" draw:name="Image18" text:anchor-type="as-char" svg:width="6.9236in" svg:height="4.61393in" draw:z-index="0">
<draw:image xlink:href="../Images/rfamandarin/2023-05-12T14-49-00-04-00/000001.png" xlink:type="simple" xlink:show="embed" xlink:actuate="onLoad" draw:mime-type="image/png"/>
</draw:frame>
2023年4月26日，中国外交部欧亚司副司长于骏（左）和外交部发言人汪文斌在新闻发布会上表示，中方将派特别代表赴乌克兰等国访问 。（法新社）  <text:a xlink:type="simple" xlink:href="https://www.rfa.org/mandarin/yataibaodao/junshiwaijiao/kw1-05122023104525.html/000_33dw29m.jpg" text:style-name="Internet_20_link" text:visited-style-name="Visited_20_Internet_20_Link">
</text:a>
</text:p>
      <text:p text:style-name="P4">
不过，克里姆林宫发言人同一天却表示，目前并没有安排普京与中国特使会晤的计划。</text:p>
      <text:p text:style-name="P4">
自俄乌冲突爆发以来，国际社会一直对北京的所谓“中立立场”和能否扮演"调解人"持高度怀疑态度。在俄罗斯入侵乌克兰前夜，中方就已宣布与俄罗斯“无上限”合作。而战争爆发之后，北京又一直拒绝谴责俄罗斯的侵略行径，反而指责美国和北约挑起冲突。俄乌冲突一周年之际，中国还发布了一份有关解决俄乌冲突的12点和平计划，其中只字未提要求俄罗斯从乌克兰撤军，从而引起乌克兰和国际社会的批评。</text:p>
      <text:p text:style-name="P4">
中国国家主席习近平4月份曾与乌克兰总统泽连斯基通电话,这也是自俄乌冲突以来，中乌领导人的首次对话。美国《华尔街日报》指出，这显示北京正试图将自己塑造成俄乌冲突的“潜在和平缔造者”。</text:p>
      <text:p text:style-name="P4">
<draw:frame draw:style-name="fr1" draw:name="Image19" text:anchor-type="as-char" svg:width="6.9236in" svg:height="5.203518in" draw:z-index="0">
<draw:image xlink:href="../Images/rfamandarin/2023-05-12T14-49-00-04-00/000002.png" xlink:type="simple" xlink:show="embed" xlink:actuate="onLoad" draw:mime-type="image/png"/>
</draw:frame>
乌克兰总统泽连斯基（左）与中国领导人习近平。（法新社）  <text:a xlink:type="simple" xlink:href="https://www.rfa.org/mandarin/yataibaodao/junshiwaijiao/kw1-05122023104525.html/000_33dw366.jpg" text:style-name="Internet_20_link" text:visited-style-name="Visited_20_Internet_20_Link">
</text:a>
</text:p>
      <text:p text:style-name="P4">
另据美联社报导，北京此前一直避免卷入其他国家间的冲突，但在3月份促成沙特阿拉伯和伊朗之间的会谈并恢复两国中断7年的外交关系后，北京似乎在努力显示其全球外交影响力。</text:p>
      <text:p text:style-name="P4">
在美国及其盟友切断了对俄罗斯的大部分采购贸易后，中国与莫斯科的关系却反而更加紧密。而作为俄罗斯石油和天然气的最大买家，北京对莫斯科具有强大的经济影响力。与此同时，北京也将莫斯科视为反对美国主导全球事务的外交伙伴，并利用联合国安理会常任理事国的地位来转移国际社会对俄罗斯的外交攻击。</text:p>
      <text:p text:style-name="P4">
就在中俄关系日益密切的同时，美中关系却在持续恶化，并伴随今年二月的中国间谍气球事件而跌入谷底。美国国务卿布林肯被迫取消了原定对中国的访问，相关计划目前尚未重新安排。</text:p>
      <text:p text:style-name="P4">
不过，中国最高外交官王毅和美国国家安全顾问杰克∙沙利文本周三和周四，在奥地利维也纳举行了会谈。中方新闻稿中说，双方就推动中美关系“排除障碍、止跌企稳”进行了“坦诚、深入、实质性、建设性的”讨论，还就亚太局势、乌克兰等共同关心的问题交换了意见。</text:p>
      <text:p text:style-name="P4">
记者：凯迪 责编：何平 网编: 何足</text:p>
      <text:p text:style-name="P4">
Source: <text:a xlink:type="simple" xlink:href="https://www.rfa.org/mandarin/yataibaodao/junshiwaijiao/kw1-05122023104525.html" text:style-name="Internet_20_link" text:visited-style-name="Visited_20_Internet_20_Link">
https://www.rfa.org/mandarin/yataibaodao/junshiwaijiao/kw1-05122023104525.html</text:a>
</text:p>
      <!--NEWS-->
      <text:h text:style-name="P10" text:outline-level="1">
<text:span text:style-name="T4">
美智库座谈：维护印太和平  应对中国野心</text:span>
</text:h>
      <text:p text:style-name="P4">
Author: None</text:p>
      <text:p text:style-name="P4">
Publisher: Radio Free Asia (Organization)</text:p>
      <text:p text:style-name="P4">
Published Time: 2023-05-12T15:06:00-04:00</text:p>
      <text:p text:style-name="P4">
Modified Time: 2023-05-13T06:44:38-04:00</text:p>
      <text:p text:style-name="P4">
Description: None</text:p>
      <text:p text:style-name="P4">
Videos: []</text:p>
      <text:p text:style-name="P4">
Audios: ["<text:a xlink:type="simple" xlink:href="https://www.rfa.org/mandarin/yataibaodao/junshiwaijiao/tj-051220230936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20" text:anchor-type="as-char" svg:width="6.9236in" svg:height="3.88615in" draw:z-index="0">
<draw:image xlink:href="../Images/rfamandarin/2023-05-12T15-06-00-04-00/000000.png" xlink:type="simple" xlink:show="embed" xlink:actuate="onLoad" draw:mime-type="image/png"/>
</draw:frame>
美国华盛顿智库战略与国际研究中心（CSIS）本周五也举办研讨会，与会学者重点关注区域盟友应该如何合作，以维护印太地区的和平稳定。 <text:a xlink:type="simple" xlink:href="https://www.rfa.org/mandarin/yataibaodao/junshiwaijiao/tj-05122023093625.html/@@images/image" text:style-name="Internet_20_link" text:visited-style-name="Visited_20_Internet_20_Link">
</text:a>
视频截图/CSIS  <text:a xlink:type="simple" xlink:href="https://www.rfa.org/mandarin/yataibaodao/junshiwaijiao/tj-05122023093625.html/@@stream" text:style-name="Internet_20_link" text:visited-style-name="Visited_20_Internet_20_Link">
</text:a>
</text:p>
      <text:p text:style-name="P4">
美、中两国战略竞争日趋升级，给印太地区的安全局势带来诸多不确定性。那么，印太各国应如何合作以维护地区和平呢？这一问题引起美国学界的关注。 <text:a xlink:type="simple" xlink:href="https://www.rfa.org/mandarin/Xinwen/10-04302023173454.html" text:style-name="Internet_20_link" text:visited-style-name="Visited_20_Internet_20_Link">
</text:a>
</text:p>
      <text:p text:style-name="P4">
<text:a xlink:type="simple" xlink:href="https://www.rfa.org/mandarin/yataibaodao/junshiwaijiao/jw-05112023114552.html" text:style-name="Internet_20_link" text:visited-style-name="Visited_20_Internet_20_Link">
</text:a>
</text:p>
      <text:p text:style-name="P4">
<text:a xlink:type="simple" xlink:href="https://www.rfa.org/mandarin/Xinwen/10-04302023173454.html" text:style-name="Internet_20_link" text:visited-style-name="Visited_20_Internet_20_Link">
 </text:a>
 <text:span text:style-name="T4">
<text:a xlink:type="simple" xlink:href="https://www.rfa.org/mandarin/yataibaodao/junshiwaijiao/jw-05112023114552.html" text:style-name="Internet_20_link" text:visited-style-name="Visited_20_Internet_20_Link">
 </text:a>
 </text:span>
  * <text:span text:style-name="T4">
<text:a xlink:type="simple" xlink:href="https://www.rfa.org/mandarin/yataibaodao/junshiwaijiao/tj-04272023122615.html" text:style-name="Internet_20_link" text:visited-style-name="Visited_20_Internet_20_Link">
 </text:a>
 </text:span>
  * <text:span text:style-name="T4">
<text:a xlink:type="simple" xlink:href="https://www.rfa.org/mandarin/yataibaodao/junshiwaijiao/hcm-04272023041504.html" text:style-name="Internet_20_link" text:visited-style-name="Visited_20_Internet_20_Link">
 </text:a>
 </text:span>
  * <text:span text:style-name="T4">
<text:a xlink:type="simple" xlink:href="https://www.rfa.org/mandarin/yataibaodao/junshiwaijiao/wy-04252023113855.html" text:style-name="Internet_20_link" text:visited-style-name="Visited_20_Internet_20_Link">
 </text:a>
 </text:span>
</text:p>
      <text:p text:style-name="Horizontal_20_Line"/>
      <text:p text:style-name="P4">
近年来，美中两国竞争激烈，中国扩展国际影响力的姿态也日趋明显。美国共和党籍参议员马可·鲁比奥（MarcoRubio）日前便向国会提出《2023威慑中国先发制人法案》（Deterring Chinese Preemptive Strikes Act of2023）希望透过推行保护印太地区航空设施的掩体计划，应对在台海冲突中，中国可能的对台空中打击。</text:p>
      <text:p text:style-name="P4">
<draw:frame draw:style-name="fr1" draw:name="Image21" text:anchor-type="as-char" svg:width="6.9236in" svg:height="4.612011in" draw:z-index="0">
<draw:image xlink:href="../Images/rfamandarin/2023-05-12T15-06-00-04-00/000001.png" xlink:type="simple" xlink:show="embed" xlink:actuate="onLoad" draw:mime-type="image/png"/>
</draw:frame>
美国参议员鲁比奥向国会提出《2023威慑中国先发制人法案》，该法案旨在加强保护美国及台湾在印太地区的军事设施，以抵御中国潜在的空中打击。(路透社资料图片)</text:p>
      <text:p text:style-name="P4">
与此同时，美国华盛顿智库战略与国际研究中心（CSIS）本周五也举办研讨会，与会学者重点关注区域盟友应该如何合作，以维护印太地区的和平稳定。</text:p>
      <text:p text:style-name="P4">
<text:span text:style-name="T4">
台学者：美国应秉弃战略模糊</text:span>
</text:p>
      <text:p text:style-name="P4">
会上，台湾智库国策研究院副执行长王宏仁认为，美国的战略模糊政策应该要更改，因为战略模糊的目的是吓阻中国不要片面改变台海现状，但是依中国近日对台湾的文攻武吓行为来看，战略模糊似乎没有发挥效果：“（战略模糊的）目标很明显地失败了。”</text:p>
      <text:p text:style-name="P4">
<draw:frame draw:style-name="fr1" draw:name="Image22" text:anchor-type="as-char" svg:width="6.9236in" svg:height="3.891864in" draw:z-index="0">
<draw:image xlink:href="../Images/rfamandarin/2023-05-12T15-06-00-04-00/000002.png" xlink:type="simple" xlink:show="embed" xlink:actuate="onLoad" draw:mime-type="image/png"/>
</draw:frame>
台湾智库国策研究院副执行长王宏仁在会中发言。(视频截图/CSIS)  <text:a xlink:type="simple" xlink:href="https://www.rfa.org/mandarin/yataibaodao/junshiwaijiao/tj-05122023093625.html/screenshot-2023-05-12-145422.jpg" text:style-name="Internet_20_link" text:visited-style-name="Visited_20_Internet_20_Link">
</text:a>
</text:p>
      <text:p text:style-name="P4">
王宏仁认为，拜登政府也意识到战略模糊无法有效阻拦中国武统台湾，因此拜登才会四次公开表明，若中国进犯台湾，美国会进行协防：“我认为，美国领导人意识到战略模糊会导致绥靖或是灾难，战略模糊会传递错误讯息给中国领导人，让中国领导人误以为在任何情况下，美国都不会介入台海战争。”</text:p>
      <text:p text:style-name="P4">
王宏仁建议，美国应该在亚洲地区建立类似于北大西洋公约组织的军事同盟，并且把台湾涵盖在内，才能有效吓阻中国武力入侵台湾：“这样的结盟能使中国领导人再三考虑，要不要对台湾或是邻国动武？”</text:p>
      <text:p text:style-name="P4">
<text:span text:style-name="T4">
学者：战略模糊使得美国盟友更愿意与台湾同一阵线</text:span>
</text:p>
      <text:p text:style-name="P4">
针对战略模糊的议题，美国战略与国际研究中心（CSIS）中国实力项目主任林洋（BonnyLin）则表达了不同看法。林洋认为，维持对台湾的战略模糊才会鼓励美国盟友在台湾问题上支持台湾：“从美国的角度来看，如果要给予台湾最多的支持，最好的方式是美国的盟友也加入对台协助；而如果给美国的盟友更多模糊空间，他们会更愿意加入。反之，如果我们很明确地提出协助台湾的方案，我认为这会让很多国家难以加入帮助台湾的行列。”</text:p>
      <text:p text:style-name="P4">
<draw:frame draw:style-name="fr1" draw:name="Image23" text:anchor-type="as-char" svg:width="6.9236in" svg:height="3.896204in" draw:z-index="0">
<draw:image xlink:href="../Images/rfamandarin/2023-05-12T15-06-00-04-00/000003.png" xlink:type="simple" xlink:show="embed" xlink:actuate="onLoad" draw:mime-type="image/png"/>
</draw:frame>
美国战略与国际研究中心（CSIS）中国实力项目主任林洋（Bonny Lin）在会上表达不同看法。(视频截图/CSIS)  <text:a xlink:type="simple" xlink:href="https://www.rfa.org/mandarin/yataibaodao/junshiwaijiao/tj-05122023093625.html/screenshot-2023-05-12-145531.jpg" text:style-name="Internet_20_link" text:visited-style-name="Visited_20_Internet_20_Link">
</text:a>
</text:p>
      <text:p text:style-name="P4">
对于拜登总统四度表明美国会援助台湾的问题，林洋认为，这与俄乌战争有关，而非美国政府对战略模糊失去信心：“值得关注的是，俄乌战争如何影响中国对’美国协防台湾意愿’的分析。过去几周，我从中国学者那边听到，因为美国没有出兵乌克兰，有些学者开始怀疑美国会不会协防台湾。不过，我不太确定这是学者的个人看法，还是中国高层也有这样的观点。这样的趋势也解释了为什么拜登政府在台湾问题上有更明确的支持，因为有传言指出，美国可能不会在台湾部署基于核威胁考量的传统武器装备。”</text:p>
      <text:p text:style-name="P4">
<text:span text:style-name="T4">
美学者：比起朝鲜 中国对世界是更大威胁</text:span>
</text:p>
      <text:p text:style-name="P4">
会上有韩国学者质疑，为什么美国积极鼓励盟友在台湾问题上有更明确的立场，却没有以相同积极的态度应对朝鲜所带来的安全问题。对此，林洋指出，美国并没有忽视朝鲜问题，但是美国政府近期在台湾问题上有更多着墨，是因为中国对世界是极大的威胁。</text:p>
      <text:p text:style-name="P4">
林洋说：“对美国而言，中国是个更具威胁的对手，它是全球安全隐忧，中国同时也带来巨大的经济威胁。以全球的角度来看，相比朝鲜，中国给美国带来更大的挑战。另一个要注意到的是，韩国在朝鲜危机上已经有相当充足的准备，但台湾却还需要做更多的准备。”</text:p>
      <text:p text:style-name="P4">
记者：唐缘媛 责编：何平 网编: 何足</text:p>
      <text:p text:style-name="Horizontal_20_Line"/>
      <text:p text:style-name="P4">
Source: <text:a xlink:type="simple" xlink:href="https://www.rfa.org/mandarin/yataibaodao/junshiwaijiao/tj-05122023093625.html" text:style-name="Internet_20_link" text:visited-style-name="Visited_20_Internet_20_Link">
https://www.rfa.org/mandarin/yataibaodao/junshiwaijiao/tj-05122023093625.html</text:a>
</text:p>
      <!--NEWS-->
      <text:h text:style-name="P10" text:outline-level="1">
<text:span text:style-name="T4">
变态辣椒：恶狼请走</text:span>
</text:h>
      <text:p text:style-name="P4">
Author: None</text:p>
      <text:p text:style-name="P4">
Publisher: Radio Free Asia (Organization)</text:p>
      <text:p text:style-name="P4">
Published Time: 2023-05-12T17:11:00-04:00</text:p>
      <text:p text:style-name="P4">
Modified Time: 2023-05-12T18:15: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88615in" draw:z-index="0">
<draw:image xlink:href="../Images/rfamandarin/2023-05-12T17-11-00-04-00/000000.png" xlink:type="simple" xlink:show="embed" xlink:actuate="onLoad" draw:mime-type="image/png"/>
</draw:frame>
 <text:a xlink:type="simple" xlink:href="https://www.rfa.org/mandarin/biantailajiaomanhua/pepper-05122023165427.html/@@images/image" text:style-name="Internet_20_link" text:visited-style-name="Visited_20_Internet_20_Link">
</text:a>
Photo: RFA</text:p>
      <text:p text:style-name="P4">
在渥太华发现一名中国外交官企图威胁一名加拿大政客及其家人，进而决定将他列为不受欢迎人物驱逐之后，北京以牙还牙，中加双方发生了互逐外交官的风波。这位华裔加拿大议员由于在国会提出动议要求谴责中国粗暴对待其维吾儿少数族裔的方式，成为北京的眼中钉。爪尖齿利的"战狼"外交官已经在数个驻在国试图压制流亡反对者的批评与反对，激起了对中国外交影响力的关切。</text:p>
      <text:p text:style-name="P4">
Source: <text:a xlink:type="simple" xlink:href="https://www.rfa.org/mandarin/biantailajiaomanhua/pepper-05122023165427.html" text:style-name="Internet_20_link" text:visited-style-name="Visited_20_Internet_20_Link">
https://www.rfa.org/mandarin/biantailajiaomanhua/pepper-05122023165427.html</text:a>
</text:p>
      <!--NEWS-->
      <text:h text:style-name="P10" text:outline-level="1">
<text:span text:style-name="T4">
澳洲贸易部长称对中国贸易谈判感到“高兴”</text:span>
</text:h>
      <text:p text:style-name="P4">
Author: 联合早报 (Person)</text:p>
      <text:p text:style-name="P4">
Publisher: 联合早报 (Organization)</text:p>
      <text:p text:style-name="P4">
Published Time: 2023-05-12T22:51</text:p>
      <text:p text:style-name="P4">
Modified Time: 2023-05-13T14:28</text:p>
      <text:p text:style-name="P4">
Description: 澳大利亚贸易部长法雷尔说，他对在中国就消除贸易壁垒进行的会谈感到“高兴”，称这次访问是稳定中澳关系迈出的“又一步”。路透社报道，法雷尔星期五（5月12日）与中国商务部部长王文涛结束...</text:p>
      <text:p text:style-name="P4">
Videos: []</text:p>
      <text:p text:style-name="P4">
Audios: []</text:p>
      <text:p text:style-name="P4">
Images: []</text:p>
      <text:p text:style-name="P4">
Type: NewsArticle</text:p>
      <text:p text:style-name="P4">
Breadcrumbs: ['即时', '国际']</text:p>
      <text:p text:style-name="P4">
Keywords: ['澳大利亚', '中国', '贸易', '中澳关系']</text:p>
      <!--METADATA-->
      <text:p text:style-name="P4">
澳大利亚贸易部长法雷尔说，他对在中国就消除贸易壁垒进行的会谈感到“高兴”，称这次访问是稳定中澳关系迈出的“又一步”。</text:p>
      <text:p text:style-name="P4">
路透社报道，法雷尔星期五（5月12日）与中国商务部部长王文涛结束会谈后，在新闻发布会上说：“（这次访问）是在稳定中澳关系的道路上迈出的又一步……我来到这里是为了创造一条途径，使澳洲与中国的贸易和经济关系正常化。”</text:p>
      <text:p text:style-name="P4">
随着中澳外交关系逐步稳定，北京在1月份允许四家中国企业运入澳洲煤炭，两国现已完全恢复煤炭贸易往来。</text:p>
      <text:p text:style-name="P4">
星期五早些时候，法雷尔在第16届部长级经济联席会议的开幕词中对王文涛说：“我们可以看到2015年《中澳自由贸易协定》给澳中企业和消费者带来的好处。”</text:p>
      <text:p text:style-name="P4">
在与王文涛结束会晤后，法雷尔说：“我非常高兴地确认，我们同意在自由贸易协定和其他平台下加强对话，以解决尚未解决的问题。”</text:p>
      <text:p text:style-name="P4">
法雷尔还透露，他已向王文涛发出访澳邀请，而王文涛也接受了这一提议。</text:p>
      <text:p text:style-name="P4">
中澳关系自2017年开始恶化，时任澳洲总理莫里森2020年4月呼吁国际社会就冠病溯源展开调查，令澳中关系显著恶化。中国随之限制澳洲煤炭、红酒、大麦和龙虾等产品输华。但自工党政府2022年5月上台执政后，澳中关系逐步修复。</text:p>
      <text:p text:style-name="P4">
这是中国和澳洲两国贸易部长自2019年以来的首次面对面会晤。</text:p>
      <text:p text:style-name="P4">
Source: <text:a xlink:type="simple" xlink:href="https://www.zaobao.com.sg/realtime/world/story20230512-1393987" text:style-name="Internet_20_link" text:visited-style-name="Visited_20_Internet_20_Link">
https://www.zaobao.com.sg/realtime/world/story20230512-1393987</text:a>
</text:p>
      <!--NEWS-->
      <text:h text:style-name="P10" text:outline-level="1">
<text:span text:style-name="T4">
湖人击败勇士 晋级NBA西区决赛</text:span>
</text:h>
      <text:p text:style-name="P4">
Publisher: 法新社</text:p>
      <text:p text:style-name="P4">
Published Time: 2023-05-13T-11:32:08+00:00</text:p>
      <text:p text:style-name="P4">
Modified Time: 2023-05-13T06:20:02+00:00</text:p>
      <text:p text:style-name="P4">
Description: （法新社洛杉矶12日电） NBA洛杉矶湖人队今天宰制全场，以122-101击败卫冕冠军金州勇士队，闯进西区决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5-13T-11-32-08-00-00/000000.png" xlink:type="simple" xlink:show="embed" xlink:actuate="onLoad" draw:mime-type="image/png"/>
</draw:frame>
</text:p>
      <text:p text:style-name="P4">
湖人队的詹姆斯（LeBronJames）以30分的出色表现，帮助全队以4比2赢得系列赛，湖人队将与头号种子丹佛金块队以及两届最有价值球员约基奇（NikolaJokic）碰头，争夺今年NBA总军赛的入场券。</text:p>
      <text:p text:style-name="P4">
詹姆斯向美国运动媒体ESPN表示，「这将是一个伟大的系列赛，他们（金块）整个赛季都是西区头号种子，我们非常尊重他们。」</text:p>
      <text:p text:style-name="P4">
NBA西区决赛将于下周二开打。</text:p>
      <text:p text:style-name="P4">
Source: <text:a xlink:type="simple" xlink:href="https://www.rfi.fr/cn/%E8%BF%90%E5%8A%A8%E5%A4%A9%E5%9C%B0/20230513-%E6%B9%96%E4%BA%BA%E5%87%BB%E8%B4%A5%E5%8B%87%E5%A3%AB-%E6%99%8B%E7%BA%A7nba%E8%A5%BF%E5%8C%BA%E5%86%B3%E8%B5%9B" text:style-name="Internet_20_link" text:visited-style-name="Visited_20_Internet_20_Link">
https://www.rfi.fr/cn/%E8%BF%90%E5%8A%A8%E5%A4%A9%E5%9C%B0/20230513-%E6%B9%96%E4%BA%BA%E5%87%BB%E8%B4%A5%E5%8B%87%E5%A3%AB-%E6%99%8B%E7%BA%A7nba%E8%A5%BF%E5%8C%BA%E5%86%B3%E8%B5%9B</text:a>
</text:p>
      <!--NEWS-->
      <text:h text:style-name="P10" text:outline-level="1">
<text:span text:style-name="T4">
Fed副主席空缺 拜登政府提名理事杰佛森出任</text:span>
</text:h>
      <text:p text:style-name="P4">
Publisher: 法新社</text:p>
      <text:p text:style-name="P4">
Published Time: 2023-05-13T-5:32:08+00:00</text:p>
      <text:p text:style-name="P4">
Modified Time: 2023-05-13T07:05:04+00:00</text:p>
      <text:p text:style-name="P4">
Description: （法新社华盛顿12日电） 美国总统拜登今天提名联邦准备理事会（Fed）理事杰佛森（Philip Jefferson）出掌副主席。这个职位自前任布兰纳德（Lae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3T-5-32-08-00-00/000000.png" xlink:type="simple" xlink:show="embed" xlink:actuate="onLoad" draw:mime-type="image/png"/>
</draw:frame>
</text:p>
      <text:p text:style-name="P4">
这项人事案一旦获得确认，杰佛森将于Fed至关重要的时刻接下副主席一职。Fed去年为了对付高于目标的通货膨胀问题，10度调升利率。</text:p>
      <text:p text:style-name="P4">
拜登表示：「我有信心，这些提名人将有助于在我任内历史性强劲的经济复苏基础上，更进一步发展。」他还说，他相信提名人理解这个角色的跨党派性质。</text:p>
      <text:p text:style-name="P4">
根据预拟的发言内容，杰佛森今天在加州一场会议上表示：「总统拜登和副总统贺锦丽（Kamala Harris）藉由提名对我展现的信任，让我深感荣幸。」</text:p>
      <text:p text:style-name="P4">
去年经联邦参议院确认以来担任Fed理事的杰佛森，将成为第2位担任Fed副主席的非裔男性，凸显拜登政府致力让联准会管理部门多元化的承诺。</text:p>
      <text:p text:style-name="P4">
拜登政府提出的提名人必须经过民主党掌控的参院进行确认。</text:p>
      <text:p text:style-name="P4">
Source: <text:a xlink:type="simple" xlink:href="https://www.rfi.fr/cn/%E5%9B%BD%E9%99%85%E6%8A%A5%E9%81%93/20230513-fed%E5%89%AF%E4%B8%BB%E5%B8%AD%E7%A9%BA%E7%BC%BA-%E6%8B%9C%E7%99%BB%E6%94%BF%E5%BA%9C%E6%8F%90%E5%90%8D%E7%90%86%E4%BA%8B%E6%9D%B0%E4%BD%9B%E6%A3%AE%E5%87%BA%E4%BB%BB" text:style-name="Internet_20_link" text:visited-style-name="Visited_20_Internet_20_Link">
https://www.rfi.fr/cn/%E5%9B%BD%E9%99%85%E6%8A%A5%E9%81%93/20230513-fed%E5%89%AF%E4%B8%BB%E5%B8%AD%E7%A9%BA%E7%BC%BA-%E6%8B%9C%E7%99%BB%E6%94%BF%E5%BA%9C%E6%8F%90%E5%90%8D%E7%90%86%E4%BA%8B%E6%9D%B0%E4%BD%9B%E6%A3%AE%E5%87%BA%E4%BB%BB</text:a>
</text:p>
      <!--NEWS-->
      <text:h text:style-name="P10" text:outline-level="1">
<text:span text:style-name="T4">
曾负责对中事务 美副国务卿雪蔓宣布6月退休</text:span>
</text:h>
      <text:p text:style-name="P4">
Publisher: 法新社</text:p>
      <text:p text:style-name="P4">
Published Time: 2023-05-13T-7:32:08+00:00</text:p>
      <text:p text:style-name="P4">
Modified Time: 2023-05-13T07:05:03+00:00</text:p>
      <text:p text:style-name="P4">
Description: （法新社华盛顿12日电） 美国副国务卿雪蔓今天表示即将退休，距离她在国务院接下第一份工作刚好满30年。73岁的雪蔓曾处理美中之间敏感微妙的关系，早前也主导了与伊朗和北韩的艰辛谈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617581in" draw:z-index="0">
<draw:image xlink:href="../Images/rficn/2023-05-13T-7-32-08-00-00/000000.png" xlink:type="simple" xlink:show="embed" xlink:actuate="onLoad" draw:mime-type="image/png"/>
</draw:frame>
</text:p>
      <text:p text:style-name="P4">
长期待在民主党外交政策圈的雪蔓（Wendy Sherman）表示将于6月底离任。官方尚未宣布继任人选，且人事案须经联邦参议院确认。</text:p>
      <text:p text:style-name="P4">
雪蔓在推特（Twitter）上写道：「身为副国务卿，我对我们处理种种惊人挑战所做的工作感到无比自豪：俄罗斯全面入侵乌克兰、印度太平洋地区的挑战、COVID-19（2019冠状病毒疾病）…同时团结盟友和伙伴来推进更光明未来的共同愿景。」</text:p>
      <text:p text:style-name="P4">
国务卿布林肯（Antony Blinken）向雪蔓致敬，特别针对她在亚洲的参与，以及她团结盟友支持乌克兰所做的努力。</text:p>
      <text:p text:style-name="P4">
布林肯透过声明表示：「她监督了我们强化国务院处理与中华人民共和国之间关系的努力，并让我们与盟友及伙伴更加融合。」</text:p>
      <text:p text:style-name="P4">
雪蔓曾于总统拜登2021年上任后前往中国，就世界两大经济强权之间广泛的竞争议题主持紧绷却平静的会谈。</text:p>
      <text:p text:style-name="P4">
她早前也访问了土耳其和埃及。这两个国家是美国长期盟友，但拜登起初因人权问题考量，承诺保持较远的距离。</text:p>
      <text:p text:style-name="P4">
身为资历丰富的协商代表，雪蔓分别在前总统柯林顿和欧巴马任内斡旋了北韩及伊朗的核子协议；不过，在后来接任的共和党籍总统执政下，两项协议都宣告破裂。</text:p>
      <text:p text:style-name="P4">
Source: <text:a xlink:type="simple" xlink:href="https://www.rfi.fr/cn/%E5%9B%BD%E9%99%85%E6%8A%A5%E9%81%93/20230513-%E6%9B%BE%E8%B4%9F%E8%B4%A3%E5%AF%B9%E4%B8%AD%E4%BA%8B%E5%8A%A1-%E7%BE%8E%E5%89%AF%E5%9B%BD%E5%8A%A1%E5%8D%BF%E9%9B%AA%E8%94%93%E5%AE%A3%E5%B8%836%E6%9C%88%E9%80%80%E4%BC%91" text:style-name="Internet_20_link" text:visited-style-name="Visited_20_Internet_20_Link">
https://www.rfi.fr/cn/%E5%9B%BD%E9%99%85%E6%8A%A5%E9%81%93/20230513-%E6%9B%BE%E8%B4%9F%E8%B4%A3%E5%AF%B9%E4%B8%AD%E4%BA%8B%E5%8A%A1-%E7%BE%8E%E5%89%AF%E5%9B%BD%E5%8A%A1%E5%8D%BF%E9%9B%AA%E8%94%93%E5%AE%A3%E5%B8%836%E6%9C%88%E9%80%80%E4%BC%91</text:a>
</text:p>
      <!--NEWS-->
      <text:h text:style-name="P10" text:outline-level="1">
<text:span text:style-name="T4">
“前线在崩溃”：瓦格纳集团首领怒骂俄正规军在巴赫穆特弃阵脱逃</text:span>
</text:h>
      <text:p text:style-name="P4">
Author: chinese@voanews.com (美国之音)</text:p>
      <text:p text:style-name="P4">
Publisher: 美国之音中文网 (Type: NewsMediaOrganization)</text:p>
      <text:p text:style-name="P4">
Published Time: 2023-05-13T04:11:47+08:00</text:p>
      <text:p text:style-name="P4">
Modified Time: 2023-05-13 16:19:29Z</text:p>
      <text:p text:style-name="P4">
Description: 准军事部队瓦格纳集团创始人普里戈津星期五(5月12日)严厉批评俄罗斯军方。他说，在双方激烈争夺的乌东城市巴赫穆特及周围，俄军部队放弃了侧翼阵地，致使乌军在各个方向攻取了地盘。</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wagner-group-chief-slams-russian-military-says-it-fled-bakhmut-20230512/7091236.html" text:style-name="Internet_20_link" text:visited-style-name="Visited_20_Internet_20_Link">
https://www.voachinese.com/a/wagner-group-chief-slams-russian-military-says-it-fled-bakhmut-20230512/7091236.html</text:a>
</text:p>
      <!--NEWS-->
      <text:h text:style-name="P10" text:outline-level="1">
<text:span text:style-name="T4">
中俄等国联手推翻美元地位？金砖国家南非峰会将讨论建立统一货币</text:span>
</text:h>
      <text:p text:style-name="P4">
Author: chinese@voanews.com (巴特莱特)</text:p>
      <text:p text:style-name="P4">
Publisher: 美国之音中文网 (Type: NewsMediaOrganization)</text:p>
      <text:p text:style-name="P4">
Published Time: 2023-05-13T04:53:31+08:00</text:p>
      <text:p text:style-name="P4">
Modified Time: 2023-05-13 00:29:21Z</text:p>
      <text:p text:style-name="P4">
Description: 南非官员本周表示，建立金砖国家(BRICS)货币将是巴西、俄罗斯、印度、中国和南非这五个新兴国家集团8月在约翰内斯堡举行会议时讨论的主要议题之一。</text:p>
      <text:p text:style-name="P4">
Videos: []</text:p>
      <text:p text:style-name="P4">
Images: []</text:p>
      <text:p text:style-name="P4">
Categories: ['经济·金融·贸易', '非洲', '美国', '中国', '编辑推荐', '全球议题']</text:p>
      <text:p text:style-name="P4">
Type: None</text:p>
      <!--METADATA-->
      <text:p text:style-name="P4">
NoneNone</text:p>
      <text:p text:style-name="P4">
Source: <text:a xlink:type="simple" xlink:href="https://www.voachinese.com/a/common-currency-on-agenda-for-south-african-brics-summit-20230512/7091267.html" text:style-name="Internet_20_link" text:visited-style-name="Visited_20_Internet_20_Link">
https://www.voachinese.com/a/common-currency-on-agenda-for-south-african-brics-summit-20230512/7091267.html</text:a>
</text:p>
      <!--NEWS-->
      <text:h text:style-name="P10" text:outline-level="1">
<text:span text:style-name="T4">
俄罗斯军用直升机坠克里米亚 2飞行员死亡</text:span>
</text:h>
      <text:p text:style-name="P4">
Publisher: 法新社</text:p>
      <text:p text:style-name="P4">
Published Time: 2023-05-13T05:32:07+00:00</text:p>
      <text:p text:style-name="P4">
Modified Time: 2023-05-13T05:20:03+00:00</text:p>
      <text:p text:style-name="P4">
Description: （法新社莫斯科12日电） 俄罗斯国防部宣布，一架俄罗斯军用直升机今天在进行飞行训练期间坠毁于莫斯科兼并的克里米亚，导致机上两名飞行员罹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5-13T05-32-07-00-00/000000.png" xlink:type="simple" xlink:show="embed" xlink:actuate="onLoad" draw:mime-type="image/png"/>
</draw:frame>
</text:p>
      <text:p text:style-name="P4">
俄罗斯国防部发声明说，初步调查结果显示坠机是因机械故障引起。</text:p>
      <text:p text:style-name="P4">
声明提到：「一架Mi-28直升机今天在克里米亚占科伊（Djankoi）地区进行预定的训练飞行时坠毁。两名飞行员丧生。」</text:p>
      <text:p text:style-name="P4">
直升机没有携带弹药，未对地面造成破坏。Mi-28是多功能军用直升机，能发动毁灭性攻击。</text:p>
      <text:p text:style-name="P4">
俄罗斯在2014年自乌克兰手中兼并克里米亚，把克里米亚当作2022年2月对乌克兰发动军事行动的跳板。俄罗斯称近日在克里米亚击退数架无人机或飞弹攻击。</text:p>
      <text:p text:style-name="P4">
2022年8月，克里米亚一处弹药库爆炸，摧毁占科伊军事基地，当时俄罗斯称是遭到蓄意破坏。</text:p>
      <text:p text:style-name="P4">
乌克兰今年3月表示，克里米亚发生爆炸案，摧毁俄罗斯口径（Kalibr）巡弋飞弹，但这样的说法遭莫斯科否认。</text:p>
      <text:p text:style-name="P4">
Source: <text:a xlink:type="simple" xlink:href="https://www.rfi.fr/cn/%E5%9B%BD%E9%99%85%E6%8A%A5%E9%81%93/20230513-%E4%BF%84%E7%BD%97%E6%96%AF%E5%86%9B%E7%94%A8%E7%9B%B4%E5%8D%87%E6%9C%BA%E5%9D%A0%E5%85%8B%E9%87%8C%E7%B1%B3%E4%BA%9A-2%E9%A3%9E%E8%A1%8C%E5%91%98%E6%AD%BB%E4%BA%A1" text:style-name="Internet_20_link" text:visited-style-name="Visited_20_Internet_20_Link">
https://www.rfi.fr/cn/%E5%9B%BD%E9%99%85%E6%8A%A5%E9%81%93/20230513-%E4%BF%84%E7%BD%97%E6%96%AF%E5%86%9B%E7%94%A8%E7%9B%B4%E5%8D%87%E6%9C%BA%E5%9D%A0%E5%85%8B%E9%87%8C%E7%B1%B3%E4%BA%9A-2%E9%A3%9E%E8%A1%8C%E5%91%98%E6%AD%BB%E4%BA%A1</text:a>
</text:p>
      <!--NEWS-->
      <text:h text:style-name="P10" text:outline-level="1">
<text:span text:style-name="T4">
多家电池制造商落脚 法国北部萧条多年迎转机</text:span>
</text:h>
      <text:p text:style-name="P4">
Publisher: 法新社</text:p>
      <text:p text:style-name="P4">
Published Time: 2023-05-13T05:32:08+00:00</text:p>
      <text:p text:style-name="P4">
Modified Time: 2023-05-13T05:05:01+00:00</text:p>
      <text:p text:style-name="P4">
Description: （法新社敦克尔克12日电） 法国北部原本有点萧条，但全球电池制造商正将这里变成一个21世纪制造业中心及欧洲新能源技术的关键来源，台湾固态电池公司辉能科技也宣布要在这个地区设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13T05-32-08-00-00/000000.png" xlink:type="simple" xlink:show="embed" xlink:actuate="onLoad" draw:mime-type="image/png"/>
</draw:frame>
</text:p>
      <text:p text:style-name="P4">
辉能科技是最新一家宣布落脚上法兰西大区（Hauts-de-France）的企业，将在敦克尔克（Dunkirk）投资52亿欧元（约新台币1743亿元）建厂。在当地钢铁业和矿业开始走下坡后，数十年来许多城镇一直奋力对抗不景气。</text:p>
      <text:p text:style-name="P4">
由汽车制造商斯特兰蒂斯集团（Stellantis）、宾士（Mercedes）和法国道达尔能源集团（TotalEnergies）组成的ACC公司决定在比利－贝尔克罗（Billy-Berclau）设厂；中国与日本合作的远景集团（Envision）选在大城里尔（Lille）南方约30公里的杜艾（Douai）投资；法国公司Verkor也选择了拥有深海港的敦克尔克。</text:p>
      <text:p text:style-name="P4">
辉能国际发展执行副总诺曼（Gilles Normand）今天在宣布建新厂的声明中表示：「可以说，法国北部有一个发展中的电池生态系统。」</text:p>
      <text:p text:style-name="P4">
法国总统马克宏（EmmanuelMacron）今天亲自前往敦克尔克，这是他强调政府力图让法国恢复工业化的好机会。数十年来，法国的就业机会不断减少，流向中国和其他成本更低的国家。</text:p>
      <text:p text:style-name="P4">
45岁的马克宏曾是投资银行家，立场亲商，自2017年就任以来，他陆续推动减税、放宽劳动法及推出投资奖励措施，期望降低失业率，并吸引企业投资。</text:p>
      <text:p text:style-name="P4">
他参访一座铝工厂时表示：「我很自豪地说，在一个数十年来不断有工厂关闭的就业市场上，我们正重新让工厂开张、实现工业化。」</text:p>
      <text:p text:style-name="P4">
他也宣布法国核能公司欧安诺（Orano）和中国锂电池制造商XTC将在敦克尔克新投资15亿欧元（约新台币506亿元），生产锂电池用的阴极零件。</text:p>
      <text:p text:style-name="P4">
根据马克宏办公室提供的资料，超过40年来，法国平均每年失去5万个工业就业机会。</text:p>
      <text:p text:style-name="P4">
上法兰西大区曾是法国工业重镇，是织品、煤炭、钢铁和汽车的主要产地之一。即使工厂陆续关闭，汽车制造业仍留存了下来；根据北法投资促进局（Nord FranceInvest）数据，如今这个地区是法国汽车的最大来源地。</text:p>
      <text:p text:style-name="P4">
目前在上法兰西大区设厂的汽车制造商有7家，包括丰田（Toyota）、雷诺（Renault）和斯特兰蒂斯，另外还有密集的零组件供应商网络，这就是电池制造商积极在附近设立据点的主要原因之一。</text:p>
      <text:p text:style-name="P4">
法国「世界报」（Le Monde）报导，上法兰西大区议会主席贝特宏（XavierBertrand）说：「这是建立产业一条龙的策略。我们正处于转变中的10年。」上法兰西大区的失业率近年大幅下降，2022年最后一季为8.7%，但仍比全国平均7%要高。</text:p>
      <text:p text:style-name="P4">
这里向来是法国本土贫穷率最高的地区，根据法国国家统计及经济研究局（INSEE）2018年数据，当地有18%的人口生活在贫穷线以下。</text:p>
      <text:p text:style-name="P4">
Source: <text:a xlink:type="simple" xlink:href="https://www.rfi.fr/cn/%E5%9B%BD%E9%99%85%E6%8A%A5%E9%81%93/20230513-%E5%A4%9A%E5%AE%B6%E7%94%B5%E6%B1%A0%E5%88%B6%E9%80%A0%E5%95%86%E8%90%BD%E8%84%9A-%E6%B3%95%E5%9B%BD%E5%8C%97%E9%83%A8%E8%90%A7%E6%9D%A1%E5%A4%9A%E5%B9%B4%E8%BF%8E%E8%BD%AC%E6%9C%BA" text:style-name="Internet_20_link" text:visited-style-name="Visited_20_Internet_20_Link">
https://www.rfi.fr/cn/%E5%9B%BD%E9%99%85%E6%8A%A5%E9%81%93/20230513-%E5%A4%9A%E5%AE%B6%E7%94%B5%E6%B1%A0%E5%88%B6%E9%80%A0%E5%95%86%E8%90%BD%E8%84%9A-%E6%B3%95%E5%9B%BD%E5%8C%97%E9%83%A8%E8%90%A7%E6%9D%A1%E5%A4%9A%E5%B9%B4%E8%BF%8E%E8%BD%AC%E6%9C%BA</text:a>
</text:p>
      <!--NEWS-->
      <text:h text:style-name="P10" text:outline-level="1">
<text:span text:style-name="T4">
国会议员寻求遏制中国购买美国农田，当地农民怎么说？</text:span>
</text:h>
      <text:p text:style-name="P4">
Author: chinese@voanews.com (法拉鲍)</text:p>
      <text:p text:style-name="P4">
Publisher: 美国之音中文网 (Type: NewsMediaOrganization)</text:p>
      <text:p text:style-name="P4">
Published Time: 2023-05-13T06:01:57+08:00</text:p>
      <text:p text:style-name="P4">
Modified Time: 2023-05-13 01:29:27Z</text:p>
      <text:p text:style-name="P4">
Description: 美国中西部的伊利诺伊州是美国最大的玉米和大豆生产州之一，温德尔·肖曼家族几代人在盖尔斯堡市附近耕种着他们世代拥有的土地。</text:p>
      <text:p text:style-name="P4">
Videos: []</text:p>
      <text:p text:style-name="P4">
Images: []</text:p>
      <text:p text:style-name="P4">
Categories: ['美国', '国会报道', '经济·金融·贸易', '中国', '美中关系', '美中贸易']</text:p>
      <text:p text:style-name="P4">
Type: None</text:p>
      <!--METADATA-->
      <text:p text:style-name="P4">
NoneNone</text:p>
      <text:p text:style-name="P4">
Source: <text:a xlink:type="simple" xlink:href="https://www.voachinese.com/a/us-lawmakers-seek-to-curb-chinese-farmland-purchases-20230512/7091280.html" text:style-name="Internet_20_link" text:visited-style-name="Visited_20_Internet_20_Link">
https://www.voachinese.com/a/us-lawmakers-seek-to-curb-chinese-farmland-purchases-20230512/7091280.html</text:a>
</text:p>
      <!--NEWS-->
      <text:h text:style-name="P10" text:outline-level="1">
<text:span text:style-name="T4">
各国电池厂轮番接力进驻欧洲 提升电池制造能力</text:span>
</text:h>
      <text:p text:style-name="P4">
Publisher: 法新社</text:p>
      <text:p text:style-name="P4">
Published Time: 2023-05-13T06:02:08+00:00</text:p>
      <text:p text:style-name="P4">
Modified Time: 2023-05-13T05:35:02+00:00</text:p>
      <text:p text:style-name="P4">
Description: （法新社法兰克福12日电） 瑞典电池制造商Northvol和台湾固态电池公司辉能科技今天宣布在德国和法国建厂的计画，给予欧洲增强电池制造能力的努力重大推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13T06-02-08-00-00/000000.png" xlink:type="simple" xlink:show="embed" xlink:actuate="onLoad" draw:mime-type="image/png"/>
</draw:frame>
</text:p>
      <text:p text:style-name="P4">
一系列新电池厂兴建计画正在欧洲筹备中，在欧洲奋起直追的同时，面临来自美国和中国的激烈竞争。在经历数个月不确定性后，Northvolt今天宣布将斥资数十亿欧元在德国北部投资兴建一座电动车电池厂，为能源转型提供一大推动力。德国经济部长哈柏克（Robert Habeck）说：「德国可以期待数一数二重要的能源和运输转型计画，这将创造数千个绿色科技工作机会。」Northvolt和德国当局在声明中表示，这座所谓的超级工厂每年将能够为约100万辆电动车提供电池，并将在位于什列斯威-荷斯坦邦（Schleswig-Holstein）的海德（Heide）创造3000个工作机会。 Northvolt工厂预计将于今年动工，并于2026年开始交付电池。</text:p>
      <text:p text:style-name="P4">
另一方面，辉能将在法国北部投资52亿欧元（新台币1743亿元）建厂，这是辉能在欧洲的第一家工厂。辉能希望在2026年底开始生产，并在几年内拥有3000名员工后逐步扩大。</text:p>
      <text:p text:style-name="P4">
辉能产能满载时可为数十万辆车供应电池。辉能专注于「固态」电池的研发，这种电池被认为比电动车中常用的锂离子电池更有效力、更安全、充电也更快。</text:p>
      <text:p text:style-name="P4">
辉能表示，由于许多电动车工厂位于北欧，决定落脚敦克尔克是因为也可以接近客户。</text:p>
      <text:p text:style-name="P4">
Source: <text:a xlink:type="simple" xlink:href="https://www.rfi.fr/cn/%E5%9B%BD%E9%99%85%E6%8A%A5%E9%81%93/20230513-%E5%90%84%E5%9B%BD%E7%94%B5%E6%B1%A0%E5%8E%82%E8%BD%AE%E7%95%AA%E6%8E%A5%E5%8A%9B%E8%BF%9B%E9%A9%BB%E6%AC%A7%E6%B4%B2-%E6%8F%90%E5%8D%87%E7%94%B5%E6%B1%A0%E5%88%B6%E9%80%A0%E8%83%BD%E5%8A%9B" text:style-name="Internet_20_link" text:visited-style-name="Visited_20_Internet_20_Link">
https://www.rfi.fr/cn/%E5%9B%BD%E9%99%85%E6%8A%A5%E9%81%93/20230513-%E5%90%84%E5%9B%BD%E7%94%B5%E6%B1%A0%E5%8E%82%E8%BD%AE%E7%95%AA%E6%8E%A5%E5%8A%9B%E8%BF%9B%E9%A9%BB%E6%AC%A7%E6%B4%B2-%E6%8F%90%E5%8D%87%E7%94%B5%E6%B1%A0%E5%88%B6%E9%80%A0%E8%83%BD%E5%8A%9B</text:a>
</text:p>
      <!--NEWS-->
      <text:h text:style-name="P10" text:outline-level="1">
<text:span text:style-name="T4">
热火击败尼克 闯进NBA东区决赛</text:span>
</text:h>
      <text:p text:style-name="P4">
Publisher: 法新社</text:p>
      <text:p text:style-name="P4">
Published Time: 2023-05-13T06:32:08+00:00</text:p>
      <text:p text:style-name="P4">
Modified Time: 2023-05-13T06:05:01+00:00</text:p>
      <text:p text:style-name="P4">
Description: （法新社迈阿密12日电） 迈阿密热火队今天以96-92击败纽约尼克队，在系列赛中以4比2晋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3T06-32-08-00-00/000000.png" xlink:type="simple" xlink:show="embed" xlink:actuate="onLoad" draw:mime-type="image/png"/>
</draw:frame>
</text:p>
      <text:p text:style-name="P4">
热火队的巴特勒（Jimmy Butler）得24分，阿德巴约（BamAdebayo）得23分，他们两人带领热火队连续第二年进入东区决赛，也是自2020年以来的第3次。</text:p>
      <text:p text:style-name="P4">
热火队同时也是自1999年尼克队以来，第1支进入分区决赛的第8种子队伍，他们在首轮击败头号种子公鹿队，然后在6场艰苦大战中击败尼克队。</text:p>
      <text:p text:style-name="P4">
巴特勒对美国运动媒体ESPN表示，争取胜利这件事，我们做得比其它事都好。</text:p>
      <text:p text:style-name="P4">
「我们整年都在参加这样的比赛。为此已经作好准备，我们会坚持到最后。」</text:p>
      <text:p text:style-name="P4">
热火队今天面临尼克队后卫布朗森的精彩表现，布朗森得到41分，但在比赛还剩16.4秒时却出现关键失误，当时尼克队仅落后2分。</text:p>
      <text:p text:style-name="P4">
比赛还剩不到1分钟时，热火以92比86领先，当时热火队后卫文森（Gabe Vincent）在边线抢球时肘击布朗森的脸，被判恶意犯规。</text:p>
      <text:p text:style-name="P4">
布朗森2罚全中，然后哈特（Josh Hart）上篮得分，纽约队将分差缩小到2分，但布朗森在巴特勒和斯特鲁斯（MaxStrus）包夹下出现失误，巴特勒2罚全中，热火再次扩大领先优势。</text:p>
      <text:p text:style-name="P4">
阿德巴约在上半场得到17分，他在第二节的11分帮助热火队扭转落后的局势。</text:p>
      <text:p text:style-name="P4">
他拿下9个篮板，2次抄抢和1次阻攻，他的扣篮让热火在比赛还剩1分5秒时领先6分。</text:p>
      <text:p text:style-name="P4">
劳瑞（Kyle Lowry）为热火队贡献11分、9次助攻和2次抄截，热火队全场仅有7个三分球，但罚球线25投23中。</text:p>
      <text:p text:style-name="P4">
Source: <text:a xlink:type="simple" xlink:href="https://www.rfi.fr/cn/%E8%BF%90%E5%8A%A8%E5%A4%A9%E5%9C%B0/20230513-%E7%83%AD%E7%81%AB%E5%87%BB%E8%B4%A5%E5%B0%BC%E5%85%8B-%E9%97%AF%E8%BF%9Bnba%E4%B8%9C%E5%8C%BA%E5%86%B3%E8%B5%9B" text:style-name="Internet_20_link" text:visited-style-name="Visited_20_Internet_20_Link">
https://www.rfi.fr/cn/%E8%BF%90%E5%8A%A8%E5%A4%A9%E5%9C%B0/20230513-%E7%83%AD%E7%81%AB%E5%87%BB%E8%B4%A5%E5%B0%BC%E5%85%8B-%E9%97%AF%E8%BF%9Bnba%E4%B8%9C%E5%8C%BA%E5%86%B3%E8%B5%9B</text:a>
</text:p>
      <!--NEWS-->
      <text:h text:style-name="P10" text:outline-level="1">
<text:span text:style-name="T4">
依赖性太大带来风险 欧盟外长支持减少对华经济依赖</text:span>
</text:h>
      <text:p text:style-name="P4">
Author: 联合早报 (Person)</text:p>
      <text:p text:style-name="P4">
Publisher: 联合早报 (Organization)</text:p>
      <text:p text:style-name="P4">
Published Time: 2023-05-13T06:58</text:p>
      <text:p text:style-name="P4">
Modified Time: 2023-05-13T07:06</text:p>
      <text:p text:style-name="P4">
Description: 欧盟首席外交政策官员说，一项减少对中国经济依赖的计划获得欧盟外长的支持，接下来必须探讨的是该如何具体实现这一目标。路透社报道，欧盟外长星期五（5月12日）在斯德哥尔摩开会，讨论如何...</text:p>
      <text:p text:style-name="P4">
Videos: []</text:p>
      <text:p text:style-name="P4">
Audios: []</text:p>
      <text:p text:style-name="P4">
Images: []</text:p>
      <text:p text:style-name="P4">
Type: NewsArticle</text:p>
      <text:p text:style-name="P4">
Breadcrumbs: ['即时', '国际']</text:p>
      <text:p text:style-name="P4">
Keywords: ['欧盟', '中国', '经济']</text:p>
      <!--METADATA-->
      <text:p text:style-name="P4">
欧盟首席外交政策官员说，一项减少对中国经济依赖的计划获得欧盟外长的支持，接下来必须探讨的是该如何具体实现这一目标。</text:p>
      <text:p text:style-name="P4">
路透社报道，欧盟外长星期五（5月12日）在斯德哥尔摩开会，讨论如何减少欧洲对中国的依赖。欧盟外交与安全政策高级代表博雷利在会后告诉媒体，欧盟外长广泛支持调整对华政策的计划，在更加重视中国作为一个政治对手的同时，继续将北京视为全球问题的合作伙伴和经济上的竞争对手。</text:p>
      <text:p text:style-name="P4">
博雷利说：“依赖性太大会带来风险。”他说：“欧盟同僚对我们提交的计划表示欢迎。他们同意我们重新调整对华战略的基本路线。”</text:p>
      <text:p text:style-name="P4">
他指欧盟必须从乌克兰战争爆发前所犯下的“战略错误”吸取教训，那就是过于依赖俄罗斯的天然气。</text:p>
      <text:p text:style-name="P4">
博雷利说，如今欧盟在关键技术方面包括太阳能电池板和关键材料等，对中国的依赖程度更甚于对俄罗斯能源的依赖。</text:p>
      <text:p text:style-name="P4">
他说：“去风险化只是一个名词。但这个名词背后代表着大量的工作，我们需要很多时间来审查欧盟与中国的所有经济关系。”</text:p>
      <text:p text:style-name="P4">
不过，博雷尔强调，欧盟的目的并不是让欧洲和中国经济“脱钩”，而是要重新平衡这种关系。</text:p>
      <text:p text:style-name="P4">
立陶宛外长兰茨贝吉斯则警告说，就算欧盟不想在经济上与中国脱钩，也需要为这种情况做好准备。</text:p>
      <text:p text:style-name="P4">
兰茨贝吉斯说：“我们仍然需要为可能出现脱钩情况做好准备——这不是我们希望发生的情况，像俄罗斯（入侵乌克兰）一样，也不是我们决意要制造的事，比如说台湾海峡的现状被武力所改变。”</text:p>
      <text:p text:style-name="P4">
欧盟官员将着手完善减少对中国经济依赖的提案，然后提交给欧盟领导人。预计欧盟领导人将在6月的峰会上讨论中国问题。</text:p>
      <text:p text:style-name="P4">
Source: <text:a xlink:type="simple" xlink:href="https://www.zaobao.com.sg/realtime/world/story20230513-1394118" text:style-name="Internet_20_link" text:visited-style-name="Visited_20_Internet_20_Link">
https://www.zaobao.com.sg/realtime/world/story20230513-1394118</text:a>
</text:p>
      <!--NEWS-->
      <text:h text:style-name="P10" text:outline-level="1">
<text:span text:style-name="T4">
消息：G7峰会声明拟对中国的“经济胁迫”表担忧</text:span>
</text:h>
      <text:p text:style-name="P4">
Author: 联合早报 (Person)</text:p>
      <text:p text:style-name="P4">
Publisher: 联合早报 (Organization)</text:p>
      <text:p text:style-name="P4">
Published Time: 2023-05-13T07:19</text:p>
      <text:p text:style-name="P4">
Modified Time: 2023-05-13T07:43</text:p>
      <text:p text:style-name="P4">
Description: 有消息指，七国集团（G7）领导人将在下周峰会发表一份声明，对中国在海外交易中使用“经济胁迫”表示担忧。G7领导人峰会将于5月19日至21日在日本广岛举行。路透社报道，熟悉相关讨论的...</text:p>
      <text:p text:style-name="P4">
Videos: []</text:p>
      <text:p text:style-name="P4">
Audios: []</text:p>
      <text:p text:style-name="P4">
Images: []</text:p>
      <text:p text:style-name="P4">
Type: NewsArticle</text:p>
      <text:p text:style-name="P4">
Breadcrumbs: ['即时', '国际']</text:p>
      <text:p text:style-name="P4">
Keywords: ['七国集团', '日本', '广岛', '中国']</text:p>
      <!--METADATA-->
      <text:p text:style-name="P4">
有消息指，七国集团（G7）领导人将在下周峰会发表一份声明，对中国在海外交易中使用“经济胁迫”表示担忧。</text:p>
      <text:p text:style-name="P4">
G7领导人峰会将于5月19日至21日在日本广岛举行。</text:p>
      <text:p text:style-name="P4">
路透社报道，熟悉相关讨论的一名美国官员透露，这份声明可能是广岛G7峰会公报的组成部分之一，预计将与一份更广泛的书面提案相结合，说明七个发达经济体将如何合作应对“来自任何国家的经济胁迫”。</text:p>
      <text:p text:style-name="P4">
这名美国官员星期五（5月12日）说，G7峰会的主要声明将包括“一个专门针对中国的部分”，并列出一系列的担忧，其中包括“经济胁迫和我们所看到的（中华人民共和国）其他行为”。</text:p>
      <text:p text:style-name="P4">
另有一份“经济安全声明将更多地谈到用于应对中国这些行为的工具”，包括规划和协调措施。</text:p>
      <text:p text:style-name="P4">
这几份声明预计将比过去G7峰会发表的声明更具体明确。</text:p>
      <text:p text:style-name="P4">
中国一直是美国总统拜登的外交政策重心，拜登致力于防止美中之间的紧张和竞争关系包括台湾问题，转变为公开的冲突。</text:p>
      <text:p text:style-name="P4">
G7成员包括美国、德国、英国、法国、意大利、加拿大和日本，在经济上与中国关系密切。</text:p>
      <text:p text:style-name="P4">
中国是世界上最大的出口国，也是G7国家许多企业的主要市场。</text:p>
      <text:p text:style-name="P4">
Source: <text:a xlink:type="simple" xlink:href="https://www.zaobao.com.sg/realtime/world/story20230513-1394119" text:style-name="Internet_20_link" text:visited-style-name="Visited_20_Internet_20_Link">
https://www.zaobao.com.sg/realtime/world/story20230513-1394119</text:a>
</text:p>
      <!--NEWS-->
      <text:h text:style-name="P10" text:outline-level="1">
<text:span text:style-name="T4">
美军正研发基因武器针对华人？北京用20年前可信度不明的官媒文章指控华盛顿</text:span>
</text:h>
      <text:p text:style-name="P4">
Author: chinese@voanews.com (文灏)</text:p>
      <text:p text:style-name="P4">
Publisher: 美国之音中文网 (Type: NewsMediaOrganization)</text:p>
      <text:p text:style-name="P4">
Published Time: 2023-05-13T07:25:52+08:00</text:p>
      <text:p text:style-name="P4">
Modified Time: 2023-05-12 23:25:52Z</text:p>
      <text:p text:style-name="P4">
Description: 中国外交部日前声称美国正研发基因武器专门针对华人，并表示这一计划已经受到了美国媒体的披露。但美国之音的调查发现，这一指称其实来自于一篇20年前的中国官媒文章，其中引用的中国活动人士声称美国的基因武器导致了中国2003年的非典型肺炎(SARS)爆发。</text:p>
      <text:p text:style-name="P4">
Videos: []</text:p>
      <text:p text:style-name="P4">
Images: []</text:p>
      <text:p text:style-name="P4">
Categories: ['美中关系', '中国']</text:p>
      <text:p text:style-name="P4">
Type: None</text:p>
      <!--METADATA-->
      <text:p text:style-name="P4">
NoneNone</text:p>
      <text:p text:style-name="P4">
Source: <text:a xlink:type="simple" xlink:href="https://www.voachinese.com/a/wang-wenbin-us-genome-20230512/7091338.html" text:style-name="Internet_20_link" text:visited-style-name="Visited_20_Internet_20_Link">
https://www.voachinese.com/a/wang-wenbin-us-genome-20230512/7091338.html</text:a>
</text:p>
      <!--NEWS-->
      <text:h text:style-name="P10" text:outline-level="1">
<text:span text:style-name="T4">
美国指伊朗骚扰船只 将增派部队赴波斯湾加强防御</text:span>
</text:h>
      <text:p text:style-name="P4">
Publisher: 法新社</text:p>
      <text:p text:style-name="P4">
Published Time: 2023-05-13T07:32:08+00:00</text:p>
      <text:p text:style-name="P4">
Modified Time: 2023-05-13T07:20:04+00:00</text:p>
      <text:p text:style-name="P4">
Description: （法新社华盛顿12日电） 白宫国家安全会议发言人柯比（John Kirby）今天表示，伊朗在富含石油的波斯湾水域骚扰船只的行为与日俱增，美国政府正派遣增援部队前往当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13T07-32-08-00-00/000000.png" xlink:type="simple" xlink:show="embed" xlink:actuate="onLoad" draw:mime-type="image/png"/>
</draw:frame>
</text:p>
      <text:p text:style-name="P4">
柯比告诉记者，「国防部将采取一连串行动来强化我们在波斯湾的防御态势」，将在近日说明相关细节。</text:p>
      <text:p text:style-name="P4">
司令部设置在巴林的美国海军第5舰队透过声明表示，正与区域盟友及伙伴合作，在荷莫兹海峡（Strait of Hormuz）增加巡逻船舰与飞机的轮替次数。</text:p>
      <text:p text:style-name="P4">
柯比说，伊朗15年来「骚扰、攻击或干预了」在不同国家注册的15艘商船。他还说：「我们看到伊朗再三威胁、用武力扣押、攻击商业承运者，这些业者是在国际水域和区域战略水道行使航行权利和自由。」</text:p>
      <text:p text:style-name="P4">
伊朗素来与美国不睦，但近期正试图修复与邻近阿拉伯国家的关系。</text:p>
      <text:p text:style-name="P4">
柯比说：「美国不会让外来或区域势力破坏中东水道的航行自由，包括荷莫兹海峡。」</text:p>
      <text:p text:style-name="P4">
Source: <text:a xlink:type="simple" xlink:href="https://www.rfi.fr/cn/%E5%9B%BD%E9%99%85%E6%8A%A5%E9%81%93/20230513-%E7%BE%8E%E5%9B%BD%E6%8C%87%E4%BC%8A%E6%9C%97%E9%AA%9A%E6%89%B0%E8%88%B9%E5%8F%AA-%E5%B0%86%E5%A2%9E%E6%B4%BE%E9%83%A8%E9%98%9F%E8%B5%B4%E6%B3%A2%E6%96%AF%E6%B9%BE%E5%8A%A0%E5%BC%BA%E9%98%B2%E5%BE%A1" text:style-name="Internet_20_link" text:visited-style-name="Visited_20_Internet_20_Link">
https://www.rfi.fr/cn/%E5%9B%BD%E9%99%85%E6%8A%A5%E9%81%93/20230513-%E7%BE%8E%E5%9B%BD%E6%8C%87%E4%BC%8A%E6%9C%97%E9%AA%9A%E6%89%B0%E8%88%B9%E5%8F%AA-%E5%B0%86%E5%A2%9E%E6%B4%BE%E9%83%A8%E9%98%9F%E8%B5%B4%E6%B3%A2%E6%96%AF%E6%B9%BE%E5%8A%A0%E5%BC%BA%E9%98%B2%E5%BE%A1</text:a>
</text:p>
      <!--NEWS-->
      <text:h text:style-name="P10" text:outline-level="1">
<text:span text:style-name="T4">
拜登提名世银执行董事库格勒任Fed理事</text:span>
</text:h>
      <text:p text:style-name="P4">
Publisher: 法新社</text:p>
      <text:p text:style-name="P4">
Published Time: 2023-05-13T07:32:09+00:00</text:p>
      <text:p text:style-name="P4">
Modified Time: 2023-05-13T07:05:02+00:00</text:p>
      <text:p text:style-name="P4">
Description: （法新社华盛顿12日电） 美国总统拜登今天提名联邦准备理事会（Fed）理事杰佛森（Philip Jefferson）出掌副主席外，也提名任命世界银行现任执行董事库格勒（Adria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3T07-32-09-00-00/000000.png" xlink:type="simple" xlink:show="embed" xlink:actuate="onLoad" draw:mime-type="image/png"/>
</draw:frame>
</text:p>
      <text:p text:style-name="P4">
白宫透过声明表示，拜登也任命世界银行（World Bank）现任执行董事库格勒担任Fed理事，并重新提名库克（LisaCook）连任Fed理事，任期整整14年。</text:p>
      <text:p text:style-name="P4">
人事案一经确认，库格勒将成为第一位在Fed治理组织中效力的西裔美国人，且将在制定基准利率方面扮演关键角色。</text:p>
      <text:p text:style-name="P4">
拜登政府提出的提名人必须经过民主党掌控的参院进行确认。</text:p>
      <text:p text:style-name="P4">
Source: <text:a xlink:type="simple" xlink:href="https://www.rfi.fr/cn/%E5%9B%BD%E9%99%85%E6%8A%A5%E9%81%93/20230513-%E6%8B%9C%E7%99%BB%E6%8F%90%E5%90%8D%E4%B8%96%E9%93%B6%E6%89%A7%E8%A1%8C%E8%91%A3%E4%BA%8B%E5%BA%93%E6%A0%BC%E5%8B%92%E4%BB%BBfed%E7%90%86%E4%BA%8B" text:style-name="Internet_20_link" text:visited-style-name="Visited_20_Internet_20_Link">
https://www.rfi.fr/cn/%E5%9B%BD%E9%99%85%E6%8A%A5%E9%81%93/20230513-%E6%8B%9C%E7%99%BB%E6%8F%90%E5%90%8D%E4%B8%96%E9%93%B6%E6%89%A7%E8%A1%8C%E8%91%A3%E4%BA%8B%E5%BA%93%E6%A0%BC%E5%8B%92%E4%BB%BBfed%E7%90%86%E4%BA%8B</text:a>
</text:p>
      <!--NEWS-->
      <text:h text:style-name="P10" text:outline-level="1">
<text:span text:style-name="T4">
救援使命：把被“转移”至俄罗斯的乌克兰儿童接回家</text:span>
</text:h>
      <text:p text:style-name="P4">
Author: chinese@voanews.com (希瑟·默多克)</text:p>
      <text:p text:style-name="P4">
Publisher: 美国之音中文网 (Type: NewsMediaOrganization)</text:p>
      <text:p text:style-name="P4">
Published Time: 2023-05-13T07:40:14+08:00</text:p>
      <text:p text:style-name="P4">
Modified Time: 2023-05-12 23:49:28Z</text:p>
      <text:p text:style-name="P4">
Description: 2022年2月，俄罗斯一夜之间占领了伊琳娜·格林钦科所在的哈尔科夫州城镇。“我们一觉醒来，这里归俄罗斯管了，”她说。战斗去年整个夏天持续不断。在此期间，俄罗斯当局对家长们说，他们的孩子可以被转移到营地里，孩子们可以在阳光下嬉戏，还可以学习。</text:p>
      <text:p text:style-name="P4">
Videos: []</text:p>
      <text:p text:style-name="P4">
Images: []</text:p>
      <text:p text:style-name="P4">
Categories: ['乌克兰局势', '欧洲', '人权', '编辑推荐']</text:p>
      <text:p text:style-name="P4">
Type: None</text:p>
      <!--METADATA-->
      <text:p text:style-name="P4">
NoneNone</text:p>
      <text:p text:style-name="P4">
Source: <text:a xlink:type="simple" xlink:href="https://www.voachinese.com/a/returning-ukraine-s-children-evacuated-to-russia-20230512/7091388.html" text:style-name="Internet_20_link" text:visited-style-name="Visited_20_Internet_20_Link">
https://www.voachinese.com/a/returning-ukraine-s-children-evacuated-to-russia-20230512/7091388.html</text:a>
</text:p>
      <!--NEWS-->
      <text:h text:style-name="P10" text:outline-level="1">
<text:span text:style-name="T4">
国际体育赛事重返中国 苏迪曼杯周日开打</text:span>
</text:h>
      <text:p text:style-name="P4">
Author: None (Language: zh)</text:p>
      <text:p text:style-name="P4">
Publisher: None</text:p>
      <text:p text:style-name="P4">
Time: 2023-05-13T07:43:00Z</text:p>
      <text:p text:style-name="P4">
Description: 疫情过后，世界各体育组织都渴望在中国重新举办赛事，赢取丰厚利润。苏迪曼杯羽毛球团体锦标赛将于周日（5月14日）在苏州拉开帷幕。</text:p>
      <text:p text:style-name="P4">
Videos: []</text:p>
      <text:p text:style-name="P4">
Images: ["<text:a xlink:type="simple" xlink:href="https://static.dw.com/image/63175878_303.jpg" text:style-name="Internet_20_link" text:visited-style-name="Visited_20_Internet_20_Link">
63175878_303.jpg</text:a>
", "<text:a xlink:type="simple" xlink:href="https://static.dw.com/image/65316345_401.jpg" text:style-name="Internet_20_link" text:visited-style-name="Visited_20_Internet_20_Link">
65316345_401.jpg</text:a>
", "<text:a xlink:type="simple" xlink:href="https://static.dw.com/image/63885835_401.jpg" text:style-name="Internet_20_link" text:visited-style-name="Visited_20_Internet_20_Link">
63885835_401.jpg</text:a>
", "<text:a xlink:type="simple" xlink:href="https://static.dw.com/image/56957618_404.jpg" text:style-name="Internet_20_link" text:visited-style-name="Visited_20_Internet_20_Link">
56957618_404.jpg</text:a>
"]</text:p>
      <text:p text:style-name="P4">
Subject: 足坛体坛</text:p>
      <text:p text:style-name="P4">
Subjects: ['国际体育赛事', '苏迪曼杯', '疫情', '清零', '苏州', '彭帅', '体育', '赛事', '运动']</text:p>
      <text:p text:style-name="P4">
Keywords: ['意见反馈']</text:p>
      <text:p text:style-name="P4">
ID: 65611801</text:p>
      <!--METADATA-->
      <text:p text:style-name="P4">
<text:a xlink:type="simple" xlink:href="https://www.dw.com/zh/overlay/image/article/65611801/63175878" text:style-name="Internet_20_link" text:visited-style-name="Visited_20_Internet_20_Link">
 <draw:frame draw:style-name="fr1" draw:name="Image34" text:anchor-type="as-char" svg:width="6.9236in" svg:height="3.896998in" draw:z-index="0">
<draw:image xlink:href="../Images/dwzh/2023-05-13T07-43-00Z/63175878_303.jpg" xlink:type="simple" xlink:show="embed" xlink:actuate="onLoad" draw:mime-type="image/jpeg"/>
</draw:frame>
</text:a>
</text:p>
      <text:p text:style-name="P4">
世界各体育组织都渴望疫情后在中国重新举办赛事，赢取丰厚利润（资料图片）</text:p>
      <text:p text:style-name="P4">
（德国之声中文网）中国即将举办取消“清零”政策以来的首场大型国际体育赛事，成为精英体育赛事在疫情后重返中国的开端。</text:p>
      <text:p text:style-name="P4">
除了 <text:a xlink:type="simple" xlink:href="https://www.dw.com/zh/zh/北京冬奥会开幕你需要知道的几件事/a-60655732" text:style-name="Internet_20_link" text:visited-style-name="Visited_20_Internet_20_Link">
 </text:a>
外，2019年底中国爆发疫情后，几乎所有国际体育赛事都在中国停摆。 <text:a xlink:type="simple" xlink:href="https://www.dw.com/zh/zh/一夜解封开心困惑与担忧共存/a-64119664" text:style-name="Internet_20_link" text:visited-style-name="Visited_20_Internet_20_Link">
</text:a>
，随后世界各体育组织都渴望在这个世界第二大经济体重新举办赛事，赢取丰厚利润。</text:p>
      <text:p text:style-name="P4">
<draw:frame draw:style-name="fr1" draw:name="Image35" text:anchor-type="as-char" svg:width="6.9236in" svg:height="3.896998in" draw:z-index="0">
<draw:image xlink:href="../Images/dwzh/2023-05-13T07-43-00Z/65316345_401.jpg" xlink:type="simple" xlink:show="embed" xlink:actuate="onLoad" draw:mime-type="image/jpeg"/>
</draw:frame>
</text:p>
      <text:p text:style-name="P4">
疫情后，几乎所有国际体育赛事都在中国停摆，不过2022年初北京冬奥会（图）在“泡泡”中举行</text:p>
      <text:h text:style-name="P12" text:outline-level="3">
<text:span text:style-name="T4">
国际体育赛事纷纷重返中国</text:span>
</text:h>
      <text:p text:style-name="P4">
苏迪曼杯团体锦标赛是世界最大规模的羽毛球赛事之一，将于周日（5月14日）在苏州拉开帷幕。</text:p>
      <text:p text:style-name="P4">
国际女子网球赛（WTA）和男子职业网球赛（ATP）将于今年晚些时候全面返回中国，而去年延期的杭州亚运会也将于秋季举行。</text:p>
      <text:p text:style-name="P4">
主要的田径赛和斯诺克台球赛也都已枕戈待旦。不过上海的一级方程式锦标赛要到明年才会举行。高尔夫比赛的重返也还在安排之中。</text:p>
      <text:p text:style-name="P4">
“疫情这几年对我们任何人来说都不容易。”世界羽毛球联合会主席拉森（Poul-Erik Hoyer-Larsen）说，他称重返中国是一个“重要时刻”。</text:p>
      <text:p text:style-name="P4">
拉森说：“中国与羽毛球有着如此活跃的联系，我们错过了这么多个月举办中国锦标赛的机会，简直让人感到奇怪。”</text:p>
      <text:p text:style-name="P4">
网球运动从将从9月开始大规模回归中国。</text:p>
      <text:p text:style-name="P4">
周一，男子职业网球赛（ATP）组办方庆祝“新时代”的开始，因为它推出了扩大版的上海大师赛，提高了奖金，使其成为亚洲最富有的体育赛事。</text:p>
      <text:p text:style-name="P4">
<text:a xlink:type="simple" xlink:href="https://www.dw.com/zh/zh/彭帅事件一年余-女子网球协会宣布恢复中国赛事/a-65316854" text:style-name="Internet_20_link" text:visited-style-name="Visited_20_Internet_20_Link">
 </text:a>
</text:p>
      <text:p text:style-name="P4">
<draw:frame draw:style-name="fr1" draw:name="Image36" text:anchor-type="as-char" svg:width="6.9236in" svg:height="3.896998in" draw:z-index="0">
<draw:image xlink:href="../Images/dwzh/2023-05-13T07-43-00Z/63885835_401.jpg" xlink:type="simple" xlink:show="embed" xlink:actuate="onLoad" draw:mime-type="image/jpeg"/>
</draw:frame>
</text:p>
      <text:p text:style-name="P4">
苏迪曼杯团体锦标赛将于周日（5月14日）在苏州拉开帷幕。中国队是苏迪曼杯历史上最成功的球队。图为中国队员2016年在香港羽毛球公开赛期间对阵日本的资料图片</text:p>
      <text:h text:style-name="P12" text:outline-level="3">
<text:span text:style-name="T4">
中国运动员信心满满</text:span>
</text:h>
      <text:p text:style-name="P4">
疫情期间，中国国内大多数体育比赛都在严格的防疫措施之下继续进行。</text:p>
      <text:p text:style-name="P4">
卫冕冠军中国队是苏迪曼杯历史上最成功的球队，曾经12次夺冠。</text:p>
      <text:p text:style-name="P4">
拉森说：“尽管有疫情的挑战，羽毛球运动仍然在中国继续发展和繁荣。”他指出，中国“专业和业余球员的数量都在不断增加”。</text:p>
      <text:p text:style-name="P4">
<draw:frame draw:style-name="fr1" draw:name="Image37" text:anchor-type="as-char" svg:width="6.9236in" svg:height="3.889434in" draw:z-index="0">
<draw:image xlink:href="../Images/dwzh/2023-05-13T07-43-00Z/56957618_404.jpg" xlink:type="simple" xlink:show="embed" xlink:actuate="onLoad" draw:mime-type="image/jpeg"/>
</draw:frame>
</text:p>
      <text:p text:style-name="P4">
世界羽毛球联合会主席拉森（Poul-Erik Hoyer-Larsen）</text:p>
      <text:p text:style-name="P4">
他说：“羽毛球粉丝数量也在猛增，他们对羽毛球的热爱一如既往，这从中国队及明星的受欢迎程度可以看出来。”</text:p>
      <text:p text:style-name="P4">
中国羽毛球队混合双打冠军黄雅琼说，她们很高兴能在主场比赛。“我们的感受和球迷一样，”她在3月份小组赛抽签时说，“这是疫情后在中国举办的第一场大型赛事，希望我们能打出一场精彩的比赛。”</text:p>
      <text:p text:style-name="P4">
中国队将在A组对阵欧洲冠军丹麦、非洲冠军埃及和新加坡队。</text:p>
      <text:p text:style-name="P4">
黄雅琼的搭档郑思维表示，参加这项享有盛誉的赛事，她们对自己的实力有信心。“我认为我们在每个单项比赛中仍然非常有竞争力，有信心击败任何对手。”郑思维说，“我们所要做的就是释放自己。”</text:p>
      <text:p text:style-name="P4">
中国之外的其余国家中，只有两个国家赢得过苏迪曼杯冠军——韩国四次和印度尼西亚一次。</text:p>
      <text:p text:style-name="P4">
但拉森不排除爆冷的可能。他说：“随着许多国家羽毛球水平的提高，以及最近几位新面孔的脱颖而出，现在可能是出现新冠军的时候了。”</text:p>
      <text:p text:style-name="P4">
（法新社）</text:p>
      <text:p text:style-name="P4">
Source: <text:a xlink:type="simple" xlink:href="https://www.dw.com/zh/国际体育赛事重返中国-苏迪曼杯周日开打/a-65611801" text:style-name="Internet_20_link" text:visited-style-name="Visited_20_Internet_20_Link">
https://www.dw.com/zh/国际体育赛事重返中国-苏迪曼杯周日开打/a-65611801?maca=chi-rss-chi-all-1127-rdf</text:a>
</text:p>
      <!--NEWS-->
      <text:h text:style-name="P10" text:outline-level="1">
<text:span text:style-name="T4">
欧盟希望“重新校正”对中国的立场</text:span>
</text:h>
      <text:p text:style-name="P4">
Author: chinese@voanews.com (美国之音)</text:p>
      <text:p text:style-name="P4">
Publisher: 美国之音中文网 (Type: NewsMediaOrganization)</text:p>
      <text:p text:style-name="P4">
Published Time: 2023-05-13T08:19:30+08:00</text:p>
      <text:p text:style-name="P4">
Modified Time: 2023-05-13 01:28:24Z</text:p>
      <text:p text:style-name="P4">
Description: 欧洲联盟外交政策负责人表示，欧盟各国外交部长周五（5月12日）同意有必要 “重新校正” 欧洲对中国的立场，以减少依赖关系，并劝诱北京对俄罗斯在乌克兰的战争采取更强硬的立场。</text:p>
      <text:p text:style-name="P4">
Videos: []</text:p>
      <text:p text:style-name="P4">
Images: []</text:p>
      <text:p text:style-name="P4">
Categories: ['欧洲', '经济·金融·贸易', '中国', '乌克兰局势']</text:p>
      <text:p text:style-name="P4">
Type: None</text:p>
      <!--METADATA-->
      <text:p text:style-name="P4">
NoneNone</text:p>
      <text:p text:style-name="P4">
Source: <text:a xlink:type="simple" xlink:href="https://www.voachinese.com/a/eu-wants-to-re-calibrate-position-on-china-20230512/7091380.html" text:style-name="Internet_20_link" text:visited-style-name="Visited_20_Internet_20_Link">
https://www.voachinese.com/a/eu-wants-to-re-calibrate-position-on-china-20230512/7091380.html</text:a>
</text:p>
      <!--NEWS-->
      <text:h text:style-name="P10" text:outline-level="1">
<text:span text:style-name="T4">
公报草案：G7财长同意年底前启动全球供应链多元化计划</text:span>
</text:h>
      <text:p text:style-name="P4">
Author: 联合早报 (Person)</text:p>
      <text:p text:style-name="P4">
Publisher: 联合早报 (Organization)</text:p>
      <text:p text:style-name="P4">
Published Time: 2023-05-13T08:26</text:p>
      <text:p text:style-name="P4">
Modified Time: 2023-05-13T08:26</text:p>
      <text:p text:style-name="P4">
Description: 根据路透社看到的七国集团（G7）财政部长和中央银行行长会议的最终版本公报草案，G7金融领导人同意在今年年底前，启动一项“能够保障能源安全”的全球供应链多元化计划。G7财长和央行行长...</text:p>
      <text:p text:style-name="P4">
Videos: []</text:p>
      <text:p text:style-name="P4">
Audios: []</text:p>
      <text:p text:style-name="P4">
Images: []</text:p>
      <text:p text:style-name="P4">
Type: NewsArticle</text:p>
      <text:p text:style-name="P4">
Breadcrumbs: ['即时', '国际']</text:p>
      <text:p text:style-name="P4">
Keywords: ['七国集团', '金融', '供应链', '能源安全']</text:p>
      <!--METADATA-->
      <text:p text:style-name="P4">
根据路透社看到的七国集团（G7）财政部长和中央银行行长会议的最终版本公报草案，G7金融领导人同意在今年年底前，启动一项“能够保障能源安全”的全球供应链多元化计划。</text:p>
      <text:p text:style-name="P4">
G7财长和央行行长会议公报将在星期六（5月13日）发布。</text:p>
      <text:p text:style-name="P4">
根据公报草案，全球经济前景不确定性加剧，G7财长呼吁各国在制定指导政策时，“保持警惕、灵活和弹性”。</text:p>
      <text:p text:style-name="P4">
公报草案没有提到美国联邦债务上限的谈判僵局。</text:p>
      <text:p text:style-name="P4">
关于银行系统问题，公报草案称2008年全球金融危机后实施的金融监管改革，确保了金融系统的“韧性”。</text:p>
      <text:p text:style-name="P4">
G7财长和央行行长在公报草案中承诺，“将解决银行系统中的数据、监管和行政法规条例的漏洞”。</text:p>
      <text:p text:style-name="P4">
为期三天的G7财长与央行行长会议于日本新潟举行，中国是此次会议的讨论焦点。本届G7峰会轮值主席国日本正在努力实现供应链多元化，并减少对中国的严重依赖。</text:p>
      <text:p text:style-name="P4">
Source: <text:a xlink:type="simple" xlink:href="https://www.zaobao.com.sg/realtime/world/story20230513-1394122" text:style-name="Internet_20_link" text:visited-style-name="Visited_20_Internet_20_Link">
https://www.zaobao.com.sg/realtime/world/story20230513-1394122</text:a>
</text:p>
      <!--NEWS-->
      <text:h text:style-name="P10" text:outline-level="1">
<text:span text:style-name="T4">
近20年来最猛飓风将登陆 孟加拉疏散洛兴雅难民</text:span>
</text:h>
      <text:p text:style-name="P4">
Publisher: 法新社</text:p>
      <text:p text:style-name="P4">
Published Time: 2023-05-13T08:32:08+00:00</text:p>
      <text:p text:style-name="P4">
Modified Time: 2023-05-13T08:05:02+00:00</text:p>
      <text:p text:style-name="P4">
Description: （法新社孟加拉代格纳夫13日电） 由于近20年来最强大的飓风摩卡逼近孟加拉和邻国缅甸，孟加拉官员今天表示，已将洛兴雅（Rohingya）难民从「危险地带」疏散到社区中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5-13T08-32-08-00-00/000000.png" xlink:type="simple" xlink:show="embed" xlink:actuate="onLoad" draw:mime-type="image/png"/>
</draw:frame>
</text:p>
      <text:p text:style-name="P4">
飓风摩卡（Mocha）风速达每小时175公里，达卡气象局官员称对当地造成「非常严重」的威胁，印度气象局官员则称威胁「极为严重」。</text:p>
      <text:p text:style-name="P4">
摩卡飓风预料明早将在孟加拉东南部科克斯巴扎尔（Cox'sBazar）和缅甸西部若开邦（Rakhine）沿岸的实兑（Sittwe）之间登陆。科克斯巴扎尔难民营收容将近100万洛兴雅难民，他们居住在破旧不堪的房舍中。孟加拉气象局负责人拉曼（Azizur Rahman）告诉法新社：「摩卡是自飓风西达（Sidr）以来威力最强的风暴。」西达飓风于2007年11月侵袭孟加拉南部海岸，造成3000多人死亡，并带来数十亿美元的灾损。</text:p>
      <text:p text:style-name="P4">
孟加拉当局禁止洛兴雅人用水泥建造永久性房屋，因为担心这会鼓励他们永久定居，不会返回他们5年前逃离的缅甸。</text:p>
      <text:p text:style-name="P4">
住在边境城镇代格纳夫（Teknaf）附近纳亚帕拉（Nayapara）难民营的难民阿迈德（EnamAhmed）说：「我们住在用防水布和竹子搭建的棚舍里。我们很害怕，不知道可以去哪里避难。我们处于恐慌之中。」</text:p>
      <text:p text:style-name="P4">
Source: <text:a xlink:type="simple" xlink:href="https://www.rfi.fr/cn/%E5%9B%BD%E9%99%85%E6%8A%A5%E9%81%93/20230513-%E8%BF%9120%E5%B9%B4%E6%9D%A5%E6%9C%80%E7%8C%9B%E9%A3%93%E9%A3%8E%E5%B0%86%E7%99%BB%E9%99%86-%E5%AD%9F%E5%8A%A0%E6%8B%89%E7%96%8F%E6%95%A3%E6%B4%9B%E5%85%B4%E9%9B%85%E9%9A%BE%E6%B0%91" text:style-name="Internet_20_link" text:visited-style-name="Visited_20_Internet_20_Link">
https://www.rfi.fr/cn/%E5%9B%BD%E9%99%85%E6%8A%A5%E9%81%93/20230513-%E8%BF%9120%E5%B9%B4%E6%9D%A5%E6%9C%80%E7%8C%9B%E9%A3%93%E9%A3%8E%E5%B0%86%E7%99%BB%E9%99%86-%E5%AD%9F%E5%8A%A0%E6%8B%89%E7%96%8F%E6%95%A3%E6%B4%9B%E5%85%B4%E9%9B%85%E9%9A%BE%E6%B0%91</text:a>
</text:p>
      <!--NEWS-->
      <text:h text:style-name="P10" text:outline-level="1">
<text:span text:style-name="T4">
向香港活动人士邹幸彤颁奖的韩国人权组织受到中国政府压力但拒绝屈服</text:span>
</text:h>
      <text:p text:style-name="P4">
Author: chinese@voanews.com (加洛, 李珠贤)</text:p>
      <text:p text:style-name="P4">
Publisher: 美国之音中文网 (Type: NewsMediaOrganization)</text:p>
      <text:p text:style-name="P4">
Published Time: 2023-05-13T08:47:31+08:00</text:p>
      <text:p text:style-name="P4">
Modified Time: 2023-05-13 00:47:31Z</text:p>
      <text:p text:style-name="P4">
Description: 一个韩国人权组织谴责了它所说的来自中国政府的不当压力，此前该组织将其年度人权奖授予一名被监禁的香港民主活动人士。</text:p>
      <text:p text:style-name="P4">
Videos: []</text:p>
      <text:p text:style-name="P4">
Images: []</text:p>
      <text:p text:style-name="P4">
Categories: ['中国', '亚太', '港澳', '人权', '编辑推荐']</text:p>
      <text:p text:style-name="P4">
Type: None</text:p>
      <!--METADATA-->
      <text:p text:style-name="P4">
NoneNone</text:p>
      <text:p text:style-name="P4">
Source: <text:a xlink:type="simple" xlink:href="https://www.voachinese.com/a/pressured-by-china-south-korean-ngo-stands-firm-on-rights-award-20230512/7091374.html" text:style-name="Internet_20_link" text:visited-style-name="Visited_20_Internet_20_Link">
https://www.voachinese.com/a/pressured-by-china-south-korean-ngo-stands-firm-on-rights-award-20230512/7091374.html</text:a>
</text:p>
      <!--NEWS-->
      <text:h text:style-name="P10" text:outline-level="1">
<text:span text:style-name="T4">
长平观察：郭飞雄犯下的“和平言论罪”</text:span>
</text:h>
      <text:p text:style-name="P4">
Author: None (Language: zh)</text:p>
      <text:p text:style-name="P4">
Publisher: None</text:p>
      <text:p text:style-name="P4">
Time: 2023-05-13T08:52:00Z</text:p>
      <text:p text:style-name="P4">
Description: 中国知名人权捍卫者郭飞雄再次在中国获刑，被广州一家法院一审判决八年监禁。时评作家长平指出，“煽动颠覆国家政权”是赤裸裸的“和平言论罪”。</text:p>
      <text:p text:style-name="P4">
Videos: []</text:p>
      <text:p text:style-name="P4">
Images: ["<text:a xlink:type="simple" xlink:href="https://static.dw.com/image/65612217_303.jpg" text:style-name="Internet_20_link" text:visited-style-name="Visited_20_Internet_20_Link">
65612217_303.jpg</text:a>
", "<text:a xlink:type="simple" xlink:href="https://static.dw.com/image/19152120_404.jpg" text:style-name="Internet_20_link" text:visited-style-name="Visited_20_Internet_20_Link">
19152120_404.jpg</text:a>
"]</text:p>
      <text:p text:style-name="P4">
Subject: 时政风云</text:p>
      <text:p text:style-name="P4">
Subjects: []</text:p>
      <text:p text:style-name="P4">
Keywords: ['郭飞雄', '言论罪', '人权捍卫者', '煽动颠覆国家政权', '政治反对', '政治改革']</text:p>
      <text:p text:style-name="P4">
ID: 65612026</text:p>
      <!--METADATA-->
      <text:p text:style-name="P4">
<text:a xlink:type="simple" xlink:href="https://www.dw.com/zh/overlay/image/article/65612026/65612217" text:style-name="Internet_20_link" text:visited-style-name="Visited_20_Internet_20_Link">
 <draw:frame draw:style-name="fr1" draw:name="Image39" text:anchor-type="as-char" svg:width="6.9236in" svg:height="3.896998in" draw:z-index="0">
<draw:image xlink:href="../Images/dwzh/2023-05-13T08-52-00Z/65612217_303.jpg" xlink:type="simple" xlink:show="embed" xlink:actuate="onLoad" draw:mime-type="image/jpeg"/>
</draw:frame>
</text:a>
</text:p>
      <text:p text:style-name="P4">
维权人士郭飞雄在广州因煽动颠覆国家罪名被判处八年监禁</text:p>
      <text:p text:style-name="P4">
（德国之声中文网）5月11日，中国知名人权捍卫者郭飞雄（本名杨茂东）再次在中国获刑， <text:a xlink:type="simple" xlink:href="https://www.dw.com/zh/zh/维权人士郭飞雄煽颠罪名被判八年监禁/a-65588550" text:style-name="Internet_20_link" text:visited-style-name="Visited_20_Internet_20_Link">
</text:a>
。自1989年以来，郭飞雄持之以恒地参加各种民主抗议及维权活动，曾先后入狱11年。</text:p>
      <text:p text:style-name="P4">
据报道，此次郭飞雄被法庭宣判的罪名是“煽动颠覆国家政权罪”，其“犯罪事实”是长期撰写并在互联网发表文章，2020年创建世界宪政民主论坛继续发表自己和他人撰写的煽动性文章，2021年1月27日出境受阻时接受自由亚洲电台的采访发表言论，长期攻击、诋毁中国政治的制度。</text:p>
      <text:p text:style-name="P4">
也就是说，这是一个彻头彻尾的“言论罪”。仅仅因为写了一些文章，接受了一些媒体的采访，就被判刑八年。这种发生在21世纪的荒唐现实，竟然正经八百地在一个叫做“法庭”的地方上演。</text:p>
      <text:h text:style-name="P12" text:outline-level="3">
<text:span text:style-name="T4">
“暴政无道隔阴阳”</text:span>
</text:h>
      <text:p text:style-name="P4">
尤其残忍的是，其中的“犯罪言论”之一，是 <text:a xlink:type="simple" xlink:href="https://www.dw.com/zh/zh/中国异议人士郭飞雄传失联-在美癌末妻吁中方放行/a-60038942" text:style-name="Internet_20_link" text:visited-style-name="Visited_20_Internet_20_Link">
 </text:a>
 ，以及一对尚未成年的子女。</text:p>
      <text:p text:style-name="P4">
2021年1月，郭飞雄发表“致中国最高领导人紧急呼吁书”说，妻子癌症手术后生命高危，“我必须立即赶赴美国，尽全力照护，帮她渡过人生最危险、最艰难的关口”。他诉诸人之常情说：“妻子的遭际令我痛彻心肺，每延迟一天于我都是精神酷刑。诸位公仆亦为人夫，想必亦有常人共情同理之心”。当局的回应是在上海浦东机场阻止他登机。</text:p>
      <text:p text:style-name="P4">
2021年11月，郭飞雄再次发表致中国领导人的公开信，要求放他出境探望妻子，当局的回应是将他拘押。2022年1月10日，张青在美国病逝。两天后， <text:a xlink:type="simple" xlink:href="https://www.dw.com/zh/zh/北京冬奥倒数两周-中国警方以煽颠罪逮捕维权人士/a-60456317" text:style-name="Internet_20_link" text:visited-style-name="Visited_20_Internet_20_Link">
</text:a>
 。</text:p>
      <text:p text:style-name="P4">
2022年1月16日，来自全球各地的专家学者、人权律师和异议人士参加了张青的网络在线追思会。追思会的挽联写道：“相思不绝望天涯，暴政无道隔阴阳。”</text:p>
      <text:h text:style-name="P12" text:outline-level="3">
<text:span text:style-name="T4">
批评言论的口袋罪</text:span>
</text:h>
      <text:p text:style-name="P4">
郭飞雄和很多中国人权捍卫者一样，希望推动中国政治脱离专制，走上民主和法治的道路。然而，由于中共当局对社会的严密控制，他们几乎都在仅仅发表言论的时候就被阻止、拘押和判刑。绝大多数所谓“颠覆国家政权罪”的“犯罪事实”都是普通中国人无法读到的文章或者报道。</text:p>
      <text:p text:style-name="P4">
<text:span text:style-name="T4">
更多阅读——<text:a xlink:type="simple" xlink:href="https://www.dw.com/zh/zh/长平观察绝食百日郭飞雄不该孤单/a-19478330" text:style-name="Internet_20_link" text:visited-style-name="Visited_20_Internet_20_Link">
 </text:a>
 </text:span>
</text:p>
      <text:p text:style-name="P4">
<draw:frame draw:style-name="fr1" draw:name="Image40" text:anchor-type="as-char" svg:width="6.9236in" svg:height="3.889434in" draw:z-index="0">
<draw:image xlink:href="../Images/dwzh/2023-05-13T08-52-00Z/19152120_404.jpg" xlink:type="simple" xlink:show="embed" xlink:actuate="onLoad" draw:mime-type="image/jpeg"/>
</draw:frame>
</text:p>
      <text:p text:style-name="P4">
时事评论作家、本文作者长平</text:p>
      <text:p text:style-name="P4">
“煽动颠覆国家政权罪”的法律规定来自中国现行《刑法》第105条第二款，指“以造谣、诽谤或者其他方式煽动颠覆国家政权、推翻社会主义制度”的行为。该刑法第104条规定“武装叛乱、暴乱罪”包括“组织、策划、实施”等行为，因此在法律解释和司法实践中，“煽颠罪”都是赤裸裸的“和平言论罪”。由于没有对什么是“颠覆”、什么是“推翻”、什么是“社会主义制度”等概念进行厘清和限定，这条罪名就成为可以随意使用的“口袋罪”，既包括要求民主自由的政治主张，也包括呼吁推动体制内改革的批评言论。中国法律学者和人权捍卫者多次呼吁废除这条言论罪。</text:p>
      <text:p text:style-name="P4">
郭飞雄在此次法庭辩护词中说：“在中国官民各界，几乎没有异议的是，鉴于我长期的言论立场和客观社会影响，我被公认为中国大陆靠近中间地带的温和右派的主要代表人物之一。”然而，在当局看来，他下面这句话已经是激进求变的政治宣言：“首先，我必须声明的是，从1986年12月第一次参加学潮直至今日，我的政治主张和政治理想从来没有改变过：在中国彻底实现真正的自由民主人权法治。”</text:p>
      <text:p text:style-name="P4">
<text:span text:style-name="T5">
作者长平是中国资深媒体人、时事评论作家，六四记忆 · 人权博物馆总策展人，现居德国。</text:span>
</text:p>
      <text:p text:style-name="P4">
<text:span text:style-name="T5">
德国之声致力于为您提供客观中立的新闻报导，以及展现多种角度的评论分析。文中评论及分析仅代表作者或专家个人立场。</text:span>
</text:p>
      <text:p text:style-name="P4">
Source: <text:a xlink:type="simple" xlink:href="https://www.dw.com/zh/长平观察：郭飞雄犯下的-和平言论罪/a-65612026" text:style-name="Internet_20_link" text:visited-style-name="Visited_20_Internet_20_Link">
https://www.dw.com/zh/长平观察：郭飞雄犯下的-和平言论罪/a-65612026?maca=chi-rss-chi-all-1127-rdf</text:a>
</text:p>
      <!--NEWS-->
      <text:h text:style-name="P10" text:outline-level="1">
<text:span text:style-name="T4">
勇士遭淘汰 柯尔称三巨头尚有能耐暗示不解体</text:span>
</text:h>
      <text:p text:style-name="P4">
Publisher: 法新社</text:p>
      <text:p text:style-name="P4">
Published Time: 2023-05-13T09:02:09+00:00</text:p>
      <text:p text:style-name="P4">
Modified Time: 2023-05-13T08:50:02+00:00</text:p>
      <text:p text:style-name="P4">
Description: （法新社洛杉矶12日电） 美国职篮NBA季后赛西区第2轮，金州勇士今天遭洛杉矶湖人淘汰无缘卫冕。勇士教头柯尔坦承本季跌跌撞撞根本不像支冠军队伍，但柯瑞、K汤、葛林实力仍足以扮演球队核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617581in" draw:z-index="0">
<draw:image xlink:href="../Images/rficn/2023-05-13T09-02-09-00-00/000000.png" xlink:type="simple" xlink:show="embed" xlink:actuate="onLoad" draw:mime-type="image/png"/>
</draw:frame>
</text:p>
      <text:p text:style-name="P4">
这是柯尔（SteveKerr）2014年掌勇士兵符以来首度于西区季后赛系列失利，尽管他不认为近年建立起的所谓「勇士王朝」将告终，但至少他承认这回是对手湖人打得较好。</text:p>
      <text:p text:style-name="P4">
柯尔说：「我为球队、选手感到难过，但当下是表现较佳的队伍胜出，这很现实。我们没遗憾，但被淘汰真是糟透了。」</text:p>
      <text:p text:style-name="P4">
湖人今天在两军第6战于主场122比101告捷，7战4胜制系列赛以4比2胜出晋级西区决赛。柯尔赛后不久受访时坚称，勇士三巨头－柯瑞（StephenCurry）、汤普森（Klay Thompson）、葛林（Draymond Green）并没「玩完」。</text:p>
      <text:p text:style-name="P4">
被问及过去8季拿下4次总冠军、6次打进总冠军战的勇士有无可能进入重建，柯尔说：「我觉得目前要我想这个问题还太早。若一定要我讲，我会说葛林、K汤、柯瑞这三员球队核心还有颇多能耐，仍很能打。」</text:p>
      <text:p text:style-name="P4">
柯尔说：「我觉得他们都经历了一个很好的赛季，遗憾没能以巅峰做收，但三人依然是联盟实力一流的选手，我仍觉得球队有夺冠潜力。」</text:p>
      <text:p text:style-name="P4">
「我们今年没能达标，但这并非路的尽头，（我们）仍有可为。」</text:p>
      <text:p text:style-name="P4">
Source: <text:a xlink:type="simple" xlink:href="https://www.rfi.fr/cn/%E8%BF%90%E5%8A%A8%E5%A4%A9%E5%9C%B0/20230513-%E5%8B%87%E5%A3%AB%E9%81%AD%E6%B7%98%E6%B1%B0-%E6%9F%AF%E5%B0%94%E7%A7%B0%E4%B8%89%E5%B7%A8%E5%A4%B4%E5%B0%9A%E6%9C%89%E8%83%BD%E8%80%90%E6%9A%97%E7%A4%BA%E4%B8%8D%E8%A7%A3%E4%BD%93" text:style-name="Internet_20_link" text:visited-style-name="Visited_20_Internet_20_Link">
https://www.rfi.fr/cn/%E8%BF%90%E5%8A%A8%E5%A4%A9%E5%9C%B0/20230513-%E5%8B%87%E5%A3%AB%E9%81%AD%E6%B7%98%E6%B1%B0-%E6%9F%AF%E5%B0%94%E7%A7%B0%E4%B8%89%E5%B7%A8%E5%A4%B4%E5%B0%9A%E6%9C%89%E8%83%BD%E8%80%90%E6%9A%97%E7%A4%BA%E4%B8%8D%E8%A7%A3%E4%BD%93</text:a>
</text:p>
      <!--NEWS-->
      <text:h text:style-name="P10" text:outline-level="1">
<text:span text:style-name="T4">
专家分析：首尔-东京缓和有助于华盛顿对抗北京</text:span>
</text:h>
      <text:p text:style-name="P4">
Author: chinese@voanews.com (克里斯蒂·李)</text:p>
      <text:p text:style-name="P4">
Publisher: 美国之音中文网 (Type: NewsMediaOrganization)</text:p>
      <text:p text:style-name="P4">
Published Time: 2023-05-13T09:20:35+08:00</text:p>
      <text:p text:style-name="P4">
Modified Time: 2023-05-13 01:20:35Z</text:p>
      <text:p text:style-name="P4">
Description: 中国在东亚争夺主导地位的努力似乎已经实现了美国多年努力未能实现的目标——促使美国相互仇视的两个盟友日本和韩国之间达成和解。</text:p>
      <text:p text:style-name="P4">
Videos: []</text:p>
      <text:p text:style-name="P4">
Images: []</text:p>
      <text:p text:style-name="P4">
Categories: ['亚太', '美国', '中国', '美中关系', '朝鲜半岛局势', '编辑推荐']</text:p>
      <text:p text:style-name="P4">
Type: None</text:p>
      <!--METADATA-->
      <text:p text:style-name="P4">
NoneNone</text:p>
      <text:p text:style-name="P4">
Source: <text:a xlink:type="simple" xlink:href="https://www.voachinese.com/a/experts-seoul-tokyo-d%c3%a9tente-helps-washington-counter-beijing-20230512/7091666.html" text:style-name="Internet_20_link" text:visited-style-name="Visited_20_Internet_20_Link">
https://www.voachinese.com/a/experts-seoul-tokyo-d%c3%a9tente-helps-washington-counter-beijing-20230512/7091666.html</text:a>
</text:p>
      <!--NEWS-->
      <text:h text:style-name="P10" text:outline-level="1">
<text:span text:style-name="T4">
中亚博弈格局面临重新洗牌，借中亚峰会中国能抢到先机吗？</text:span>
</text:h>
      <text:p text:style-name="P4">
Author: chinese@voanews.com (斯洋)</text:p>
      <text:p text:style-name="P4">
Publisher: 美国之音中文网 (Type: NewsMediaOrganization)</text:p>
      <text:p text:style-name="P4">
Published Time: 2023-05-13T09:30:20+08:00</text:p>
      <text:p text:style-name="P4">
Modified Time: 2023-05-13 03:50:19Z</text:p>
      <text:p text:style-name="P4">
Description: 中国-中亚峰会将于5月18日至19日在中国陕西西安举行。届时，中国国家主席习近平将主持峰会，而中亚五国领导人也会悉数到场。中国对这场峰会寄予厚望，称这是今年中国的“首场重大主场外活动”。中亚一向被视为俄罗斯的“后院”，但分析人士指出，乌克兰战争导致俄罗斯在中亚的影响力被削弱。在中亚地缘战略格局面临重构的时候，中国希望中能借这次峰会占据先机。另外，也有人指出，由于中国在印太地区遭遇美国及其盟友的阻力，中国希望能在中亚有所突破。但中国在“西进”的路上会顺利吗？</text:p>
      <text:p text:style-name="P4">
Videos: []</text:p>
      <text:p text:style-name="P4">
Images: []</text:p>
      <text:p text:style-name="P4">
Categories: ['中国', '编辑推荐']</text:p>
      <text:p text:style-name="P4">
Type: None</text:p>
      <!--METADATA-->
      <text:p text:style-name="P4">
NoneNone</text:p>
      <text:p text:style-name="P4">
Source: <text:a xlink:type="simple" xlink:href="https://www.voachinese.com/a/china-central-asia-summit-to-extend-its-influence-20230512/7091359.html" text:style-name="Internet_20_link" text:visited-style-name="Visited_20_Internet_20_Link">
https://www.voachinese.com/a/china-central-asia-summit-to-extend-its-influence-20230512/7091359.html</text:a>
</text:p>
      <!--NEWS-->
      <text:h text:style-name="P10" text:outline-level="1">
<text:span text:style-name="T4">
比利时足球黄金世代解体 韦素引退国家队</text:span>
</text:h>
      <text:p text:style-name="P4">
Publisher: 法新社</text:p>
      <text:p text:style-name="P4">
Published Time: 2023-05-13T09:32:08+00:00</text:p>
      <text:p text:style-name="P4">
Modified Time: 2023-05-13T09:20:03+00:00</text:p>
      <text:p text:style-name="P4">
Description: （法新社布鲁塞尔12日电） 比利时足球队中场国脚韦素（Axel Witsel）今天宣布自国家队引退。他为「红魔」效力15年、出赛130场，是比利时「黄金世代」一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13T09-32-08-00-00/000000.png" xlink:type="simple" xlink:show="embed" xlink:actuate="onLoad" draw:mime-type="image/png"/>
</draw:frame>
</text:p>
      <text:p text:style-name="P4">
34岁的韦素目前效力西甲马竞，他透过社媒平台宣布：「经过慎重考虑并带着激动心情，我决定自国家足球队引退。」</text:p>
      <text:p text:style-name="P4">
比利时籍的韦素说法语，他的职业足球员生涯发迹于比甲职业联赛的标准列日（StandardLiege），2008年3月披国家队战袍处女秀就进球，为比利时征战2014、2018、2022世界杯，以及2016、2020欧国杯。</text:p>
      <text:p text:style-name="P4">
在韦素之前，包括哈札德（Eden Hazard）、阿尔德韦雷尔德（Toby Alderweireld）、二号国门米洛列特（SimonMignolet）等一干30多岁的同期队友，都宣布高挂国家队钉鞋。</text:p>
      <text:p text:style-name="P4">
比利时国家队目前仅费尔通亨（Jan Vertonghen）的147场国脚资历优于韦素。韦素等人纷纷引退，象徵撑起近10年比利时红魔盛世的「黄金世代」谢幕。</text:p>
      <text:p text:style-name="P4">
职司防守中场的韦素，今年3月遭比利时总教练泰德斯科（Domenico Tedesco）割爱，无缘出征2024年欧国杯资格赛首战对瑞典。</text:p>
      <text:p text:style-name="P4">
比利时在2018俄罗斯世足取得队史最佳的第3名，但去年底在卡达世界杯分组预赛即被淘汰，泰德斯科将世足26人国脚阵容一口气换掉10个，摆明进入换血重建。</text:p>
      <text:p text:style-name="P4">
Source: <text:a xlink:type="simple" xlink:href="https://www.rfi.fr/cn/%E8%BF%90%E5%8A%A8%E5%A4%A9%E5%9C%B0/20230513-%E6%AF%94%E5%88%A9%E6%97%B6%E8%B6%B3%E7%90%83%E9%BB%84%E9%87%91%E4%B8%96%E4%BB%A3%E8%A7%A3%E4%BD%93-%E9%9F%A6%E7%B4%A0%E5%BC%95%E9%80%80%E5%9B%BD%E5%AE%B6%E9%98%9F" text:style-name="Internet_20_link" text:visited-style-name="Visited_20_Internet_20_Link">
https://www.rfi.fr/cn/%E8%BF%90%E5%8A%A8%E5%A4%A9%E5%9C%B0/20230513-%E6%AF%94%E5%88%A9%E6%97%B6%E8%B6%B3%E7%90%83%E9%BB%84%E9%87%91%E4%B8%96%E4%BB%A3%E8%A7%A3%E4%BD%93-%E9%9F%A6%E7%B4%A0%E5%BC%95%E9%80%80%E5%9B%BD%E5%AE%B6%E9%98%9F</text:a>
</text:p>
      <!--NEWS-->
      <text:h text:style-name="P10" text:outline-level="1">
<text:span text:style-name="T4">
G7财长谈供应链多样化 未如预期提中国</text:span>
</text:h>
      <text:p text:style-name="P4">
Author: None (Language: zh)</text:p>
      <text:p text:style-name="P4">
Publisher: None</text:p>
      <text:p text:style-name="P4">
Time: 2023-05-13T09:42:00Z</text:p>
      <text:p text:style-name="P4">
Description: 为期三天的七国财长会议今天闭幕，根据联合声明，与会的财长们承诺将在控制通货膨胀、增加供应链多样化、解决银行系统漏洞等方面合作。不过，声明中没有具体提到中国，也没有提到所谓的「经济胁迫」。</text:p>
      <text:p text:style-name="P4">
Videos: []</text:p>
      <text:p text:style-name="P4">
Images: ["<text:a xlink:type="simple" xlink:href="https://static.dw.com/image/65612493_303.jpg" text:style-name="Internet_20_link" text:visited-style-name="Visited_20_Internet_20_Link">
65612493_303.jpg</text:a>
", "<text:a xlink:type="simple" xlink:href="https://static.dw.com/image/65599096_404.jpg" text:style-name="Internet_20_link" text:visited-style-name="Visited_20_Internet_20_Link">
65599096_404.jpg</text:a>
", "<text:a xlink:type="simple" xlink:href="https://static.dw.com/image/64451073_401.jpg" text:style-name="Internet_20_link" text:visited-style-name="Visited_20_Internet_20_Link">
64451073_401.jpg</text:a>
", "<text:a xlink:type="simple" xlink:href="https://static.dw.com/image/54267408_404.jpg" text:style-name="Internet_20_link" text:visited-style-name="Visited_20_Internet_20_Link">
54267408_404.jpg</text:a>
"]</text:p>
      <text:p text:style-name="P4">
Subject: 经济纵横</text:p>
      <text:p text:style-name="P4">
Subjects: ['奥巴马', '岛屿主权争端', '通货膨胀', '专题报道：中国经济何处去？', '日本', '美国']</text:p>
      <text:p text:style-name="P4">
Keywords: ['七国集团', 'G7', '日本', '中国经济', '银行破产', '供应链多样化', '经济胁迫', '美国', '通货膨胀']</text:p>
      <text:p text:style-name="P4">
ID: 65612383</text:p>
      <!--METADATA-->
      <text:p text:style-name="P4">
<text:a xlink:type="simple" xlink:href="https://www.dw.com/zh/overlay/image/article/65612383/65612493" text:style-name="Internet_20_link" text:visited-style-name="Visited_20_Internet_20_Link">
 <draw:frame draw:style-name="fr1" draw:name="Image43" text:anchor-type="as-char" svg:width="6.9236in" svg:height="3.896998in" draw:z-index="0">
<draw:image xlink:href="../Images/dwzh/2023-05-13T09-42-00Z/65612493_303.jpg" xlink:type="simple" xlink:show="embed" xlink:actuate="onLoad" draw:mime-type="image/jpeg"/>
</draw:frame>
</text:a>
</text:p>
      <text:p text:style-name="P4">
（德国之声中文网）在5月11日至13日于日本新泻举行的G7财长会议中，七个世界主要工业国家的财长于会议最后一天发表了联合声明，除了表示团结支持乌克兰、决心对俄罗斯的侵略行为实施制裁之外，也承诺将控制通货膨胀，帮助那些受困于沉重债务中的国家。</text:p>
      <text:p text:style-name="P4">
财长们还承诺进行合作，为开发清洁能源建立更稳定、更多样化的供应链，并「在全球范围内提高经济抵御各种冲击的能力」。联合声明称：「我们需要保持警惕，在全球经济前景高度不确定的情况下，保持宏观经济政策的敏捷性和灵活性。」</text:p>
      <text:p text:style-name="P4">
<draw:frame draw:style-name="fr1" draw:name="Image44" text:anchor-type="as-char" svg:width="6.9236in" svg:height="3.889434in" draw:z-index="0">
<draw:image xlink:href="../Images/dwzh/2023-05-13T09-42-00Z/65599096_404.jpg" xlink:type="simple" xlink:show="embed" xlink:actuate="onLoad" draw:mime-type="image/jpeg"/>
</draw:frame>
</text:p>
      <text:p text:style-name="P4">
七国财长及央行行长皆出席于日本举办的财长会议</text:p>
      <text:h text:style-name="P12" text:outline-level="3">
<text:span text:style-name="T4">
解决银行数据、监管漏洞</text:span>
</text:h>
      <text:p text:style-name="P4">
鉴于前阵子 <text:a xlink:type="simple" xlink:href="https://www.dw.com/zh/zh/银行倒闭美出手保护存款客户-不救助银行/a-64973116" text:style-name="Internet_20_link" text:visited-style-name="Visited_20_Internet_20_Link">
 </text:a>
，为了安抚投资者，与会的财政部长们延续与上个月评估后的相同看法，即全球金融体系是「有弹性的」。不过，他们也同时承诺要解决「银行系统中的数据、监督和监管漏洞」。</text:p>
      <text:p text:style-name="P4">
另一方面， <text:a xlink:type="simple" xlink:href="https://www.dw.com/zh/zh/美財長g7將聯手反制中國經濟脅迫/a-65597554" text:style-name="Internet_20_link" text:visited-style-name="Visited_20_Internet_20_Link">
 </text:a>
，但联合声明中没有具体提到中国，也没有提到所谓中国为追求政治目标而进行的「经济胁迫」。不过，本次会议东道主日本则在会上带头努力实现供应链多样化，被外界视为企图减少对中国的严重依赖。</text:p>
      <text:p text:style-name="P4">
<draw:frame draw:style-name="fr1" draw:name="Image45" text:anchor-type="as-char" svg:width="6.9236in" svg:height="3.896998in" draw:z-index="0">
<draw:image xlink:href="../Images/dwzh/2023-05-13T09-42-00Z/64451073_401.jpg" xlink:type="simple" xlink:show="embed" xlink:actuate="onLoad" draw:mime-type="image/jpeg"/>
</draw:frame>
</text:p>
      <text:p text:style-name="P4">
日本提出的供应链多样化被视为减少对中依赖所采取的行动</text:p>
      <text:h text:style-name="P12" text:outline-level="3">
<text:span text:style-name="T4">
将中、低收入国家纳入供应链</text:span>
</text:h>
      <text:p text:style-name="P4">
财长会议上提出的新设想是 <text:a xlink:type="simple" xlink:href="https://www.dw.com/zh/zh/德语媒体再见中国-你好越南/a-62178865" text:style-name="Internet_20_link" text:visited-style-name="Visited_20_Internet_20_Link">
 </text:a>
，例如提炼矿物和加工制造零件等。联合声明提到：「供应链的多样化有助于保障能源安全，帮助我们保持宏观经济稳定」，并补充说，该计划将「最迟在今年年底前」启动。</text:p>
      <text:p text:style-name="P4">
声明没有提到美国提出的想法， <text:a xlink:type="simple" xlink:href="https://www.dw.com/zh/zh/媒體美國促g7成員聯合行動-反制北京威脅/a-65211237" text:style-name="Internet_20_link" text:visited-style-name="Visited_20_Internet_20_Link">
 </text:a>
。但声明仍强调，七国集团国家将努力确保关键基础设施的外国投资「不损害东道国的经济主权」。</text:p>
      <text:p text:style-name="P4">
<draw:frame draw:style-name="fr1" draw:name="Image46" text:anchor-type="as-char" svg:width="6.9236in" svg:height="3.889434in" draw:z-index="0">
<draw:image xlink:href="../Images/dwzh/2023-05-13T09-42-00Z/54267408_404.jpg" xlink:type="simple" xlink:show="embed" xlink:actuate="onLoad" draw:mime-type="image/jpeg"/>
</draw:frame>
</text:p>
      <text:p text:style-name="P4">
中国外交部发言人汪文斌喊话：G7不要做经济胁迫的同谋和帮凶</text:p>
      <text:h text:style-name="P12" text:outline-level="3">
<text:span text:style-name="T4">
中方：七国集团应停止搞小圈子</text:span>
</text:h>
      <text:p text:style-name="P4">
对于美国的指控，中国外交部发言人汪文斌5月12日批评道：「说到经济胁迫，第一个应当受到声讨的，恐怕非美国莫属。美国一再泛化国家安全概念，滥用出口管制措施，对别国企业采取歧视性和不公平做法，其行为严重违反市场经济和公平竞争原则。」他在例行记者会上同时表示：「中国自身就是美国经济胁迫的受害者，我们一贯坚决反对其他国家搞经济胁迫。我们敦促七国集团顺应开放包容的时代大势，停止搞封闭排他的『小圈子』，不要做经济胁迫的同谋和帮凶。」</text:p>
      <text:h text:style-name="P12" text:outline-level="3">
<text:span text:style-name="T4">
领导人峰会或将提及经济胁迫</text:span>
</text:h>
      <text:p text:style-name="P4">
本周的G7财长会议为下周19至21日在广岛举行的七国集团领导人峰会奠定了基础，美国总统拜登预计也将出席该峰会。</text:p>
      <text:p text:style-name="P4">
根据路透社援引一位参与会前讨论的美国官员透露，下周的领导人峰会预计将发表一份有关中国在全球各地实施「经济胁迫」的声明，其中也会包含G7国家合作抵御他国「经济胁迫」的计划提案。英媒《金融时报》报导称其掌握到的文件显示，本届峰会主办方日本以及其盟友美国都希望将「经济安全」排入峰会主议题之一。</text:p>
      <text:p text:style-name="P4">
此外，路透社也引用另一份与美国和欧盟有关的声明草案称，华盛顿和欧盟将在本月底的一场会议上承诺采取联合行动，解决对中国「非市场行为」的关注，并协调它们对敏感物品的出口管制。该会议为5月30、31日在瑞典的卢莱亚举行第四届欧盟-美国贸易和技术委员会（TTC）会议，声明草案提及双方将解决「非市场行为」和「经济胁迫」问题，还将协调对「敏感物品」——包括具有军事用途的货物和半导体的出口管制。</text:p>
      <text:p text:style-name="P4">
（路透社、美联社）</text:p>
      <text:p text:style-name="P4">
Source: <text:a xlink:type="simple" xlink:href="https://www.dw.com/zh/g7财长谈供应链多样化-未如预期提中国/a-65612383" text:style-name="Internet_20_link" text:visited-style-name="Visited_20_Internet_20_Link">
https://www.dw.com/zh/g7财长谈供应链多样化-未如预期提中国/a-65612383?maca=chi-rss-chi-all-1127-rdf</text:a>
</text:p>
      <!--NEWS-->
      <text:h text:style-name="P10" text:outline-level="1">
<text:span text:style-name="T4">
IAEA拟本月向安理会提交保护乌核电站计划</text:span>
</text:h>
      <text:p text:style-name="P4">
Author: 联合早报 (Person)</text:p>
      <text:p text:style-name="P4">
Publisher: 联合早报 (Organization)</text:p>
      <text:p text:style-name="P4">
Published Time: 2023-05-13T09:45</text:p>
      <text:p text:style-name="P4">
Modified Time: 2023-05-13T09:45</text:p>
      <text:p text:style-name="P4">
Description: 四名外交官向路透社披露，国际原子能机构（IAEA）总干事格罗西计划于本月内，向联合国安理会提交一份保护乌克兰扎波罗热核电站的协议安排。这份计划是IAEA向俄罗斯及乌克兰提出的，显示...</text:p>
      <text:p text:style-name="P4">
Videos: []</text:p>
      <text:p text:style-name="P4">
Audios: []</text:p>
      <text:p text:style-name="P4">
Images: []</text:p>
      <text:p text:style-name="P4">
Type: NewsArticle</text:p>
      <text:p text:style-name="P4">
Breadcrumbs: ['即时', '国际']</text:p>
      <text:p text:style-name="P4">
Keywords: ['国际原子能机构', '俄乌战争', '核电站', '联合国安理会']</text:p>
      <!--METADATA-->
      <text:p text:style-name="P4">
四名外交官向路透社披露，国际原子能机构（IAEA）总干事格罗西计划于本月内，向联合国安理会提交一份保护乌克兰扎波罗热核电站的协议安排。</text:p>
      <text:p text:style-name="P4">
这份计划是IAEA向俄罗斯及乌克兰提出的，显示俄乌双方已接近达成协议。</text:p>
      <text:p text:style-name="P4">
其中一名外交官认为俄乌双方“很有希望”就确保核电站安全达成协议。其他外交官说，一直对IAEA提出的计划持反对立场的基辅现在终于点头，但俄罗斯的立场还不是很明确。</text:p>
      <text:p text:style-name="P4">
一外交官说，格罗西计划于本月把计划提交给安理会，但提交日期尚未确定，并指格罗西正与本月的安理会轮值主席国瑞士联系。</text:p>
      <text:p text:style-name="P4">
四名外交官员还说，格罗西将向安理会概述保护扎波罗热核电站的“原则”，这些原则应得到俄罗斯和乌克兰的支持，例如不向核电站开火，也不从核电站开火。</text:p>
      <text:p text:style-name="P4">
扎波罗热核电站是欧洲最大的核电站，俄罗斯去年2月入侵乌克兰不久就控制了这座核电站。</text:p>
      <text:p text:style-name="P4">
为降低俄乌冲突引发灾难性核事故的风险，数月来，格罗西一直在努力争取与莫斯科和基辅达成一项协议。</text:p>
      <text:p text:style-name="P4">
乌克兰正准备向俄罗斯发动反攻，这意味着扎波罗热核电站及其六个反应堆附近的战斗可能加剧。</text:p>
      <text:p text:style-name="P4">
扎波罗热核电站已多次因附近遭轰炸而断电，必须借助外部电源保持反应堆冷却以免熔化。莫斯科和基辅一直相互指责必须对核电站周围的轰炸负责。</text:p>
      <text:p text:style-name="P4">
Source: <text:a xlink:type="simple" xlink:href="https://www.zaobao.com.sg/realtime/world/story20230513-1394133" text:style-name="Internet_20_link" text:visited-style-name="Visited_20_Internet_20_Link">
https://www.zaobao.com.sg/realtime/world/story20230513-1394133</text:a>
</text:p>
      <!--NEWS-->
      <text:h text:style-name="P10" text:outline-level="1">
<text:span text:style-name="T4">
欧盟希望「重新校准」对中国立场</text:span>
</text:h>
      <text:p text:style-name="P4">
Author: None (Language: zh)</text:p>
      <text:p text:style-name="P4">
Publisher: None</text:p>
      <text:p text:style-name="P4">
Time: 2023-05-13T10:02:00Z</text:p>
      <text:p text:style-name="P4">
Description: 欧盟外交政策主管博雷利周五表示，欧盟外长同意有必要「重新校准」对中国立场，减少依赖并劝诱北京，在俄乌战争中对俄罗斯采取更强硬立场。中国外长秦刚则在访问挪威时呼吁欧中共同反对「新冷战」。</text:p>
      <text:p text:style-name="P4">
Videos: []</text:p>
      <text:p text:style-name="P4">
Images: ["<text:a xlink:type="simple" xlink:href="https://static.dw.com/image/65608426_303.jpg" text:style-name="Internet_20_link" text:visited-style-name="Visited_20_Internet_20_Link">
65608426_303.jpg</text:a>
", "<text:a xlink:type="simple" xlink:href="https://static.dw.com/image/62976492_401.jpg" text:style-name="Internet_20_link" text:visited-style-name="Visited_20_Internet_20_Link">
62976492_401.jpg</text:a>
"]</text:p>
      <text:p text:style-name="P4">
Subject: 时政风云</text:p>
      <text:p text:style-name="P4">
Subjects: ['希腊债务危机', '欧债危机', '俄罗斯', '欧盟', '乌克兰', '岛屿主权争端', '专题报道：全景观看“习马会”', '诺贝尔奖', '欧洲难民危机', '欧洲']</text:p>
      <text:p text:style-name="P4">
Keywords: ['欧盟', '欧中关系', '中国', '俄罗斯', '乌克兰战争', '制裁', '新冷战', '秦刚', '贝尔博克']</text:p>
      <text:p text:style-name="P4">
ID: 65612520</text:p>
      <!--METADATA-->
      <text:p text:style-name="P4">
<text:a xlink:type="simple" xlink:href="https://www.dw.com/zh/overlay/image/article/65612520/65608426" text:style-name="Internet_20_link" text:visited-style-name="Visited_20_Internet_20_Link">
 <draw:frame draw:style-name="fr1" draw:name="Image47" text:anchor-type="as-char" svg:width="6.9236in" svg:height="3.896998in" draw:z-index="0">
<draw:image xlink:href="../Images/dwzh/2023-05-13T10-02-00Z/65608426_303.jpg" xlink:type="simple" xlink:show="embed" xlink:actuate="onLoad" draw:mime-type="image/jpeg"/>
</draw:frame>
</text:a>
</text:p>
      <text:p text:style-name="P4">
5月12日，欧盟外长在斯德哥尔摩举行非正式会晤</text:p>
      <text:p text:style-name="P4">
（德国之声中文网）欧盟27个成员国外长周五（5月12日）在斯德哥尔摩召开会议，讨论如何修正与北京的关系，包括减少欧盟对中国的经济依赖以及应对安全挑战。鉴于一个更强势的北京在世界舞台上施加影响力，布鲁塞尔呼吁欧盟成员国在如何与中国打交道方面达成一致。</text:p>
      <text:p text:style-name="P4">
在由瑞典主办的会议上，欧盟外交政策负责人博雷利（JosepBorrell）向欧盟各国外交部长提交了一份文件，概述了「界定」和「重新校准对中国立场」的必要性。</text:p>
      <text:p text:style-name="P4">
「考虑到中国国内最近的演变及其外交政策轨迹，他们同意重新调整我们对华战略的基本方针。」</text:p>
      <text:p text:style-name="P4">
博雷利表示，欧盟维持其对中国的现有观点，认为中国是一个伙伴、竞争者和对手。他同时也强调，在面对根本上不同的价值观和经济体系，寻求削减欧盟依赖性的同时，与北京的接触依旧重要。</text:p>
      <text:p text:style-name="P4">
他表示，调整后的政策不是为了让欧洲与这个全球第二大经济体「脱钩」，而是为了平衡这种关系。</text:p>
      <text:p text:style-name="P4">
中国是欧盟最大进口贸易伙伴。根据欧盟委员会统计，2022年中国的进口份额为20.8%。在一些关键原材料方面，中国几乎占据了垄断地位。</text:p>
      <text:p text:style-name="P4">
德国外交部长贝尔博克等高级外交官员认为，欧盟必须从过去的错误中汲取教训，重新审视对华关系。</text:p>
      <text:p text:style-name="P4">
贝尔博克称，过去的情况表明，强大的经济关系能提供安全的这种希望可能具有欺骗性。从前欧盟曾认为，与欧盟达成数十亿美元天然气订单的俄罗斯，不会冒险与乌克兰开战。</text:p>
      <text:p text:style-name="P4">
立陶宛外长蓝斯柏吉斯（GabrieliusLandsbergis）也提出类似观点，呼吁欧盟同侪在与北京来往时，不要犯与俄罗斯打交道时所犯的错误。他周五表示：「在某些情况下，我们看到轨迹没有改变，习惯没有改变。」</text:p>
      <text:p text:style-name="P4">
蓝斯柏吉斯指出，设想一些情况，不是我们想要与中国削减贸易关系，「而是因为事态发展，例如台湾海峡现状被武力改变」。</text:p>
      <text:p text:style-name="P4">
他表示，「中国正在建立新世界秩序」，欧盟不能成为被动旁观者。</text:p>
      <text:p text:style-name="P4">
贝尔博克赞成减少因依赖而构成的安全风险，呼吁欧盟内部团结起来，「自信地」利用欧盟共同市场的力量。「我们不是世界上最大的国家，但欧盟作为一个整体，特别是欧洲单一市场，自然有一种我们不应低估的力量和实力。」</text:p>
      <text:p text:style-name="P4">
<draw:frame draw:style-name="fr1" draw:name="Image48" text:anchor-type="as-char" svg:width="6.9236in" svg:height="3.896998in" draw:z-index="0">
<draw:image xlink:href="../Images/dwzh/2023-05-13T10-02-00Z/62976492_401.jpg" xlink:type="simple" xlink:show="embed" xlink:actuate="onLoad" draw:mime-type="image/jpeg"/>
</draw:frame>
</text:p>
      <text:p text:style-name="P4">
欧盟外长外交政策主管博雷利表示，欧盟外长同意有必要「重新校准」对中国立场</text:p>
      <text:h text:style-name="P12" text:outline-level="3">
<text:span text:style-name="T4">
围绕俄乌战争的讨论</text:span>
</text:h>
      <text:p text:style-name="P4">
在周五的会议上，争论点中最紧迫的问题是中国拒绝谴责其亲密盟友俄罗斯入侵乌克兰，或施压俄罗斯停止进攻。</text:p>
      <text:p text:style-name="P4">
博雷利承认，在持续的乌克兰冲突中，欧中关系因为中国的立场而紧绷。他说，「如果中国不推动俄罗斯从乌克兰撤军，欧盟与中国的关系就无法正常发展。」</text:p>
      <text:p text:style-name="P4">
布鲁塞尔已经因为提议 <text:a xlink:type="simple" xlink:href="https://www.dw.com/zh/zh/媒體歐盟擬制裁七間助俄中企/a-65545705" text:style-name="Internet_20_link" text:visited-style-name="Visited_20_Internet_20_Link">
 </text:a>
 ，激怒了北京。</text:p>
      <text:p text:style-name="P4">
在本周访问欧洲期间，中国外长秦刚警告称，如果欧盟实施任何制裁，中国将「采取必要措施」维护中国企业权益。</text:p>
      <text:p text:style-name="P4">
秦刚在柏林与贝尔博克就乌克兰问题发生争论。贝尔博克坚持，「中立意味着站在侵略者的一边」。</text:p>
      <text:p text:style-name="P4">
本周五，贝尔博克强调，该提案「不是关于经济制裁」，而是防止「其他国家向俄罗斯输送战争物资」。</text:p>
      <text:p text:style-name="P4">
在上月访问中国时，法国总统马克龙在欧盟撕开了一道裂痕。他表示，欧盟不应该自动跟随美国的台湾政策，应该避免「不属于我们的危机」。</text:p>
      <text:p text:style-name="P4">
马克龙的发言遭到欧洲盟国的激烈批评，后者将美国视为对抗俄罗斯的安全保障。</text:p>
      <text:p text:style-name="P4">
波兰外交部副部长雅布隆斯基（PawelJablonski）周五表示，「任何破坏国际法」或「使安全恶化」的企图都应予以「果断回应」。他同时强调欧盟不依靠中国的重要性，并将之与欧洲对俄罗斯能源的依赖作类比。</text:p>
      <text:p text:style-name="P4">
「我们未来不应该让自己依赖任何国家。我们应该寻找到一种方式，成为伙伴而不是客户。」</text:p>
      <text:h text:style-name="P12" text:outline-level="3">
<text:span text:style-name="T4">
DW Conflict Zone：如果北京攻台，欧盟的计划是什么？</text:span>
</text:h>
      <text:h text:style-name="P12" text:outline-level="3">
<text:span text:style-name="T4">
秦刚：中欧应共同反对「新冷战」</text:span>
</text:h>
      <text:p text:style-name="P4">
与此同时，中国外长秦刚周五在访问挪威时，呼吁欧洲与中国共同反对「新冷战」。</text:p>
      <text:p text:style-name="P4">
秦刚表示，「『新冷战』只会带来更大灾难，严重损害中欧人民和世界人民的利益，严重冲击多边主义和全球治理」。</text:p>
      <text:p text:style-name="P4">
「中欧应共同反对『新冷战』，带头推进大国协调和良性互动，把力量和资源用到促进共同发展和繁荣上来。」</text:p>
      <text:p text:style-name="P4">
他同时强调，「中国是欧洲应对风险挑战的伙伴，中国向欧洲和世界输出的是保险而非风险」。</text:p>
      <text:p text:style-name="P4">
周五在斯德哥尔摩的欧盟外长会议，目标并不是达成任何具体结论，围绕中国的辩论将在六月的领导人峰会上继续展开。</text:p>
      <text:p text:style-name="P4">
欧盟各国部长将在周六与亚太地区的同侪举行会议，继续讨论中国问题。</text:p>
      <text:p text:style-name="P4">
法新社指出，随着会谈转向安全问题，包括台湾海峡的紧张局势，北京将再次成为「房间里的大象」，意即虽然明显却被集体视而不见、避而不谈。但一名资深欧盟官员表示，会议重点首先是关于「建立伙伴关系」。</text:p>
      <text:p text:style-name="P4">
（法新社、德新社）</text:p>
      <text:p text:style-name="P4">
Source: <text:a xlink:type="simple" xlink:href="https://www.dw.com/zh/欧盟希望「重新校准」对中国立场/a-65612520" text:style-name="Internet_20_link" text:visited-style-name="Visited_20_Internet_20_Link">
https://www.dw.com/zh/欧盟希望「重新校准」对中国立场/a-65612520?maca=chi-rss-chi-all-1127-rdf</text:a>
</text:p>
      <!--NEWS-->
      <text:h text:style-name="P10" text:outline-level="1">
<text:span text:style-name="T4">
葡萄牙国会通过安乐死法案 最快秋季生效</text:span>
</text:h>
      <text:p text:style-name="P4">
Publisher: 法新社</text:p>
      <text:p text:style-name="P4">
Published Time: 2023-05-13T10:02:08+00:00</text:p>
      <text:p text:style-name="P4">
Modified Time: 2023-05-13T09:35:01+00:00</text:p>
      <text:p text:style-name="P4">
Description: （法新社里斯本12日）经过漫长争论，葡萄牙国会今天通过法案，允许承受剧烈痛苦和罹患绝症的人接受安乐死。目前全球仅少数国家实施合法安乐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5-13T10-02-08-00-00/000000.png" xlink:type="simple" xlink:show="embed" xlink:actuate="onLoad" draw:mime-type="image/png"/>
</draw:frame>
</text:p>
      <text:p text:style-name="P4">
葡萄牙深受天主教信仰影响，社会对于安乐死议题严重分歧，身为虔诚教徒的保守派总统德索沙（Marcelo Rebelo de Sousa）就多次强烈反对。</text:p>
      <text:p text:style-name="P4">
根据新法条文，18岁以上者若病入膏肓、不堪痛苦，将可要求协助死亡。</text:p>
      <text:p text:style-name="P4">
新法仅允许精神状态良好且「长期」承受「无法忍受」痛苦的人接受安乐死。</text:p>
      <text:p text:style-name="P4">
新法仅允许葡萄牙公民和合法居民提出申请，不扩及那些到葡萄牙寻求协助自杀的外国人。</text:p>
      <text:p text:style-name="P4">
葡萄牙国会3年来4度通过安乐死法案，但由于总统德索沙反对，每次都被退回重做宪法审查。</text:p>
      <text:p text:style-name="P4">
执政的社会党（PS）在国会掌握绝对多数，在社会党的支持下，今天终于通过法案最终版本。</text:p>
      <text:p text:style-name="P4">
葡萄牙媒体提到，德索沙现在有一周时间来颁布新法。新法最快秋季生效。</text:p>
      <text:p text:style-name="P4">
德索沙先前以「概念极不明确」为由否决过去的法案，之后又说用来形容末期病况的词语仍相互矛盾，必须再厘清。如今新法规定，只有在「患者因身体障碍而不可能采取医疗协助自杀」时，才允许安乐死。</text:p>
      <text:p text:style-name="P4">
不过，在葡萄牙，有关医疗协助死亡的争论还远远没有结束。</text:p>
      <text:p text:style-name="P4">
支持安乐死团体「尊严死亡权」（Right To Die With Dignity）成员桑托斯（PauloSantos）说，葡萄牙通过安乐死法律的速度比其他大国快，可能会有许多医师以道德为由不予执行，就像2007年堕胎合法化之后一样，而「安乐死遇到的阻力很可能更大」。</text:p>
      <text:p text:style-name="P4">
反对医疗协助自杀的人则为这个议题未经公民投票决定而感到遗憾，他们希望反对派议员能再次要求宪法法庭检视法案。</text:p>
      <text:p text:style-name="P4">
全球仅有少数国家允许安乐死和协助自杀，其中包括荷兰、比利时、卢森堡和西班牙。</text:p>
      <text:p text:style-name="P4">
Source: <text:a xlink:type="simple" xlink:href="https://www.rfi.fr/cn/%E7%BC%A4%E7%BA%B7%E4%B8%96%E7%95%8C/20230513-%E8%91%A1%E8%90%84%E7%89%99%E5%9B%BD%E4%BC%9A%E9%80%9A%E8%BF%87%E5%AE%89%E4%B9%90%E6%AD%BB%E6%B3%95%E6%A1%88-%E6%9C%80%E5%BF%AB%E7%A7%8B%E5%AD%A3%E7%94%9F%E6%95%88" text:style-name="Internet_20_link" text:visited-style-name="Visited_20_Internet_20_Link">
https://www.rfi.fr/cn/%E7%BC%A4%E7%BA%B7%E4%B8%96%E7%95%8C/20230513-%E8%91%A1%E8%90%84%E7%89%99%E5%9B%BD%E4%BC%9A%E9%80%9A%E8%BF%87%E5%AE%89%E4%B9%90%E6%AD%BB%E6%B3%95%E6%A1%88-%E6%9C%80%E5%BF%AB%E7%A7%8B%E5%AD%A3%E7%94%9F%E6%95%88</text:a>
</text:p>
      <!--NEWS-->
      <text:h text:style-name="P10" text:outline-level="1">
<text:span text:style-name="T4">
前高管指控字节跳动充当中国政府“宣传工具”</text:span>
</text:h>
      <text:p text:style-name="P4">
Author: None (Language: zh)</text:p>
      <text:p text:style-name="P4">
Publisher: None</text:p>
      <text:p text:style-name="P4">
Time: 2023-05-13T10:05:00Z</text:p>
      <text:p text:style-name="P4">
Description: 一名被解雇的字节跳动美国业务前高管对这家中国科技巨头提出诉讼，并指控该公司在旗下社交媒体平台上对不同内容进行压制或者推广，以服务于中国政府的政治宣传。他还称自己任职期间，某些工程师拥有访问用户数据的“后门”。</text:p>
      <text:p text:style-name="P4">
Videos: []</text:p>
      <text:p text:style-name="P4">
Images: ["<text:a xlink:type="simple" xlink:href="https://static.dw.com/image/64591922_303.jpg" text:style-name="Internet_20_link" text:visited-style-name="Visited_20_Internet_20_Link">
64591922_303.jpg</text:a>
"]</text:p>
      <text:p text:style-name="P4">
Subject: 时政风云</text:p>
      <text:p text:style-name="P4">
Subjects: ['奥巴马', '岛屿主权争端', '专题报道：全景观看“习马会”', '中国', '中共十九大', '美国', '德中关系']</text:p>
      <text:p text:style-name="P4">
Keywords: ['抖音', 'tiktok', '字节跳动', '中国', '政治宣传', '美国']</text:p>
      <text:p text:style-name="P4">
ID: 65612568</text:p>
      <!--METADATA-->
      <text:p text:style-name="P4">
<text:a xlink:type="simple" xlink:href="https://www.dw.com/zh/overlay/image/article/65612568/64591922" text:style-name="Internet_20_link" text:visited-style-name="Visited_20_Internet_20_Link">
 <draw:frame draw:style-name="fr1" draw:name="Image50" text:anchor-type="as-char" svg:width="6.9236in" svg:height="3.896998in" draw:z-index="0">
<draw:image xlink:href="../Images/dwzh/2023-05-13T10-05-00Z/64591922_303.jpg" xlink:type="simple" xlink:show="embed" xlink:actuate="onLoad" draw:mime-type="image/jpeg"/>
</draw:frame>
</text:a>
</text:p>
      <text:p text:style-name="P4">
前高管指控字节跳动充当中国政府“宣传工具”</text:p>
      <text:p text:style-name="P4">
（德国之声中文网）周五，一名被字节跳动解雇的前高管对这家科技巨头提出了一系列指控，其中包括从竞争对手（比如Instagram和Snapchat）那里窃取内容，并且根据中国的国家利益对平台上的不同内容进行压制或者推广，充当中国政府的“宣传工具”。</text:p>
      <text:p text:style-name="P4">
据美联社报道，上述指控是于尹涛（音译）提起的针对字节跳动不当解雇诉讼的一部分。于曾在2017年8月到2018年11月之间担任字节跳动美国业务的工程部主管，他宣称自己是在披露公司“不当行为”之后遭到解雇。</text:p>
      <text:p text:style-name="P4">
他指控中国政府在字节跳动的北京总部监控其工作，并就如何推进“社会主义核心价值观”提供指导。他还称，政府官员有能力关闭中国版的抖音平台，并且保留了进入公司所有数据的通道，包括存储在美国的信息。</text:p>
      <text:p text:style-name="P4">
出于安全顾虑， <text:a xlink:type="simple" xlink:href="https://www.dw.com/zh/zh/全面禁止tiktok美国蒙大拿州先行一步/a-65333928" text:style-name="Internet_20_link" text:visited-style-name="Visited_20_Internet_20_Link">
 </text:a>
，在欧盟、新西兰和加拿大， <text:a xlink:type="simple" xlink:href="https://www.dw.com/zh/zh/奥地利宣布禁止公务手机使用tiktok/a-65577074" text:style-name="Internet_20_link" text:visited-style-name="Visited_20_Internet_20_Link">
 </text:a>
。美国国会很多议员正在努力推动以国家安全为由要求 <text:a xlink:type="simple" xlink:href="https://www.dw.com/zh/zh/全盘禁止tiktok-美国民主党内有反对声音/a-65213817" text:style-name="Internet_20_link" text:visited-style-name="Visited_20_Internet_20_Link">
 </text:a>
 。</text:p>
      <text:p text:style-name="P4">
据《纽约时报》报道，于尹涛现年36岁，在中国出生长大，现居美国旧金山。他在接受采访时表示，在自己任职期间，TikTok上的美国用户数据是存储在美国的，但是在中国的工程师可以访问它。</text:p>
      <text:p text:style-name="P4">
他还讲述道，在字节跳动任职期间曾经到该公司在中国的办事处工作过一段时间，亲眼目睹了中国版抖音的工程师如何调整算法，推高表达仇日情绪内容的热度，并且他们是毫不犹豫地这样做的，没有经过任何的辩论。</text:p>
      <text:p text:style-name="P4">
字节跳动方面在通过电子邮件回复《纽约时报》的声明中回应称，“将强烈反对该诉讼中我们认为是毫无依据的指控和主张”。该声明还表示，于先生在字节跳动工作了不到一年，他的雇佣关系于2018年7月结束。在他短暂的工作时间里，他参与开发了一款名为Flipagram的应用，该应用已于数年前因为商业原因停止运营。</text:p>
      <text:p text:style-name="P4">
于尹涛针对字节跳动的这起诉讼由旧金山一名专门处理雇佣纠纷的律师代理。他要求这家科技公司向他支付收入损失、惩罚性赔偿以及他在被解职时未归属于他的22万股字节跳动股票。</text:p>
      <text:p text:style-name="P4">
（美联社、纽约时报）</text:p>
      <text:p text:style-name="P4">
Source: <text:a xlink:type="simple" xlink:href="https://www.dw.com/zh/前高管指控字节跳动充当中国政府-宣传工具/a-65612568" text:style-name="Internet_20_link" text:visited-style-name="Visited_20_Internet_20_Link">
https://www.dw.com/zh/前高管指控字节跳动充当中国政府-宣传工具/a-65612568?maca=chi-rss-chi-all-1127-rdf</text:a>
</text:p>
      <!--NEWS-->
      <text:h text:style-name="P10" text:outline-level="1">
<text:span text:style-name="T4">
美国债务上限阴影笼罩拜登重大外交访问</text:span>
</text:h>
      <text:p text:style-name="P4">
Author: chinese@voanews.com (维达库斯瓦拉)</text:p>
      <text:p text:style-name="P4">
Publisher: 美国之音中文网 (Type: NewsMediaOrganization)</text:p>
      <text:p text:style-name="P4">
Published Time: 2023-05-13T10:19:00+08:00</text:p>
      <text:p text:style-name="P4">
Modified Time: 2023-05-13 02:22:24Z</text:p>
      <text:p text:style-name="P4">
Description: 白宫和国会共和党人围绕提高债务上限以防止美国违约的僵局已经持续了数月，这可能会打乱乔·拜登(Joe Biden)总统即将与日本和澳大利亚盟友举行的会议。</text:p>
      <text:p text:style-name="P4">
Videos: []</text:p>
      <text:p text:style-name="P4">
Images: []</text:p>
      <text:p text:style-name="P4">
Categories: ['美国', '亚太', '国会报道', '美中关系']</text:p>
      <text:p text:style-name="P4">
Type: None</text:p>
      <!--METADATA-->
      <text:p text:style-name="P4">
NoneNone</text:p>
      <text:p text:style-name="P4">
Source: <text:a xlink:type="simple" xlink:href="https://www.voachinese.com/a/us-debt-ceiling-looms-over-biden-s-foreign-trips-20230512/7091684.html" text:style-name="Internet_20_link" text:visited-style-name="Visited_20_Internet_20_Link">
https://www.voachinese.com/a/us-debt-ceiling-looms-over-biden-s-foreign-trips-20230512/7091684.html</text:a>
</text:p>
      <!--NEWS-->
      <text:h text:style-name="P10" text:outline-level="1">
<text:span text:style-name="T4">
波士顿华裔男子被控协助中共威胁异议人士</text:span>
</text:h>
      <text:p text:style-name="P4">
Author: None (Language: zh)</text:p>
      <text:p text:style-name="P4">
Publisher: None</text:p>
      <text:p text:style-name="P4">
Time: 2023-05-13T10:41:00Z</text:p>
      <text:p text:style-name="P4">
Description: 波士顿一名华裔美国公民被控充当中国政府代理人、监视该地区的中国活动人士和持不同政见者。美国联邦检察官表示，该男子与中国政府官员合作了大约四年时间。这名男子目前没有认罪，在缴纳2.5万美金保释金后获释。</text:p>
      <text:p text:style-name="P4">
Videos: []</text:p>
      <text:p text:style-name="P4">
Images: ["<text:a xlink:type="simple" xlink:href="https://static.dw.com/image/65435907_303.jpg" text:style-name="Internet_20_link" text:visited-style-name="Visited_20_Internet_20_Link">
65435907_303.jpg</text:a>
", "<text:a xlink:type="simple" xlink:href="https://static.dw.com/image/19046382_401.jpg" text:style-name="Internet_20_link" text:visited-style-name="Visited_20_Internet_20_Link">
19046382_401.jpg</text:a>
"]</text:p>
      <text:p text:style-name="P4">
Subject: 新闻广角</text:p>
      <text:p text:style-name="P4">
Subjects: ['温家宝', '中国共产党', '中共十九大']</text:p>
      <text:p text:style-name="P4">
Keywords: ['波士顿', '异议人士', '梁利棠', '活动人士', '美国联邦检察官', '间谍', '国安', '中共']</text:p>
      <text:p text:style-name="P4">
ID: 65612643</text:p>
      <!--METADATA-->
      <text:p text:style-name="P4">
<text:a xlink:type="simple" xlink:href="https://www.dw.com/zh/overlay/image/article/65612643/65435907" text:style-name="Internet_20_link" text:visited-style-name="Visited_20_Internet_20_Link">
 <draw:frame draw:style-name="fr1" draw:name="Image51" text:anchor-type="as-char" svg:width="6.9236in" svg:height="3.896998in" draw:z-index="0">
<draw:image xlink:href="../Images/dwzh/2023-05-13T10-41-00Z/65435907_303.jpg" xlink:type="simple" xlink:show="embed" xlink:actuate="onLoad" draw:mime-type="image/jpeg"/>
</draw:frame>
</text:a>
</text:p>
      <text:p text:style-name="P4">
针对这位美籍华人的起诉书称，其目的是“在美国秘密推进中国政府的目标和议程”</text:p>
      <text:p text:style-name="P4">
（德国之声中文网）美国波士顿检察官办公室称，居住在波士顿布莱顿街区的63岁的美国公民梁利棠（LitangLiang），被控在未通知美国司法部长的情况下串谋充当外国政府代理人。美国联邦检察官周五（5月12日）公布，这名华裔男子与中国政府官员合作，密切监视该地区呼吁中共进行民主改革的中国活动人士和持不同政见者。</text:p>
      <text:p text:style-name="P4">
根据法庭文件，梁利棠在周二被捕之后未有认罪，并于周四以25000美元的保释金获释，但他必须配戴电子监控器。他还被要求交出护照，不得离开美国马萨诸塞州，而且不能与中国官员有任何接触。</text:p>
      <text:p text:style-name="P4">
法庭文件显示，梁利棠被指控“向中国政府提供波士顿地区个人和组织的信息；在美国组织反对呼吁民主的持不同政见者的反抗议活动；向中国政府官员提供在美国的持不同政见者的照片和信息；并向中国公安部提供潜在招募人员的名单”。</text:p>
      <text:p text:style-name="P4">
起诉书称，梁利棠的目的是“在美国秘密推进中国政府的目标和议程”。</text:p>
      <text:p text:style-name="P4">
在最近曝出的其他案件中，中国当局也被指控试图骚扰和恐吓在美国的批评北京的活动人士。</text:p>
      <text:p text:style-name="P4">
<text:a xlink:type="simple" xlink:href="https://www.dw.com/zh/zh/涉經營中國海外警察站-兩男遭美fbi逮捕/a-65353631" text:style-name="Internet_20_link" text:visited-style-name="Visited_20_Internet_20_Link">
 </text:a>
；来自中国国家警察部队的大约40名官员被指控使用社交媒体骚扰美国境内的中国异议人士。</text:p>
      <text:p text:style-name="P4">
<draw:frame draw:style-name="fr1" draw:name="Image52" text:anchor-type="as-char" svg:width="6.9236in" svg:height="3.896998in" draw:z-index="0">
<draw:image xlink:href="../Images/dwzh/2023-05-13T10-41-00Z/19046382_401.jpg" xlink:type="simple" xlink:show="embed" xlink:actuate="onLoad" draw:mime-type="image/jpeg"/>
</draw:frame>
</text:p>
      <text:p text:style-name="P4">
美国联邦检察官表示，这名华裔男子与中国政府官员合作，密切监视该地区呼吁中共进行民主改革的中国异议人士（图为中国驻美国大使馆的资料图片）</text:p>
      <text:p text:style-name="P4">
美国检方说，梁利棠与中国政府的合作始于 2018 年，至少持续到去年。</text:p>
      <text:p text:style-name="P4">
据检察官称，在一个案例中，梁利棠向中国政府发送了一名学生活动人士的照片和视频，他称这名学生活动人士在 2018年波士顿唐人街附近的一次抗议活动中毁坏了一面中国国旗。</text:p>
      <text:p text:style-name="P4">
梁利棠于2018年在波士顿组织了一次活动，至少有两名中国政府官员参加，其中一人要求他提供一位在波士顿参加竞选并当选的美国官员的信息。美国联邦检察官办公室说，梁利棠按照要求提供了姓名。法庭文件没有提及这位美国当选官员的名字。</text:p>
      <text:p text:style-name="P4">
联邦检察官说，梁利棠还向中国政府提供了一名持不同政见者参加 2019 年 8月“波士顿与香港站在一起”游行活动的视频，并在接下来的一个月里，将持不同政见者在波士顿公共图书馆前集会的照片发送给一名中国政府官员，称他们是“一群小丑，企图制造麻烦”。</text:p>
      <text:p text:style-name="P4">
美国检察官还披露，梁利棠也被指控向中国政府官员提供了波士顿地区两名人士的姓名和职业信息，以便中共公安部可以招募他们。</text:p>
      <text:p text:style-name="P4">
刑事起诉书指出，梁利棠与中国驻美国高级外交官、公安部和统战部都有联系。中共统战部直接向中共中央委员会报告，以实现中共的海外目标。梁利棠也曾访问中国，出席中共建政70周年纪念活动等。</text:p>
      <text:p text:style-name="P4">
梁利棠将于7月6日再次出庭受审。</text:p>
      <text:p text:style-name="P4">
（美联社）</text:p>
      <text:p text:style-name="P4">
Source: <text:a xlink:type="simple" xlink:href="https://www.dw.com/zh/波士顿华裔男子被控协助中共威胁异议人士/a-65612643" text:style-name="Internet_20_link" text:visited-style-name="Visited_20_Internet_20_Link">
https://www.dw.com/zh/波士顿华裔男子被控协助中共威胁异议人士/a-65612643?maca=chi-rss-chi-all-1127-rdf</text:a>
</text:p>
      <!--NEWS-->
      <text:h text:style-name="P10" text:outline-level="1">
<text:span text:style-name="T4">
吉兰丹1.5万人出席开斋节活动 安华力推昌明大马议程</text:span>
</text:h>
      <text:p text:style-name="P4">
Author: 联合早报 (Person)</text:p>
      <text:p text:style-name="P4">
Publisher: 联合早报 (Organization)</text:p>
      <text:p text:style-name="P4">
Published Time: 2023-05-13T10:47</text:p>
      <text:p text:style-name="P4">
Modified Time: 2023-05-13T10:47</text:p>
      <text:p text:style-name="P4">
Description: 马来西亚首相安华星期五（5月12日）晚上在吉兰丹州举行的开斋节“昌明大马”门户开放活动，吸引超过1万5000人参加。“当今大马”引述马新社报道，安华到哥打巴鲁致辞时承诺，政府将永远...</text:p>
      <text:p text:style-name="P4">
Videos: []</text:p>
      <text:p text:style-name="P4">
Audios: []</text:p>
      <text:p text:style-name="P4">
Images: []</text:p>
      <text:p text:style-name="P4">
Type: NewsArticle</text:p>
      <text:p text:style-name="P4">
Breadcrumbs: ['即时', '国际']</text:p>
      <text:p text:style-name="P4">
Keywords: ['马来西亚', '吉兰丹', '开斋节', '安华']</text:p>
      <!--METADATA-->
      <text:p text:style-name="P4">
马来西亚首相安华星期五（5月12日）晚上在吉兰丹州举行的开斋节“昌明大马”门户开放活动，吸引超过1万5000人参加。</text:p>
      <text:p text:style-name="P4">
“当今大马”引述马新社报道，安华到哥打巴鲁致辞时承诺，政府将永远公平对待所有人，不会边缘任何州属，包括政治理念不同的州属。</text:p>
      <text:p text:style-name="P4">
安华说：“我们将永远维护联邦宪法、马来人地位、伊斯兰的官方宗教，以及马来王室。”</text:p>
      <text:p text:style-name="P4">
“政府将实施治理改革，并专注于经济复苏，落实昌明大马发展议程，不会对腐败和不当行为坐视不理。”</text:p>
      <text:p text:style-name="P4">
安华还说，政府在吉兰丹采取了许多措施，改善当地人民的经济和生活水平，例如为当地社区增加医疗设施，减少医院拥挤问题。</text:p>
      <text:p text:style-name="P4">
他说：“政府已全面维修和提升吉兰丹诊所，共38个医疗设施，金额达930万令吉（约279万新元）。”</text:p>
      <text:p text:style-name="P4">
他还说，联邦政府关心当地水灾问题，并已展开多项研究以解决水灾问题。</text:p>
      <text:p text:style-name="P4">
“此外，巴力邦（Palekbang）大桥建设将进一步促进哥打峇鲁发展。这座全长1.29公里的双向行车道斜拉桥预计将在2025年完成。”</text:p>
      <text:p text:style-name="P4">
马国副首相兼巫统主席阿末扎希、副首相法迪拉、数码通讯部长法米、环境部长聂纳兹米和丹州大臣阿末耶谷，也出席了吉兰丹的开斋节门户开放活动。</text:p>
      <text:p text:style-name="P4">
除了吉兰丹，团结政府的开斋节门户开放活动已在吉打、槟城和森美兰举行，登嘉楼和雪兰莪将在星期六和星期天举行。</text:p>
      <text:p text:style-name="P4">
Source: <text:a xlink:type="simple" xlink:href="https://www.zaobao.com.sg/realtime/world/story20230513-1394143" text:style-name="Internet_20_link" text:visited-style-name="Visited_20_Internet_20_Link">
https://www.zaobao.com.sg/realtime/world/story20230513-1394143</text:a>
</text:p>
      <!--NEWS-->
      <text:h text:style-name="P10" text:outline-level="1">
<text:span text:style-name="T4">
郭飞雄一家「妻离子散」传体重降至45公斤</text:span>
</text:h>
      <text:p text:style-name="P4">
Author: None (Language: zh)</text:p>
      <text:p text:style-name="P4">
Publisher: None</text:p>
      <text:p text:style-name="P4">
Time: 2023-05-13T11:08:00Z</text:p>
      <text:p text:style-name="P4">
Description: 中国维权人士郭飞雄遭判刑8年後，他姊姊向DW透露，郭飞雄因长期绝食，体重已降至45公斤，而他被捕的结果，也对他的儿女造成重大打击。虽然中国近来加大打击公民社会力度，六四学运领袖周锋锁表示，中国公民社会仍有很多人尝试寻求自由。</text:p>
      <text:p text:style-name="P4">
Videos: []</text:p>
      <text:p text:style-name="P4">
Images: ["<text:a xlink:type="simple" xlink:href="https://static.dw.com/image/19277289_303.jpg" text:style-name="Internet_20_link" text:visited-style-name="Visited_20_Internet_20_Link">
19277289_303.jpg</text:a>
", "<text:a xlink:type="simple" xlink:href="https://static.dw.com/image/60412840_401.jpg" text:style-name="Internet_20_link" text:visited-style-name="Visited_20_Internet_20_Link">
60412840_401.jpg</text:a>
"]</text:p>
      <text:p text:style-name="P4">
Subject: 时政风云</text:p>
      <text:p text:style-name="P4">
Subjects: []</text:p>
      <text:p text:style-name="P4">
Keywords: ['岛屿主权争端', '专题报道：全景观看“习马会”', '移民难民', '中国', '中共十九大', '许志永', '人权', '零八宪章', '德中关系']</text:p>
      <text:p text:style-name="P4">
ID: 65612865</text:p>
      <!--METADATA-->
      <text:p text:style-name="P4">
<text:a xlink:type="simple" xlink:href="https://www.dw.com/zh/overlay/image/article/65612865/19277289" text:style-name="Internet_20_link" text:visited-style-name="Visited_20_Internet_20_Link">
 <draw:frame draw:style-name="fr1" draw:name="Image53" text:anchor-type="as-char" svg:width="6.9236in" svg:height="3.896998in" draw:z-index="0">
<draw:image xlink:href="../Images/dwzh/2023-05-13T11-08-00Z/19277289_303.jpg" xlink:type="simple" xlink:show="embed" xlink:actuate="onLoad" draw:mime-type="image/jpeg"/>
</draw:frame>
</text:a>
</text:p>
      <text:p text:style-name="P4">
在郭飞雄遭判刑後，他也透过管道，将自己在关押期间准备的上万字辩护词公布在网上。</text:p>
      <text:p text:style-name="P4">
（德国之声中文网）中国知名维权人士郭飞雄 <text:a xlink:type="simple" xlink:href="https://www.dw.com/zh/zh/维权人士郭飞雄煽颠罪名被判八年监禁/a-65588550" text:style-name="Internet_20_link" text:visited-style-name="Visited_20_Internet_20_Link">
</text:a>
，相关消息不仅引起人权团体的批评，多国政府与联合国也发布声明，谴责判决结果。除了各界高度重视郭飞雄案件的判决结果外，他的家人在接受DW访问时也批评中国政府的做法「抹灭良心」，并坚持郭飞雄所受的罪名是「莫须有」。</text:p>
      <text:p text:style-name="P4">
他的姊姊杨茂平13日向德国之声表示，因郭飞雄要求她不要出席周四的庭审，所以她是透过朋友转发网上消息，才得知郭飞雄遭判刑8年。她说：「我听到这个判决後感到非常震惊，我弟弟是因为争取要去美国看他当时病危的妻子张青，在经历一年的漫长等待後，他因担心无法及时见到妻子，尝试突破当局看管，但<text:a xlink:type="simple" xlink:href="https://www.dw.com/zh/zh/北京不放行-多名中国维权人士错失家人最後一面/a-60394864" text:style-name="Internet_20_link" text:visited-style-name="Visited_20_Internet_20_Link">
 </text:a>
 。」</text:p>
      <text:p text:style-name="P4">
杨茂平表示，郭飞雄被捕後，中国当局才开始「罗列各种罪名」，最终在2022年1月12日，也就是郭飞雄妻子张青因癌症过世後两日，才被当局以「煽动颠覆国家政权」罪正式逮捕。她提到：「他妻子去世五天後，我问监管他的人为何不让郭飞雄去见他妻子，当局却声称『谁知道这麽快啊』，接着就跟我说郭飞雄被捕了，当我问他们是什麽罪名时，他们说『以後会有罪名的』。」</text:p>
      <text:p text:style-name="P4">
根据杨茂平与郭飞雄律师提供的消息，广州法庭11日在宣判时，称郭飞雄长期撰写并在互联网发表文章丶2020年创建世界宪政民主论坛继续发表自己和他人撰写的煽动性文章丶2021年1月27日出境受阻时接受自由亚洲电台的采访发表言论，长期攻击丶诋毁中国政治的制度，所以才将他以相关罪名判刑。</text:p>
      <text:p text:style-name="P4">
而在郭飞雄遭判刑後，他也透过管道，将自己在关押期间准备的上万字辩护词公布在网上。他在辩护词中写道：「我必须声明的是，从1986年12月第一次参加学潮直至今日，我的政治主张和政治理想从来没有改变过：在中国彻底实现真正的自由民主人权法治。这是我的一切社会思想学术活动和政治活动原始的丶根本的丶终极的行为意图。」</text:p>
      <text:p text:style-name="P4">
郭飞雄表示，他在2005年至2019年间，遭中国当局4次刑拘丶2次判刑，总计被监禁时间长达「11年零123天」。他说：「我的这些思想学术活动，是在堂堂正正的履行我的言论自由丶思想自由丶学术自由等基本的公民权利和政治权利；亦正如众所周知丶我的这些思想学术活动的客观效果，是正面丶积极丶广泛而有深度的传播了普世价值理念，对包括民间和官方在内的一切向往真理的中国公民进行了人道人权启蒙，对促进一代人主权意识和权利意识的觉醒当然不无推挽之力。」</text:p>
      <text:h text:style-name="P12" text:outline-level="3">
<text:span text:style-name="T4">
「按自己理想做事的人」</text:span>
</text:h>
      <text:p text:style-name="P4">
郭飞雄本名杨茂东，他曾是 <text:a xlink:type="simple" xlink:href="https://www.dw.com/zh/zh/专访许志永承担忠于良心的代价/a-44776616" text:style-name="Internet_20_link" text:visited-style-name="Visited_20_Internet_20_Link">
 </text:a>
的重要参与者与其中一位领导人。他在2006年因呼吁国际社会对中国政府镇压法轮功群体之事以及积极营救维权律师高智晟，遭中国当局以「非法经营罪」逮捕并判刑5年。获释後，他在2013年又因要求中国官员公开财产，并遭中国政府认定为相关活动的其中一位组织者，最终遭中国当局以「聚众扰乱公共场所秩序罪」与「寻衅滋事罪」判刑6年。</text:p>
      <text:p text:style-name="P4">
他姊姊杨茂平向DW表示，郭飞雄从小是个爱学的人，从念书开始，便一直按照自己的理想生活。她说：「他从不为物质左右，是个很高尚的人。虽然我们都不支持他後来做的事，但他做的事都是正义的事。虽然他做的事与主流不相符，但他没有做错误的事。他所受的这些磨难，让我们都很心痛跟心疼。」</text:p>
      <text:p text:style-name="P4">
长期关注郭飞雄案件情况与中国人权情势的人道中国主席周锋锁接受DW访问时强调，郭飞雄在这次被判刑前，已因两次坐牢导致他的家庭「妻离子散」，而他自从上次获释後，其实在中国都以非常低调的方式过日子，也不像以往有可推动社会活动的空间。他说：「郭飞雄仅因要求探望病危妻子，便遭中国当局判刑8年，这是非常疯狂丶没有人性且令人发指的。」</text:p>
      <text:p text:style-name="P4">
杨茂平向DW透露，由於郭飞雄此次被抓後便一直绝食抗议，所以他的体重已从原本67.5至75公斤，下降至45公斤。她说：「这次我大弟弟出席庭审後，说郭飞雄已『变形』了。虽然他目前尚未有其他疾病，但在绝食一年多後，他的咀嚼与吞咽功能都已退化。我非常担心他的身体健康。」</text:p>
      <text:h text:style-name="P12" text:outline-level="3">
<text:span text:style-name="T4">
郭飞雄子女受影响</text:span>
</text:h>
      <text:p text:style-name="P4">
在郭飞雄三度被捕丶妻子张青於2022年1月不幸因病过世後，他的两个孩子也因此生活受到很大的影响。杨茂平告诉DW，郭飞雄的儿子原本就读大学一年级，但在张青过世後，他便离开学校生活。她说：「没上学这一年多的时间，他没做什麽事。虽然他与姊姊因十几年没见到郭飞雄，与爸爸情感较淡化，但他因受到张青影响，对郭飞雄仍很有感情。他经常透过我给他爸爸写信，我也会把郭飞雄的信转给他们。但因他比较内向，又因年幼便再也没见过爸爸本人，所以这次郭飞雄被判刑之事，对他打击很大。」</text:p>
      <text:p text:style-name="P4">
<draw:frame draw:style-name="fr1" draw:name="Image54" text:anchor-type="as-char" svg:width="6.9236in" svg:height="3.896998in" draw:z-index="0">
<draw:image xlink:href="../Images/dwzh/2023-05-13T11-08-00Z/60412840_401.jpg" xlink:type="simple" xlink:show="embed" xlink:actuate="onLoad" draw:mime-type="image/jpeg"/>
</draw:frame>
</text:p>
      <text:p text:style-name="P4">
杨茂平表示，由於郭飞雄此次被抓後便一直绝食抗议，他的体重已从原本67.5至75公斤，下降至45公斤。</text:p>
      <text:p text:style-name="P4">
事实上，由於多数维权律师或异议人士的家庭在中国都持续面临政府威胁，所以不少维权律师的妻子最终会被迫带着孩子流亡海外。但因大部分维权律师或异议人士在服刑期满後，多半会面临中国政府施加的出境禁令，这也导致多数维权律师的家庭在妻儿选择流亡海外後，可能面临长期无法再相聚的情况。</text:p>
      <text:p text:style-name="P4">
周锋锁告诉DW，由於中国政府时常以株连的方式把「痛苦」施加在异议人士与其亲属身上，所以包含高智晟丶刘晓波丶许志永与丁家喜等知名异议人士都面临家庭被迫长期分隔两地的处境。他说：「郭飞雄的儿子最後一次见到父亲本人是5岁，他这麽多年来，都没办法面见父亲，这是一场人伦惨剧。中国政府这样做，表现出这个政权的残酷丶冷血与无耻。」</text:p>
      <text:p text:style-name="P4">
周锋锁呼吁国际社会针对中国异议人士受到政府关押或判刑的案件持续发声，因为有鉴於中国政府近年来在国际社会中的影响力，他们会对全世界造成威胁。他说：「过去几年，以美国为首的一些国家开始警醒过来，对中国政府采取比较清醒与务实的看法。但我仍要提醒与中共做生意的人，他们的每一分钱，都在维护这个政权，帮他们做恶。我希望郭飞雄的个案能让全世界意识到这点。」</text:p>
      <text:p text:style-name="P4">
他补充道，在包含许志永丶丁家喜与郭飞雄在内的多名异议人士近期陆续遭中国政府判重刑的情况下，中国公民社会正面临一个史无前例的挑战。他说：「无论是国家机器的强大，还是中共拥有的高科技之精细程度，在目前的情况下，被中国当局追踪的几个人很难聚集起来。但历史显示，任何一个残暴政权，都很难持久。所以不管中国当局对异议人士的镇压多麽惨烈，还是会有很多人尝试寻求自由。」</text:p>
      <text:p text:style-name="P4">
Source: <text:a xlink:type="simple" xlink:href="https://www.dw.com/zh/郭飞雄一家「妻离子散」传体重降至45公斤/a-65612865" text:style-name="Internet_20_link" text:visited-style-name="Visited_20_Internet_20_Link">
https://www.dw.com/zh/郭飞雄一家「妻离子散」传体重降至45公斤/a-65612865?maca=chi-rss-chi-all-1127-rdf</text:a>
</text:p>
      <!--NEWS-->
      <text:h text:style-name="P10" text:outline-level="1">
<text:span text:style-name="T4">
美国国务院发表声明要求释放郭飞雄</text:span>
</text:h>
      <text:p text:style-name="P4">
Author: None</text:p>
      <text:p text:style-name="P4">
Publisher: Radio Free Asia (Organization)</text:p>
      <text:p text:style-name="P4">
Published Time: 2023-05-13T11:29:03-04:00</text:p>
      <text:p text:style-name="P4">
Modified Time: 2023-05-13T11:29: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8.319487in" draw:z-index="0">
<draw:image xlink:href="../Images/rfamandarin/2023-05-13T11-29-03-04-00/000000.png" xlink:type="simple" xlink:show="embed" xlink:actuate="onLoad" draw:mime-type="image/png"/>
</draw:frame>
 美国国务院发表声明要求释放郭飞雄 <text:a xlink:type="simple" xlink:href="https://www.rfa.org/mandarin/Xinwen/1-05132023112506.html/@@images/image" text:style-name="Internet_20_link" text:visited-style-name="Visited_20_Internet_20_Link">
</text:a>
推特截图/Matthew Miller (@StateDeptSpox)</text:p>
      <text:p text:style-name="P4">
美国国务院日前发表声明，谴责中国政府对中国人权人士郭飞雄判刑，并要求释放郭飞雄。</text:p>
      <text:p text:style-name="P4">
声明说，我们谴责对中国人权活动家和律师郭飞雄（又名杨茂东）的判刑。 中国政府以郭先生代表中国人民从事和平的宣传工作为由判处他八年徒刑。我们的外交官员被阻止参加 5 月 11日在广州对他的审判。我们敦促中国履行其国际承诺，为其公民提供正当程序，尊重他们的人权和基本自由，包括言论自由，并停止使用任意手段进行拘留和禁止出境。我们继续呼吁中国立即释放郭飞雄，并允许他前往美国与家人团聚。</text:p>
      <text:p text:style-name="P4">
（责编：梒青）</text:p>
      <text:p text:style-name="P4">
Source: <text:a xlink:type="simple" xlink:href="https://www.rfa.org/mandarin/Xinwen/1-05132023112506.html" text:style-name="Internet_20_link" text:visited-style-name="Visited_20_Internet_20_Link">
https://www.rfa.org/mandarin/Xinwen/1-05132023112506.html</text:a>
</text:p>
      <!--NEWS-->
      <text:h text:style-name="P10" text:outline-level="1">
<text:span text:style-name="T4">
前高管指控字节跳动充当中国政府“宣传工具”</text:span>
</text:h>
      <text:p text:style-name="P4">
Author: None</text:p>
      <text:p text:style-name="P4">
Publisher: Radio Free Asia (Organization)</text:p>
      <text:p text:style-name="P4">
Published Time: 2023-05-13T11:33:00-04:00</text:p>
      <text:p text:style-name="P4">
Modified Time: 2023-05-13T11:33: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4.478006in" draw:z-index="0">
<draw:image xlink:href="../Images/rfamandarin/2023-05-13T11-33-00-04-00/000000.png" xlink:type="simple" xlink:show="embed" xlink:actuate="onLoad" draw:mime-type="image/png"/>
</draw:frame>
 前高管指控字节跳动充当中国政府“宣传工具” <text:a xlink:type="simple" xlink:href="https://www.rfa.org/mandarin/Xinwen/2-05132023112950.html/@@images/image" text:style-name="Internet_20_link" text:visited-style-name="Visited_20_Internet_20_Link">
</text:a>
路透社图片</text:p>
      <text:p text:style-name="P4">
周五，一名被字节跳动解雇的前高管对这家科技巨头提出了一系列指控，其中包括从竞争对手，比如Instagram和Snapchat那里窃取内容，并且根据中国的国家利益对平台上的不同内容进行压制或者推广，充当中国政府的“宣传工具”。</text:p>
      <text:p text:style-name="P4">
据美联社报道，上述指控是于尹涛（音译）提起的针对字节跳动不当解雇诉讼的一部分。于曾在2017年8月到2018年11月之间担任字节跳动美国业务的工程部主管，他宣称自己是在披露公司“不当行为”之后遭到解雇。</text:p>
      <text:p text:style-name="P4">
他指控中国政府在字节跳动的北京总部监控其工作，并就如何推进“社会主义核心价值观”提供指导。他还称，政府官员有能力关闭中国版的抖音平台，并且保留了进入公司所有数据的通道，包括存储在美国的信息。</text:p>
      <text:p text:style-name="P4">
出于安全顾虑，美国军方、联邦政府以及超过半数的联邦州，已经实施禁止公用设备和仪器使用安装TikTok。在欧盟、新西兰和加拿大，类似的措施也已生效。美国国会很多议员正在努力推动以国家安全为由要求全面禁止这款中国公司字节跳动拥有的社交媒体应用。</text:p>
      <text:p text:style-name="P4">
据《纽约时报》报道，于尹涛现年36岁，在中国出生长大，现居美国旧金山。他在接受采访时表示，在自己任职期间，TikTok上的美国用户数据是存储在美国的，但是在中国的工程师可以访问它。</text:p>
      <text:p text:style-name="P4">
他还表示，在字节跳动任职期间曾经到该公司在中国的办事处工作过一段时间，亲眼目睹了中国版抖音的工程师如何调整算法，推高表达仇日情绪内容的热度，并且他们是毫不犹豫地这样做的，没有经过任何的辩论。</text:p>
      <text:p text:style-name="P4">
字节跳动方面在通过电子邮件回复《纽约时报》的声明中回应称，“将强烈反对该诉讼中我们认为是毫无依据的指控和主张”。该声明还表示，于先生在字节跳动工作了不到一年，他的雇佣关系于2018年7月结束。在他短暂的工作时间里，他参与开发了一款名为Flipagram的应用，该应用已于数年前因为商业原因停止运营。</text:p>
      <text:p text:style-name="P4">
于尹涛针对字节跳动的这起诉讼由旧金山一名专门处理雇佣纠纷的律师代理。于要求这家科技公司向他支付收入损失、惩罚性赔偿以及他在被解职时未归属于他的22万股字节跳动股票。  （责编：梒青）</text:p>
      <text:p text:style-name="P4">
Source: <text:a xlink:type="simple" xlink:href="https://www.rfa.org/mandarin/Xinwen/2-05132023112950.html" text:style-name="Internet_20_link" text:visited-style-name="Visited_20_Internet_20_Link">
https://www.rfa.org/mandarin/Xinwen/2-05132023112950.html</text:a>
</text:p>
      <!--NEWS-->
      <text:h text:style-name="P10" text:outline-level="1">
<text:span text:style-name="T4">
对抗中国经济胁迫   G7首脑峰会将发表声明</text:span>
</text:h>
      <text:p text:style-name="P4">
Author: None</text:p>
      <text:p text:style-name="P4">
Publisher: Radio Free Asia (Organization)</text:p>
      <text:p text:style-name="P4">
Published Time: 2023-05-13T11:40:26-04:00</text:p>
      <text:p text:style-name="P4">
Modified Time: 2023-05-13T11:40: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4.679014in" draw:z-index="0">
<draw:image xlink:href="../Images/rfamandarin/2023-05-13T11-40-26-04-00/000000.png" xlink:type="simple" xlink:show="embed" xlink:actuate="onLoad" draw:mime-type="image/png"/>
</draw:frame>
 2022年6月 G7领导人峰会于在德国举行 <text:a xlink:type="simple" xlink:href="https://www.rfa.org/mandarin/Xinwen/3-05132023113331.html/@@images/image" text:style-name="Internet_20_link" text:visited-style-name="Visited_20_Internet_20_Link">
</text:a>
路透社图片</text:p>
      <text:p text:style-name="P4">
今年7大工业国家集团(G7)领导人峰会,即将于5月19至21日在日本广岛举行。据悉，今年峰会除了会聚焦俄罗斯入侵乌克兰议题外，与中国相关的议题是本次峰会另一重要焦点。路透社引述一位参与会前讨论的美国官员透露，在下周开幕的峰会上，将发表一份关于中国在全球各地“使用经济胁迫”（economiccoercion）的声明。</text:p>
      <text:p text:style-name="P4">
报导称，此声明可能是共同公报中的一部分，同时也是一项有关G7国家将如何合作抵御来自任何国家“经济胁迫”的计划提案。</text:p>
      <text:p text:style-name="P4">
这位官员还透露，七国领导人峰会声明将涵盖“一个专门针对中国的部分”，列出一份来自中国的经济胁迫与其他行径的具体关注清单。</text:p>
      <text:p text:style-name="P4">
美国财政部长耶伦提及，美国一直在考虑就北京对其他国家市场施行的强制性经济政策采取反制。</text:p>
      <text:p text:style-name="P4">
据日本共同社13日的消息，计划在峰会最后一天21日发表的首脑声明与附件中，将写明“G7对抗经济性的强制措施，力争实现供应链强韧化和公平竞争”。日本首相岸田文雄向各国提出了要求，希望由G7作为核心，展示对中国等的明确立场。</text:p>
      <text:p text:style-name="P4">
共同社的报道称，具体来说，将在半导体、重要矿物和农产品上，强化摆脱对华和对俄依赖的机制。中国在2010年尖阁诸岛（中国称钓鱼岛）附近发生撞船事件后，大幅限制了稀土出口。近年则禁运台湾产菠萝，还对澳大利亚产葡萄酒实施了关税制裁。</text:p>
      <text:p text:style-name="P4">
G7国家包括日本、美国、英国、法国、德国、加拿大和意大利，这些国家的现任领导人计划在下周陆续飞抵日本参加峰会。</text:p>
      <text:p text:style-name="P4">
（责编：梒青）</text:p>
      <text:p text:style-name="P4">
Source: <text:a xlink:type="simple" xlink:href="https://www.rfa.org/mandarin/Xinwen/3-05132023113331.html" text:style-name="Internet_20_link" text:visited-style-name="Visited_20_Internet_20_Link">
https://www.rfa.org/mandarin/Xinwen/3-05132023113331.html</text:a>
</text:p>
      <!--NEWS-->
      <text:h text:style-name="P10" text:outline-level="1">
<text:span text:style-name="T4">
欧盟：希望“重新校准”对中国立场</text:span>
</text:h>
      <text:p text:style-name="P4">
Author: None</text:p>
      <text:p text:style-name="P4">
Publisher: Radio Free Asia (Organization)</text:p>
      <text:p text:style-name="P4">
Published Time: 2023-05-13T11:46:36-04:00</text:p>
      <text:p text:style-name="P4">
Modified Time: 2023-05-13T11:46: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4.466839in" draw:z-index="0">
<draw:image xlink:href="../Images/rfamandarin/2023-05-13T11-46-36-04-00/000000.png" xlink:type="simple" xlink:show="embed" xlink:actuate="onLoad" draw:mime-type="image/png"/>
</draw:frame>
在瑞典斯德哥尔摩举行的欧盟外长非正式会议，拍摄于2023年5月13日。 <text:a xlink:type="simple" xlink:href="https://www.rfa.org/mandarin/Xinwen/4-05132023114103.html/@@images/image" text:style-name="Internet_20_link" text:visited-style-name="Visited_20_Internet_20_Link">
</text:a>
路透社图片/Christine Olsson/TT News Agency</text:p>
      <text:p text:style-name="P4">
欧盟27个成员国外长周五在斯德哥尔摩召开会议，讨论如何修正与北京的关系，包括减少欧盟对中国的经济依赖以及应对安全挑战。鉴于一个更强势的北京在世界舞台上施加影响力，布鲁塞尔呼吁欧盟成员国在如何与中国打交道方面达成一致。</text:p>
      <text:p text:style-name="P4">
综合外电13日消息，在由瑞典主办的会议上，欧盟外交政策负责人博雷利（JosepBorrell）向欧盟各国外交部长提交了一份文件，概述了“界定”和“重新校准对中国立场”的必要性。</text:p>
      <text:p text:style-name="P4">
“考虑到中国国内最近的演变及其外交政策轨迹，他们同意重新调整我们对华战略的基本方针。”</text:p>
      <text:p text:style-name="P4">
博雷利表示，欧盟维持其对中国的现有观点，认为中国是一个伙伴、竞争者和对手。他同时也强调，在面对根本上不同的价值观和经济体系，寻求削减欧盟依赖性的同时，与北京的接触依旧重要。</text:p>
      <text:p text:style-name="P4">
他表示，调整后的政策不是为了让欧洲与这个全球第二大经济体“脱钩”，而是为了平衡这种关系。</text:p>
      <text:p text:style-name="P4">
中国是欧盟最大进口贸易伙伴。根据欧盟委员会统计，2022年中国的进口份额为20.8%。在一些关键原材料方面，中国几乎占据了垄断地位。</text:p>
      <text:p text:style-name="P4">
德国外交部长贝尔伯克等高级外交官员认为，欧盟必须从过去的错误中汲取教训，重新审视对华关系。</text:p>
      <text:p text:style-name="P4">
立陶宛外长蓝斯柏吉斯（GabrieliusLandsbergis）也提出类似观点，呼吁欧盟在与北京来往时，不要犯与俄罗斯打交道时所犯的错误。他表示，“中国正在建立新世界秩序”，欧盟不能成为被动旁观者。</text:p>
      <text:p text:style-name="P4">
贝尔伯克赞成减少因依赖而构成的安全风险，呼吁欧盟内部团结起来，“自信地”利用欧盟共同市场的力量。“我们不是世界上最大的国家，但欧盟作为一个整体，特别是欧洲单一市场，自然有一种我们不应低估的力量和实力。”</text:p>
      <text:p text:style-name="P4">
在周五的会议上，争论点中最紧迫的问题是中国拒绝谴责其亲密盟友俄罗斯入侵乌克兰，或施压俄罗斯停止进攻。</text:p>
      <text:p text:style-name="P4">
博雷利承认，在持续的乌克兰冲突中，欧中关系因为中国的立场而紧绷。他说，“如果中国不推动俄罗斯从乌克兰撤军，欧盟与中国的关系就无法正常发展。”</text:p>
      <text:p text:style-name="P4">
波兰外交部副部长雅布隆斯基（PawelJablonski）周五表示，“任何破坏国际法”或“使安全恶化”的企图都应予以“果断回应”。他同时强调欧盟不依靠中国的重要性，并将之与欧洲对俄罗斯能源的依赖作类比。</text:p>
      <text:p text:style-name="P4">
“我们未来不应该让自己依赖任何国家。我们应该寻找到一种方式，成为伙伴而不是客户。”</text:p>
      <text:p text:style-name="P4">
与此同时，中国外长秦刚周五在访问挪威时，呼吁欧洲与中国共同反对“新冷战”。</text:p>
      <text:p text:style-name="P4">
欧盟各国部长将在周六与亚太地区的同行举行会议，继续讨论中国问题。</text:p>
      <text:p text:style-name="P4">
据法新社报道，随着会谈转向安全问题，包括台湾海峡的紧张局势，北京将再次成为“房间里的大象”，也就是在场的人虽然不想谈却避不开的重要事情。但一名资深欧盟官员表示，会议重点首先是关于“建立伙伴关系”。</text:p>
      <text:p text:style-name="P4">
（责编：梒青）</text:p>
      <text:p text:style-name="P4">
Source: <text:a xlink:type="simple" xlink:href="https://www.rfa.org/mandarin/Xinwen/4-05132023114103.html" text:style-name="Internet_20_link" text:visited-style-name="Visited_20_Internet_20_Link">
https://www.rfa.org/mandarin/Xinwen/4-05132023114103.html</text:a>
</text:p>
      <!--NEWS-->
      <text:h text:style-name="P10" text:outline-level="1">
<text:span text:style-name="T4">
蔡英文：战争非选项   和平解决台海问题是全球共识</text:span>
</text:h>
      <text:p text:style-name="P4">
Author: None</text:p>
      <text:p text:style-name="P4">
Publisher: Radio Free Asia (Organization)</text:p>
      <text:p text:style-name="P4">
Published Time: 2023-05-13T11:57:00-04:00</text:p>
      <text:p text:style-name="P4">
Modified Time: 2023-05-13T11:58: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941985in" draw:z-index="0">
<draw:image xlink:href="../Images/rfamandarin/2023-05-13T11-57-00-04-00/000000.png" xlink:type="simple" xlink:show="embed" xlink:actuate="onLoad" draw:mime-type="image/png"/>
</draw:frame>
 <text:a xlink:type="simple" xlink:href="https://www.rfa.org/mandarin/Xinwen/5-05132023114704.html/@@images/image" text:style-name="Internet_20_link" text:visited-style-name="Visited_20_Internet_20_Link">
</text:a>
截图自2023今周刊第八届「总统与高中生面对面论坛」</text:p>
      <text:p text:style-name="P4">
外界关注台湾是否有能力抗衡中共武力犯台，台湾的总统蔡英文13日表示，战争非选项，台海问题一定要用和平方式解决，这是全球共识，防止冲突与战争的发生是各方的共同责任。</text:p>
      <text:p text:style-name="P4">
据中央社13日消息，今周刊当天举办第8届“总统与高中生面对面论坛”，总统蔡英文在教育部长潘文忠、文化部长史哲陪同下，与300多位高中生讨论教育、新世代公民、永续台湾发展及多元国际观等议题，并接受学生提问。</text:p>
      <text:p text:style-name="P4">
黄姓同学提问“若中国攻打台湾，台湾是否有实力作抗衡”，蔡总统说，台海是全球性议题，不是传统所讲的两岸问题，而是区域安全稳定与全球经济供应链安全非常重要的议题，基于共同利益，各方都有责任维护和平状态。</text:p>
      <text:p text:style-name="P4">
蔡英文指出，台海议题中，战争并非选项，避免发生军事冲突是两岸以及区域与全世界要做的功课，全球共识就是一定要用和平方法解决。她说，高中生也应了解此问题本质，在面对挑战时能采理性、有策略性思维，集合众人力量，寻求一个共同可接受的解决方案。</text:p>
      <text:p text:style-name="P4">
（责编：梒青）</text:p>
      <text:p text:style-name="P4">
Source: <text:a xlink:type="simple" xlink:href="https://www.rfa.org/mandarin/Xinwen/5-05132023114704.html" text:style-name="Internet_20_link" text:visited-style-name="Visited_20_Internet_20_Link">
https://www.rfa.org/mandarin/Xinwen/5-05132023114704.html</text:a>
</text:p>
      <!--NEWS-->
      <text:h text:style-name="P10" text:outline-level="1">
<text:span text:style-name="T4">
美国交通运输部行政系统数据外泄</text:span>
</text:h>
      <text:p text:style-name="P4">
Author: 联合早报 (Person)</text:p>
      <text:p text:style-name="P4">
Publisher: 联合早报 (Organization)</text:p>
      <text:p text:style-name="P4">
Published Time: 2023-05-13T11:57</text:p>
      <text:p text:style-name="P4">
Modified Time: 2023-05-13T11:57</text:p>
      <text:p text:style-name="P4">
Description: 美国交通运输部的行政系统发生数据外泄。彭博社报道，美国交通运输部星期五（5月12日）晚发表简短声明说，初步调查发现，数据外泄仅限于处理员工交通福利的软件。交通运输安全系统不受影响。</text:p>
      <text:p text:style-name="P4">
Videos: []</text:p>
      <text:p text:style-name="P4">
Audios: []</text:p>
      <text:p text:style-name="P4">
Images: []</text:p>
      <text:p text:style-name="P4">
Type: NewsArticle</text:p>
      <text:p text:style-name="P4">
Breadcrumbs: ['即时', '国际']</text:p>
      <text:p text:style-name="P4">
Keywords: ['美国', '交通部', '数据']</text:p>
      <!--METADATA-->
      <text:p text:style-name="P4">
美国交通运输部的行政系统发生数据外泄。</text:p>
      <text:p text:style-name="P4">
彭博社报道，美国交通运输部星期五（5月12日）晚发表简短声明说，初步调查发现，数据外泄仅限于处理员工交通福利的软件。交通运输安全系统不受影响。</text:p>
      <text:p text:style-name="P4">
交通运输部已寻求网络安全和基础设施安全局的协助，并暂停了对相关系统的访问，以做进一步调查和修复系统。</text:p>
      <text:p text:style-name="P4">
据路透社报道，23万7000名现任和前联邦政府雇员的个人信息受此次事件影响。</text:p>
      <text:p text:style-name="P4">
今年年初美国联邦航空管理局的电脑系统因断电发生故障，迫使 <text:a xlink:type="simple" xlink:href="https://www.zaobao.com/realtime/world/story20230111-1352457" text:style-name="Internet_20_link" text:visited-style-name="Visited_20_Internet_20_Link">
</text:a>
 ，交通部长布蒂吉格备受批评。</text:p>
      <text:p text:style-name="P4">
Source: <text:a xlink:type="simple" xlink:href="https://www.zaobao.com.sg/realtime/world/story20230513-1394151" text:style-name="Internet_20_link" text:visited-style-name="Visited_20_Internet_20_Link">
https://www.zaobao.com.sg/realtime/world/story20230513-1394151</text:a>
</text:p>
      <!--NEWS-->
      <text:h text:style-name="P10" text:outline-level="1">
<text:span text:style-name="T4">
专栏 | 【有问有答】：深圳五月花教会集体逃离始末 - 韩国济州岛谋生艰难，庇护申请无望</text:span>
</text:h>
      <text:p text:style-name="P4">
Author: None</text:p>
      <text:p text:style-name="P4">
Publisher: Radio Free Asia (Organization)</text:p>
      <text:p text:style-name="P4">
Published Time: 2023-05-13T12:11:00-04:00</text:p>
      <text:p text:style-name="P4">
Modified Time: 2023-05-13T12:17:10-04:00</text:p>
      <text:p text:style-name="P4">
Description: None</text:p>
      <text:p text:style-name="P4">
Videos: []</text:p>
      <text:p text:style-name="P4">
Audios: ["<text:a xlink:type="simple" xlink:href="https://www.rfa.org/mandarin/zhuanlan/youwenyouda/qa-051320231206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4.332834in" draw:z-index="0">
<draw:image xlink:href="../Images/rfamandarin/2023-05-13T12-11-00-04-00/000000.png" xlink:type="simple" xlink:show="embed" xlink:actuate="onLoad" draw:mime-type="image/png"/>
</draw:frame>
深圳五月花教会基督教徒抵达美国德克萨斯州达拉斯市。在五月花号教会牧师潘永光的带领下，全场的大人和小孩多次唱起圣经中的诗篇。 <text:a xlink:type="simple" xlink:href="https://www.rfa.org/mandarin/zhuanlan/youwenyouda/qa-05132023120606.html/@@images/image" text:style-name="Internet_20_link" text:visited-style-name="Visited_20_Internet_20_Link">
</text:a>
记者王允拍摄  <text:a xlink:type="simple" xlink:href="https://www.rfa.org/mandarin/zhuanlan/youwenyouda/qa-05132023120606.html/@@stream" text:style-name="Internet_20_link" text:visited-style-name="Visited_20_Internet_20_Link">
</text:a>
深圳改革宗圣道教会，又称五月花教会的约60名教会成员，为保守宗教信仰自由，免遭宗教迫害，于2019年，相约集体逃离。历经三年多的时间，辗转韩国济州岛，泰国，终于在今年4月7号、基督教的耶稣受难日“圣周五” ，到达美国德克萨斯州的达拉斯机场。这样追求宗教自由的勇气和意志令人敬佩，集体逃离的历程凶险莫测，令人扼腕。那么他们经历了怎样的磨难？有没有遇到生命危险？离开中国之后，是否可以摆脱中国政府打压的阴影？</text:p>
      <text:p text:style-name="P4">
在前面的节目中，我们介绍了五月花教会成员在泰国，遭被中国国安人员策反的内部人士告密，致使位于泰国芭提雅市郊山间的暂时住所被泄露，险些被强行遣返回中国的惊险历程；以及从济州岛转移到泰国这个过程当中，一位新生婴儿无法拿到护照，耽搁在济州岛无法前往泰国的困境。</text:p>
      <text:p text:style-name="P4">
在这次的节目中，我们请您收听深圳五月花教会潘永光牧师，介绍五月花教会成员初到济州岛的艰难历程。那么五月花教会的信众初到济州岛，人生地不熟，语言不通，他们是怎样找到栖身之处，谋生之道的呢？庇护申请没有希望，他们如何应对？逃离中国付出这么大的代价，那么这次逃亡有否值得欣喜的呢？</text:p>
      <text:p text:style-name="P4">
深圳五月花教会牧师潘永光在访问中介绍说，在韩国济州岛得到来自中国大陆的朝鲜族牧师援助，帮助他们联系聚会礼拜场所，寻找工作维持生计，寻找住处落脚栖身。回忆起济州岛的那段时光，潘永光牧师介绍说，教友在农场干农活，拔萝卜，切萝卜，开始由于不习惯，教友的手脚打泡，有的全身酸痛，不得不躺在床上好几天，才能恢复体力。虽然衣食住所问题得到安置，但是庇护申请没有着落，让信众万分焦虑不安。潘永光本人也感到焦灼万分，看不到希望。常常在散步时，默念圣经诗篇84章，有时向主哭诉。潘永光牧师还谈到，在绝境时得到关注，援助。其中“殉道者之声“ 南北韩分部，定期到济州岛探望他们，提供应对严峻形势的训练，为他们最终成功抵达美国提供了非常大的帮助。</text:p>
      <text:p text:style-name="P4">
冒着这么大的代价逃离，是否得到一些解脱，欣喜呢？潘永光牧师说，他们到了韩国济州岛之后，虽然庇护申请无望，但是聚会礼拜不再感到恐惧。这让他们感到无比喜悦。</text:p>
      <text:p text:style-name="P4">
索取翻墙软件, 请发电邮给：fankui@rfa.org</text:p>
      <text:p text:style-name="P4">
请关注《有问有答》主持人 林悦杨 的社交媒体：</text:p>
      <text:p text:style-name="P4">
Skype账号：linyueyang01</text:p>
      <text:p text:style-name="P4">
Twitter: Linyueyang</text:p>
      <text:p text:style-name="P4">
微信：linyueyang</text:p>
      <text:p text:style-name="P4">
Source: <text:a xlink:type="simple" xlink:href="https://www.rfa.org/mandarin/zhuanlan/youwenyouda/qa-05132023120606.html" text:style-name="Internet_20_link" text:visited-style-name="Visited_20_Internet_20_Link">
https://www.rfa.org/mandarin/zhuanlan/youwenyouda/qa-05132023120606.html</text:a>
</text:p>
      <!--NEWS-->
      <text:h text:style-name="P10" text:outline-level="1">
<text:span text:style-name="T4">
泽连斯基抵达罗马访问 德国宣布27亿军援</text:span>
</text:h>
      <text:p text:style-name="P4">
Author: None (Language: zh)</text:p>
      <text:p text:style-name="P4">
Publisher: None</text:p>
      <text:p text:style-name="P4">
Time: 2023-05-13T12:30:00Z</text:p>
      <text:p text:style-name="P4">
Description: 乌克兰总统泽连斯基周六抵达罗马访问，拜会教宗方济各以及意大利领导人。同日，德国国防部宣布将向乌克兰提供27亿欧元军事援助。德国政府人士透露，泽连斯基周日将到访德国。</text:p>
      <text:p text:style-name="P4">
Videos: []</text:p>
      <text:p text:style-name="P4">
Images: ["<text:a xlink:type="simple" xlink:href="https://static.dw.com/image/65613433_303.jpg" text:style-name="Internet_20_link" text:visited-style-name="Visited_20_Internet_20_Link">
65613433_303.jpg</text:a>
", "<text:a xlink:type="simple" xlink:href="https://static.dw.com/image/65613187_401.jpg" text:style-name="Internet_20_link" text:visited-style-name="Visited_20_Internet_20_Link">
65613187_401.jpg</text:a>
", "<text:a xlink:type="simple" xlink:href="https://static.dw.com/image/65613056_401.jpg" text:style-name="Internet_20_link" text:visited-style-name="Visited_20_Internet_20_Link">
65613056_401.jpg</text:a>
", "<text:a xlink:type="simple" xlink:href="https://static.dw.com/image/65613092_401.jpg" text:style-name="Internet_20_link" text:visited-style-name="Visited_20_Internet_20_Link">
65613092_401.jpg</text:a>
", "<text:a xlink:type="simple" xlink:href="https://static.dw.com/image/64598665_303.jpg" text:style-name="Internet_20_link" text:visited-style-name="Visited_20_Internet_20_Link">
64598665_303.jpg</text:a>
", "<text:a xlink:type="simple" xlink:href="https://static.dw.com/image/61601864_303.jpg" text:style-name="Internet_20_link" text:visited-style-name="Visited_20_Internet_20_Link">
61601864_303.jpg</text:a>
", "<text:a xlink:type="simple" xlink:href="https://static.dw.com/image/61460909_303.jpg" text:style-name="Internet_20_link" text:visited-style-name="Visited_20_Internet_20_Link">
61460909_303.jpg</text:a>
", "<text:a xlink:type="simple" xlink:href="https://static.dw.com/image/63411767_303.jpg" text:style-name="Internet_20_link" text:visited-style-name="Visited_20_Internet_20_Link">
63411767_303.jpg</text:a>
", "<text:a xlink:type="simple" xlink:href="https://static.dw.com/image/61605431_303.jpg" text:style-name="Internet_20_link" text:visited-style-name="Visited_20_Internet_20_Link">
61605431_303.jpg</text:a>
", "<text:a xlink:type="simple" xlink:href="https://static.dw.com/image/61602896_303.jpg" text:style-name="Internet_20_link" text:visited-style-name="Visited_20_Internet_20_Link">
61602896_303.jpg</text:a>
", "<text:a xlink:type="simple" xlink:href="https://static.dw.com/image/62601765_303.jpg" text:style-name="Internet_20_link" text:visited-style-name="Visited_20_Internet_20_Link">
62601765_303.jpg</text:a>
", "<text:a xlink:type="simple" xlink:href="https://static.dw.com/image/62644753_303.jpg" text:style-name="Internet_20_link" text:visited-style-name="Visited_20_Internet_20_Link">
62644753_303.jpg</text:a>
", "<text:a xlink:type="simple" xlink:href="https://static.dw.com/image/60930432_303.jpg" text:style-name="Internet_20_link" text:visited-style-name="Visited_20_Internet_20_Link">
60930432_303.jpg</text:a>
", "<text:a xlink:type="simple" xlink:href="https://static.dw.com/image/60991023_303.jpg" text:style-name="Internet_20_link" text:visited-style-name="Visited_20_Internet_20_Link">
60991023_303.jpg</text:a>
", "<text:a xlink:type="simple" xlink:href="https://static.dw.com/image/61007494_303.jpg" text:style-name="Internet_20_link" text:visited-style-name="Visited_20_Internet_20_Link">
61007494_303.jpg</text:a>
"]</text:p>
      <text:p text:style-name="P4">
Subject: 时政风云</text:p>
      <text:p text:style-name="P4">
Subjects: ['德中关系', '欧债危机', '欧盟', '欧洲难民危机', '德国', '梵蒂冈', '留学德国', '教宗', '留学德国', '德国联邦大选']</text:p>
      <text:p text:style-name="P4">
Keywords: ['泽伦斯基', '意大利', '教宗', '德国', '军援', '乌克兰战争', '俄罗斯侵略']</text:p>
      <text:p text:style-name="P4">
ID: 65613258</text:p>
      <!--METADATA-->
      <text:p text:style-name="P4">
<text:a xlink:type="simple" xlink:href="https://www.dw.com/zh/overlay/image/article/65613258/65613433" text:style-name="Internet_20_link" text:visited-style-name="Visited_20_Internet_20_Link">
 <draw:frame draw:style-name="fr1" draw:name="Image61" text:anchor-type="as-char" svg:width="6.9236in" svg:height="3.896998in" draw:z-index="0">
<draw:image xlink:href="../Images/dwzh/2023-05-13T12-30-00Z/65613433_303.jpg" xlink:type="simple" xlink:show="embed" xlink:actuate="onLoad" draw:mime-type="image/jpeg"/>
</draw:frame>
</text:a>
</text:p>
      <text:p text:style-name="P4">
意大利总理梅洛尼在官邸欢迎乌克兰总统泽连斯基到访</text:p>
      <text:p text:style-name="P4">
（德国之声中文网）乌克兰总统泽连斯基周六（5月13）上午搭乘意大利政府专机，从靠近乌克兰边境的波兰热舒夫市飞往罗马，随行的还有乌克兰总统办公室负责人叶尔马克（AndriyYermak）。意大利外交部长塔亚尼(AntonioTajani)在机场欢迎泽伦斯基到访。据意大利安莎通讯社（ANSA）报道，乌克兰驻意大利大使梅尔尼克（YaroslavMelnyk）及意大利驻乌克兰大使扎佐（Pier Francesco Zazo）也在机场接机。</text:p>
      <text:p text:style-name="P4">
泽连斯基在抵达意大利不久后在推特上写道："这是为接近乌克兰胜利进行的重要访问。"</text:p>
      <text:p text:style-name="P4">
泽连斯基在车队护送下前往意大利总统府奎里纳莱宫。意大利总统马塔雷拉在庭院中迎接泽连斯基。两人在两国国歌演奏过后进入总统府进行私人谈话。马塔雷拉在意大利国家电视台播出的讲话中对泽连斯基表示，意大利全力支持乌克兰抵抗俄罗斯入侵。</text:p>
      <text:p text:style-name="P4">
此行是2022年2月俄罗斯入侵乌克兰以来，泽连斯基首次访问欧盟及北约成员国意大利。</text:p>
      <text:p text:style-name="P4">
<draw:frame draw:style-name="fr1" draw:name="Image62" text:anchor-type="as-char" svg:width="6.9236in" svg:height="3.896998in" draw:z-index="0">
<draw:image xlink:href="../Images/dwzh/2023-05-13T12-30-00Z/65613187_401.jpg" xlink:type="simple" xlink:show="embed" xlink:actuate="onLoad" draw:mime-type="image/jpeg"/>
</draw:frame>
</text:p>
      <text:p text:style-name="P4">
意大利总统马塔雷拉在官邸庭院中迎接泽连斯基</text:p>
      <text:h text:style-name="P12" text:outline-level="3">
<text:span text:style-name="T4">
梅洛尼：支持乌克兰抵御俄罗斯  “野蛮和不公正的侵略”</text:span>
</text:h>
      <text:p text:style-name="P4">
意大利总理梅洛尼午后在基吉宫接待泽连斯基。两人一起共进工作午餐。</text:p>
      <text:p text:style-name="P4">
梅洛尼与泽连斯基周六下午共同举行记者会。梅洛尼承诺将全力支持乌克兰为击退俄罗斯“野蛮和不公正侵略”所做的努力。</text:p>
      <text:p text:style-name="P4">
梅洛  尼  说：“我们将在所有必要的时刻支持乌克兰，不会把任何类似于入侵的事情称为‘和平’。”</text:p>
      <text:p text:style-name="P4">
梅洛  尼  承诺意大利将继续向乌克兰提供武器，并在必要时支持乌克兰。  她同时也强调： “只有当俄罗斯停止攻击时才能实现和平。”</text:p>
      <text:p text:style-name="P4">
梅洛尼称，罗马向乌克兰展示出自己是一个坚实和值得信赖的伙伴。</text:p>
      <text:p text:style-name="P4">
尽管罗马和莫斯科历史上有着友好关系，俄乌战争爆发后，意大利一直是基辅的坚定支持者，输送武器和援助，并支持对俄罗斯实施制裁。</text:p>
      <text:p text:style-name="P4">
泽伦斯基随后将前往梵蒂冈与教宗会谈。教宗方济各上一次在梵蒂冈接待泽连斯基是在2020年2月。他多次呼吁乌克兰和平，几乎每周都为战争受害者祈祷。</text:p>
      <text:p text:style-name="P4">
周六晚间，泽连斯基将做客意大利国家电视台Rai的知名脱口秀节目《Porta a Porta》。</text:p>
      <text:p text:style-name="P4">
<draw:frame draw:style-name="fr1" draw:name="Image63" text:anchor-type="as-char" svg:width="6.9236in" svg:height="3.896998in" draw:z-index="0">
<draw:image xlink:href="../Images/dwzh/2023-05-13T12-30-00Z/65613056_401.jpg" xlink:type="simple" xlink:show="embed" xlink:actuate="onLoad" draw:mime-type="image/jpeg"/>
</draw:frame>
</text:p>
      <text:p text:style-name="P4">
意大利总理梅洛尼午后在基吉宫接待泽连斯基</text:p>
      <text:h text:style-name="P12" text:outline-level="3">
<text:span text:style-name="T4">
泽伦斯基周日将访德国</text:span>
</text:h>
      <text:p text:style-name="P4">
数周来，各界一直猜测泽连斯基在本周末可能前往德国。本周日，泽连斯基及乌克兰人民将在德国西部城市亚琛获颁查理曼奖（Karlspreis，又名卡尔奖）。</text:p>
      <text:p text:style-name="P4">
德国政府消息人士周六向德新社透露，泽连斯基周日将访问德国，代表乌克兰人民接受查理曼奖。</text:p>
      <text:p text:style-name="P4">
德新社报道称，为迎接泽连斯基到访，罗马周六采取严密保安措施，部署约1500名警力和安全人员以确保访问顺利进行。机场、火车站和地铁都实施特别安全检查，城市上空设立了禁飞区，包括无人机皆不得升空。在泽连斯基预计访问的地点皆部署了狙击手戒备。</text:p>
      <text:p text:style-name="P4">
<draw:frame draw:style-name="fr1" draw:name="Image64" text:anchor-type="as-char" svg:width="6.9236in" svg:height="3.896998in" draw:z-index="0">
<draw:image xlink:href="../Images/dwzh/2023-05-13T12-30-00Z/65613092_401.jpg" xlink:type="simple" xlink:show="embed" xlink:actuate="onLoad" draw:mime-type="image/jpeg"/>
</draw:frame>
</text:p>
      <text:p text:style-name="P4">
罗马周六实施严格保安措施，以确保泽连斯基的访问顺利进行</text:p>
      <text:h text:style-name="P12" text:outline-level="3">
<text:span text:style-name="T4">
德国宣布提供27亿欧元军事援助</text:span>
</text:h>
      <text:p text:style-name="P4">
在泽连斯基到访意大利不久前，德国政府周六宣布价值27亿欧元的大规模军事援助乌克兰的计划。</text:p>
      <text:p text:style-name="P4">
联邦国防部表示，作为一揽子计划的一部分，将再提供乌克兰20辆黄鼠狼步兵战车、30辆豹1主战坦克，以及4套IRIS-T-SLM防空系统。新的军援计划将使德国在战争爆发至今对乌克兰的武器援助近乎翻倍。</text:p>
      <text:p text:style-name="P4">
德国政府此前已经批准总值27.5亿欧元的武器交付。如此一来，德国将成为乌克兰在军事和财政上最重要的支持者。</text:p>
      <text:p text:style-name="P4">
针对新的军援项目，德国国防部长皮斯托里乌斯（Boris Pistorius）表示，通过这批宝贵且急需的军事物资，德国再度表明了对乌克兰的支持。</text:p>
      <text:p text:style-name="P4">
他说，所有人都希望俄罗斯对乌克兰人民的可怕且违反国际法的战争早日终结，遗憾的是战争还未看到尽头，因此"只要有需要"，"只要有必要"，德国将提供一切可能的帮助。</text:p>
      <text:p text:style-name="P4">
（路透社、法新社、德新社）</text:p>
      <ul>
        <li>
          <draw:frame draw:style-name="fr1" draw:name="Image65" text:anchor-type="as-char" svg:width="6.9236in" svg:height="3.896998in" draw:z-index="0">
            <draw:image xlink:href="../Images/dwzh/2023-05-13T12-30-00Z/64598665_303.jpg" xlink:type="simple" xlink:show="embed" xlink:actuate="onLoad" draw:mime-type="image/jpeg"/>
          </draw:frame>
        </li>
      </ul>
      <h5>
德国向乌克兰提供哪些“大杀器”？</h5>
      <text:h text:style-name="P12" text:outline-level="3">
<text:span text:style-name="T4">
豹1主战坦克</text:span>
</text:h>
      <text:p text:style-name="P4">
德国政府2月3日向乌克兰发放了豹1主战坦克的出口许可证。豹1坦克是二战后为联邦国防军研制的第一款主战坦克，生产于1960年代中期至1980年代中期。2月7日，德国经济部批准向乌克兰提供178辆豹1A5型坦克。</text:p>
      <ul>
        <li>
          <draw:frame draw:style-name="fr1" draw:name="Image66" text:anchor-type="as-char" svg:width="6.9236in" svg:height="3.896998in" draw:z-index="0">
            <draw:image xlink:href="../Images/dwzh/2023-05-13T12-30-00Z/61601864_303.jpg" xlink:type="simple" xlink:show="embed" xlink:actuate="onLoad" draw:mime-type="image/jpeg"/>
          </draw:frame>
        </li>
      </ul>
      <h5>
德国向乌克兰提供哪些“大杀器”？</h5>
      <text:h text:style-name="P12" text:outline-level="3">
<text:span text:style-name="T4">
豹2坦克</text:span>
</text:h>
      <text:p text:style-name="P4">
豹2坦克是主要服役于德国联邦国防军的主战坦克，总共有A1到A7等多个型号。它可用于对付最高达3500米高度的飞机和直升机，也可用于对付轻装甲地面目标，如步兵战车和装甲运输车。因此，它既是防御性武器，又是进攻性武器。德国政府发言人黑贝施特赖特（SteffenHebestreit）1月25日证实，德国打算从联邦国防军库存中向乌克兰提供14辆豹2A6主战坦克。</text:p>
      <ul>
        <li>
          <draw:frame draw:style-name="fr1" draw:name="Image67" text:anchor-type="as-char" svg:width="6.9236in" svg:height="3.896998in" draw:z-index="0">
            <draw:image xlink:href="../Images/dwzh/2023-05-13T12-30-00Z/61460909_303.jpg" xlink:type="simple" xlink:show="embed" xlink:actuate="onLoad" draw:mime-type="image/jpeg"/>
          </draw:frame>
        </li>
      </ul>
      <h5>
德国向乌克兰提供哪些“大杀器”？</h5>
      <text:h text:style-name="P12" text:outline-level="3">
<text:span text:style-name="T4">
“黄鼠狼”步兵战车</text:span>
</text:h>
      <text:p text:style-name="P4">
“黄鼠狼”步兵战车（ Marder）用于战场运兵，并提供火力支援。射击手可从战车内对外射击，是一种多用途武器系统。该战车可为6、7名射击手提供空间，打击地面和空中目标。德国准备总共向乌克兰提供40辆“黄鼠狼”步兵战车。</text:p>
      <ul>
        <li>
          <draw:frame draw:style-name="fr1" draw:name="Image68" text:anchor-type="as-char" svg:width="6.9236in" svg:height="3.896998in" draw:z-index="0">
            <draw:image xlink:href="../Images/dwzh/2023-05-13T12-30-00Z/63411767_303.jpg" xlink:type="simple" xlink:show="embed" xlink:actuate="onLoad" draw:mime-type="image/jpeg"/>
          </draw:frame>
        </li>
      </ul>
      <h5>
德国向乌克兰提供哪些“大杀器”？</h5>
      <text:h text:style-name="P12" text:outline-level="3">
<text:span text:style-name="T4">
陆基防空系统Iris-T SLM</text:span>
</text:h>
      <text:p text:style-name="P4">
Iris-T SLM是一种陆基防空系统，是德国代傲防务公司制造的Iris-T防空系统的升级版。该系统可保护城市和军队免受多次同时发生的空袭。它被认为是2022年最先进的防御系统之一，射程长达40公里，售价1.4亿欧元，属于北约的中程防空系统。去年10月，德国将首批一套Iris-TSLM移交给乌克兰武装部队。德国计划总共提供4套该系统。</text:p>
      <ul>
        <li>
          <draw:frame draw:style-name="fr1" draw:name="Image69" text:anchor-type="as-char" svg:width="6.9236in" svg:height="3.896998in" draw:z-index="0">
            <draw:image xlink:href="../Images/dwzh/2023-05-13T12-30-00Z/61605431_303.jpg" xlink:type="simple" xlink:show="embed" xlink:actuate="onLoad" draw:mime-type="image/jpeg"/>
          </draw:frame>
        </li>
      </ul>
      <h5>
德国向乌克兰提供哪些“大杀器”？</h5>
      <text:h text:style-name="P12" text:outline-level="3">
<text:span text:style-name="T4">
猎豹式自行高射炮</text:span>
</text:h>
      <text:p text:style-name="P4">
猎豹式自行高射炮是德国向乌克兰提供的首款重武器。这款防空炮具有良好的越野性能，能够紧随装甲部队行动，为前线作战单位提供低空防卫。到目前为止，德国总共交付了30辆猎豹式自行高射炮，还有7辆即将交付。</text:p>
      <ul>
        <li>
          <draw:frame draw:style-name="fr1" draw:name="Image70" text:anchor-type="as-char" svg:width="6.9236in" svg:height="3.896998in" draw:z-index="0">
            <draw:image xlink:href="../Images/dwzh/2023-05-13T12-30-00Z/61602896_303.jpg" xlink:type="simple" xlink:show="embed" xlink:actuate="onLoad" draw:mime-type="image/jpeg"/>
          </draw:frame>
        </li>
      </ul>
      <h5>
德国向乌克兰提供哪些“大杀器”？</h5>
      <text:h text:style-name="P12" text:outline-level="3">
<text:span text:style-name="T4">
PzH-2000自行榴弹炮（7台）</text:span>
</text:h>
      <text:p text:style-name="P4">
Panzerhaubitze 2000自行火炮，简称PZH 2000自行火炮，是一种由德国克劳斯-玛菲·威格曼公司和莱茵金属为德国陆军设计制造的自行火炮系统。是当今世界上最先进的火炮之一。装入火炮的60发炮弹可以10秒3发的速度发射完毕。根据所用炮弹形式，可打击30至56公里内的目标。据联邦政府网站消息，德国已经向乌克兰提供了7台这样的自行火炮。</text:p>
      <ul>
        <li>
          <draw:frame draw:style-name="fr1" draw:name="Image71" text:anchor-type="as-char" svg:width="6.9236in" svg:height="3.896998in" draw:z-index="0">
            <draw:image xlink:href="../Images/dwzh/2023-05-13T12-30-00Z/62601765_303.jpg" xlink:type="simple" xlink:show="embed" xlink:actuate="onLoad" draw:mime-type="image/jpeg"/>
          </draw:frame>
        </li>
      </ul>
      <h5>
德国向乌克兰提供哪些“大杀器”？</h5>
      <text:h text:style-name="P12" text:outline-level="3">
<text:span text:style-name="T4">
Mars II多管火箭发射系统</text:span>
</text:h>
      <text:p text:style-name="P4">
德国已经向乌克兰提供了5套MARS II 多管火箭系统。该系统可以发射与美国“海马斯”系统相同的导弹。Mars-II每分钟能够发射多达12枚导弹，射程超过70公里。不仅如此，导弹发射器系统可以使用GPS或投雷导弹进行制导。</text:p>
      <ul>
        <li>
          <draw:frame draw:style-name="fr1" draw:name="Image72" text:anchor-type="as-char" svg:width="6.9236in" svg:height="3.896998in" draw:z-index="0">
            <draw:image xlink:href="../Images/dwzh/2023-05-13T12-30-00Z/62644753_303.jpg" xlink:type="simple" xlink:show="embed" xlink:actuate="onLoad" draw:mime-type="image/jpeg"/>
          </draw:frame>
        </li>
      </ul>
      <h5>
德国向乌克兰提供哪些“大杀器”？</h5>
      <text:h text:style-name="P12" text:outline-level="3">
<text:span text:style-name="T4">
“海狸”装甲架桥车</text:span>
</text:h>
      <text:p text:style-name="P4">
装甲架桥车主要用于快速架设桥梁，令部队迅速通过河流，普遍装备于工兵部队。战时对于恢复被破坏的基础设施以及向平民众提供食品和药品都非常重要。到目前为止，德国已经向乌克兰交付了三辆“海狸”装甲架桥车，接下来还会提供13辆。</text:p>
      <ul>
        <li>
          <draw:frame draw:style-name="fr1" draw:name="Image73" text:anchor-type="as-char" svg:width="6.9236in" svg:height="3.896998in" draw:z-index="0">
            <draw:image xlink:href="../Images/dwzh/2023-05-13T12-30-00Z/60930432_303.jpg" xlink:type="simple" xlink:show="embed" xlink:actuate="onLoad" draw:mime-type="image/jpeg"/>
          </draw:frame>
        </li>
      </ul>
      <h5>
德国向乌克兰提供哪些“大杀器”？</h5>
      <text:h text:style-name="P12" text:outline-level="3">
<text:span text:style-name="T4">
铁拳三型火箭筒（3000件）</text:span>
</text:h>
      <text:p text:style-name="P4">
这是德国军火公司Dynamit NobelDefence研制的无后坐力火箭筒。德国目前向乌克兰援助了3000件铁拳三型火箭筒，外加900个配套手柄。它从肩上发射，可对付400米以外的固定目标和300米以内的移动目标，可穿透厚达300毫米的装甲钢。有媒体分析认为，在冷战期间铁拳三型火箭筒的诞生就是为了对付前苏联时代的装甲部队，而目前俄罗斯在乌克兰战场上投入数量最多的就是前苏联时代的T72主战坦克，所以向乌克兰提供这种火箭筒也是有一定针对性的。</text:p>
      <ul>
        <li>
          <draw:frame draw:style-name="fr1" draw:name="Image74" text:anchor-type="as-char" svg:width="6.9236in" svg:height="3.896998in" draw:z-index="0">
            <draw:image xlink:href="../Images/dwzh/2023-05-13T12-30-00Z/60991023_303.jpg" xlink:type="simple" xlink:show="embed" xlink:actuate="onLoad" draw:mime-type="image/jpeg"/>
          </draw:frame>
        </li>
      </ul>
      <h5>
德国向乌克兰提供哪些“大杀器”？</h5>
      <text:h text:style-name="P12" text:outline-level="3">
<text:span text:style-name="T4">
“毒刺”导弹 （500件）</text:span>
</text:h>
      <text:p text:style-name="P4">
“毒刺”（Stinger）是一种肩射红外制导地对空导弹，由美国雷神（Raytheon）公司1980年研发并在美国制造，不过，多年来也已在包括德国在内的欧洲多国生产，并延续迄今。实战经验显示，“毒刺”是一件操作简单、极其有效的利器。尤其在苏军占领阿富汗期间，美式装备的阿富汗武装曾击落不少苏制战机和直升机。一旦锁定目标并发射后，导弹即能在约4000米的距离内自动跟踪目标。</text:p>
      <ul>
        <li>
          <draw:frame draw:style-name="fr1" draw:name="Image75" text:anchor-type="as-char" svg:width="6.9236in" svg:height="3.896998in" draw:z-index="0">
            <draw:image xlink:href="../Images/dwzh/2023-05-13T12-30-00Z/61007494_303.jpg" xlink:type="simple" xlink:show="embed" xlink:actuate="onLoad" draw:mime-type="image/jpeg"/>
          </draw:frame>
        </li>
      </ul>
      <h5>
德国向乌克兰提供哪些“大杀器”？</h5>
      <text:h text:style-name="P12" text:outline-level="3">
<text:span text:style-name="T4">
“箭-2”式便携式防空导弹（2700件）</text:span>
</text:h>
      <text:p text:style-name="P4">
Strela在俄语中的意思是“箭”。这款便携式防空导弹可以说是前面提到的“毒刺”防空导弹的苏联对应版本。这次德国将前东德库存的2700件9K32“箭-2”便携式防空导弹（9K32Strela-2）送到了乌克兰。虽然箭-2的版本已经有些过时，但它仍然可以在战场上发挥效用。它的射程在500米到4.2公里之间，可以射到2300米的高空。</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泽连斯基抵达罗马访问-德国宣布27亿军援/a-65613258" text:style-name="Internet_20_link" text:visited-style-name="Visited_20_Internet_20_Link">
https://www.dw.com/zh/泽连斯基抵达罗马访问-德国宣布27亿军援/a-65613258?maca=chi-rss-chi-all-1127-rdf</text:a>
</text:p>
      <!--NEWS-->
      <text:h text:style-name="P10" text:outline-level="1">
<text:span text:style-name="T4">
评论 | 王丹：退林还耕背后的粮食危机</text:span>
</text:h>
      <text:p text:style-name="P4">
Author: None</text:p>
      <text:p text:style-name="P4">
Publisher: Radio Free Asia (Organization)</text:p>
      <text:p text:style-name="P4">
Published Time: 2023-05-13T12:30:07-04:00</text:p>
      <text:p text:style-name="P4">
Modified Time: 2023-05-13T12:30: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88615in" draw:z-index="0">
<draw:image xlink:href="../Images/rfamandarin/2023-05-13T12-30-07-04-00/000000.png" xlink:type="simple" xlink:show="embed" xlink:actuate="onLoad" draw:mime-type="image/png"/>
</draw:frame>
 成都一小区绿化带将转农田。 网络图片/古亭提供</text:p>
      <text:p text:style-name="P4">
近日，中国政府启动部署2023年全国农业综合行政执法“稳粮保供”专项行动，即在各地推行“退林还耕”。曾经在“退耕还林”政策指导下栽种的大批树木，一夜之间被清除，原来的林地又变成了耕地。比如，成都将耗资数百亿元建成的环城绿化带铲平，计划三年内将同一片区域打造成十万亩农田。另外，各地纷纷派出大量“农管”，在地方官员和警察的协助下，走到田间地头，要求农民停止种植经济作物，将耕地改种粮食。从社交媒体上流传的视频来看，各地的农管经常不顾农民意愿，将农民种植的非粮食类作物强行铲平。例如，4月23日，广西南宁，警察和农管队共铲除六千余亩烟叶。此外，各地还有很多竹子、果树、花卉等农地被铲平，使农民蒙受大量损失。</text:p>
      <text:p text:style-name="P4">
此次行动，源自年初中央发布的文件。今年2月13日，中央发布一号文件，强调抓紧抓好粮食和重要农产品稳产保供，坚决守住18亿亩耕地红线。有观察人士认为，近几年爆发的疫情和俄乌战争，剧烈冲击全球粮食供应链，在这种背景下，粮食安全再次成为了决策层关注的重要议题。并且近年来中国和国际社会的关系不断恶化，大范围实行“退林还耕”，可能也是为将来潜在的粮荒做准备。</text:p>
      <text:p text:style-name="P4">
但是，这种运动式的做法真的有用吗？我深表怀疑。我认为，中国的粮食危机恐怕比外界想象的严重，中国出现新的饥荒是完全有可能的。原因之一是，扩大种植面积无法从根本上解决粮食问题，重点是分配资源的机制，这不是农业问题，是政治问题。根据诺贝尔经济学奖得主阿玛蒂亚·森对饥荒的研究，近代社会发生饥荒并不仅仅是因为食品短缺，更重要的原因是食品分配机制的不公，即人们的正当权利没有获得制度性的保障。尽管有很多饥荒确实发生在粮食产量下降之后，但有些饥荒却发生在粮食产量的高峰时期，比如1974年的孟加拉饥荒。1974年孟加拉粮食产量比上一年增长13%，人均粮食产量增长5.3%。但当地农民因为之前发生的洪水灾害，无法出卖自己的劳动力获得就业机会，从而通过交易获得粮食的机会也大大降低。看来，真正的问题并非粮食供应量是否充足，而在于人们获得食物的渠道是否畅通。当人们免于饥饿的权利得不到保障时，粮食再丰收也无济于事。森进一步得出结论：在现代历史上，有独立反对党和媒体自由的民主社会从来没有发生过饥荒，而发生饥荒的地方，没有一次是因为粮食不足。</text:p>
      <text:p text:style-name="P4">
中国存在饥荒风险的原因之二是，行政干预生产一定没有好结果。美国政治学家詹姆斯·斯科特在他的名作《国家的视角》中，用德国、苏联、巴西、坦桑尼亚等国的失败案例雄辩地说明，国家自上而下的计划项目，只会带来灾难。最明显的例子就是1933年的乌克兰大饥荒和1959-61年发生在中国的三年大饥荒，两场饥荒爆发的原因都是共产党当局用行政手段干预正常的农业生产，且在饥荒爆发后继续用强力阻止农民自救（强制征粮，阻止农民逃荒等）。从退林还耕的简单思维可以看到，习近平解决经济问题的思路还是用群众运动的方式。而毛时代的各种灾难，就是罔顾经济规律和基本人性，行政胡乱干预的结果，这种陈旧思维将大大限制中共面对危机的选项。</text:p>
      <text:p text:style-name="P4">
（文章只代表特约评论员个人的立场和观点）</text:p>
      <text:p text:style-name="P4">
Source: <text:a xlink:type="simple" xlink:href="https://www.rfa.org/mandarin/pinglun/wangdan/wd-05132023122104.html" text:style-name="Internet_20_link" text:visited-style-name="Visited_20_Internet_20_Link">
https://www.rfa.org/mandarin/pinglun/wangdan/wd-05132023122104.html</text:a>
</text:p>
      <!--NEWS-->
      <text:h text:style-name="P10" text:outline-level="1">
<text:span text:style-name="T4">
哥伦比亚海军拦截最大「运毒潜艇」 查获3吨古柯硷</text:span>
</text:h>
      <text:p text:style-name="P4">
Publisher: 法新社</text:p>
      <text:p text:style-name="P4">
Published Time: 2023-05-13T12:32:07+00:00</text:p>
      <text:p text:style-name="P4">
Modified Time: 2023-05-13T12:20:05+00:00</text:p>
      <text:p text:style-name="P4">
Description: （法新社波哥大12日电） 哥伦比亚海军今天表示，已在太平洋破获国内最大的「运毒潜艇」，这艘潜艇长约30公尺、宽3公尺，艇上发现了3吨古柯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13T12-32-07-00-00/000000.png" xlink:type="simple" xlink:show="embed" xlink:actuate="onLoad" draw:mime-type="image/png"/>
</draw:frame>
</text:p>
      <text:p text:style-name="P4">
这艘半潜式潜艇在5月9日前往中美洲途中遭到拦截，这是贩运毒品到美国最常走的路线之一，美国是哥伦比亚古柯硷的最大消费国。</text:p>
      <text:p text:style-name="P4">
海军在声明中指出，被拘留的船员分别为45岁、54岁和63岁的哥伦比亚人，他们声称被「贩毒组织强迫」将潜艇驶往中美洲。</text:p>
      <text:p text:style-name="P4">
在过去30年中，哥伦比亚海军已查获228艘载有毒品的半潜式潜艇，它们不会完全沉入水下，被毒品走私分子用来躲避海岸防卫队和其他政府单位的侦查。</text:p>
      <text:p text:style-name="P4">
其中一部分潜艇原定前往美国，而另一些潜艇则在航向欧洲途中于大西洋遭到拦截。</text:p>
      <text:p text:style-name="P4">
这是自1993年哥伦比亚有纪录以来，遭查获的最大哥国「运毒潜艇」。</text:p>
      <text:p text:style-name="P4">
海军表示，这次查扣的古柯硷在毒品交易市场价值大约1.03亿美元。</text:p>
      <text:p text:style-name="P4">
根据法新社，哥伦比亚是世界上最大的古柯硷制造国，该国法律规定，使用、建造、销售、拥有或运送「运毒潜艇」将面临最高14年的刑期。</text:p>
      <text:p text:style-name="P4">
根据联合国（United Nations）数据，古柯的种植面积在2021年已扩大到20.4万公顷，古柯硷可以从这种植物中提取。</text:p>
      <text:p text:style-name="P4">
这是自21年前开始监测古柯种植面积以来的最高数字，古柯硷的产量也同步增加，从2020年的1010吨上升至2021年的1400吨。</text:p>
      <text:p text:style-name="P4">
Source: <text:a xlink:type="simple" xlink:href="https://www.rfi.fr/cn/%E5%9B%BD%E9%99%85%E6%8A%A5%E9%81%93/20230513-%E5%93%A5%E4%BC%A6%E6%AF%94%E4%BA%9A%E6%B5%B7%E5%86%9B%E6%8B%A6%E6%88%AA%E6%9C%80%E5%A4%A7-%E8%BF%90%E6%AF%92%E6%BD%9C%E8%89%87-%E6%9F%A5%E8%8E%B73%E5%90%A8%E5%8F%A4%E6%9F%AF%E7%A1%B7" text:style-name="Internet_20_link" text:visited-style-name="Visited_20_Internet_20_Link">
https://www.rfi.fr/cn/%E5%9B%BD%E9%99%85%E6%8A%A5%E9%81%93/20230513-%E5%93%A5%E4%BC%A6%E6%AF%94%E4%BA%9A%E6%B5%B7%E5%86%9B%E6%8B%A6%E6%88%AA%E6%9C%80%E5%A4%A7-%E8%BF%90%E6%AF%92%E6%BD%9C%E8%89%87-%E6%9F%A5%E8%8E%B73%E5%90%A8%E5%8F%A4%E6%9F%AF%E7%A1%B7</text:a>
</text:p>
      <!--NEWS-->
      <text:h text:style-name="P10" text:outline-level="1">
<text:span text:style-name="T4">
日媒：G7拟为发展中国家制定一项新疫苗计划</text:span>
</text:h>
      <text:p text:style-name="P4">
Author: 联合早报 (Person)</text:p>
      <text:p text:style-name="P4">
Publisher: 联合早报 (Organization)</text:p>
      <text:p text:style-name="P4">
Published Time: 2023-05-13T13:05</text:p>
      <text:p text:style-name="P4">
Modified Time: 2023-05-13T13:05</text:p>
      <text:p text:style-name="P4">
Description: 日本媒体称，七国集团（G7）富裕国家将在下周的领导人峰会上，就制定一项向发展中国家分发疫苗的新计划达成一致。日本《读卖新闻》星期六（5月13日）报道，根据日本政府消息来源，除了G7...</text:p>
      <text:p text:style-name="P4">
Videos: []</text:p>
      <text:p text:style-name="P4">
Audios: []</text:p>
      <text:p text:style-name="P4">
Images: []</text:p>
      <text:p text:style-name="P4">
Type: NewsArticle</text:p>
      <text:p text:style-name="P4">
Breadcrumbs: ['即时', '国际']</text:p>
      <text:p text:style-name="P4">
Keywords: ['七国集团', '发展中国家', '疫苗']</text:p>
      <!--METADATA-->
      <text:p text:style-name="P4">
日本媒体称，七国集团（G7）富裕国家将在下周的领导人峰会上，就制定一项向发展中国家分发疫苗的新计划达成一致。</text:p>
      <text:p text:style-name="P4">
日本《读卖新闻》星期六（5月13日）报道，根据日本政府消息来源，除了G7国家，二十国集团（G20）国家如印度及世界卫生组织（WHO）和世界银行等国际组织，也将参加这项新疫苗计划。</text:p>
      <text:p text:style-name="P4">
在冠病大流行期间，在世卫组织和全球疫苗免疫联盟（GAVI）的支持下， 冠病疫苗全球获取机制（COVAX）向新兴国家提供了近20亿剂冠病疫苗。</text:p>
      <text:p text:style-name="P4">
然而，冠病疫苗全球获取机制在确保公平获取方面面对挫折，因为富裕国家优先考虑为自己的公民接种疫苗，而较贫穷国家的储存设施不足导致疫苗供应被推迟，数以百万剂量快过期的疫苗因此作废。</text:p>
      <text:p text:style-name="P4">
G7领导人的新疫苗计划旨在汇集一笔未雨绸缪的资金，用于疫苗生产和采购，并投资于低温存储设备和卫生人员培训，为下一次全球大流行病做好准备。</text:p>
      <text:p text:style-name="P4">
本届G7峰会轮值主席国日本希望在供应链、粮食安全和气候变化等广泛议题，争取新兴国家的支持，以对抗中国和俄罗斯日益增长的影响力。</text:p>
      <text:p text:style-name="P4">
G7财长与央行行长在星期六的会议中同意向低收入和中等收入国家提供援助，以协助提升它们在能源相关产品供应链中所扮演的角色。</text:p>
      <text:p text:style-name="P4">
Source: <text:a xlink:type="simple" xlink:href="https://www.zaobao.com.sg/realtime/world/story20230513-1394157" text:style-name="Internet_20_link" text:visited-style-name="Visited_20_Internet_20_Link">
https://www.zaobao.com.sg/realtime/world/story20230513-1394157</text:a>
</text:p>
      <!--NEWS-->
      <text:h text:style-name="P10" text:outline-level="1">
<text:span text:style-name="T4">
七国集团峰会将发表声明 对抗中国“经济胁迫”</text:span>
</text:h>
      <text:p text:style-name="P4">
Author: chinese@voanews.com (美国之音)</text:p>
      <text:p text:style-name="P4">
Publisher: 美国之音中文网 (Type: NewsMediaOrganization)</text:p>
      <text:p text:style-name="P4">
Published Time: 2023-05-13T13:28:42+08:00</text:p>
      <text:p text:style-name="P4">
Modified Time: 2023-05-13 05:28:42Z</text:p>
      <text:p text:style-name="P4">
Description: 路透社援引一名熟悉内情的美国官员透露，七国集团（G7）领导人将在下周的联合声明中讨论对中国在国际行为中使用“经济胁迫”的担忧。</text:p>
      <text:p text:style-name="P4">
Videos: []</text:p>
      <text:p text:style-name="P4">
Images: []</text:p>
      <text:p text:style-name="P4">
Categories: ['中国', '经济·金融·贸易', '美中关系']</text:p>
      <text:p text:style-name="P4">
Type: None</text:p>
      <!--METADATA-->
      <text:p text:style-name="P4">
NoneNone</text:p>
      <text:p text:style-name="P4">
Source: <text:a xlink:type="simple" xlink:href="https://www.voachinese.com/a/g7-summit-statement-on-china-20230513/7091729.html" text:style-name="Internet_20_link" text:visited-style-name="Visited_20_Internet_20_Link">
https://www.voachinese.com/a/g7-summit-statement-on-china-20230513/7091729.html</text:a>
</text:p>
      <!--NEWS-->
      <text:h text:style-name="P10" text:outline-level="1">
<text:span text:style-name="T4">
为什么说中国不太可能再次拯救全球经济？</text:span>
</text:h>
      <text:p text:style-name="P4">
Author: None (Language: zh)</text:p>
      <text:p text:style-name="P4">
Publisher: None</text:p>
      <text:p text:style-name="P4">
Time: 2023-05-13T13:35:00Z</text:p>
      <text:p text:style-name="P4">
Description: 2008年，中国政府以庞大的经济激励计划帮助西方国家度过了金融危机。然而这一次，中国在新冠疫情之后的复苏步履蹒跚，加上对台湾的武力威胁升级，意味着它在阻止全球经济衰退方面不大可能有所作为。</text:p>
      <text:p text:style-name="P4">
Videos: []</text:p>
      <text:p text:style-name="P4">
Images: ["<text:a xlink:type="simple" xlink:href="https://static.dw.com/image/60421677_303.jpg" text:style-name="Internet_20_link" text:visited-style-name="Visited_20_Internet_20_Link">
60421677_303.jpg</text:a>
", "<text:a xlink:type="simple" xlink:href="https://static.dw.com/image/59177611_401.jpg" text:style-name="Internet_20_link" text:visited-style-name="Visited_20_Internet_20_Link">
59177611_401.jpg</text:a>
", "<text:a xlink:type="simple" xlink:href="https://static.dw.com/image/64451073_401.jpg" text:style-name="Internet_20_link" text:visited-style-name="Visited_20_Internet_20_Link">
64451073_401.jpg</text:a>
"]</text:p>
      <text:p text:style-name="P4">
Subject: 经济纵横</text:p>
      <text:p text:style-name="P4">
Subjects: []</text:p>
      <text:p text:style-name="P4">
Keywords: ['德中关系', '薄熙来', '专题报道：习近平访美', '中国共产党', '岛屿主权争端', '马英九', '专题报道：全景观看“习马会”', '中国反腐风暴', '20国集团', '专题报道：2016年台湾大选']</text:p>
      <text:p text:style-name="P4">
ID: 65613569</text:p>
      <!--METADATA-->
      <text:p text:style-name="P4">
<text:a xlink:type="simple" xlink:href="https://www.dw.com/zh/overlay/image/article/65613569/60421677" text:style-name="Internet_20_link" text:visited-style-name="Visited_20_Internet_20_Link">
 <draw:frame draw:style-name="fr1" draw:name="Image78" text:anchor-type="as-char" svg:width="6.9236in" svg:height="3.896998in" draw:z-index="0">
<draw:image xlink:href="../Images/dwzh/2023-05-13T13-35-00Z/60421677_303.jpg" xlink:type="simple" xlink:show="embed" xlink:actuate="onLoad" draw:mime-type="image/jpeg"/>
</draw:frame>
</text:a>
</text:p>
      <text:p text:style-name="P4">
中国问题专家曾锐生表示：“中国经济不会崩溃，但也不会回到2010年代的黄金十年。”</text:p>
      <text:p text:style-name="P4">
（德国之声中文网）随着世界其他地区在经济衰退的边缘摇摇欲坠，西方决策者最不希望看到的是中国——自2008年金融危机以来全球经济增长的最大推动力——的复苏阴晴不定。遗憾的是，这是正在发生的事情。</text:p>
      <text:p text:style-name="P4">
在去年12月放弃严格的清零防疫政策后， <text:a xlink:type="simple" xlink:href="https://www.dw.com/zh/zh/降薪招致抗议中央抓就业中国经济的艰难日子来了/a-65606559" text:style-name="Internet_20_link" text:visited-style-name="Visited_20_Internet_20_Link">
</text:a>
 。</text:p>
      <text:p text:style-name="P4">
中国4月份进口大幅收缩7.9%，而出口增速仅为8.5%，低于3月份的14.8%。4月份消费者价格涨幅是两年多来的新低，而根据中国工业批发商提供的价格，工厂出货量紧缩加剧。</text:p>
      <text:p text:style-name="P4">
与此同时，4月份新增银行贷款降幅远超预期。当月银行发放了7188亿元的新增人民币贷款，不到3月份总数的五分之一。</text:p>
      <text:h text:style-name="P12" text:outline-level="3">
<text:span text:style-name="T4">
中国经济的黄金时代结束了吗？</text:span>
</text:h>
      <text:p text:style-name="P4">
“中国经济不会崩溃，但也不会回到2010年代以两位数增长的黄金十年。” 英国伦敦大学亚非学院中国研究中心主任曾锐生（Steve Tsang）告诉德国之声。</text:p>
      <text:p text:style-name="P4">
如果中国经济强劲反弹，将会有助于抵消世界其他地区在过去12至18个月中受央行货币紧缩政策刺激而出现的可能放缓。</text:p>
      <text:p text:style-name="P4">
中国在2008-2009年金融危机后出台的巨额刺激计划帮助全球经济复苏，部分原因是中国对用于基础设施项目的进口原材料需求巨大。</text:p>
      <text:p text:style-name="P4">
但是，过去的这些刺激措施让中国深陷债务泥潭。今年3月，国际货币基金组织警告称，仅中国地方政府债务一项就已升至创纪录的66万亿元人民币，相当于中国GDP的一半。</text:p>
      <text:p text:style-name="P4">
曾锐生认为，那些祈望中国重振经济的西方决策者现在需要“不戴染色镜看看新的政治和经济现实”。</text:p>
      <text:p text:style-name="P4">
<draw:frame draw:style-name="fr1" draw:name="Image79" text:anchor-type="as-char" svg:width="6.9236in" svg:height="3.896998in" draw:z-index="0">
<draw:image xlink:href="../Images/dwzh/2023-05-13T13-35-00Z/59177611_401.jpg" xlink:type="simple" xlink:show="embed" xlink:actuate="onLoad" draw:mime-type="image/jpeg"/>
</draw:frame>
</text:p>
      <text:p text:style-name="P4">
在经历了巨大的建筑热潮后，中国未售出的房产正在拖累住房市场，并抑制了整体增长</text:p>
      <text:h text:style-name="P12" text:outline-level="3">
<text:span text:style-name="T4">
威胁台湾让中国被西方孤立</text:span>
</text:h>
      <text:p text:style-name="P4">
<text:a xlink:type="simple" xlink:href="https://www.dw.com/zh/zh/美众议院兵棋推演台海冲突-结论必须全面武装台湾/a-65398180" text:style-name="Internet_20_link" text:visited-style-name="Visited_20_Internet_20_Link">
 </text:a>
。中国政府与莫斯科的友好关系以及在俄罗斯入侵乌克兰问题上的“中立”，也给全球经济合作带来风险。</text:p>
      <text:p text:style-name="P4">
“就台湾问题来说，紧张局势升级或发生战争将导致翻天覆地的变化。”新加坡欧洲工商管理学院经济学教授杜特（PushanDutt）告诉德国之声，在那种情况下，“跨国公司将会退出中国，其出口市场将被关闭，西方将对其实施制裁。”</text:p>
      <text:p text:style-name="P4">
特朗普时代中国政府和华盛顿之间的贸易紧张局势延续到现在，针锋相对的关税战导致美国对几家中国公司和部分官员实施制裁。华盛顿还以国家安全为由限制中国获取其半导体和人工智能（AI）技术。</text:p>
      <text:p text:style-name="P4">
曾锐生指出，“中国国家主席习近平强硬的外交政策导致美国和其他西方国家开始在与中国的经济联系中脱钩或者去风险化，这意味着之前支持中国快速增长的一个关键因素正在减弱。”</text:p>
      <text:p text:style-name="P4">
<draw:frame draw:style-name="fr1" draw:name="Image80" text:anchor-type="as-char" svg:width="6.9236in" svg:height="3.896998in" draw:z-index="0">
<draw:image xlink:href="../Images/dwzh/2023-05-13T13-35-00Z/64451073_401.jpg" xlink:type="simple" xlink:show="embed" xlink:actuate="onLoad" draw:mime-type="image/jpeg"/>
</draw:frame>
</text:p>
      <text:p text:style-name="P4">
国际货币基金组织认为，中国在未来五年将继续是全球经济增长的最大推动力</text:p>
      <text:p text:style-name="P4">
西方决策者越来越多地将中国的“一带一路”倡议视为对其利益的威胁。该倡议在150多个国家/地区投资8400亿美元，用于建设道路、桥梁、港口和医院。越来越多人担心，该项目以无法承担的巨额贷款导致发展中国家落入债务陷阱，并削弱了它们与西方国家的关系。</text:p>
      <text:p text:style-name="P4">
上个月，欧洲央行行长拉加德（Christine Lagarde）也对全球经济可能分裂成以中国和美国为首的竞争集团表示遗憾，并警告称这将损害增长并加剧通胀。</text:p>
      <text:h text:style-name="P12" text:outline-level="3">
<text:span text:style-name="T4">
为何经济复苏不尽如人意？</text:span>
</text:h>
      <text:p text:style-name="P4">
此外，中国政府将经济提升到价值链上游的战略计划，优先考虑增长的质量而不是数量。但这些改革尚需时日。这也导致了中国经济复苏不尽如人意。</text:p>
      <text:p text:style-name="P4">
杜特说：“中国一直在努力实现从低端制造商到未来行业（人工智能、机器人、半导体等）主导者的转变。”他认为，随着中国从国有企业主导的重工业转向创新行业和国内消费，增长放缓是“自然而然的结果”。</text:p>
      <text:p text:style-name="P4">
曾锐生告诉德国之声，虽然习近平明确希望中国经济变得更有动力、活力、强大和创新能力，但是“他的政策往往会产生相反的效果。”他说：“随着习近平加强对权力的控制并且不肯承认错误，中国的技术官僚实际上不可能做出必要的调整来振兴经济。”</text:p>
      <text:h text:style-name="P12" text:outline-level="3">
<text:span text:style-name="T4">
政治强人习近平步入第三个国家主席任期</text:span>
</text:h>
      <text:p text:style-name="P4">
与此同时，国际货币基金组织预测，未来五年，中国将继续成为全球经济增长的最大推动力，对全球经济增长的贡献率约为22.6%，而美国仅为11.3%。</text:p>
      <text:p text:style-name="P4">
虽然西方需求放缓将继续对中国出口产生负面影响，但中国国内经济仍有许多方面值得期许，尤其是由于三年防疫封锁导致的被需求压抑。</text:p>
      <text:p text:style-name="P4">
“在疫情期间，中国消费者积累了2.6万亿美元的超额储蓄”，杜特告诉德国之声，“因此，预计服务业将在短期内拾遗补缺。</text:p>
      <text:p text:style-name="P4">
Source: <text:a xlink:type="simple" xlink:href="https://www.dw.com/zh/为什么说中国不太可能再次拯救全球经济？/a-65613569" text:style-name="Internet_20_link" text:visited-style-name="Visited_20_Internet_20_Link">
https://www.dw.com/zh/为什么说中国不太可能再次拯救全球经济？/a-65613569?maca=chi-rss-chi-all-1127-rdf</text:a>
</text:p>
      <!--NEWS-->
      <text:h text:style-name="P10" text:outline-level="1">
<text:span text:style-name="T4">
面对中国潜在攻击 台湾做了多少准备？</text:span>
</text:h>
      <text:p text:style-name="P4">
Author: None (Language: zh)</text:p>
      <text:p text:style-name="P4">
Publisher: None</text:p>
      <text:p text:style-name="P4">
Time: 2023-05-13T13:47:00Z</text:p>
      <text:p text:style-name="P4">
Description: 前阵子泄露的美军机密文件使人们对台湾的防空能力起疑，认为它无法抵御潜在的攻击。然而，专家们指出，台湾仍握有一些强大的防御系统。</text:p>
      <text:p text:style-name="P4">
Videos: []</text:p>
      <text:p text:style-name="P4">
Images: ["<text:a xlink:type="simple" xlink:href="https://static.dw.com/image/65262475_303.jpg" text:style-name="Internet_20_link" text:visited-style-name="Visited_20_Internet_20_Link">
65262475_303.jpg</text:a>
", "<text:a xlink:type="simple" xlink:href="https://static.dw.com/image/62699022_7.png" text:style-name="Internet_20_link" text:visited-style-name="Visited_20_Internet_20_Link">
62699022_7.png</text:a>
", "<text:a xlink:type="simple" xlink:href="https://static.dw.com/image/57181882_303.jpg" text:style-name="Internet_20_link" text:visited-style-name="Visited_20_Internet_20_Link">
57181882_303.jpg</text:a>
", "<text:a xlink:type="simple" xlink:href="https://static.dw.com/image/57178495_303.jpg" text:style-name="Internet_20_link" text:visited-style-name="Visited_20_Internet_20_Link">
57178495_303.jpg</text:a>
", "<text:a xlink:type="simple" xlink:href="https://static.dw.com/image/57178529_303.jpg" text:style-name="Internet_20_link" text:visited-style-name="Visited_20_Internet_20_Link">
57178529_303.jpg</text:a>
", "<text:a xlink:type="simple" xlink:href="https://static.dw.com/image/55945799_303.jpg" text:style-name="Internet_20_link" text:visited-style-name="Visited_20_Internet_20_Link">
55945799_303.jpg</text:a>
", "<text:a xlink:type="simple" xlink:href="https://static.dw.com/image/57183342_303.jpg" text:style-name="Internet_20_link" text:visited-style-name="Visited_20_Internet_20_Link">
57183342_303.jpg</text:a>
", "<text:a xlink:type="simple" xlink:href="https://static.dw.com/image/57181940_303.jpg" text:style-name="Internet_20_link" text:visited-style-name="Visited_20_Internet_20_Link">
57181940_303.jpg</text:a>
", "<text:a xlink:type="simple" xlink:href="https://static.dw.com/image/55706878_303.jpg" text:style-name="Internet_20_link" text:visited-style-name="Visited_20_Internet_20_Link">
55706878_303.jpg</text:a>
", "<text:a xlink:type="simple" xlink:href="https://static.dw.com/image/57181973_303.jpg" text:style-name="Internet_20_link" text:visited-style-name="Visited_20_Internet_20_Link">
57181973_303.jpg</text:a>
", "<text:a xlink:type="simple" xlink:href="https://static.dw.com/image/57181901_303.jpg" text:style-name="Internet_20_link" text:visited-style-name="Visited_20_Internet_20_Link">
57181901_303.jpg</text:a>
", "<text:a xlink:type="simple" xlink:href="https://static.dw.com/image/57182000_303.jpg" text:style-name="Internet_20_link" text:visited-style-name="Visited_20_Internet_20_Link">
57182000_303.jpg</text:a>
", "<text:a xlink:type="simple" xlink:href="https://static.dw.com/image/41974843_303.jpg" text:style-name="Internet_20_link" text:visited-style-name="Visited_20_Internet_20_Link">
41974843_303.jpg</text:a>
", "<text:a xlink:type="simple" xlink:href="https://static.dw.com/image/57182062_303.jpg" text:style-name="Internet_20_link" text:visited-style-name="Visited_20_Internet_20_Link">
57182062_303.jpg</text:a>
", "<text:a xlink:type="simple" xlink:href="https://static.dw.com/image/57182030_303.jpg" text:style-name="Internet_20_link" text:visited-style-name="Visited_20_Internet_20_Link">
57182030_303.jpg</text:a>
", "<text:a xlink:type="simple" xlink:href="https://static.dw.com/image/57181913_303.jpg" text:style-name="Internet_20_link" text:visited-style-name="Visited_20_Internet_20_Link">
57181913_303.jpg</text:a>
", "<text:a xlink:type="simple" xlink:href="https://static.dw.com/image/65497507_401.jpg" text:style-name="Internet_20_link" text:visited-style-name="Visited_20_Internet_20_Link">
65497507_401.jpg</text:a>
"]</text:p>
      <text:p text:style-name="P4">
Subject: 时政风云</text:p>
      <text:p text:style-name="P4">
Subjects: []</text:p>
      <text:p text:style-name="P4">
Keywords: ['德中关系', '岛屿主权争端', '马英九', '专题报道：全景观看“习马会”', '专题报道：2016年台湾大选', '中国', '台湾', '中共十九大']</text:p>
      <text:p text:style-name="P4">
ID: 65613594</text:p>
      <!--METADATA-->
      <text:p text:style-name="P4">
<text:a xlink:type="simple" xlink:href="https://www.dw.com/zh/overlay/image/article/65613594/65262475" text:style-name="Internet_20_link" text:visited-style-name="Visited_20_Internet_20_Link">
 <draw:frame draw:style-name="fr1" draw:name="Image81" text:anchor-type="as-char" svg:width="6.9236in" svg:height="3.896998in" draw:z-index="0">
<draw:image xlink:href="../Images/dwzh/2023-05-13T13-47-00Z/65262475_303.jpg" xlink:type="simple" xlink:show="embed" xlink:actuate="onLoad" draw:mime-type="image/jpeg"/>
</draw:frame>
</text:a>
</text:p>
      <text:p text:style-name="P4">
监测中国军事行动的台湾士兵</text:p>
      <text:p text:style-name="P4">
（德国之声中文网）由于《华盛顿邮报》援引一名 <text:a xlink:type="simple" xlink:href="https://www.dw.com/zh/zh/fbi逮捕美國情報洩密門嫌犯/a-65309261" text:style-name="Internet_20_link" text:visited-style-name="Visited_20_Internet_20_Link">
 </text:a>
称，台湾将难以应对来自中国的空袭行动，这令台湾的防空能力在最近几周成为焦点。</text:p>
      <text:p text:style-name="P4">
这份在4月泄露的文件提到，台湾官员怀疑他们的防空系统能否「准确地探测到来自中国的导弹发射」，而且台湾的军机没有足够的「完全任务能力」。文件还强调，台湾的战斗机可能成为中国导弹攻击的目标，因为想将它们转移到安全地点至少需要花上一个星期的时间。</text:p>
      <text:p text:style-name="P4">
台湾国防部称美国媒体的报导「并非事实」，并强调台湾已经对作战计划进行了适当的修改，同时也继续加强其军事准备。一些分析家称，泄露的文件低估了台湾「强大的」导弹防御能力。前美国国防部中国、台湾和蒙古事务办公室资深主任胡振东（TonyHu）表示，台湾的远程预警雷达和太空预警可以在几秒钟内发现导弹发射踪迹，它还拥有一个令人印象深刻的指挥控制系统。</text:p>
      <text:h text:style-name="P12" text:outline-level="3">
<text:span text:style-name="T4">
台湾有能力对抗大量中国军机吗？</text:span>
</text:h>
      <text:p text:style-name="P4">
尽管如此，人们对该岛的整体防空能力仍有一些怀疑，理由之一是 <text:a xlink:type="simple" xlink:href="https://www.dw.com/zh/zh/一目了然-图表看两岸军力对比/a-62699196" text:style-name="Internet_20_link" text:visited-style-name="Visited_20_Internet_20_Link">
 </text:a>
 。根据军事网站「全球火力」（GlobalFirepower）对各国军事能力进行的排名：中国人民解放军拥有3000多架军机和近40万名空军人员，而台湾只有700多架军机和3万多名空军士兵。</text:p>
      <text:p text:style-name="P4">
但专家告诉DW，虽然中国在空中力量方面的优势可以压制台湾部分地区的防空，但台湾可以用防空导弹化解差距。台湾国防安全研究院的的研究员苏紫云指出：「在乌克兰战争中，尽管乌克兰和俄罗斯空军在军机数量上存在巨大差距，但乌克兰可以使用短程毒刺导弹来获得一些防空能力。」</text:p>
      <text:p text:style-name="P4">
<draw:frame draw:style-name="fr1" draw:name="Image82" text:anchor-type="as-char" svg:width="4.622051in" svg:height="10.0in" draw:z-index="0">
<draw:image xlink:href="../Images/dwzh/2023-05-13T13-47-00Z/62699022_7.png" xlink:type="simple" xlink:show="embed" xlink:actuate="onLoad" draw:mime-type="image/png"/>
</draw:frame>
</text:p>
      <text:p text:style-name="P4">
由于台湾拥有远程、中程和短程防空导弹，苏紫云认为这 <text:a xlink:type="simple" xlink:href="https://www.dw.com/zh/zh/台湾启动防御系统应对中国侵扰/a-64580821" text:style-name="Internet_20_link" text:visited-style-name="Visited_20_Internet_20_Link">
</text:a>
。他说：「尽管他们只有短程导弹，但乌克兰在防空方面做得很好。台湾有更广泛的防空导弹，因此相信在防空方面可以做得更好。」</text:p>
      <text:p text:style-name="P4">
根据华盛顿智库战略与国际研究中心（CSIS）2021年发布的数据，台湾的导弹计划主要由六种不同射程的导弹组成--天剑、雄风二型、雄风三型、万剑、雄风二E和云峰。此外还有天弓导弹，这是台湾开发的地对空反弹道导弹。虽然台湾过去将其导弹部队限制于防御性质，但CSIS指出，该岛已开始发展为打击任务而设计的导弹。</text:p>
      <text:h text:style-name="P12" text:outline-level="3">
<text:span text:style-name="T4">
盼获美国支持</text:span>
</text:h>
      <text:p text:style-name="P4">
尽管台湾可以通过投资防空导弹来对抗中国的军力优势，但一些研究表明，解放军使其空军现代化的努力正在获得成果。英国智库国际战略研究所（IISS）在2月发表的一篇博文中说，该研究所对173个国家军事能力的年度评估数据显示，解放军正在加快扩充战机群的速度。根据国际战略研究所的数据，解放军空军现在有600多架飞机部署在在19个前线作战旅，而例如歼-20等作战飞机的年生产速度在过去三年里翻了一番。</text:p>
      <text:p text:style-name="P4">
前五角大楼官员胡振东告诉DW，北京在生产新型作战飞机方面取得了成功，包括歼-35隐形战斗机。他说，这显示了「中国能力的大幅增长，这是一个令人关切的问题」。</text:p>
      <text:p text:style-name="P4">
但胡振东也补充说，中国在生产大量作战飞机方面的进展可能不足以扭转对台的局面，因为台湾也有美国提供的飞机和其他系统，可以帮助支持台湾的作战能力。作为加强对台湾防空能力支持的一部分，台湾国防部于今年4月21日签署了两份价值约4.2亿美元的零部件和航空材料交易，可用于维护台湾的战机。</text:p>
      <text:p text:style-name="P4">
此外，台湾国防承包商之一的汉翔航空工业（AIDC）在本月早些时候表示，台湾正在寻求美国的支持，以制造下一款自行研发的战斗机。汉翔董事长胡开宏称：「我们希望美国支持台湾自己开发下一代的战斗机，包括引擎、航空电子设备、控制系统、环境控制等等，这些都为台美合作创造机会。」</text:p>
      <ul>
        <li>
          <draw:frame draw:style-name="fr1" draw:name="Image83" text:anchor-type="as-char" svg:width="6.9236in" svg:height="3.896998in" draw:z-index="0">
            <draw:image xlink:href="../Images/dwzh/2023-05-13T13-47-00Z/57181882_303.jpg" xlink:type="simple" xlink:show="embed" xlink:actuate="onLoad" draw:mime-type="image/jpeg"/>
          </draw:frame>
        </li>
      </ul>
      <h5>
这些年，台湾自制的那些军事装备</h5>
      <text:h text:style-name="P12" text:outline-level="3">
<text:span text:style-name="T4">
云豹装甲车</text:span>
</text:h>
      <text:p text:style-name="P4">
云豹装甲车（CM-32/33/34）是中华民国陆军兵工整备发展中心研发的八轮传动装甲车，于2002年完成首辆原型车。图为CM-32指挥车型。而CM-33为榴弹机枪装步战斗车，CM-34为30公厘机炮装步战斗车。据中央社援引台湾國防部資料，雲豹八輪甲車共可乘坐9人，巡航里程達800公里，轉向半徑11公尺，采用八輪全時傳動模式，具高度機動、越野與涉水能力。台媒报道称，CM-34最高速每小時100公里，車身防護可抗12.7公厘機槍射擊，武器系統有效射程3000公尺。</text:p>
      <ul>
        <li>
          <draw:frame draw:style-name="fr1" draw:name="Image84" text:anchor-type="as-char" svg:width="6.9236in" svg:height="3.896998in" draw:z-index="0">
            <draw:image xlink:href="../Images/dwzh/2023-05-13T13-47-00Z/57178495_303.jpg" xlink:type="simple" xlink:show="embed" xlink:actuate="onLoad" draw:mime-type="image/jpeg"/>
          </draw:frame>
        </li>
      </ul>
      <h5>
这些年，台湾自制的那些军事装备</h5>
      <text:h text:style-name="P12" text:outline-level="3">
<text:span text:style-name="T4">
「玉山舰」下水</text:span>
</text:h>
      <text:p text:style-name="P4">
「玉山舰」是新型两栖运输舰，该舰于2021年4月13日在高雄港区下水。中央社援引台湾海军报道称，此军舰将担负两栖作战、外离岛物资支援、人道救援等任务。此运输舰以台湾最高峰为典故，命名「玉山舰」，预计2022年交舰。</text:p>
      <ul>
        <li>
          <draw:frame draw:style-name="fr1" draw:name="Image85" text:anchor-type="as-char" svg:width="6.9236in" svg:height="3.896998in" draw:z-index="0">
            <draw:image xlink:href="../Images/dwzh/2023-05-13T13-47-00Z/57178529_303.jpg" xlink:type="simple" xlink:show="embed" xlink:actuate="onLoad" draw:mime-type="image/jpeg"/>
          </draw:frame>
        </li>
      </ul>
      <h5>
这些年，台湾自制的那些军事装备</h5>
      <text:h text:style-name="P12" text:outline-level="3">
<text:span text:style-name="T4">
「国舰国造」的里程碑</text:span>
</text:h>
      <text:p text:style-name="P4">
台湾总统蔡英文和国防部长邱国正等人出席了「玉山舰」的下水典礼。蔡英文表示，玉山舰除了是台湾海军首艘万吨级两栖运输舰外，「更是依据国防战训需求而设计建造，是国舰国造的另一里程碑，相信有了这艘运输舰加入，能强化海军执行任务能力，让国防力量更加坚实」。</text:p>
      <ul>
        <li>
          <draw:frame draw:style-name="fr1" draw:name="Image86" text:anchor-type="as-char" svg:width="6.9236in" svg:height="3.896998in" draw:z-index="0">
            <draw:image xlink:href="../Images/dwzh/2023-05-13T13-47-00Z/55945799_303.jpg" xlink:type="simple" xlink:show="embed" xlink:actuate="onLoad" draw:mime-type="image/jpeg"/>
          </draw:frame>
        </li>
      </ul>
      <h5>
这些年，台湾自制的那些军事装备</h5>
      <text:h text:style-name="P12" text:outline-level="3">
<text:span text:style-name="T4">
沱江级巡逻舰</text:span>
</text:h>
      <text:p text:style-name="P4">
根据中华民国海军网站，台湾「國艦國造」计划对于沱江軍艦建造、磐石軍艦建造和光華六號後續艇建造给出详细说明。其中沱江軍艦係（图）為迅海計畫建置的多功能三級艦；具有雷达隐身功能和“強大的打擊火力以及高存活性設計”。第一艘原型舰2012年11月动工建造，2014年3月举行下水仪式，同年12月交付。</text:p>
      <ul>
        <li>
          <draw:frame draw:style-name="fr1" draw:name="Image87" text:anchor-type="as-char" svg:width="6.9236in" svg:height="3.896998in" draw:z-index="0">
            <draw:image xlink:href="../Images/dwzh/2023-05-13T13-47-00Z/57183342_303.jpg" xlink:type="simple" xlink:show="embed" xlink:actuate="onLoad" draw:mime-type="image/jpeg"/>
          </draw:frame>
        </li>
      </ul>
      <h5>
这些年，台湾自制的那些军事装备</h5>
      <text:h text:style-name="P12" text:outline-level="3">
<text:span text:style-name="T4">
磐石軍艦——台湾海军吨位最大的船舰</text:span>
</text:h>
      <text:p text:style-name="P4">
磐石舰的全名“磐石号快速战斗支援舰”，属于油弹补给舰。其名称典故来于台湾百岳之磐石山，在2015年1月交舰，是台湾排水量最大的船舰。据报道，磐石舰担负油弹补给与人道救援任务，舰上有野战医院，甲板与机库可以各停放一架33吨直升机。</text:p>
      <ul>
        <li>
          <draw:frame draw:style-name="fr1" draw:name="Image88" text:anchor-type="as-char" svg:width="6.9236in" svg:height="3.896998in" draw:z-index="0">
            <draw:image xlink:href="../Images/dwzh/2023-05-13T13-47-00Z/57181940_303.jpg" xlink:type="simple" xlink:show="embed" xlink:actuate="onLoad" draw:mime-type="image/jpeg"/>
          </draw:frame>
        </li>
      </ul>
      <h5>
这些年，台湾自制的那些军事装备</h5>
      <text:h text:style-name="P12" text:outline-level="3">
<text:span text:style-name="T4">
光华六号后续艇</text:span>
</text:h>
      <text:p text:style-name="P4">
光华六号后续艇是台湾国际造船（CSBC）为中华民国海军制造的导弹快艇，属于近岸作战打击兵力。这是依据中华民国海军“光华六号”计划案建造的导弹快艇，中华民国海军网站表示，“因应台海战备需求，海军需筹建性能较优、耐波性较佳之大型飞弹快艇”。“光华六号”计划共建造30艘导弹快艇，全案已于2011年12月2日完成。</text:p>
      <ul>
        <li>
          <draw:frame draw:style-name="fr1" draw:name="Image89" text:anchor-type="as-char" svg:width="6.9236in" svg:height="3.896998in" draw:z-index="0">
            <draw:image xlink:href="../Images/dwzh/2023-05-13T13-47-00Z/55706878_303.jpg" xlink:type="simple" xlink:show="embed" xlink:actuate="onLoad" draw:mime-type="image/jpeg"/>
          </draw:frame>
        </li>
      </ul>
      <h5>
这些年，台湾自制的那些军事装备</h5>
      <text:h text:style-name="P12" text:outline-level="3">
<text:span text:style-name="T4">
正在制造的防御潜舰</text:span>
</text:h>
      <text:p text:style-name="P4">
除了「國艦國造」外，也有「潜舰国造」，也就是自制防御潜舰。中华民国海军自行研究并设计建造的柴电潜舰在2014年时开始规划，并于2016年首度正项编列预算启动。该自制防御潜舰由台湾国家中山科学研究院负责规划并与美国企业洛克希德马丁共同研制，排水量大约2500吨到3000吨之间，由台湾国际造船公司负责建造。预计首艘原型潜舰最快2024年下水、2025年正式成军。</text:p>
      <ul>
        <li>
          <draw:frame draw:style-name="fr1" draw:name="Image90" text:anchor-type="as-char" svg:width="6.9236in" svg:height="3.896998in" draw:z-index="0">
            <draw:image xlink:href="../Images/dwzh/2023-05-13T13-47-00Z/57181973_303.jpg" xlink:type="simple" xlink:show="embed" xlink:actuate="onLoad" draw:mime-type="image/jpeg"/>
          </draw:frame>
        </li>
      </ul>
      <h5>
这些年，台湾自制的那些军事装备</h5>
      <text:h text:style-name="P12" text:outline-level="3">
<text:span text:style-name="T4">
雄风系列反舰飞弹</text:span>
</text:h>
      <text:p text:style-name="P4">
除了舰艇外，台湾在反舰飞弹和制海武器领域也进行自主研发，最有名的当属“雄风”系列。该类型的反舰飞弹普遍装备于大中小型作战舰艇上，其研制始于上世纪70年代末期，分I/II/III三个型号，其中图为III型（简称“雄三”）超音速反舰飞弹。台湾军方没有正式公布“雄三”的有效射程。</text:p>
      <ul>
        <li>
          <draw:frame draw:style-name="fr1" draw:name="Image91" text:anchor-type="as-char" svg:width="6.9236in" svg:height="3.896998in" draw:z-index="0">
            <draw:image xlink:href="../Images/dwzh/2023-05-13T13-47-00Z/57181901_303.jpg" xlink:type="simple" xlink:show="embed" xlink:actuate="onLoad" draw:mime-type="image/jpeg"/>
          </draw:frame>
        </li>
      </ul>
      <h5>
这些年，台湾自制的那些军事装备</h5>
      <text:h text:style-name="P12" text:outline-level="3">
<text:span text:style-name="T4">
经国号战斗机</text:span>
</text:h>
      <text:p text:style-name="P4">
经国号战斗机又称F-CK-1战斗机，这是台湾在美国技术协助下设计、开发的一种轻型超音速多用途喷气战斗机。在中华民国空军的规划下，此战斗机与台湾从法国采购的幻影2000-5战斗机以及从美国采购的F-16战斗机，一同构成台湾空军防卫的主力。这是1980年代在时任中华民国总统蒋经国指示下展开的“自制防御战机”，命名为“经国号”以纪念蒋经国。</text:p>
      <ul>
        <li>
          <draw:frame draw:style-name="fr1" draw:name="Image92" text:anchor-type="as-char" svg:width="6.9236in" svg:height="3.896998in" draw:z-index="0">
            <draw:image xlink:href="../Images/dwzh/2023-05-13T13-47-00Z/57182000_303.jpg" xlink:type="simple" xlink:show="embed" xlink:actuate="onLoad" draw:mime-type="image/jpeg"/>
          </draw:frame>
        </li>
      </ul>
      <h5>
这些年，台湾自制的那些军事装备</h5>
      <text:h text:style-name="P12" text:outline-level="3">
<text:span text:style-name="T4">
“经国”配“天剑”</text:span>
</text:h>
      <text:p text:style-name="P4">
台湾自主制造战机的发展专案分四个部分，分别为“鹰扬”、“云汉”、“天雷”和“天剑”。其中“鹰扬”发展机身，“云汉”发展引擎及其相关系统，“天雷”发展航电系统，“天剑”发展空对空导弹。图为天剑二型空对空导弹，此中程导弹是由中华民国中山科学研究院在美国协助下为经国号战机所研发生产的装备。</text:p>
      <ul>
        <li>
          <draw:frame draw:style-name="fr1" draw:name="Image93" text:anchor-type="as-char" svg:width="6.9236in" svg:height="3.896998in" draw:z-index="0">
            <draw:image xlink:href="../Images/dwzh/2023-05-13T13-47-00Z/41974843_303.jpg" xlink:type="simple" xlink:show="embed" xlink:actuate="onLoad" draw:mime-type="image/jpeg"/>
          </draw:frame>
        </li>
      </ul>
      <h5>
这些年，台湾自制的那些军事装备</h5>
      <text:h text:style-name="P12" text:outline-level="3">
<text:span text:style-name="T4">
自制的高教机“勇鹰”</text:span>
</text:h>
      <text:p text:style-name="P4">
蔡英文上台后力推 “国机国造”计划，图为被视为台湾本土制造代表之一的新式军用高级教练机 “勇鹰”，该原型机在2019年9月亮相。据媒体报道，勇鹰（T-5Brave Eagle）属于第五代高级喷气教练机，也能在“平战转换”的需求下转换为攻击机的角色，执行防卫作战的任务。</text:p>
      <ul>
        <li>
          <draw:frame draw:style-name="fr1" draw:name="Image94" text:anchor-type="as-char" svg:width="6.9236in" svg:height="3.896998in" draw:z-index="0">
            <draw:image xlink:href="../Images/dwzh/2023-05-13T13-47-00Z/57182062_303.jpg" xlink:type="simple" xlink:show="embed" xlink:actuate="onLoad" draw:mime-type="image/jpeg"/>
          </draw:frame>
        </li>
      </ul>
      <h5>
这些年，台湾自制的那些军事装备</h5>
      <text:h text:style-name="P12" text:outline-level="3">
<text:span text:style-name="T4">
锐鸢无人机</text:span>
</text:h>
      <text:p text:style-name="P4">
锐鸢无人机，原名 “中翔二号”无人机，是台湾中科院研发的战术型无人飞机系统。据报道，此系统具有快速部署、长时滞空巡侦、目标监侦定位、电子反干扰与即时影像传输等功能，目前在台湾岛地面部署，进行战场侦察、不对称作战与提供天然灾害救灾资讯等任务。</text:p>
      <ul>
        <li>
          <draw:frame draw:style-name="fr1" draw:name="Image95" text:anchor-type="as-char" svg:width="6.9236in" svg:height="3.896998in" draw:z-index="0">
            <draw:image xlink:href="../Images/dwzh/2023-05-13T13-47-00Z/57182030_303.jpg" xlink:type="simple" xlink:show="embed" xlink:actuate="onLoad" draw:mime-type="image/jpeg"/>
          </draw:frame>
        </li>
      </ul>
      <h5>
这些年，台湾自制的那些军事装备</h5>
      <text:h text:style-name="P12" text:outline-level="3">
<text:span text:style-name="T4">
“天弓三型”地對空武器系統</text:span>
</text:h>
      <text:p text:style-name="P4">
除了“国机国造”计划外，台湾也在反战术弹道导弹方面推出 “层系计划”，由中华民国中山科学研究院研发天弓防空系列。其中，天弓三型（简称“弓三”）被专门编列为“强弓专案”。据研发者介绍，弓三武器系統除了飛彈及箱之外，其射控系統包含相列雷達、戰術中心、電源車、通信中繼及發射架，可同時接戰高性能戰機、巡弋飛彈、反輻射飛彈及短程戰術彈道飛彈等多目標威脅。</text:p>
      <ul>
        <li>
          <draw:frame draw:style-name="fr1" draw:name="Image96" text:anchor-type="as-char" svg:width="6.9236in" svg:height="3.896998in" draw:z-index="0">
            <draw:image xlink:href="../Images/dwzh/2023-05-13T13-47-00Z/57181913_303.jpg" xlink:type="simple" xlink:show="embed" xlink:actuate="onLoad" draw:mime-type="image/jpeg"/>
          </draw:frame>
        </li>
      </ul>
      <h5>
这些年，台湾自制的那些军事装备</h5>
      <text:h text:style-name="P12" text:outline-level="3">
<text:span text:style-name="T4">
雷霆2000多管火箭系统</text:span>
</text:h>
      <text:p text:style-name="P4">
雷霆2000多管火箭系统是高度整合的射击指挥系统，是台湾参考各国现代化设计后自力研制的多管火箭炮。该系统1997年正式公开，2012年9月1日移交台湾陆军。据报道，整套系统以射击指挥车、炮车、AT8X8弹药车和三种规格的炮兵火箭组成。这一射击指挥系统具有可自行判断弹种、自动依弹种计算射击诸元、自动调整发射器高低角度与射界等特点。</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来自中国的恫吓</text:span>
</text:h>
      <text:p text:style-name="P4">
虽然像胡振东和苏紫云等专家都认为台湾的防空能力在一定程度上可以抵御中国的空袭，但他们也对中国在台湾周边灰色地带的持续活动表示担忧，包括中国军机闯入台湾防空识别区，以及解放军在台湾周边日益频繁的封锁式军事演习。</text:p>
      <text:p text:style-name="P4">
自2023年4月以来，中国增加了在台湾周围的灰色地带行动的频率，包括 <text:a xlink:type="simple" xlink:href="https://www.dw.com/zh/zh/中國擾台軍機數創新高-專家解析北京戰術/a-65275022" text:style-name="Internet_20_link" text:visited-style-name="Visited_20_Internet_20_Link">
 </text:a>
。此外，解放军还展示了新的战术，部署作战无人机环绕台湾。台湾国防安全研究院研究员杜贞仪提到：「北京正在展示，无人机已经成为他们在灰色地带行动的一部分。」</text:p>
      <text:p text:style-name="P4">
<draw:frame draw:style-name="fr1" draw:name="Image97" text:anchor-type="as-char" svg:width="6.9236in" svg:height="3.896998in" draw:z-index="0">
<draw:image xlink:href="../Images/dwzh/2023-05-13T13-47-00Z/65497507_401.jpg" xlink:type="simple" xlink:show="embed" xlink:actuate="onLoad" draw:mime-type="image/jpeg"/>
</draw:frame>
</text:p>
      <text:p text:style-name="P4">
台湾国防部公布5月2日中国军机活动示意图，其中一架BZK-005无人机沿顺时针方向绕行台湾</text:p>
      <text:p text:style-name="P4">
前五角大楼官员胡振东警告说，中国在台湾周围行动的主要目的是为了向台湾人民灌输一种「失败主义」观念，同时影响该岛的防空准备状态和能力。他表示：「战争已经是进行式了，因为中国的首要目标是保持压力以吓唬台湾人民。」</text:p>
      <text:p text:style-name="P4">
胡振东补充说，让台湾空军驾驶新的军机来拦截中国飞机可能会扰乱他们平时的训练，也会增加维护飞机的成本。他说：「台湾应该考虑使用即将退役的军机来进行这些拦截，并征招退役的飞行员执行这些任务。」</text:p>
      <text:p text:style-name="P4">
为了更好地应对潜在两岸冲突所带来的日益增长的风险，胡振东认为，台湾除了应该为中国的行动制定应对方案之外，也应同时确保有足够的战争储备物资。他告诉DW：「确保台湾的必要物资储备到位是非常重要的。」</text:p>
      <text:p text:style-name="P4">
Source: <text:a xlink:type="simple" xlink:href="https://www.dw.com/zh/面对中国潜在攻击-台湾做了多少准备？/a-65613594" text:style-name="Internet_20_link" text:visited-style-name="Visited_20_Internet_20_Link">
https://www.dw.com/zh/面对中国潜在攻击-台湾做了多少准备？/a-65613594?maca=chi-rss-chi-all-1127-rdf</text:a>
</text:p>
      <!--NEWS-->
      <text:h text:style-name="P10" text:outline-level="1">
<text:span text:style-name="T4">
德语媒体：中国特使能为乌克兰带来多少和平希望？</text:span>
</text:h>
      <text:p text:style-name="P4">
Author: None (Language: zh)</text:p>
      <text:p text:style-name="P4">
Publisher: None</text:p>
      <text:p text:style-name="P4">
Time: 2023-05-13T13:52:00Z</text:p>
      <text:p text:style-name="P4">
Description: 即将访问乌克兰等国的中国欧亚事务特别代表李辉曾是驻俄罗斯大使，他的和平使命究竟有几分胜算？中国在乌克兰危机中的调解努力又有多少诚意？</text:p>
      <text:p text:style-name="P4">
Videos: []</text:p>
      <text:p text:style-name="P4">
Images: ["<text:a xlink:type="simple" xlink:href="https://static.dw.com/image/65613127_303.jpg" text:style-name="Internet_20_link" text:visited-style-name="Visited_20_Internet_20_Link">
65613127_303.jpg</text:a>
", "<text:a xlink:type="simple" xlink:href="https://static.dw.com/image/65608426_401.jpg" text:style-name="Internet_20_link" text:visited-style-name="Visited_20_Internet_20_Link">
65608426_401.jpg</text:a>
"]</text:p>
      <text:p text:style-name="P4">
Subject: 评论分析</text:p>
      <text:p text:style-name="P4">
Subjects: ['希腊债务危机', '欧债危机', '俄罗斯', '欧盟', '乌克兰', '岛屿主权争端', '专题报道：全景观看“习马会”', '诺贝尔奖', '欧洲难民危机', '欧洲']</text:p>
      <text:p text:style-name="P4">
Keywords: ['乌克兰战争', '俄罗斯', '中国', '外交斡旋', '李辉', '欧盟', '对华政策']</text:p>
      <text:p text:style-name="P4">
ID: 65613613</text:p>
      <!--METADATA-->
      <text:p text:style-name="P4">
<text:a xlink:type="simple" xlink:href="https://www.dw.com/zh/overlay/image/article/65613613/65613127" text:style-name="Internet_20_link" text:visited-style-name="Visited_20_Internet_20_Link">
 <draw:frame draw:style-name="fr1" draw:name="Image98" text:anchor-type="as-char" svg:width="6.9236in" svg:height="3.896998in" draw:z-index="0">
<draw:image xlink:href="../Images/dwzh/2023-05-13T13-52-00Z/65613127_303.jpg" xlink:type="simple" xlink:show="embed" xlink:actuate="onLoad" draw:mime-type="image/jpeg"/>
</draw:frame>
</text:a>
</text:p>
      <text:p text:style-name="P4">
2019年5月，普京在克里姆林宫会见李辉</text:p>
      <text:p text:style-name="P4">
（德国之声中文网）中国外交部周五（5月12日）表示， <text:a xlink:type="simple" xlink:href="https://www.dw.com/zh/zh/中国特别代表李辉下周访问乌克兰等国/a-65604536" text:style-name="Internet_20_link" text:visited-style-name="Visited_20_Internet_20_Link">
</text:a>
将从下周一（5月15日）开始访问乌克兰、波兰、法国、德国和俄罗斯。这是自去年莫斯科入侵以来，中国派往乌克兰的最高级别外交官。</text:p>
      <text:p text:style-name="P4">
《慕尼黑信使报》（MünchnerMerkur）关注到中国在乌克兰危机中试图扮演调解人角色的这一最新举动，并提出一个关键问题：派出一名“普京的朋友”承担和平使命，究竟有多少成功的机会？</text:p>
      <text:p text:style-name="P4">
该报记者SvenHauberg注意到一张资料照片（本文题图）——那是2019年，时任中国驻俄罗斯大使的李辉与总统普京的合影。照片上普京带着一丝甚至是腼腆的微笑，而有着一头浓密黑发的李辉则摆出了好像是领路的手势。</text:p>
      <text:p text:style-name="P4">
“在那个时候就已经可以清楚地看出来，中国是在这两个超级大国之间的关系中指引方向的一方。……所以有些人认为，中国可以对普京施加影响力，从而终于能结束在乌克兰的这场战争。法国总统马克龙和巴西总统卢拉就属于这些还没有放弃希望的人，他们认为在乌克兰战争持续了一年多之后，北京也许什么时候就从俄罗斯的朋友变成了和平的缔造者。”</text:p>
      <text:p text:style-name="P4">
作者认为，从目前来看北京在任何场合下都还是站在克里姆林宫那一边。在与乌克兰总统泽连斯基通电话的时候，中国国家主席习近平也只做出了一些空洞的承诺而已。不管怎样，其中的一项承诺如今倒是兑现了——作为欧亚特使的李辉周一将会到访基辅。</text:p>
      <text:p text:style-name="P4">
文章援引德国亚洲事务专家SaskiaHieber分析道，李辉在地区事务上的资历毋庸置疑，但这对于乌克兰来说并非最幸运的人选。“这位外交官从2009年开始在莫斯科使馆任职长达10年，能说流利的俄语，他的整个职业生涯都投身于中国和苏联及其后续国家之间的关系，而这些关系并非总是轻松愉快的。此外他还曾担任外交部副部长一职多年——此人绝对不是什么外交圈的小人物。”——人们可以猜测，这一人选可能也是事先与克里姆林宫进行过协调的。</text:p>
      <text:p text:style-name="P4">
至于中国对于在乌克兰重建和平的努力究竟有多认真，文章指出，北京绝对不希望看到的，是俄罗斯的“彻底溃败”。中国至今从未提出要俄罗斯从占领的乌克兰土地上撤走，反而是一再强调各方的安全诉求都应得到尊重。习近平在今春访问俄罗斯时曾对普京说，“百年变局，我们共同来推动”——作者指出，这样的变革进程中，是否有乌克兰国家利益的一席之地，人们无从知晓。</text:p>
      <text:p text:style-name="P4">
文章最后总结道，不管怎样中国最终都有可能成为赢家。“即使李辉的外交斡旋使命无功而返，北京也可以强调自己至少已经做出了努力——并且继续将战争杀戮的罪责推给北约和美国。”</text:p>
      <text:p text:style-name="P4">
与此同时，欧盟仍然难以就协调统一的对华政策达成一致。《法兰克福汇报》记者从斯德哥尔摩会场发回的文章指出，虽然目前各国仍然采取统一的立场去面对中国，但是马克龙提出的所谓欧洲外交“战略自主”论调显然获得的支持不多。</text:p>
      <text:p text:style-name="P4">
<draw:frame draw:style-name="fr1" draw:name="Image99" text:anchor-type="as-char" svg:width="6.9236in" svg:height="3.896998in" draw:z-index="0">
<draw:image xlink:href="../Images/dwzh/2023-05-13T13-52-00Z/65608426_401.jpg" xlink:type="simple" xlink:show="embed" xlink:actuate="onLoad" draw:mime-type="image/jpeg"/>
</draw:frame>
</text:p>
      <text:p text:style-name="P4">
欧盟各国外长在斯德哥尔摩合影</text:p>
      <text:p text:style-name="P4">
作者评价 <text:a xlink:type="simple" xlink:href="https://www.dw.com/zh/zh/欧盟希望重新校准对中国立场/a-65612520" text:style-name="Internet_20_link" text:visited-style-name="Visited_20_Internet_20_Link">
 </text:a>
体现出一种难度极高的“平衡技术”：一方面强调中国到本世纪中叶崛起成为世界主导地位大国的目标，以及欧洲必须采取的风险规避措施；另一方面博雷利并未从上述观点得出欧盟要与中国脱钩的结论，而是主张对华采取一种“坚定的、但并非对立性的立场“。</text:p>
      <text:p text:style-name="P4">
“至于这种平衡技术在实践中能否做到，接下来将在欧盟新酝酿的制裁中得以体现。”文章指出，欧盟委员会不久前指控八家中国公司从欧洲进口商品，并将其转运到俄罗斯，以帮助该国进行战争。到目前为止，欧盟还没有对此类行为采取具体措施。但是未来欧委会计划制定新的制裁机制，第一步是列出在绕过对俄制裁方面存在高风险的国家名单，第二步就是禁止特定产品出口到这些国家。</text:p>
      <text:p text:style-name="P4">
文章还指出，在斯德哥尔摩的会场上能够明显感觉到，马克龙有关欧洲人“不应该卷入台湾冲突”的论调没有多少支持者。立陶宛外交部长兰茨贝尔吉斯也表示，台海局势的升级可能会导致中国主动与欧洲脱钩。他补充道，其实像这次这样的非正式外长会议，正是讨论该话题的合适时机。</text:p>
      <text:p text:style-name="P4">
<text:span text:style-name="T5">
摘编自其他媒体的内容，不代表德国之声的立场或观点。</text:span>
</text:p>
      <text:p text:style-name="P4">
Source: <text:a xlink:type="simple" xlink:href="https://www.dw.com/zh/德语媒体：中国特使能为乌克兰带来多少和平希望？/a-65613613" text:style-name="Internet_20_link" text:visited-style-name="Visited_20_Internet_20_Link">
https://www.dw.com/zh/德语媒体：中国特使能为乌克兰带来多少和平希望？/a-65613613?maca=chi-rss-chi-all-1127-rdf</text:a>
</text:p>
      <!--NEWS-->
      <text:h text:style-name="P10" text:outline-level="1">
<text:span text:style-name="T4">
德国铁路大罢工：只有19%受访者“完全理解”</text:span>
</text:h>
      <text:p text:style-name="P4">
Author: None (Language: zh)</text:p>
      <text:p text:style-name="P4">
Publisher: None</text:p>
      <text:p text:style-name="P4">
Time: 2023-05-13T14:15:00Z</text:p>
      <text:p text:style-name="P4">
Description: 德国铁路运输工会最新宣布的铁路罢工可能会严重影响下周的火车交通。在接受调查的1010人中，只有19%的人表示，他们完全理解这次罢工。与此同时，德铁要求法院阻止这次50小时的罢工。</text:p>
      <text:p text:style-name="P4">
Videos: []</text:p>
      <text:p text:style-name="P4">
Images: ["<text:a xlink:type="simple" xlink:href="https://static.dw.com/image/65131900_303.jpg" text:style-name="Internet_20_link" text:visited-style-name="Visited_20_Internet_20_Link">
65131900_303.jpg</text:a>
"]</text:p>
      <text:p text:style-name="P4">
Subject: 德国新闻</text:p>
      <text:p text:style-name="P4">
Subjects: ['德国铁路', '铁路运输工会', '德铁', '大罢工', '调查', '薪资谈判']</text:p>
      <text:p text:style-name="P4">
Keywords: ['意见反馈']</text:p>
      <text:p text:style-name="P4">
ID: 65613696</text:p>
      <!--METADATA-->
      <text:p text:style-name="P4">
<text:a xlink:type="simple" xlink:href="https://www.dw.com/zh/overlay/image/article/65613696/65131900" text:style-name="Internet_20_link" text:visited-style-name="Visited_20_Internet_20_Link">
 <draw:frame draw:style-name="fr1" draw:name="Image100" text:anchor-type="as-char" svg:width="6.9236in" svg:height="3.896998in" draw:z-index="0">
<draw:image xlink:href="../Images/dwzh/2023-05-13T14-15-00Z/65131900_303.jpg" xlink:type="simple" xlink:show="embed" xlink:actuate="onLoad" draw:mime-type="image/jpeg"/>
</draw:frame>
</text:a>
</text:p>
      <text:p text:style-name="P4">
德国铁路公司（DB，简称“德铁”）望通过法律行动，来阻止这次50小时的铁路罢工</text:p>
      <text:p text:style-name="P4">
（德国之声中文网）周六（5月13日）公布的一份调查报告显示，德国四分之一的受访者对即将到来的50小时铁路罢工“并不理解”。</text:p>
      <text:p text:style-name="P4">
德国铁路运输工会（EVG）宣布的铁路罢工可能会严重影响下周一和周二的火车交通。</text:p>
      <text:p text:style-name="P4">
共有1010受访者参加了民意调查公司YouGov受德新社委托进行的民意调查。</text:p>
      <text:p text:style-name="P4">
只有19%的受访者声称他们完全理解这次罢工行动。</text:p>
      <text:p text:style-name="P4">
虽然有26%的人承认他们“相当同情”在集体谈判过程中举行铁路罢工的决定，但是也有另外26%的人表示他们对这一行动“相当不同情”。</text:p>
      <text:p text:style-name="P4">
<text:span text:style-name="T4">
更多阅读——<text:a xlink:type="simple" xlink:href="https://www.dw.com/zh/zh/德铁不准时机场陷混乱德国行路难成常态/a-64185615" text:style-name="Internet_20_link" text:visited-style-name="Visited_20_Internet_20_Link">
 </text:a>
 </text:span>
</text:p>
      <text:h text:style-name="P12" text:outline-level="3">
<text:span text:style-name="T4">
让人爱恨交织的德国公共交通</text:span>
</text:h>
      <text:h text:style-name="P12" text:outline-level="3">
<text:span text:style-name="T4">
德国铁路运输工会为什么宣布罢工？</text:span>
</text:h>
      <text:p text:style-name="P4">
德国铁路运输工会代表23万名铁路职员，正在与50家铁路公司谈判新的集体合同。在23万名铁路职员中，有18万人为德国国家铁路运营商“德国铁路公司”（DB，简称“德铁”）工作。</text:p>
      <text:p text:style-name="P4">
据德国铁路运输工会称，罢工将会影响德铁和其他运输公司。</text:p>
      <text:p text:style-name="P4">
这场罢工的决定被德铁人事主管马丁塞勒（Martin Seiler）形容为“疯狂”和“过度”。</text:p>
      <text:p text:style-name="P4">
“我们的成员的耐心现在真的耗尽了。” 德国铁路运输工会薪资谈判代表因根沙伊（Cosima Ingenschay）周四表示，“我们被迫罢工50个小时，以呈现情况的严重性。”</text:p>
      <text:p text:style-name="P4">
<text:span text:style-name="T4">
更多阅读：<text:a xlink:type="simple" xlink:href="https://www.dw.com/zh/zh/德国小工会权力不小/a-16216498" text:style-name="Internet_20_link" text:visited-style-name="Visited_20_Internet_20_Link">
 </text:a>
 </text:span>
</text:p>
      <text:h text:style-name="P12" text:outline-level="3">
<text:span text:style-name="T4">
德铁要求法院阻止50小时的罢工</text:span>
</text:h>
      <text:p text:style-name="P4">
德铁要求法院紧急下令，阻止定于周日晚上开始的50小时铁路罢工。德铁表示，将在罢工期间取消所有长途列车和大多数地区服务。</text:p>
      <text:p text:style-name="P4">
该铁路运营商表示，“为了客户的利益”，有必要采取法律行动来阻止罢工。</text:p>
      <text:p text:style-name="P4">
（法新社、德新社、路透社）</text:p>
      <text:p text:style-name="P4">
Source: <text:a xlink:type="simple" xlink:href="https://www.dw.com/zh/德国铁路大罢工：只有19-受访者-完全理解/a-65613696" text:style-name="Internet_20_link" text:visited-style-name="Visited_20_Internet_20_Link">
https://www.dw.com/zh/德国铁路大罢工：只有19-受访者-完全理解/a-65613696?maca=chi-rss-chi-all-1127-rdf</text:a>
</text:p>
      <!--NEWS-->
      <text:h text:style-name="P10" text:outline-level="1">
<text:span text:style-name="T4">
美国与债务违约的距离仅剩880亿美元</text:span>
</text:h>
      <text:p text:style-name="P4">
Author: 联合早报 (Person)</text:p>
      <text:p text:style-name="P4">
Publisher: 联合早报 (Organization)</text:p>
      <text:p text:style-name="P4">
Published Time: 2023-05-13T14:24</text:p>
      <text:p text:style-name="P4">
Modified Time: 2023-05-13T16:07</text:p>
      <text:p text:style-name="P4">
Description: 美国财政部说，截至5月10日，财政部协助支付政府账单的特别措施只剩下880亿美元（约1178亿新元），上一周的余额约为1100亿美元。</text:p>
      <text:p text:style-name="P4">
Videos: []</text:p>
      <text:p text:style-name="P4">
Audios: []</text:p>
      <text:p text:style-name="P4">
Images: []</text:p>
      <text:p text:style-name="P4">
Type: NewsArticle</text:p>
      <text:p text:style-name="P4">
Breadcrumbs: ['即时', '国际']</text:p>
      <text:p text:style-name="P4">
Keywords: ['美国财政部', '耶伦', '债务违约']</text:p>
      <!--METADATA-->
      <text:p text:style-name="P4">
美国财政部星期五（5月12日）发表声明说，截至5月10日，财政部协助支付政府账单的特别措施只剩下880亿美元（约1178亿新元），上一周的余额约为1100亿美元。</text:p>
      <text:p text:style-name="P4">
彭博社称，这意味着在3330亿美元的授权措施中，只有略超过四分之一可用来避免美国政府在法定债务上限范围内耗尽借贷空间。</text:p>
      <text:p text:style-name="P4">
这些措施汇集了各种会计手段，使美国行政当局即使在超过国会设定的31.4万亿美元债务上限后仍能继续举债。</text:p>
      <text:p text:style-name="P4">
另据路透社报道，美国财政部长耶伦说，白宫和国会相持不下的情况比过去“更严重”，但她仍然希望两方能够找到一个解决方案，以避免美国出现首次债务违约。</text:p>
      <text:p text:style-name="P4">
耶伦星期六在日本新泻的七国集团（G7）财长和央行行长会议场边受访时说，她希望能在未来几周向美国国会提供最新报告，说明财政部用来支付政府账单的资金具体会在几时用完。</text:p>
      <text:p text:style-name="P4">
耶伦本月早些时候说，美国政府最早或在6月1日就出现债务违约。</text:p>
      <text:p text:style-name="P4">
美国总统拜登和共和党籍的众议院议长麦卡锡原定星期五再为提供债务上限进行会谈，现已 <text:a xlink:type="simple" xlink:href="https://www.zaobao.com/realtime/world/story20230512-1393736" text:style-name="Internet_20_link" text:visited-style-name="Visited_20_Internet_20_Link">
</text:a>
，白宫和国会领袖的助手还在继续谈判。</text:p>
      <text:p text:style-name="P4">
Source: <text:a xlink:type="simple" xlink:href="https://www.zaobao.com.sg/realtime/world/story20230513-1394164" text:style-name="Internet_20_link" text:visited-style-name="Visited_20_Internet_20_Link">
https://www.zaobao.com.sg/realtime/world/story20230513-1394164</text:a>
</text:p>
      <!--NEWS-->
      <text:h text:style-name="P10" text:outline-level="1">
<text:span text:style-name="T4">
告別《明報》40年政治漫畫 尊子：希望就在轉角位</text:span>
</text:h>
      <text:p text:style-name="P4">
Author: None (Language: zh)</text:p>
      <text:p text:style-name="P4">
Publisher: None</text:p>
      <text:p text:style-name="P4">
Time: 2023-05-13T15:16:00Z</text:p>
      <text:p text:style-name="P4">
Description: 香港《明報》週六刊載政治漫畫家尊子在該報的最後一期專欄，劃下連載40年的時代句點。尊子漫畫停刊再次引發香港新聞與創作自由收窄的討論，停刊前夕，尊子接受DW採訪，談及他的心境與未來打算。</text:p>
      <text:p text:style-name="P4">
Videos: []</text:p>
      <text:p text:style-name="P4">
Images: ["<text:a xlink:type="simple" xlink:href="https://static.dw.com/image/65613856_303.jpg" text:style-name="Internet_20_link" text:visited-style-name="Visited_20_Internet_20_Link">
65613856_303.jpg</text:a>
", "<text:a xlink:type="simple" xlink:href="https://static.dw.com/image/65613867_401.jpg" text:style-name="Internet_20_link" text:visited-style-name="Visited_20_Internet_20_Link">
65613867_401.jpg</text:a>
", "<text:a xlink:type="simple" xlink:href="https://static.dw.com/image/65613907_401.jpeg" text:style-name="Internet_20_link" text:visited-style-name="Visited_20_Internet_20_Link">
65613907_401....</text:a>
", "<text:a xlink:type="simple" xlink:href="https://static.dw.com/image/65613913_401.jpeg" text:style-name="Internet_20_link" text:visited-style-name="Visited_20_Internet_20_Link">
65613913_401....</text:a>
", "<text:a xlink:type="simple" xlink:href="https://static.dw.com/image/65613873_401.jpg" text:style-name="Internet_20_link" text:visited-style-name="Visited_20_Internet_20_Link">
65613873_401.jpg</text:a>
"]</text:p>
      <text:p text:style-name="P4">
Subject: 时政风云</text:p>
      <text:p text:style-name="P4">
Subjects: []</text:p>
      <text:p text:style-name="P4">
Keywords: ['记者无疆界组织', '新闻自由', '谷歌', '岛屿主权争端', '专题报道：全景观看“习马会”', '香港', '中国', '雨伞革命', '香港政改', '中共十九大']</text:p>
      <text:p text:style-name="P4">
ID: 65613713</text:p>
      <!--METADATA-->
      <text:p text:style-name="P4">
<text:a xlink:type="simple" xlink:href="https://www.dw.com/zh/overlay/image/article/65613713/65613856" text:style-name="Internet_20_link" text:visited-style-name="Visited_20_Internet_20_Link">
 <draw:frame draw:style-name="fr1" draw:name="Image101" text:anchor-type="as-char" svg:width="6.9236in" svg:height="3.896998in" draw:z-index="0">
<draw:image xlink:href="../Images/dwzh/2023-05-13T15-16-00Z/65613856_303.jpg" xlink:type="simple" xlink:show="embed" xlink:actuate="onLoad" draw:mime-type="image/jpeg"/>
</draw:frame>
</text:a>
</text:p>
      <text:p text:style-name="P4">
自2023年5月14日開始，《明報》尊子漫畫停刊。13日，該報刊載最後一期。</text:p>
      <text:p text:style-name="P4">
（德國之聲中文網）「能不斷畫了40年，回想都覺有些神奇。我想是香港這個城市的土壤與空氣碰巧容納得到吧？」香港政治漫畫家尊子在《明報》連載漫畫、針砭中港時政長達40年，該報週六（5月13日）刊載最後一期專欄，「尊子漫畫」與「乜議員」走入歷史。</text:p>
      <text:p text:style-name="P4">
儘管多次遭當局點名批評，尊子的告別之作仍不改本色——最後一期「尊子漫畫」中，一幢幢寫著「不須民主成份」的歪斜巨樓，壓在「區議會」牌匾之上。對白寫著：「用『必』字才屬僭建，用『不』字唔算係！我話嘅！！」諷刺香港整頓區議會，<text:a xlink:type="simple" xlink:href="https://www.dw.com/zh/zh/香港區議會選舉改制-直選削至19史上最低/a-65494542" text:style-name="Internet_20_link" text:visited-style-name="Visited_20_Internet_20_Link">
 </text:a>
。當局官員卻指，《基本法》未列名區議會必須由選舉產生，增加民主成分是「僭建」（違建）；另一專欄「世紀版乜議員漫畫」，三格漫畫全無對白，描繪風雨漸大，天色漸暗，兩人撐傘同行。</text:p>
      <text:p text:style-name="P4">
停刊前夕，尊子接受DW採訪。儘管失去最後創作陣地，他仍表示：「《明報》能堅持刊登爭議的漫畫至今，己比其他尚存的報紙好得多。」</text:p>
      <text:p text:style-name="P4">
<draw:frame draw:style-name="fr1" draw:name="Image102" text:anchor-type="as-char" svg:width="6.9236in" svg:height="3.896998in" draw:z-index="0">
<draw:image xlink:href="../Images/dwzh/2023-05-13T15-16-00Z/65613867_401.jpg" xlink:type="simple" xlink:show="embed" xlink:actuate="onLoad" draw:mime-type="image/jpeg"/>
</draw:frame>
</text:p>
      <text:p text:style-name="P4">
《明報》13日亦刊出告別尊子的特稿。</text:p>
      <text:h text:style-name="P12" text:outline-level="3">
<text:span text:style-name="T4">
當局「不斷加壓」</text:span>
</text:h>
      <text:p text:style-name="P4">
尊子本名黃紀鈞，自1983年開始於《明報》連載作品，以諷刺香港與中國政治聞名，畫筆熱辣犀利，亦能溫暖如煦。過往曾於《蘋果新聞》、《壹週刊》等創作，後皆陸續停刊。《明報》是尊子在香港主流傳媒刊載專欄的最後之地。</text:p>
      <text:p text:style-name="P4">
過去半年，香港當局六次點名抨擊尊子漫畫「譁眾取寵」、「恣意抹黑」，做出「偏頗、誤導並且失實的指控」等。最近一次是本週「尊子漫畫」批評香港整頓區議會，遭香港民政及青年事務局長麥美娟批評，<text:a xlink:type="simple" xlink:href="https://www.dw.com/zh/zh/讽刺时政遭当局点名-香港漫画家尊子被迫停载/a-65588165" text:style-name="Internet_20_link" text:visited-style-name="Visited_20_Internet_20_Link">
 </text:a>
 。</text:p>
      <text:p text:style-name="P4">
停刊消息見報後，香港保安局長鄧炳強指，若有平台被人利用，相信編輯亦不樂見，認為這是「負責任做法」。</text:p>
      <text:p text:style-name="P4">
在被問及是否有具體事件觸發積累多時的停刊壓力，以及如何回應鄧炳強說法時，尊子向DW表示：「官員自說自話，常求『效果』重於『內容』。在我看來，官員可能失去耐性，為求速效，不斷加壓，有點荒腔走板都不計較了⋯⋯。」</text:p>
      <text:p text:style-name="P4">
「尊子漫畫」最後一期刊載，《明報》編輯室以「編按」形式多謝尊子40年來「一起見證時代的變遷」，但未提及停刊原因。此前，尊子曾向媒體表示，停刊原因「大家都知道壓力從哪裡來。壓力越來越大之下，無奈之下才有了這個決定。」</text:p>
      <text:p text:style-name="P4">
<draw:frame draw:style-name="fr1" draw:name="Image103" text:anchor-type="as-char" svg:width="6.9236in" svg:height="3.896998in" draw:z-index="0">
<draw:image xlink:href="../Images/dwzh/2023-05-13T15-16-00Z/65613907_401.jpeg" xlink:type="simple" xlink:show="embed" xlink:actuate="onLoad" draw:mime-type="image/jpeg"/>
</draw:frame>
</text:p>
      <text:p text:style-name="P4">
四十年如一日，尊子創作的政治漫畫是許多香港人的世代回憶（尊子授權提供照片）。</text:p>
      <text:h text:style-name="P12" text:outline-level="3">
<text:span text:style-name="T4">
新聞與創作自由收窄</text:span>
</text:h>
      <text:p text:style-name="P4">
香港2019年爆發反修例運動，中國於2020年出台 <text:a xlink:type="simple" xlink:href="https://www.dw.com/zh/zh/香港国安法域外适用首案留日学生返港被捕/a-65431047" text:style-name="Internet_20_link" text:visited-style-name="Visited_20_Internet_20_Link">
</text:a>
，其後香港的新聞與創作自由空間不斷收窄，尊子停刊風波再次引發廣泛討論。</text:p>
      <text:p text:style-name="P4">
目前定居台灣的香港政治漫畫家vawongsir認為，事件突顯香港政治漫畫空間再次萎縮。他說：「老師的作品一直跟著我長大，一直看他的作品長大，所以就覺得過去那麼多年，香港還是好像可以有一些自由，可以批評政府或者是給政府意見，但到了《國安法》之後到了現在——真正就是今天——真的覺得連一個算是傳統吧，連我們（政治漫畫）這一塊都沒有了，都不允許再用幽默的方法去批評政府，或者是給政府意見都不行的。所以真的覺得，香港真的沒有什麼自由或者是人權可言。」</text:p>
      <text:p text:style-name="P4">
尊子漫畫宣布將停刊後，vawongsir發布作品，畫中寫道「今日香港，明日報紙」。vawongsir告訴DW，香港新聞如今多受審查，他藉此表達：「其實我們都不知道看什麼，或者是沒有什麼東西可以看了。」</text:p>
      <text:p text:style-name="P4">
根據無國界記者最新的「世界新聞自由指數」， <text:a xlink:type="simple" xlink:href="https://www.dw.com/zh/zh/年度新聞自由指數出爐-中國排名全球倒數/a-65498888" text:style-name="Internet_20_link" text:visited-style-name="Visited_20_Internet_20_Link">
 </text:a>
 。2019年，香港還是73位。</text:p>
      <text:p text:style-name="P4">
《明報》下架尊子漫畫，香港記者協會發布聲明表示「痛心」，批評「坐擁龐大資源及公權力的特區政府連番狙擊一介文人，反映本港容不下批評的聲音；傳媒機構或擔心刊載的內容再遭到猛烈批評或被指違法，從而加劇自我審查，損害《基本法》所保障的新聞及言論自由空間，對社會百害而無一利。」</text:p>
      <text:p text:style-name="P4">
對此，香港行政長官李家超回應，香港有新聞自由及言論自由，但必須反對任何失實、偏頗、誤導或污衊的訊息，負責任的傳媒機構也要考慮提供給市民的訊息，是否符合公眾期望，傳媒機構應向社會負責；至於有港媒報導，尊子相關書籍隨後也遭公共圖書館下架，李家超表示，圖書館有專業人士審視，書籍有否違反法律，或對社會帶來不良影響。</text:p>
      <text:p text:style-name="P4">
<draw:frame draw:style-name="fr1" draw:name="Image104" text:anchor-type="as-char" svg:width="6.9236in" svg:height="3.896998in" draw:z-index="0">
<draw:image xlink:href="../Images/dwzh/2023-05-13T15-16-00Z/65613913_401.jpeg" xlink:type="simple" xlink:show="embed" xlink:actuate="onLoad" draw:mime-type="image/jpeg"/>
</draw:frame>
</text:p>
      <text:p text:style-name="P4">
尊子舊作（尊子授權提供使用）。</text:p>
      <text:h text:style-name="P12" text:outline-level="3">
<text:span text:style-name="T4">
尊子：沒考慮離開</text:span>
</text:h>
      <text:p text:style-name="P4">
香港歷經巨變，vawongsir不諱言對於香港本地政治漫畫的前路悲觀。近年，包含vawongsir、阿塗與黃照達在內，多位香港政治漫畫家陸續離港。vawongsir告訴DW，尊子被迫離開《明報》只是一個例子，「相信明天或者後天繼續下來，會有其他不同的例子證明香港現在是沒有自由了。」</text:p>
      <text:p text:style-name="P4">
不過對此，尊子本人似乎更加達觀。他向DW透露，漫畫生涯至今，除近年外「都沒遇過認真的警告或威脅。今環境有別，被捕風險估計50/50。」他並未言明近年遭遇哪些警告或威脅，但表示儘管如此，「至今沒考慮離開」。</text:p>
      <text:p text:style-name="P4">
vawongsir亦向DW透露，停刊消息傳出後，他曾聯繫尊子。據他所述，尊子告訴他：「不用擔心啦，叫大家加油啦，就繼續努力了。」vawongsir表示，過去自己的創作受到當局投訴，尊子也鼓勵他繼續畫下去。如今海外創作者仍會持續筆耕，「幫沒得說話的香港人，講他們想講的東西」</text:p>
      <text:p text:style-name="P4">
根據《明報》，尊子稱暫時沒有計劃在其他平台畫政治漫畫。</text:p>
      <text:h text:style-name="P12" text:outline-level="3">
<text:span text:style-name="T4">
見證「香港故事」</text:span>
</text:h>
      <text:p text:style-name="P4">
現年68歲的尊子畢業於香港中文大學藝術系，自1980年代一腳踏入政治漫畫創作之路，其職業生涯亦見證了香港歷史變遷。他在《明報》刊載的第一幅漫畫，即描繪港人對於中英談判香港前途的不安。</text:p>
      <text:p text:style-name="P4">
作品中，寫有「H.K（香港）」的風箏飄搖空中，象徵中國、英國的兩名男子在地上緊抓著風箏線，各據一方，對白則寫著「問蒼茫大地，誰主浮沈」。</text:p>
      <text:p text:style-name="P4">
香港傳媒人譚蕙芸在臉書發文評價，「尊子的作品橫跨了香港四十年的歷史，見證了八九十年代中英談判時，香港人像風箏被中英兩方拉扯的心情；歷任領導人，包括鄧小平、江澤民、習近平，到回歸前的港督彭定康等，都成為他筆下主角。」</text:p>
      <text:p text:style-name="P4">
80年代期間，尊子也曾為親北京的《大公報》旗下的《新晚報》作畫。尊子憶述，那是一個思想與漫畫活躍起來的時代。他告訴DW：「80年代鄧小平復出，提出開放改革，國內民間也漸解放思想，連漫畫家也再活躍起來，打破很多思想禁忌。香港的左派報章，也都跟隨大勢開放起來，有不少介紹西方新思潮的文章，漫畫園地也忽然多了，甚至開辟『漫畫版』，供職業及業餘畫家投稿，輕鬆說笑或嘲諷時弊都有。」</text:p>
      <text:p text:style-name="P4">
走過開放與收窄的四十年，被問及哪幅作品與時期令他印象最深刻時，尊子告訴DW，「每個時期都有重要事件發生，難忘作品難以舉例」，但漫畫的特點，是能把複雜的事情濃縮，「以最經濟的圖像表達出來，『動情』與『說理』俱在。」</text:p>
      <text:p text:style-name="P4">
日前，尊子向媒體表示，停刊也是今時今日「香港故事」的一部分，但「縱是崎嶇，仍有前路。」前路未知，尊子認為漫畫形式仍有很多可能，他向DW表示，「相信香港每一位創作人都在訴說香港的故事中。」</text:p>
      <text:p text:style-name="P4">
除在《明報》贈言讀者，「自由的花園需要自由的土壤。市民日常生活上的一切，都是這城市的『土壤』。大家一起努力吧。」他也告訴DW：「世界政治經濟發展經常有令人驚訝的新形勢出現，亦經常衝擊著細小地方的政治軌跡，『成功』時可盡情高興，『失敗』時也不用氣餒，說不定希望就在轉角位，等待我們。」</text:p>
      <text:p text:style-name="P4">
<draw:frame draw:style-name="fr1" draw:name="Image105" text:anchor-type="as-char" svg:width="6.9236in" svg:height="3.896998in" draw:z-index="0">
<draw:image xlink:href="../Images/dwzh/2023-05-13T15-16-00Z/65613873_401.jpg" xlink:type="simple" xlink:show="embed" xlink:actuate="onLoad" draw:mime-type="image/jpeg"/>
</draw:frame>
</text:p>
      <text:p text:style-name="P4">
《明報》最後一期「乜議員」，描繪風雨漸大，天色漸暗，兩人撐傘同行。</text:p>
      <text:p text:style-name="P4">
（DW記者 Phoebe Kong 對本文亦有貢獻）</text:p>
      <text:p text:style-name="P4">
Source: <text:a xlink:type="simple" xlink:href="https://www.dw.com/zh/告別《明報》40年政治漫畫-尊子：希望就在轉角位/a-65613713" text:style-name="Internet_20_link" text:visited-style-name="Visited_20_Internet_20_Link">
https://www.dw.com/zh/告別《明報》40年政治漫畫-尊子：希望就在轉角位/a-65613713?maca=chi-rss-chi-all-1127-rdf</text:a>
</text:p>
      <!--NEWS-->
      <text:h text:style-name="P10" text:outline-level="1">
<text:span text:style-name="T4">
巴前总理获准保释两周 严密保安下返乡</text:span>
</text:h>
      <text:p text:style-name="P4">
Author: 联合早报 (Person)</text:p>
      <text:p text:style-name="P4">
Publisher: 联合早报 (Organization)</text:p>
      <text:p text:style-name="P4">
Published Time: 2023-05-13T15:43</text:p>
      <text:p text:style-name="P4">
Modified Time: 2023-05-13T16:01</text:p>
      <text:p text:style-name="P4">
Description: 巴基斯坦最高法院批准前总理伊姆兰汗保释两个星期，并下令在他保释期间，当局不能以他涉及的其他案件再拘捕他。路透社报道，伊姆兰汗星期五（5月12日）晚上离开法院时称自己被当成恐怖分子对...</text:p>
      <text:p text:style-name="P4">
Videos: []</text:p>
      <text:p text:style-name="P4">
Audios: []</text:p>
      <text:p text:style-name="P4">
Images: []</text:p>
      <text:p text:style-name="P4">
Type: NewsArticle</text:p>
      <text:p text:style-name="P4">
Breadcrumbs: ['即时', '国际']</text:p>
      <text:p text:style-name="P4">
Keywords: ['巴基斯坦']</text:p>
      <!--METADATA-->
      <text:p text:style-name="P4">
巴基斯坦最高法院批准前总理伊姆兰汗保释两个星期，并下令在他保释期间，当局不能以他涉及的其他案件再拘捕他。</text:p>
      <text:p text:style-name="P4">
路透社报道，伊姆兰汗星期五（5月12日）晚上离开法院时称自己被当成恐怖分子对待，必须就此做出回应。他在星期四（11日）获准保释后，安全人员仍不放他走，等了多个小时才得以离开法院大楼，在戒备森严的情况下返回家乡拉合尔。</text:p>
      <text:p text:style-name="P4">
伊姆兰汗的支持者自星期二（9日）起 <text:a xlink:type="simple" xlink:href="https://www.zaobao.com/news/world/story20230510-1393155" text:style-name="Internet_20_link" text:visited-style-name="Visited_20_Internet_20_Link">
 </text:a>
，抗议伊姆兰汗被拘留。</text:p>
      <text:p text:style-name="P4">
在巴基斯坦深陷经济危机、通胀飙升、增长乏力、国际货币基金组织一再推迟发放贷款之际，最高法院星期四裁定，对伊姆兰汗的逮捕行动“无效且不合法”，引发政府的批评，使这个拥有2亿2000万人口的国家局势更不稳定。</text:p>
      <text:p text:style-name="P4">
巴基斯坦内政部此前在伊姆兰汗被捕后下令封锁社交媒体平台，禁止人们访问推特、脸书和YouTube。</text:p>
      <text:p text:style-name="P4">
伊姆兰汗获释后，巴基斯坦电信监管机构随即宣布将恢复各地的宽带服务。</text:p>
      <text:p text:style-name="P4">
分析员说，当局封锁互联网只会适得其反，反而会助长伊姆兰汗的势头。</text:p>
      <text:p text:style-name="P4">
Source: <text:a xlink:type="simple" xlink:href="https://www.zaobao.com.sg/realtime/world/story20230513-1394272" text:style-name="Internet_20_link" text:visited-style-name="Visited_20_Internet_20_Link">
https://www.zaobao.com.sg/realtime/world/story20230513-1394272</text:a>
</text:p>
      <!--NEWS-->
      <text:h text:style-name="P10" text:outline-level="1">
<text:span text:style-name="T4">
美航母将再度泊靠日本长崎佐世保</text:span>
</text:h>
      <text:p text:style-name="P4">
Author: None</text:p>
      <text:p text:style-name="P4">
Publisher: Radio Free Asia (Organization)</text:p>
      <text:p text:style-name="P4">
Published Time: 2023-05-13T16:13:31-04:00</text:p>
      <text:p text:style-name="P4">
Modified Time: 2023-05-13T16:13: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4.935857in" draw:z-index="0">
<draw:image xlink:href="../Images/rfamandarin/2023-05-13T16-13-31-04-00/000000.png" xlink:type="simple" xlink:show="embed" xlink:actuate="onLoad" draw:mime-type="image/png"/>
</draw:frame>
 美国尼米兹号航空母舰 <text:a xlink:type="simple" xlink:href="https://www.rfa.org/mandarin/Xinwen/6-05132023160751.html/@@images/image" text:style-name="Internet_20_link" text:visited-style-name="Visited_20_Internet_20_Link">
</text:a>
路透社图片/美国海军</text:p>
      <text:p text:style-name="P4">
综合外电13日消息，美国海军核动力航空母舰尼米兹号正计划5月19日起，泊靠日本长崎县佐世保市的美国海军佐世保基地数日，这将是美国航母继2014年8月后再度泊靠佐世保。</text:p>
      <text:p text:style-name="P4">
据日本朝日新闻报导，不只一名相关人士透露上述消息。尼米兹号（USS Nimitz,CVN-68）率领的美国第11航母打击群将在日本举行交接典礼，因此尼米兹号配合靠港。</text:p>
      <text:p text:style-name="P4">
尼米兹号2022年11月从美国华盛顿州布雷默顿（Bremerton）港出发，在美国海军部署于神奈川县横须贺基地的里根号航母（USS RonaldReagan,CVN-76）定期维修之际，进入美国海军第七舰队的管辖区域，接手监视活动及持续与各国海军联合训练。</text:p>
      <text:p text:style-name="P4">
日本今年担任七大工业国集团（G7）轮值主席国，5月19日起在广岛举办G7峰会。</text:p>
      <text:p text:style-name="P4">
（责编：梒青）</text:p>
      <text:p text:style-name="P4">
Source: <text:a xlink:type="simple" xlink:href="https://www.rfa.org/mandarin/Xinwen/6-05132023160751.html" text:style-name="Internet_20_link" text:visited-style-name="Visited_20_Internet_20_Link">
https://www.rfa.org/mandarin/Xinwen/6-05132023160751.html</text:a>
</text:p>
      <!--NEWS-->
      <text:h text:style-name="P10" text:outline-level="1">
<text:span text:style-name="T4">
英智库拟在台湾开设办公室</text:span>
</text:h>
      <text:p text:style-name="P4">
Author: None</text:p>
      <text:p text:style-name="P4">
Publisher: Radio Free Asia (Organization)</text:p>
      <text:p text:style-name="P4">
Published Time: 2023-05-13T16:20:18-04:00</text:p>
      <text:p text:style-name="P4">
Modified Time: 2023-05-13T16:20: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5.594715in" draw:z-index="0">
<draw:image xlink:href="../Images/rfamandarin/2023-05-13T16-20-18-04-00/000000.png" xlink:type="simple" xlink:show="embed" xlink:actuate="onLoad" draw:mime-type="image/png"/>
</draw:frame>
 英智库中国战略风险研究所（ChinaStrategic Risks Institute，CSRI）拟在台湾开设办公室 <text:a xlink:type="simple" xlink:href="https://www.rfa.org/mandarin/Xinwen/7-05132023161411.html/@@images/image" text:style-name="Internet_20_link" text:visited-style-name="Visited_20_Internet_20_Link">
</text:a>
截图自中国战略风险研究所(CSRI)官网</text:p>
      <text:p text:style-name="P4">
据中央社13日报道，团队成员横跨数国的智库“中国战略风险研究所”近日在伦敦成立，首要目标包括推展更细腻、客观的中国事务分析，同时捍卫人权、法治等原则。创办人、前香港立法会议员郭荣铿告诉中央社，智库期待明年在台湾设立办公室。</text:p>
      <text:p text:style-name="P4">
他说，中国战略风险研究所（China Strategic RisksInstitute，CSRI）的核心理念之一，就是关于中国的讨论终究得回到亚洲这个论述与实务场域，因为中国的崛起对亚洲的影响最大。</text:p>
      <text:p text:style-name="P4">
CSRI于10日在英国国会上议院大厦内一间会议室宣布正式启动。工党籍主责印太区域事务的影子外交副大臣韦斯特（CatherineWest）出席致词表示，她期待CSRI的成立有助促进英国政府采取更一贯、一致、公开透明，且容易让公众理解的对中政策。</text:p>
      <text:p text:style-name="P4">
CSRI标榜无特定政党倾向，致力就中国崛起构成的风险与机会进行客观、未经过滤的分析，不从事政治倡议或游说。</text:p>
      <text:p text:style-name="P4">
（责编：梒青）</text:p>
      <text:p text:style-name="P4">
Source: <text:a xlink:type="simple" xlink:href="https://www.rfa.org/mandarin/Xinwen/7-05132023161411.html" text:style-name="Internet_20_link" text:visited-style-name="Visited_20_Internet_20_Link">
https://www.rfa.org/mandarin/Xinwen/7-05132023161411.html</text:a>
</text:p>
      <!--NEWS-->
      <text:h text:style-name="P10" text:outline-level="1">
<text:span text:style-name="T4">
广东公民王爱忠案将召开庭前会议</text:span>
</text:h>
      <text:p text:style-name="P4">
Author: None</text:p>
      <text:p text:style-name="P4">
Publisher: Radio Free Asia (Organization)</text:p>
      <text:p text:style-name="P4">
Published Time: 2023-05-13T16:22:15-04:00</text:p>
      <text:p text:style-name="P4">
Modified Time: 2023-05-13T16:22: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7.113441in" draw:z-index="0">
<draw:image xlink:href="../Images/rfamandarin/2023-05-13T16-22-15-04-00/000000.png" xlink:type="simple" xlink:show="embed" xlink:actuate="onLoad" draw:mime-type="image/png"/>
</draw:frame>
 广东公民王爱忠 <text:a xlink:type="simple" xlink:href="https://www.rfa.org/mandarin/Xinwen/8-05132023162048.html/@@images/image" text:style-name="Internet_20_link" text:visited-style-name="Visited_20_Internet_20_Link">
</text:a>
网络截图/民生观察</text:p>
      <text:p text:style-name="P4">
据民生观察13日消息，广东公民王爱忠被控涉嫌寻衅滋事一案，将于2023年5月15日在广州天河区人民法院召开庭前会议。</text:p>
      <text:p text:style-name="P4">
其妻子王贺楠曾发文称，当局抓她丈夫的主要原因与发表言论和接受外媒采访有关。</text:p>
      <text:p text:style-name="P4">
据王贺楠表示：“爱忠失去自由已经7百多天了，很快两年了，之前一直不开庭不审判不给结果。律师曾去看过爱忠，这段时间我坚持给爱忠写的信还有孩子们的照片，爱忠都没有收到。他们就是想尽一切办法来消磨爱忠的意志，在精神上打压爱忠的意志力。不管怎样我相信爱忠一定会坚强的挺过来。”    王爱忠的辩护人也已收到天河区人民法院的通知。    2021年5月29日，王爱忠被广州市公安局天河区分局以涉嫌寻衅滋事罪刑事拘留。随后，9名警察到王爱忠家搜查，向王爱忠妻子王贺楠出示了搜查证，搜走29本书，两台电脑，一部手机。王的岳母受到惊吓。随后将王妻传唤到派出所，询问王爱忠的交往及言论情况，并警告勿发声。</text:p>
      <text:p text:style-name="P4">
当日，王妻收到拘留通知书，随后她将情况转发给朋友，但随即又遭到警方的传唤和警告。</text:p>
      <text:p text:style-name="P4">
王贺楠是中国一家航空公司的乘务员，在被警方警告后却依然坚持为丈夫发声，之后在拒绝领导的噤声要求后被公司停飞。</text:p>
      <text:p text:style-name="P4">
2021年7月6日，在被关押37天以后，王爱忠被广州天河区检察院以涉嫌寻衅滋事罪批准逮捕，羁押在广州市天河区看守所。    王爱忠生于1976年，多年来王爱忠持续关注中国的访民及弱势群体，并不时在网上发表针砭时弊的文章或言论。其一直在推特上坚持发声，在推特上的言论一直被中共当局密切监控。</text:p>
      <text:p text:style-name="P4">
（责编：梒青）</text:p>
      <text:p text:style-name="P4">
Source: <text:a xlink:type="simple" xlink:href="https://www.rfa.org/mandarin/Xinwen/8-05132023162048.html" text:style-name="Internet_20_link" text:visited-style-name="Visited_20_Internet_20_Link">
https://www.rfa.org/mandarin/Xinwen/8-05132023162048.html</text:a>
</text:p>
      <!--NEWS-->
      <text:h text:style-name="P10" text:outline-level="1">
<text:span text:style-name="T4">
巴菲特旗下的“冰雪皇后”可能在台湾落户</text:span>
</text:h>
      <text:p text:style-name="P4">
Author: None</text:p>
      <text:p text:style-name="P4">
Publisher: Radio Free Asia (Organization)</text:p>
      <text:p text:style-name="P4">
Published Time: 2023-05-13T16:28:06-04:00</text:p>
      <text:p text:style-name="P4">
Modified Time: 2023-05-13T16:28: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863815in" draw:z-index="0">
<draw:image xlink:href="../Images/rfamandarin/2023-05-13T16-28-06-04-00/000000.png" xlink:type="simple" xlink:show="embed" xlink:actuate="onLoad" draw:mime-type="image/png"/>
</draw:frame>
 知名品牌“冰雪皇后”（DairyQueen）冰淇凌，有可能进入台湾市场。 <text:a xlink:type="simple" xlink:href="https://www.rfa.org/mandarin/Xinwen/9-05132023162245.html/@@images/image" text:style-name="Internet_20_link" text:visited-style-name="Visited_20_Internet_20_Link">
</text:a>
法新社图片</text:p>
      <text:p text:style-name="P4">
综合媒体13日消息，美国亿万富翁沃伦·巴菲特创建的伯克希尔哈撒韦公司旗下知名品牌“冰雪皇后”（DairyQueen）冰淇凌，有可能进入台湾市场。据路透社报道，国际冰雪皇后公司首席执行长巴德（TroyBader）近日在公司股东年会中向媒体表示，公司通常会在与现有市场相邻的地区寻找新的市场，这样可以利用现有的供应链扩大市场范围。</text:p>
      <text:p text:style-name="P4">
巴德说，台湾“已经列入我们的探索名单”，名单上还有澳大利亚、印度和欧洲等。“我们会明智地作出选择，不过，我们会继续发展这些市场，会为了我们的粉丝而到那里去”。</text:p>
      <text:p text:style-name="P4">
不过，投资大亨巴菲特在巴德讲话后表示，如果把资金放到日本而不是台湾，他会感到“更安全一些”。</text:p>
      <text:p text:style-name="P4">
巴菲特的话表达了他对目前美中关系紧张的不安。美中关系紧张的一个主要原因就是台湾。巴德表示，无论进入哪个市场，冰雪皇后都将对政治问题保持警惕。</text:p>
      <text:p text:style-name="P4">
中国是冰雪皇后连锁店的第二大市场。在全球七千多家门店中，有1250多家设在中国。去年，这家公司的年销售额为57亿多美元，超过了2021年的55亿。巴德认为，开拓台湾市场符合公司一贯的选择新市场的标准。</text:p>
      <text:p text:style-name="P4">
（责编：梒青）</text:p>
      <text:p text:style-name="P4">
Source: <text:a xlink:type="simple" xlink:href="https://www.rfa.org/mandarin/Xinwen/9-05132023162245.html" text:style-name="Internet_20_link" text:visited-style-name="Visited_20_Internet_20_Link">
https://www.rfa.org/mandarin/Xinwen/9-05132023162245.html</text:a>
</text:p>
      <!--NEWS-->
      <text:h text:style-name="P10" text:outline-level="1">
<text:span text:style-name="T4">
G7财长采取行动 今年推伙伴计画分散供应链</text:span>
</text:h>
      <text:p text:style-name="P4">
Publisher: 法新社</text:p>
      <text:p text:style-name="P4">
Published Time: 2023-05-13T16:32:09+00:00</text:p>
      <text:p text:style-name="P4">
Modified Time: 2023-05-13T16:05:02+00:00</text:p>
      <text:p text:style-name="P4">
Description: （法新社新舄13日电） 七大工业国集团（G7）各国财政部长今天在财长会议后宣布，预计在今年启动一个推动供应链多元化的伙伴计画。G7领袖峰会将在下周登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5-13T16-32-09-00-00/000000.png" xlink:type="simple" xlink:show="embed" xlink:actuate="onLoad" draw:mime-type="image/png"/>
</draw:frame>
</text:p>
      <text:p text:style-name="P4">
G7财长并没有直接提到，这个新架构的动机是为了努力减少对中国和俄罗斯的贸易依赖。这项伙伴计画的焦点摆在洁净能源科技。</text:p>
      <text:p text:style-name="P4">
尽管如此，美国财政部长叶伦（Janet Yellen）在会见日本财长后，特别提及全球经济近期所受的冲击。</text:p>
      <text:p text:style-name="P4">
她告诉媒体记者：「俄罗斯对乌克兰开战引发的外溢效应，以及COVID-19（2019冠状病毒疾病）疫情造成的供应中断，清楚说明供应链韧性与多元化的重要性。」</text:p>
      <text:p text:style-name="P4">
G7各国的财长与中央银行首长强调，「迫切有必要解决...在高度集中化供应链当中现存的弱点」。他们在共同声明中表示，希望「最慢在今年底前」与世界银行（WorldBank）合作推出这项伙伴计画。</text:p>
      <text:p text:style-name="P4">
这个机制的名称是「供应链韧性和包容性强化」（Resilient and Inclusive Supply-chainEnhancement，RISE），是以今年4月发布的指导方针为建构基础。G7财长表示，这套计画将提供「资金、知识与伙伴关系」给有兴趣的开发中国家。</text:p>
      <text:p text:style-name="P4">
为期3天的G7财长会议在日本中部沿海城市新舄举行，距离本月19至21日在日本广岛市举行的G7领袖峰会仅相隔数天，峰会的首要议程预料会是对乌克兰的支持及G7与中国的关系，此外也料将讨论核武裁减和应对气候变迁的行动。</text:p>
      <text:p text:style-name="P4">
G7财长在今天会议尾声时也重申制裁俄罗斯的承诺，表示他们正在一同努力落实制裁，但并未宣布任何具体新行动来打击规避制裁。</text:p>
      <text:p text:style-name="P4">
Source: <text:a xlink:type="simple" xlink:href="https://www.rfi.fr/cn/%E8%B4%A2%E7%BB%8F%E5%BF%AB%E8%AE%AF/20230513-g7%E8%B4%A2%E9%95%BF%E9%87%87%E5%8F%96%E8%A1%8C%E5%8A%A8-%E4%BB%8A%E5%B9%B4%E6%8E%A8%E4%BC%99%E4%BC%B4%E8%AE%A1%E7%94%BB%E5%88%86%E6%95%A3%E4%BE%9B%E5%BA%94%E9%93%BE" text:style-name="Internet_20_link" text:visited-style-name="Visited_20_Internet_20_Link">
https://www.rfi.fr/cn/%E8%B4%A2%E7%BB%8F%E5%BF%AB%E8%AE%AF/20230513-g7%E8%B4%A2%E9%95%BF%E9%87%87%E5%8F%96%E8%A1%8C%E5%8A%A8-%E4%BB%8A%E5%B9%B4%E6%8E%A8%E4%BC%99%E4%BC%B4%E8%AE%A1%E7%94%BB%E5%88%86%E6%95%A3%E4%BE%9B%E5%BA%94%E9%93%BE</text:a>
</text:p>
      <!--NEWS-->
      <text:h text:style-name="P10" text:outline-level="1">
<text:span text:style-name="T4">
挺台参与WHO：德国会连续2年通过决议案</text:span>
</text:h>
      <text:p text:style-name="P4">
Author: None</text:p>
      <text:p text:style-name="P4">
Publisher: Radio Free Asia (Organization)</text:p>
      <text:p text:style-name="P4">
Published Time: 2023-05-13T16:35:51-04:00</text:p>
      <text:p text:style-name="P4">
Modified Time: 2023-05-13T16:35: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4.612011in" draw:z-index="0">
<draw:image xlink:href="../Images/rfamandarin/2023-05-13T16-35-51-04-00/000000.png" xlink:type="simple" xlink:show="embed" xlink:actuate="onLoad" draw:mime-type="image/png"/>
</draw:frame>
 德国联邦议院 <text:a xlink:type="simple" xlink:href="https://www.rfa.org/mandarin/Xinwen/10-05132023162834.html/@@images/image" text:style-name="Internet_20_link" text:visited-style-name="Visited_20_Internet_20_Link">
</text:a>
美联社图片</text:p>
      <text:p text:style-name="P4">
德国国会日前以497票赞成、68票反对，25票弃权的压倒性票数通过决议，要求德国联邦政府继续推动台湾以观察员身份参与世界卫生大会（WHA）及世界卫生组织（WHO）其他委员会与活动。</text:p>
      <text:p text:style-name="P4">
中央社13日的消息援引台湾外交部发的新闻稿指出，德国国会12日通过“WHO成立75周年——强化与改革世界卫生组织提案”决议，对于德国国会不分党派，继去年5月联手通过支持台湾参与WHA与WHO的决议之后，今年再度通过决议，坚定展现挺台决心，外交部表达诚挚欢迎与感谢。</text:p>
      <text:p text:style-name="P4">
外交部强调，台湾与德国同为理念相近伙伴，外交部将在台德现有良好的基础上，持续强化双边交流，并与德国等理念相近伙伴共同守护自由民主普世价值，为全球健康福祉作出贡献。</text:p>
      <text:p text:style-name="P4">
（责编：梒青）</text:p>
      <text:p text:style-name="P4">
Source: <text:a xlink:type="simple" xlink:href="https://www.rfa.org/mandarin/Xinwen/10-05132023162834.html" text:style-name="Internet_20_link" text:visited-style-name="Visited_20_Internet_20_Link">
https://www.rfa.org/mandarin/Xinwen/10-05132023162834.html</text:a>
</text:p>
      <!--NEWS-->
      <text:h text:style-name="P10" text:outline-level="1">
<text:span text:style-name="T4">
德国为乌提供27亿欧元军援 包括30辆豹式坦克</text:span>
</text:h>
      <text:p text:style-name="P4">
Author: 联合早报 (Person)</text:p>
      <text:p text:style-name="P4">
Publisher: 联合早报 (Organization)</text:p>
      <text:p text:style-name="P4">
Published Time: 2023-05-13T17:04</text:p>
      <text:p text:style-name="P4">
Modified Time: 2023-05-13T17:54</text:p>
      <text:p text:style-name="P4">
Description: 德国将向乌克兰提供27亿欧元（约39.5亿新元）的军备，包括30辆豹式坦克。这是德国迄今为止对乌克兰提供的最大一笔军援。路透社报道，乌克兰总统的参谋长星期六（5月13日）在社交媒体...</text:p>
      <text:p text:style-name="P4">
Videos: []</text:p>
      <text:p text:style-name="P4">
Audios: []</text:p>
      <text:p text:style-name="P4">
Images: []</text:p>
      <text:p text:style-name="P4">
Type: NewsArticle</text:p>
      <text:p text:style-name="P4">
Breadcrumbs: ['即时', '国际']</text:p>
      <text:p text:style-name="P4">
Keywords: ['德国', '乌克兰']</text:p>
      <!--METADATA-->
      <text:p text:style-name="P4">
德国将向乌克兰提供27亿欧元（约39.5亿新元）的军备，包括30辆豹式坦克。这是德国迄今为止对乌克兰提供的最大一笔军援。</text:p>
      <text:p text:style-name="P4">
路透社报道，乌克兰总统的参谋长星期六（5月13日）在社交媒体上说，德国还会提供四套Iris-T防空系统、20辆黄鼠狼步兵战车（Marder）、200架无人侦察机、100辆装甲车和大量弹药。</text:p>
      <text:p text:style-name="P4">
德国国防部长皮斯托里奥斯（BorisPistorius）发声明说，德国这次的军事援助配套表明，柏林是认真要支持被侵略的乌克兰，并会继续这么做。“我们都希望尽快结束这场可怕和违法的战争。不幸的是，目前还无法预见（战争结束）。德国因此将尽所能提供任何帮助，无论需要多久的时间。”</text:p>
      <text:p text:style-name="P4">
由于预计未来几周或几个月将面临俄罗斯的反攻，乌克兰已催促盟友提供远程武器、军用机和弹药。德国最初不愿意为乌克兰提供重型武器，担心这可能会促使战斗升级。但德国今年1月同意提供豹式坦克，并表明会与盟国合作，为乌克兰提供更多坦克。</text:p>
      <text:p text:style-name="P4">
Source: <text:a xlink:type="simple" xlink:href="https://www.zaobao.com.sg/realtime/world/story20230513-1394283" text:style-name="Internet_20_link" text:visited-style-name="Visited_20_Internet_20_Link">
https://www.zaobao.com.sg/realtime/world/story20230513-1394283</text:a>
</text:p>
      <!--NEWS-->
      <text:h text:style-name="P10" text:outline-level="1">
<text:span text:style-name="T4">
乌总统抵罗马与意总理和教宗等会谈</text:span>
</text:h>
      <text:p text:style-name="P4">
Author: 联合早报 (Person)</text:p>
      <text:p text:style-name="P4">
Publisher: 联合早报 (Organization)</text:p>
      <text:p text:style-name="P4">
Published Time: 2023-05-13T18:17</text:p>
      <text:p text:style-name="P4">
Modified Time: 2023-05-13T18:44</text:p>
      <text:p text:style-name="P4">
Description: 乌克兰总统泽连斯基抵达罗马，将与意大利总理梅洛尼和教宗方济各举行会谈。综合路透社和法新社报道，泽连斯基星期六（5月13日）发推文说：“这是乌克兰走向胜利的一次重要访问。”俄罗斯入侵...</text:p>
      <text:p text:style-name="P4">
Videos: []</text:p>
      <text:p text:style-name="P4">
Audios: []</text:p>
      <text:p text:style-name="P4">
Images: []</text:p>
      <text:p text:style-name="P4">
Type: NewsArticle</text:p>
      <text:p text:style-name="P4">
Breadcrumbs: ['即时', '国际']</text:p>
      <text:p text:style-name="P4">
Keywords: ['乌克兰', '意大利', '泽连斯基', '教宗方济各']</text:p>
      <!--METADATA-->
      <text:p text:style-name="P4">
乌克兰总统泽连斯基抵达罗马，将与意大利总理梅洛尼和教宗方济各举行会谈。</text:p>
      <text:p text:style-name="P4">
综合路透社和法新社报道，泽连斯基星期六（5月13日）发推文说：“这是乌克兰走向胜利的一次重要访问。”</text:p>
      <text:p text:style-name="P4">
俄罗斯入侵乌克兰后首次出访意大利的泽连斯基，将在前往梵蒂冈前，分别与意大利总统马塔雷拉和总理梅洛尼会面。他预计还将担任意大利一个受欢迎的电视谈话节目的嘉宾，之后续程前往德国。</text:p>
      <text:p text:style-name="P4">
梅洛尼2月访问基辅与泽连斯基会面时向他保证，意大利会继续支持乌克兰，尽管她的一些盟友，特别是前总理贝卢斯科尼与俄罗斯有着长期密切的联系。</text:p>
      <text:p text:style-name="P4">
泽连斯基这次访问意大利最重要的行程是与教宗方济各会面。泽连斯基曾于2020年见过教宗方济各，两人自俄乌战事开始以来曾通过数次电话。</text:p>
      <text:p text:style-name="P4">
Source: <text:a xlink:type="simple" xlink:href="https://www.zaobao.com.sg/realtime/world/story20230513-1394297" text:style-name="Internet_20_link" text:visited-style-name="Visited_20_Internet_20_Link">
https://www.zaobao.com.sg/realtime/world/story20230513-1394297</text:a>
</text:p>
      <!--NEWS-->
      <text:h text:style-name="P10" text:outline-level="1">
<text:span text:style-name="T4">
波兰：进入领空的不明物体或是观测气球</text:span>
</text:h>
      <text:p text:style-name="P4">
Author: 联合早报 (Person)</text:p>
      <text:p text:style-name="P4">
Publisher: 联合早报 (Organization)</text:p>
      <text:p text:style-name="P4">
Published Time: 2023-05-13T18:48</text:p>
      <text:p text:style-name="P4">
Modified Time: 2023-05-13T18:52</text:p>
      <text:p text:style-name="P4">
Description: 波兰国防部说，一个从白罗斯方向进入波兰领空的不明物体可能是观测气球。路透社报道，波兰武装部队作战指挥部的新闻官兹洛特尼卡（Ewa Zlotnicka）上尉星期六（5月13日）告诉广...</text:p>
      <text:p text:style-name="P4">
Videos: []</text:p>
      <text:p text:style-name="P4">
Audios: []</text:p>
      <text:p text:style-name="P4">
Images: []</text:p>
      <text:p text:style-name="P4">
Type: NewsArticle</text:p>
      <text:p text:style-name="P4">
Breadcrumbs: ['即时', '国际']</text:p>
      <text:p text:style-name="P4">
Keywords: ['波兰']</text:p>
      <!--METADATA-->
      <text:p text:style-name="P4">
波兰国防部说，一个从白罗斯方向进入波兰领空的不明物体可能是观测气球。</text:p>
      <text:p text:style-name="P4">
路透社报道，波兰武装部队作战指挥部的新闻官兹洛特尼卡（Ewa Zlotnicka）上尉星期六（5月13日）告诉广播公司TVN24，不明物体在星期五（12日）晚上进入波兰领空。</text:p>
      <text:p text:style-name="P4">
波兰国防部说，当局的雷达在中北部的一个城镇雷平（Rypin）与不明物体失联。国土防卫部队的发言人说，当局正在搜索不明物体。</text:p>
      <text:p text:style-name="P4">
两名波兰人去年11月被华沙认为是错误发射的乌克兰防空导弹击中死亡，今年4月又在波兰北部发现了这枚导弹的残骸。波兰将在今年较晚时举行选举，国家安全将是一个关键议题。</text:p>
      <text:p text:style-name="P4">
Source: <text:a xlink:type="simple" xlink:href="https://www.zaobao.com.sg/realtime/world/story20230513-1394299" text:style-name="Internet_20_link" text:visited-style-name="Visited_20_Internet_20_Link">
https://www.zaobao.com.sg/realtime/world/story20230513-1394299</text:a>
</text:p>
      <!--NEWS-->
      <text:h text:style-name="P10" text:outline-level="1">
<text:span text:style-name="T4">
泽伦斯基会晤教宗方济各 讨论乌克兰人道需求</text:span>
</text:h>
      <text:p text:style-name="P4">
Publisher: 法新社</text:p>
      <text:p text:style-name="P4">
Published Time: 2023-05-13T20:02:09+00:00</text:p>
      <text:p text:style-name="P4">
Modified Time: 2023-05-13T21:50:03+00:00</text:p>
      <text:p text:style-name="P4">
Description: （法新社梵蒂冈13日综合外电报导）乌克兰总统泽伦斯基今天在梵蒂冈会晤天主教教宗方济各，双方就协助冲突「无辜受害者」的必要性进行了讨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5-13T20-02-09-00-00/000000.png" xlink:type="simple" xlink:show="embed" xlink:actuate="onLoad" draw:mime-type="image/png"/>
</draw:frame>
</text:p>
      <text:p text:style-name="P4">
这是俄乌战争爆发以来，泽伦斯基（Volodymyr Zelenskyy）首次访问罗马，他与教宗交谈了40分钟。</text:p>
      <text:p text:style-name="P4">
据梵蒂冈在两人会后发布的声明，他们讨论了「战争造成的乌克兰人道主义和政治局势」相关问题，但声明并未直接点名俄罗斯。</text:p>
      <text:p text:style-name="P4">
声明还称，「双方一致同意，需要持续展开人道主义行动，以支持民众。教宗特别强调，目前迫切需要对最脆弱的人们与冲突的无辜受害者提供人道援助。」</text:p>
      <text:p text:style-name="P4">
泽伦斯基也在社群媒体发文指出，「我非常感谢教宗对数以百万计乌克兰人悲剧的关心」。他也说，双方讨论到被送到俄罗斯的「数万名儿童」的命运。</text:p>
      <text:p text:style-name="P4">
上月，乌国总理什米加尔（DenysShmyhal）获方济各接见，与教宗商讨泽伦斯基所提的和平计画，邀请教宗亲自访问基辅，并请求他协助送回被强行带往俄国的儿童。</text:p>
      <text:p text:style-name="P4">
泽伦斯基今天会晤教宗前，先在罗马会见义大利总统马达雷拉（Sergio Mattarella）及总理梅洛尼（GiorgiaMeloni），明天泽伦斯基将转往柏林访问。</text:p>
      <text:p text:style-name="P4">
马达雷拉及梅洛尼都重申，义大利将在短期及长期内提供乌克兰军事、财务、人道及重建援助方面的全力支持。</text:p>
      <text:p text:style-name="P4">
Source: <text:a xlink:type="simple" xlink:href="https://www.rfi.fr/cn/%E5%9B%BD%E9%99%85%E6%8A%A5%E9%81%93/20230513-%E6%B3%BD%E4%BC%A6%E6%96%AF%E5%9F%BA%E4%BC%9A%E6%99%A4%E6%95%99%E5%AE%97%E6%96%B9%E6%B5%8E%E5%90%84-%E8%AE%A8%E8%AE%BA%E4%B9%8C%E5%85%8B%E5%85%B0%E4%BA%BA%E9%81%93%E9%9C%80%E6%B1%82" text:style-name="Internet_20_link" text:visited-style-name="Visited_20_Internet_20_Link">
https://www.rfi.fr/cn/%E5%9B%BD%E9%99%85%E6%8A%A5%E9%81%93/20230513-%E6%B3%BD%E4%BC%A6%E6%96%AF%E5%9F%BA%E4%BC%9A%E6%99%A4%E6%95%99%E5%AE%97%E6%96%B9%E6%B5%8E%E5%90%84-%E8%AE%A8%E8%AE%BA%E4%B9%8C%E5%85%8B%E5%85%B0%E4%BA%BA%E9%81%93%E9%9C%80%E6%B1%82</text:a>
</text:p>
      <!--NEWS-->
      <text:h text:style-name="P10" text:outline-level="1">
<text:span text:style-name="T4">
美国欧盟拟联合应对经济胁迫问题 调整对华政策</text:span>
</text:h>
      <text:p text:style-name="P4">
Author: 联合早报 (Person)</text:p>
      <text:p text:style-name="P4">
Publisher: 联合早报 (Organization)</text:p>
      <text:p text:style-name="P4">
Published Time: 2023-05-13T20:11</text:p>
      <text:p text:style-name="P4">
Modified Time: 2023-05-13T22:03</text:p>
      <text:p text:style-name="P4">
Description: 美国与欧盟将承诺采取联合行动，解决针对中国非市场行为的担忧，并协调对半导体和其他商品的出口管制。路透社报道，美国国务卿布林肯、欧盟委员会副主席维斯塔格和其他高级官员将于5月30日和...</text:p>
      <text:p text:style-name="P4">
Videos: []</text:p>
      <text:p text:style-name="P4">
Audios: []</text:p>
      <text:p text:style-name="P4">
Images: []</text:p>
      <text:p text:style-name="P4">
Type: NewsArticle</text:p>
      <text:p text:style-name="P4">
Breadcrumbs: ['即时', '国际']</text:p>
      <text:p text:style-name="P4">
Keywords: ['美国', '欧盟', '中国']</text:p>
      <!--METADATA-->
      <text:p text:style-name="P4">
美国与欧盟将承诺采取联合行动，解决针对中国非市场行为的担忧，并协调对半导体和其他商品的出口管制。</text:p>
      <text:p text:style-name="P4">
路透社报道，美国国务卿布林肯、欧盟委员会副主席维斯塔格和其他高级官员将于5月30日和31日，在瑞典的卢莱亚举行第四届欧盟－美国贸易和技术委员会（TTC）会议。</text:p>
      <text:p text:style-name="P4">
路透社看到的声明草案称，美国和欧盟将解决非市场行为和经济胁迫问题，并计划就如何阻止双方公司获取与战略竞争对手对外投资支援技术相关的知识进行定期会谈，间接意指中国。</text:p>
      <text:p text:style-name="P4">
声明草案还说，美国和欧盟将会针对“敏感物品”协调出口管制，包括具有军事用途的物品和半导体。这份声明只提到了中国两次，在会议之前仍有可能改变。</text:p>
      <text:p text:style-name="P4">
布鲁塞尔说，它认为中国是某些领域的合作伙伴，也是经济竞争对手和战略对手。欧盟认识到，与更加鹰派的美国协调是至关重要的，因此计划重新调整对华政策。</text:p>
      <text:p text:style-name="P4">
声明草案强调了中国的医疗器械行业，称跨大西洋伙伴正在“探索可能的行动”，以应对非市场政策和做法所带来的威胁。他们还计划合作，努力打击外国操纵信息的行为，包括“中国对俄罗斯关于乌克兰战争的虚假信息叙述的放大”。双方还说，他们致力于与七国集团（G7）合作，协调行动，抵制经济胁迫行为，例如欧盟称中国对欧盟成员国立陶宛实施的贸易限制。</text:p>
      <text:p text:style-name="P4">
Source: <text:a xlink:type="simple" xlink:href="https://www.zaobao.com.sg/realtime/world/story20230513-1394304" text:style-name="Internet_20_link" text:visited-style-name="Visited_20_Internet_20_Link">
https://www.zaobao.com.sg/realtime/world/story20230513-1394304</text:a>
</text:p>
      <!--NEWS-->
      <text:h text:style-name="P10" text:outline-level="1">
<text:span text:style-name="T4">
澳大利亚贸易部长访华对会谈“表示满意”，但双方未获重大突破</text:span>
</text:h>
      <text:p text:style-name="P4">
Author: chinese@voanews.com (松仁)</text:p>
      <text:p text:style-name="P4">
Publisher: 美国之音中文网 (Type: NewsMediaOrganization)</text:p>
      <text:p text:style-name="P4">
Published Time: 2023-05-13T20:45:24+08:00</text:p>
      <text:p text:style-name="P4">
Modified Time: 2023-05-13 12:45:24Z</text:p>
      <text:p text:style-name="P4">
Description: 澳大利亚贸易与旅游部长唐·法瑞尔（Don Farrell）星期五（5月12日）说，他对在北京与中国贸易部部长王文涛就解除贸易障碍的会谈“表示满意”，但是这只是为稳定双边关系所作努力的“一个步骤”。</text:p>
      <text:p text:style-name="P4">
Videos: []</text:p>
      <text:p text:style-name="P4">
Images: []</text:p>
      <text:p text:style-name="P4">
Categories: ['亚太', '经济·金融·贸易', '人权', '中国']</text:p>
      <text:p text:style-name="P4">
Type: None</text:p>
      <!--METADATA-->
      <text:p text:style-name="P4">
NoneNone</text:p>
      <text:p text:style-name="P4">
Source: <text:a xlink:type="simple" xlink:href="https://www.voachinese.com/a/australia-china-to-build-on-positive-momentum-but-no-major-breakthrough-after-trade-talks-20230513/7091846.html" text:style-name="Internet_20_link" text:visited-style-name="Visited_20_Internet_20_Link">
https://www.voachinese.com/a/australia-china-to-build-on-positive-momentum-but-no-major-breakthrough-after-trade-talks-20230513/7091846.html</text:a>
</text:p>
      <!--NEWS-->
      <text:h text:style-name="P10" text:outline-level="1">
<text:span text:style-name="T4">
博雷利：欧盟须加速向乌克兰供应弹药</text:span>
</text:h>
      <text:p text:style-name="P4">
Author: 联合早报 (Person)</text:p>
      <text:p text:style-name="P4">
Publisher: 联合早报 (Organization)</text:p>
      <text:p text:style-name="P4">
Published Time: 2023-05-13T21:33</text:p>
      <text:p text:style-name="P4">
Modified Time: 2023-05-13T22:08</text:p>
      <text:p text:style-name="P4">
Description: 欧盟外交和安全政策高级代表博雷利说，欧盟必须加速向乌克兰供应弹药，乌克兰部队仅在巴赫穆特地区每天就需要1000枚炮弹。路透社报道，博雷利星期六（5月13日）出席欧盟外交部长非正式会...</text:p>
      <text:p text:style-name="P4">
Videos: []</text:p>
      <text:p text:style-name="P4">
Audios: []</text:p>
      <text:p text:style-name="P4">
Images: []</text:p>
      <text:p text:style-name="P4">
Type: NewsArticle</text:p>
      <text:p text:style-name="P4">
Breadcrumbs: ['即时', '国际']</text:p>
      <text:p text:style-name="P4">
Keywords: ['欧盟', '乌克兰']</text:p>
      <!--METADATA-->
      <text:p text:style-name="P4">
欧盟外交和安全政策高级代表博雷利说，欧盟必须加速向乌克兰供应弹药，乌克兰部队仅在巴赫穆特地区每天就需要1000枚炮弹。</text:p>
      <text:p text:style-name="P4">
路透社报道，博雷利星期六（5月13日）出席欧盟外交部长非正式会议后透露，乌克兰外交部长库列巴在其中一场会议上告诉欧盟外长，基辅需要更多支持来抵御俄罗斯的入侵。</text:p>
      <text:p text:style-name="P4">
博雷利说，单是在东部战场城市巴赫穆特（Bakhmut）周围，“乌克兰每天需要大约1000枚炮弹”。当被问及欧盟如何加速为乌克兰供应弹药时，博雷利回答说，成员国必须使用自己的库存并克服后勤挑战。</text:p>
      <text:p text:style-name="P4">
欧盟部长3月批准了一项价值至少20亿欧元（约29亿新元）的计划，在12个月内向乌克兰提供100万发火炮弹药和导弹。这项计划须欧盟国家从自己的库存中提供炮弹，并共同下新的订单。</text:p>
      <text:p text:style-name="P4">
博雷利说，乌克兰特别需要远程弹药，“因为俄罗斯在很远的地方进行轰炸”。他说：“乌克兰必须有能力达到同样的射程。”</text:p>
      <text:p text:style-name="P4">
库列巴在会议前说，会议将着重对远程火炮弹药的供应进行讨论。</text:p>
      <text:p text:style-name="P4">
Source: <text:a xlink:type="simple" xlink:href="https://www.zaobao.com.sg/realtime/world/story20230513-1394316" text:style-name="Internet_20_link" text:visited-style-name="Visited_20_Internet_20_Link">
https://www.zaobao.com.sg/realtime/world/story20230513-1394316</text:a>
</text:p>
      <!--NEWS-->
      <text:h text:style-name="P10" text:outline-level="1">
<text:span text:style-name="T4">
超级飓风将登陆缅甸与孟加拉 数十万人紧急撤离</text:span>
</text:h>
      <text:p text:style-name="P4">
Publisher: 法新社</text:p>
      <text:p text:style-name="P4">
Published Time: 2023-05-13T22:02:09+00:00</text:p>
      <text:p text:style-name="P4">
Modified Time: 2023-05-13T21:50:01+00:00</text:p>
      <text:p text:style-name="P4">
Description: （法新社缅甸实兑13日电） 由于近20年来最强飓风摩卡逐渐逼近孟加拉和缅甸，今天有数十万人自两国沿岸地区紧急撤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5-13T22-02-09-00-00/000000.png" xlink:type="simple" xlink:show="embed" xlink:actuate="onLoad" draw:mime-type="image/png"/>
</draw:frame>
</text:p>
      <text:p text:style-name="P4">
法新社报导，根据Zoom Earth网站，飓风摩卡（Mocha）的风速高达每小时240公里，因此被归类为「超级气旋」（Super Cyclone）。</text:p>
      <text:p text:style-name="P4">
在衡量飓风强度的沙费尔-辛浦森制（Saffir-Simpson，共5个等级）中，摩卡被列为4级风暴。</text:p>
      <text:p text:style-name="P4">
预料摩卡飓风明早登陆孟加拉东南部科克斯巴扎尔（Cox's Bazar）和缅甸西部若开邦（Rakhine）沿岸实兑（Sittwe）之间地区之前，强度将会减弱。</text:p>
      <text:p text:style-name="P4">
科克斯巴扎尔难民营收容将近100万洛兴雅难民，他们都居住在简陋不堪的房舍中。孟加拉当局禁止洛兴雅人用水泥建造房屋，因为担心这会鼓励他们永久定居，不会返回他们5年前逃离的缅甸。</text:p>
      <text:p text:style-name="P4">
孟加拉官员今晚宣布，当局已将科克斯巴扎尔的19万人和吉大港（Chittagong）的近10万人迁至安全地带，「难民已分别撤离至近4000个避难所」。</text:p>
      <text:p text:style-name="P4">
尽管官员宣称已将难民疏散到社区中心和学校等更坚固的建筑物中，但孟加拉难民事务署副署长杜扎（ShamsudDouza）告诉法新社，「难民营的所有洛兴亚人都处于危险中。」</text:p>
      <text:p text:style-name="P4">
达卡（Dhaka）气象局预测，飓风将带来4公尺高的风暴潮，可能淹没地势低洼的沿岸村庄；飓风也将带来暴雨，引发土石流。 缅甸国际航空公司（MyanmarAirways International）宣布，所有飞往若开邦的航班都已暂停至15日。</text:p>
      <text:p text:style-name="P4">
缅甸红十字会（Myanmar Red Cross Society）也称，该组织正准备应对「重大紧急事件」。</text:p>
      <text:p text:style-name="P4">
Source: <text:a xlink:type="simple" xlink:href="https://www.rfi.fr/cn/%E5%9B%BD%E9%99%85%E6%8A%A5%E9%81%93/20230513-%E8%B6%85%E7%BA%A7%E9%A3%93%E9%A3%8E%E5%B0%86%E7%99%BB%E9%99%86%E7%BC%85%E7%94%B8%E4%B8%8E%E5%AD%9F%E5%8A%A0%E6%8B%89-%E6%95%B0%E5%8D%81%E4%B8%87%E4%BA%BA%E7%B4%A7%E6%80%A5%E6%92%A4%E7%A6%BB" text:style-name="Internet_20_link" text:visited-style-name="Visited_20_Internet_20_Link">
https://www.rfi.fr/cn/%E5%9B%BD%E9%99%85%E6%8A%A5%E9%81%93/20230513-%E8%B6%85%E7%BA%A7%E9%A3%93%E9%A3%8E%E5%B0%86%E7%99%BB%E9%99%86%E7%BC%85%E7%94%B8%E4%B8%8E%E5%AD%9F%E5%8A%A0%E6%8B%89-%E6%95%B0%E5%8D%81%E4%B8%87%E4%BA%BA%E7%B4%A7%E6%80%A5%E6%92%A4%E7%A6%BB</text:a>
</text:p>
      <!--NEWS-->
      <text:h text:style-name="P10" text:outline-level="1">
<text:span text:style-name="T4">
美国驻南非大使就言论道歉 两国承诺建立伙伴关系</text:span>
</text:h>
      <text:p text:style-name="P4">
Author: 联合早报 (Person)</text:p>
      <text:p text:style-name="P4">
Publisher: 联合早报 (Organization)</text:p>
      <text:p text:style-name="P4">
Published Time: 2023-05-13T22:33</text:p>
      <text:p text:style-name="P4">
Modified Time: 2023-05-13T22:52</text:p>
      <text:p text:style-name="P4">
Description: 美国驻南非大使布里格蒂就他之前指控“南非向俄罗斯提供武器”的言论道歉，双方随后承诺建立伙伴关系并共同努力。新华社报道，南非国际关系与合作部星期五（5月12日）发表声明说，布里格蒂（...</text:p>
      <text:p text:style-name="P4">
Videos: []</text:p>
      <text:p text:style-name="P4">
Audios: []</text:p>
      <text:p text:style-name="P4">
Images: []</text:p>
      <text:p text:style-name="P4">
Type: NewsArticle</text:p>
      <text:p text:style-name="P4">
Breadcrumbs: ['即时', '国际']</text:p>
      <text:p text:style-name="P4">
Keywords: ['南非', '美国', '俄罗斯', '乌克兰', '武器']</text:p>
      <!--METADATA-->
      <text:p text:style-name="P4">
美国驻南非大使布里格蒂就他之前指控“南非向俄罗斯提供武器”的言论道歉，双方随后承诺建立伙伴关系并共同努力。</text:p>
      <text:p text:style-name="P4">
新华社报道，南非国际关系与合作部星期五（5月12日）发表声明说，布里格蒂（Reuben Brigety）“毫无保留地向南非政府和人民道歉”。</text:p>
      <text:p text:style-name="P4">
彭博社报道，总部在开普敦的南非新闻网站News24于5月11日引述布里格蒂说，尽管南非在俄罗斯入侵乌克兰一事上持中立立场，但美国确信，南非向俄罗斯提供了武器和弹药。他说，“赌上我的生命”，确定武器已于去年12月在开普敦西门镇（Simon’sTown）海军基地装载到一艘俄罗斯货船Lady R上。</text:p>
      <text:p text:style-name="P4">
针对布里格蒂的言论，南非总统府11日发表声明说，该货轮曾停靠南非并非秘密，但就其停靠目的出现的各种说法“至今都没有获得证据支持”。</text:p>
      <text:p text:style-name="P4">
南非12日的声明说，南非国际关系与合作部长潘多尔当天召见布里格蒂，就后者的上述言论表示“最大不满”。</text:p>
      <text:p text:style-name="P4">
布里格蒂12日在社交媒体上说，他很高兴有机会“纠正我的公开言论所留下的任何错误印象。”美国国务院发言人对南非将布里格蒂的声明定性为道歉没有异议。</text:p>
      <text:p text:style-name="P4">
双方都没有提到布里格蒂声称南非正在向俄罗斯运送武器用于乌克兰战争的真实性。官员们同意就事件展开独立调查。</text:p>
      <text:p text:style-name="P4">
这场争端导致美国与它一直试图拉拢的国家之间出现新一轮的紧张关系。尽管面临压力，南非迄今为止拒绝谴责俄罗斯入侵乌克兰。</text:p>
      <text:p text:style-name="P4">
美国国务院说，国务卿布林肯与潘多尔进行了交谈，并“强调美国与南非战略伙伴关系的重要性”，这进一步表明，美国决心在这场争端发生后修补关系。</text:p>
      <text:p text:style-name="P4">
Source: <text:a xlink:type="simple" xlink:href="https://www.zaobao.com.sg/realtime/world/story20230513-1394324" text:style-name="Internet_20_link" text:visited-style-name="Visited_20_Internet_20_Link">
https://www.zaobao.com.sg/realtime/world/story20230513-1394324</text:a>
</text:p>
      <!--NEWS-->
      <text:h text:style-name="P10" text:outline-level="1">
<text:span text:style-name="T4">
美墨边境再现非法移民潮，一未成年洪都拉斯非法移民在美国移民收容所死亡</text:span>
</text:h>
      <text:p text:style-name="P4">
Author: chinese@voanews.com (松仁)</text:p>
      <text:p text:style-name="P4">
Publisher: 美国之音中文网 (Type: NewsMediaOrganization)</text:p>
      <text:p text:style-name="P4">
Published Time: 2023-05-13T23:25:20+08:00</text:p>
      <text:p text:style-name="P4">
Modified Time: 2023-05-13 17:09:01Z</text:p>
      <text:p text:style-name="P4">
Description: 一名无亲人陪伴的17岁洪都拉斯少年在美国佛罗里达州一处移民收容所死亡的消息持续受到各界的高度关注。这位少年的母亲星期五（5月12日）在接受美联社电话采访时，要求美国官员对她儿子的死提供解释，并且强调他儿子此前并未患有任何已知的疾病，也没有任何生病的迹象。</text:p>
      <text:p text:style-name="P4">
Videos: []</text:p>
      <text:p text:style-name="P4">
Images: []</text:p>
      <text:p text:style-name="P4">
Categories: ['美国移民/难民议题', '美洲', '美国', '人权', '法律']</text:p>
      <text:p text:style-name="P4">
Type: None</text:p>
      <!--METADATA-->
      <text:p text:style-name="P4">
NoneNone</text:p>
      <text:p text:style-name="P4">
Source: <text:a xlink:type="simple" xlink:href="https://www.voachinese.com/a/he-wanted-to-live-the-american-dream--honduran-teen-dies-in-us-immigration-custody-20230513/7091970.html" text:style-name="Internet_20_link" text:visited-style-name="Visited_20_Internet_20_Link">
https://www.voachinese.com/a/he-wanted-to-live-the-american-dream--honduran-teen-dies-in-us-immigration-custody-20230513/7091970.html</text:a>
</text:p>
      <!--NEWS-->
      <text:h text:style-name="P10" text:outline-level="1">
<text:span text:style-name="T4">
俄直升机在靠近乌边界被击落</text:span>
</text:h>
      <text:p text:style-name="P4">
Author: 联合早报 (Person)</text:p>
      <text:p text:style-name="P4">
Publisher: 联合早报 (Organization)</text:p>
      <text:p text:style-name="P4">
Published Time: 2023-05-13T23:34</text:p>
      <text:p text:style-name="P4">
Modified Time: 2023-05-13T23:39</text:p>
      <text:p text:style-name="P4">
Description: 俄罗斯社交媒体上流传的一段视频显示，一架直升机疑在与乌克兰接壤的俄罗斯布良斯克地区（Bryansk）上空被击落。塔斯社星期六（5月13日）引述一名紧急救援人员的话说，初步信息显示，...</text:p>
      <text:p text:style-name="P4">
Videos: []</text:p>
      <text:p text:style-name="P4">
Audios: []</text:p>
      <text:p text:style-name="P4">
Images: []</text:p>
      <text:p text:style-name="P4">
Type: NewsArticle</text:p>
      <text:p text:style-name="P4">
Breadcrumbs: ['即时', '国际']</text:p>
      <text:p text:style-name="P4">
Keywords: ['俄罗斯', '乌克兰', '俄乌战争']</text:p>
      <!--METADATA-->
      <text:p text:style-name="P4">
俄罗斯社交媒体上流传的一段视频显示，一架直升机疑在与乌克兰接壤的俄罗斯布良斯克地区（Bryansk）上空被击落。</text:p>
      <text:p text:style-name="P4">
塔斯社星期六（5月13日）引述一名紧急救援人员的话说，初步信息显示，直升机的发动机在距离边境约40公里的城镇“克林齐”（Klintsy）附近坠毁前已经起火。</text:p>
      <text:p text:style-name="P4">
俄罗斯支持战争的通讯应用Telegram频道VoyenniyOsvedomitel上载的一段视频显示，一架直升机在高空爆炸，被抛离航线，然后在火焰中坠落地面。</text:p>
      <text:p text:style-name="P4">
视频的旁白说，坠毁的是一架俄罗斯制造的米-8（Mi-8）运输直升机，而且是被导弹击落。随视频一起上载的照片则显示直升机在农田里的残骸。米-8广泛用于军事和民航用途。</text:p>
      <text:p text:style-name="P4">
Source: <text:a xlink:type="simple" xlink:href="https://www.zaobao.com.sg/realtime/world/story20230513-1394330" text:style-name="Internet_20_link" text:visited-style-name="Visited_20_Internet_20_Link">
https://www.zaobao.com.sg/realtime/world/story20230513-1394330</text:a>
</text:p>
      <!--NEWS-->
      <text:h text:style-name="P10" text:outline-level="1">
<text:span text:style-name="T4">
字节跳动美国公司前主管状告公司因他揭露不法行为而将他解雇</text:span>
</text:h>
      <text:p text:style-name="P4">
Author: chinese@voanews.com (松仁)</text:p>
      <text:p text:style-name="P4">
Publisher: 美国之音中文网 (Type: NewsMediaOrganization)</text:p>
      <text:p text:style-name="P4">
Published Time: 2023-05-14T00:40:07+08:00</text:p>
      <text:p text:style-name="P4">
Modified Time: 2023-05-13 16:40:07Z</text:p>
      <text:p text:style-name="P4">
Description: 中国著名科技公司字节跳动(ByteDance)公司美国分公司一位前主管星期五（5月12日）在美国旧金山一家州法院对字节跳动提起诉讼，指责字节跳动因为他向公司管理层就公司不法行为表达关切而被不当解雇。</text:p>
      <text:p text:style-name="P4">
Videos: []</text:p>
      <text:p text:style-name="P4">
Images: []</text:p>
      <text:p text:style-name="P4">
Categories: ['法律', '美国', '中国']</text:p>
      <text:p text:style-name="P4">
Type: None</text:p>
      <!--METADATA-->
      <text:p text:style-name="P4">
NoneNone</text:p>
      <text:p text:style-name="P4">
Source: <text:a xlink:type="simple" xlink:href="https://www.voachinese.com/a/former-bytedance-executive-says-he-was-dismissed-for-flagging-illegal-activity-20230513/7092018.html" text:style-name="Internet_20_link" text:visited-style-name="Visited_20_Internet_20_Link">
https://www.voachinese.com/a/former-bytedance-executive-says-he-was-dismissed-for-flagging-illegal-activity-20230513/7092018.html</text:a>
</text:p>
      <!--NEWS-->
      <text:h text:style-name="P10" text:outline-level="1">
<text:span text:style-name="T4">
巴基斯坦：在俾路支省与激进分子的枪战导致6名军人死亡</text:span>
</text:h>
      <text:p text:style-name="P4">
Author: chinese@voanews.com (古尔)</text:p>
      <text:p text:style-name="P4">
Publisher: 美国之音中文网 (Type: NewsMediaOrganization)</text:p>
      <text:p text:style-name="P4">
Published Time: 2023-05-14T03:45:09+08:00</text:p>
      <text:p text:style-name="P4">
Modified Time: 2023-05-13 19:45:09Z</text:p>
      <text:p text:style-name="P4">
Description: 巴基斯坦当局星期六说，在西南部俾路支省与“恐怖分子”连夜发生了持久的枪战，导致6名军人和一名平民死亡，6名攻击分子也被打死，另有6人受伤。</text:p>
      <text:p text:style-name="P4">
Videos: []</text:p>
      <text:p text:style-name="P4">
Images: []</text:p>
      <text:p text:style-name="P4">
Categories: ['亚太', '军事']</text:p>
      <text:p text:style-name="P4">
Type: None</text:p>
      <!--METADATA-->
      <text:p text:style-name="P4">
NoneNone</text:p>
      <text:p text:style-name="P4">
Source: <text:a xlink:type="simple" xlink:href="https://www.voachinese.com/a/gunfire-in-pakistan-kills-6-20230513/7092130.html" text:style-name="Internet_20_link" text:visited-style-name="Visited_20_Internet_20_Link">
https://www.voachinese.com/a/gunfire-in-pakistan-kills-6-20230513/709213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